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Ground">
      <style:table-properties table:display="true" style:writing-mode="lr-tb"/>
    </style:style>
    <style:style style:name="ta2" style:family="table" style:master-page-name="PageStyle_5f_Rooftop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nd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HT Temp (C)</text:p>
          </table:table-cell>
          <table:table-cell table:style-name="ce1" office:value-type="string" calcext:value-type="string">
            <text:p>Hum (%)</text:p>
          </table:table-cell>
          <table:table-cell table:style-name="ce1" office:value-type="string" calcext:value-type="string">
            <text:p>BMP Temp (C)</text:p>
          </table:table-cell>
          <table:table-cell table:style-name="ce1" office:value-type="string" calcext:value-type="string">
            <text:p>Pressure (hPa)</text:p>
          </table:table-cell>
          <table:table-cell table:style-name="ce1" office:value-type="string" calcext:value-type="string">
            <text:p>Wind Direction</text:p>
          </table:table-cell>
          <table:table-cell table:style-name="ce1" office:value-type="string" calcext:value-type="string">
            <text:p>Cardinal</text:p>
          </table:table-cell>
          <table:table-cell table:style-name="ce1" office:value-type="string" calcext:value-type="string">
            <text:p>Wind Speed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4M13S" calcext:value-type="time">
            <text:p>12:14:13</text:p>
          </table:table-cell>
          <table:table-cell table:style-name="ce1" office:value-type="float" office:value="-13.3" calcext:value-type="float">
            <text:p>-13.3</text:p>
          </table:table-cell>
          <table:table-cell table:style-name="ce1" office:value-type="float" office:value="46.6" calcext:value-type="float">
            <text:p>46.6</text:p>
          </table:table-cell>
          <table:table-cell table:style-name="ce1" office:value-type="float" office:value="-13.3" calcext:value-type="float">
            <text:p>-13.3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327.1" calcext:value-type="float">
            <text:p>327.1</text:p>
          </table:table-cell>
          <table:table-cell table:style-name="ce1" table:formula="of:=IF(OR([.G2]&gt;=337.5;[.G2]&lt;22.5);&quot;N&quot;;IF([.G2]&lt;67.5;&quot;NW&quot;;IF([.G2]&lt;112.5;&quot;W&quot;;IF([.G2]&lt;157.5;&quot;SW&quot;;IF([.G2]&lt;202.5;&quot;S&quot;;IF([.G2]&lt;247.5;&quot;SE&quot;;IF([.G2]&lt;292.5;&quot;E&quot;;&quot;NE&quot;)))))))" office:value-type="string" office:string-value="NE" calcext:value-type="string">
            <text:p>NE</text:p>
          </table:table-cell>
          <table:table-cell table:style-name="ce1" office:value-type="float" office:value="12.5" calcext:value-type="float">
            <text:p>12.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4M18S" calcext:value-type="time">
            <text:p>12:14:18</text:p>
          </table:table-cell>
          <table:table-cell table:style-name="ce1" office:value-type="float" office:value="-13.2" calcext:value-type="float">
            <text:p>-13.2</text:p>
          </table:table-cell>
          <table:table-cell table:style-name="ce1" office:value-type="float" office:value="46.7" calcext:value-type="float">
            <text:p>46.7</text:p>
          </table:table-cell>
          <table:table-cell table:style-name="ce1" office:value-type="float" office:value="-13.3" calcext:value-type="float">
            <text:p>-13.3</text:p>
          </table:table-cell>
          <table:table-cell table:style-name="ce1" office:value-type="float" office:value="870.7" calcext:value-type="float">
            <text:p>870.7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IF(OR([.G3]&gt;=337.5;[.G3]&lt;22.5);&quot;N&quot;;IF([.G3]&lt;67.5;&quot;NW&quot;;IF([.G3]&lt;112.5;&quot;W&quot;;IF([.G3]&lt;157.5;&quot;SW&quot;;IF([.G3]&lt;202.5;&quot;S&quot;;IF([.G3]&lt;247.5;&quot;SE&quot;;IF([.G3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4M23S" calcext:value-type="time">
            <text:p>12:14:23</text:p>
          </table:table-cell>
          <table:table-cell table:style-name="ce1" office:value-type="float" office:value="-13.3" calcext:value-type="float">
            <text:p>-13.3</text:p>
          </table:table-cell>
          <table:table-cell table:style-name="ce1" office:value-type="float" office:value="46.6" calcext:value-type="float">
            <text:p>46.6</text:p>
          </table:table-cell>
          <table:table-cell table:style-name="ce1" office:value-type="float" office:value="-13.4" calcext:value-type="float">
            <text:p>-13.4</text:p>
          </table:table-cell>
          <table:table-cell table:style-name="ce1" office:value-type="float" office:value="870.5" calcext:value-type="float">
            <text:p>870.5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table:formula="of:=IF(OR([.G4]&gt;=337.5;[.G4]&lt;22.5);&quot;N&quot;;IF([.G4]&lt;67.5;&quot;NW&quot;;IF([.G4]&lt;112.5;&quot;W&quot;;IF([.G4]&lt;157.5;&quot;SW&quot;;IF([.G4]&lt;202.5;&quot;S&quot;;IF([.G4]&lt;247.5;&quot;SE&quot;;IF([.G4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15.62" calcext:value-type="float">
            <text:p>15.6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4M28S" calcext:value-type="time">
            <text:p>12:14:28</text:p>
          </table:table-cell>
          <table:table-cell table:style-name="ce1" office:value-type="float" office:value="-13.2" calcext:value-type="float">
            <text:p>-13.2</text:p>
          </table:table-cell>
          <table:table-cell table:style-name="ce1" office:value-type="float" office:value="46.5" calcext:value-type="float">
            <text:p>46.5</text:p>
          </table:table-cell>
          <table:table-cell table:style-name="ce1" office:value-type="float" office:value="-13.4" calcext:value-type="float">
            <text:p>-13.4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349.6" calcext:value-type="float">
            <text:p>349.6</text:p>
          </table:table-cell>
          <table:table-cell table:style-name="ce1" table:formula="of:=IF(OR([.G5]&gt;=337.5;[.G5]&lt;22.5);&quot;N&quot;;IF([.G5]&lt;67.5;&quot;NW&quot;;IF([.G5]&lt;112.5;&quot;W&quot;;IF([.G5]&lt;157.5;&quot;SW&quot;;IF([.G5]&lt;202.5;&quot;S&quot;;IF([.G5]&lt;247.5;&quot;SE&quot;;IF([.G5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15.62" calcext:value-type="float">
            <text:p>15.6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4M33S" calcext:value-type="time">
            <text:p>12:14:33</text:p>
          </table:table-cell>
          <table:table-cell table:style-name="ce1" office:value-type="float" office:value="-13.2" calcext:value-type="float">
            <text:p>-13.2</text:p>
          </table:table-cell>
          <table:table-cell table:style-name="ce1" office:value-type="float" office:value="46.4" calcext:value-type="float">
            <text:p>46.4</text:p>
          </table:table-cell>
          <table:table-cell table:style-name="ce1" office:value-type="float" office:value="-13.4" calcext:value-type="float">
            <text:p>-13.4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IF(OR([.G6]&gt;=337.5;[.G6]&lt;22.5);&quot;N&quot;;IF([.G6]&lt;67.5;&quot;NW&quot;;IF([.G6]&lt;112.5;&quot;W&quot;;IF([.G6]&lt;157.5;&quot;SW&quot;;IF([.G6]&lt;202.5;&quot;S&quot;;IF([.G6]&lt;247.5;&quot;SE&quot;;IF([.G6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18.74" calcext:value-type="float">
            <text:p>18.7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4M38S" calcext:value-type="time">
            <text:p>12:14:38</text:p>
          </table:table-cell>
          <table:table-cell table:style-name="ce1" office:value-type="float" office:value="-13.2" calcext:value-type="float">
            <text:p>-13.2</text:p>
          </table:table-cell>
          <table:table-cell table:style-name="ce1" office:value-type="float" office:value="46.3" calcext:value-type="float">
            <text:p>46.3</text:p>
          </table:table-cell>
          <table:table-cell table:style-name="ce1" office:value-type="float" office:value="-13.4" calcext:value-type="float">
            <text:p>-13.4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334.4" calcext:value-type="float">
            <text:p>334.4</text:p>
          </table:table-cell>
          <table:table-cell table:style-name="ce1" table:formula="of:=IF(OR([.G7]&gt;=337.5;[.G7]&lt;22.5);&quot;N&quot;;IF([.G7]&lt;67.5;&quot;NW&quot;;IF([.G7]&lt;112.5;&quot;W&quot;;IF([.G7]&lt;157.5;&quot;SW&quot;;IF([.G7]&lt;202.5;&quot;S&quot;;IF([.G7]&lt;247.5;&quot;SE&quot;;IF([.G7]&lt;292.5;&quot;E&quot;;&quot;NE&quot;)))))))" office:value-type="string" office:string-value="NE" calcext:value-type="string">
            <text:p>NE</text:p>
          </table:table-cell>
          <table:table-cell table:style-name="ce1" office:value-type="float" office:value="14.06" calcext:value-type="float">
            <text:p>14.0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4M43S" calcext:value-type="time">
            <text:p>12:14:43</text:p>
          </table:table-cell>
          <table:table-cell table:style-name="ce1" office:value-type="float" office:value="-13.3" calcext:value-type="float">
            <text:p>-13.3</text:p>
          </table:table-cell>
          <table:table-cell table:style-name="ce1" office:value-type="float" office:value="46.2" calcext:value-type="float">
            <text:p>46.2</text:p>
          </table:table-cell>
          <table:table-cell table:style-name="ce1" office:value-type="float" office:value="-13.4" calcext:value-type="float">
            <text:p>-13.4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333.3" calcext:value-type="float">
            <text:p>333.3</text:p>
          </table:table-cell>
          <table:table-cell table:style-name="ce1" table:formula="of:=IF(OR([.G8]&gt;=337.5;[.G8]&lt;22.5);&quot;N&quot;;IF([.G8]&lt;67.5;&quot;NW&quot;;IF([.G8]&lt;112.5;&quot;W&quot;;IF([.G8]&lt;157.5;&quot;SW&quot;;IF([.G8]&lt;202.5;&quot;S&quot;;IF([.G8]&lt;247.5;&quot;SE&quot;;IF([.G8]&lt;292.5;&quot;E&quot;;&quot;NE&quot;)))))))" office:value-type="string" office:string-value="NE" calcext:value-type="string">
            <text:p>NE</text:p>
          </table:table-cell>
          <table:table-cell table:style-name="ce1" office:value-type="float" office:value="10.93" calcext:value-type="float">
            <text:p>10.9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4M48S" calcext:value-type="time">
            <text:p>12:14:48</text:p>
          </table:table-cell>
          <table:table-cell table:style-name="ce1" office:value-type="float" office:value="-13.4" calcext:value-type="float">
            <text:p>-13.4</text:p>
          </table:table-cell>
          <table:table-cell table:style-name="ce1" office:value-type="float" office:value="46.1" calcext:value-type="float">
            <text:p>46.1</text:p>
          </table:table-cell>
          <table:table-cell table:style-name="ce1" office:value-type="float" office:value="-13.4" calcext:value-type="float">
            <text:p>-13.4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352.3" calcext:value-type="float">
            <text:p>352.3</text:p>
          </table:table-cell>
          <table:table-cell table:style-name="ce1" table:formula="of:=IF(OR([.G9]&gt;=337.5;[.G9]&lt;22.5);&quot;N&quot;;IF([.G9]&lt;67.5;&quot;NW&quot;;IF([.G9]&lt;112.5;&quot;W&quot;;IF([.G9]&lt;157.5;&quot;SW&quot;;IF([.G9]&lt;202.5;&quot;S&quot;;IF([.G9]&lt;247.5;&quot;SE&quot;;IF([.G9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4M53S" calcext:value-type="time">
            <text:p>12:14:53</text:p>
          </table:table-cell>
          <table:table-cell table:style-name="ce1" office:value-type="float" office:value="-13.3" calcext:value-type="float">
            <text:p>-13.3</text:p>
          </table:table-cell>
          <table:table-cell table:style-name="ce1" office:value-type="float" office:value="46.1" calcext:value-type="float">
            <text:p>46.1</text:p>
          </table:table-cell>
          <table:table-cell table:style-name="ce1" office:value-type="float" office:value="-13.2" calcext:value-type="float">
            <text:p>-13.2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358.9" calcext:value-type="float">
            <text:p>358.9</text:p>
          </table:table-cell>
          <table:table-cell table:style-name="ce1" table:formula="of:=IF(OR([.G10]&gt;=337.5;[.G10]&lt;22.5);&quot;N&quot;;IF([.G10]&lt;67.5;&quot;NW&quot;;IF([.G10]&lt;112.5;&quot;W&quot;;IF([.G10]&lt;157.5;&quot;SW&quot;;IF([.G10]&lt;202.5;&quot;S&quot;;IF([.G10]&lt;247.5;&quot;SE&quot;;IF([.G10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4M58S" calcext:value-type="time">
            <text:p>12:14:58</text:p>
          </table:table-cell>
          <table:table-cell table:style-name="ce1" office:value-type="float" office:value="-13.3" calcext:value-type="float">
            <text:p>-13.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-13.3" calcext:value-type="float">
            <text:p>-13.3</text:p>
          </table:table-cell>
          <table:table-cell table:style-name="ce1" office:value-type="float" office:value="870.7" calcext:value-type="float">
            <text:p>870.7</text:p>
          </table:table-cell>
          <table:table-cell table:style-name="ce1" office:value-type="float" office:value="353.9" calcext:value-type="float">
            <text:p>353.9</text:p>
          </table:table-cell>
          <table:table-cell table:style-name="ce1" table:formula="of:=IF(OR([.G11]&gt;=337.5;[.G11]&lt;22.5);&quot;N&quot;;IF([.G11]&lt;67.5;&quot;NW&quot;;IF([.G11]&lt;112.5;&quot;W&quot;;IF([.G11]&lt;157.5;&quot;SW&quot;;IF([.G11]&lt;202.5;&quot;S&quot;;IF([.G11]&lt;247.5;&quot;SE&quot;;IF([.G11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10.93" calcext:value-type="float">
            <text:p>10.9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5M03S" calcext:value-type="time">
            <text:p>12:15:03</text:p>
          </table:table-cell>
          <table:table-cell table:style-name="ce1" office:value-type="float" office:value="-13.4" calcext:value-type="float">
            <text:p>-13.4</text:p>
          </table:table-cell>
          <table:table-cell table:style-name="ce1" office:value-type="float" office:value="45.9" calcext:value-type="float">
            <text:p>45.9</text:p>
          </table:table-cell>
          <table:table-cell table:style-name="ce1" office:value-type="float" office:value="-13.4" calcext:value-type="float">
            <text:p>-13.4</text:p>
          </table:table-cell>
          <table:table-cell table:style-name="ce1" office:value-type="float" office:value="870.7" calcext:value-type="float">
            <text:p>870.7</text:p>
          </table:table-cell>
          <table:table-cell table:style-name="ce1" office:value-type="float" office:value="339.3" calcext:value-type="float">
            <text:p>339.3</text:p>
          </table:table-cell>
          <table:table-cell table:style-name="ce1" table:formula="of:=IF(OR([.G12]&gt;=337.5;[.G12]&lt;22.5);&quot;N&quot;;IF([.G12]&lt;67.5;&quot;NW&quot;;IF([.G12]&lt;112.5;&quot;W&quot;;IF([.G12]&lt;157.5;&quot;SW&quot;;IF([.G12]&lt;202.5;&quot;S&quot;;IF([.G12]&lt;247.5;&quot;SE&quot;;IF([.G12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5M08S" calcext:value-type="time">
            <text:p>12:15:08</text:p>
          </table:table-cell>
          <table:table-cell table:style-name="ce1" office:value-type="float" office:value="-13.6" calcext:value-type="float">
            <text:p>-13.6</text:p>
          </table:table-cell>
          <table:table-cell table:style-name="ce1" office:value-type="float" office:value="45.9" calcext:value-type="float">
            <text:p>45.9</text:p>
          </table:table-cell>
          <table:table-cell table:style-name="ce1" office:value-type="float" office:value="-13.6" calcext:value-type="float">
            <text:p>-13.6</text:p>
          </table:table-cell>
          <table:table-cell table:style-name="ce1" office:value-type="float" office:value="870.6" calcext:value-type="float">
            <text:p>870.6</text:p>
          </table:table-cell>
          <table:table-cell table:style-name="ce1" office:value-type="float" office:value="349.1" calcext:value-type="float">
            <text:p>349.1</text:p>
          </table:table-cell>
          <table:table-cell table:style-name="ce1" table:formula="of:=IF(OR([.G13]&gt;=337.5;[.G13]&lt;22.5);&quot;N&quot;;IF([.G13]&lt;67.5;&quot;NW&quot;;IF([.G13]&lt;112.5;&quot;W&quot;;IF([.G13]&lt;157.5;&quot;SW&quot;;IF([.G13]&lt;202.5;&quot;S&quot;;IF([.G13]&lt;247.5;&quot;SE&quot;;IF([.G13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5M13S" calcext:value-type="time">
            <text:p>12:15:13</text:p>
          </table:table-cell>
          <table:table-cell table:style-name="ce1" office:value-type="float" office:value="-13.7" calcext:value-type="float">
            <text:p>-13.7</text:p>
          </table:table-cell>
          <table:table-cell table:style-name="ce1" office:value-type="float" office:value="45.9" calcext:value-type="float">
            <text:p>45.9</text:p>
          </table:table-cell>
          <table:table-cell table:style-name="ce1" office:value-type="float" office:value="-13.6" calcext:value-type="float">
            <text:p>-13.6</text:p>
          </table:table-cell>
          <table:table-cell table:style-name="ce1" office:value-type="float" office:value="870.6" calcext:value-type="float">
            <text:p>870.6</text:p>
          </table:table-cell>
          <table:table-cell table:style-name="ce1" office:value-type="float" office:value="347.2" calcext:value-type="float">
            <text:p>347.2</text:p>
          </table:table-cell>
          <table:table-cell table:style-name="ce1" table:formula="of:=IF(OR([.G14]&gt;=337.5;[.G14]&lt;22.5);&quot;N&quot;;IF([.G14]&lt;67.5;&quot;NW&quot;;IF([.G14]&lt;112.5;&quot;W&quot;;IF([.G14]&lt;157.5;&quot;SW&quot;;IF([.G14]&lt;202.5;&quot;S&quot;;IF([.G14]&lt;247.5;&quot;SE&quot;;IF([.G14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5M18S" calcext:value-type="time">
            <text:p>12:15:18</text:p>
          </table:table-cell>
          <table:table-cell table:style-name="ce1" office:value-type="float" office:value="-13.9" calcext:value-type="float">
            <text:p>-13.9</text:p>
          </table:table-cell>
          <table:table-cell table:style-name="ce1" office:value-type="float" office:value="45.9" calcext:value-type="float">
            <text:p>45.9</text:p>
          </table:table-cell>
          <table:table-cell table:style-name="ce1" office:value-type="float" office:value="-13.8" calcext:value-type="float">
            <text:p>-13.8</text:p>
          </table:table-cell>
          <table:table-cell table:style-name="ce1" office:value-type="float" office:value="870.6" calcext:value-type="float">
            <text:p>870.6</text:p>
          </table:table-cell>
          <table:table-cell table:style-name="ce1" office:value-type="float" office:value="352.8" calcext:value-type="float">
            <text:p>352.8</text:p>
          </table:table-cell>
          <table:table-cell table:style-name="ce1" table:formula="of:=IF(OR([.G15]&gt;=337.5;[.G15]&lt;22.5);&quot;N&quot;;IF([.G15]&lt;67.5;&quot;NW&quot;;IF([.G15]&lt;112.5;&quot;W&quot;;IF([.G15]&lt;157.5;&quot;SW&quot;;IF([.G15]&lt;202.5;&quot;S&quot;;IF([.G15]&lt;247.5;&quot;SE&quot;;IF([.G15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5M23S" calcext:value-type="time">
            <text:p>12:15:23</text:p>
          </table:table-cell>
          <table:table-cell table:style-name="ce1" office:value-type="float" office:value="-13.8" calcext:value-type="float">
            <text:p>-13.8</text:p>
          </table:table-cell>
          <table:table-cell table:style-name="ce1" office:value-type="float" office:value="46.1" calcext:value-type="float">
            <text:p>46.1</text:p>
          </table:table-cell>
          <table:table-cell table:style-name="ce1" office:value-type="float" office:value="-13.8" calcext:value-type="float">
            <text:p>-13.8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0.7" calcext:value-type="float">
            <text:p>0.7</text:p>
          </table:table-cell>
          <table:table-cell table:style-name="ce1" table:formula="of:=IF(OR([.G16]&gt;=337.5;[.G16]&lt;22.5);&quot;N&quot;;IF([.G16]&lt;67.5;&quot;NW&quot;;IF([.G16]&lt;112.5;&quot;W&quot;;IF([.G16]&lt;157.5;&quot;SW&quot;;IF([.G16]&lt;202.5;&quot;S&quot;;IF([.G16]&lt;247.5;&quot;SE&quot;;IF([.G16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10.93" calcext:value-type="float">
            <text:p>10.9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5M28S" calcext:value-type="time">
            <text:p>12:15:28</text:p>
          </table:table-cell>
          <table:table-cell table:style-name="ce1" office:value-type="float" office:value="-13.6" calcext:value-type="float">
            <text:p>-13.6</text:p>
          </table:table-cell>
          <table:table-cell table:style-name="ce1" office:value-type="float" office:value="46.3" calcext:value-type="float">
            <text:p>46.3</text:p>
          </table:table-cell>
          <table:table-cell table:style-name="ce1" office:value-type="float" office:value="-13.7" calcext:value-type="float">
            <text:p>-13.7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343.2" calcext:value-type="float">
            <text:p>343.2</text:p>
          </table:table-cell>
          <table:table-cell table:style-name="ce1" table:formula="of:=IF(OR([.G17]&gt;=337.5;[.G17]&lt;22.5);&quot;N&quot;;IF([.G17]&lt;67.5;&quot;NW&quot;;IF([.G17]&lt;112.5;&quot;W&quot;;IF([.G17]&lt;157.5;&quot;SW&quot;;IF([.G17]&lt;202.5;&quot;S&quot;;IF([.G17]&lt;247.5;&quot;SE&quot;;IF([.G17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5M33S" calcext:value-type="time">
            <text:p>12:15:33</text:p>
          </table:table-cell>
          <table:table-cell table:style-name="ce1" office:value-type="float" office:value="-13.5" calcext:value-type="float">
            <text:p>-13.5</text:p>
          </table:table-cell>
          <table:table-cell table:style-name="ce1" office:value-type="float" office:value="46.5" calcext:value-type="float">
            <text:p>46.5</text:p>
          </table:table-cell>
          <table:table-cell table:style-name="ce1" office:value-type="float" office:value="-13.5" calcext:value-type="float">
            <text:p>-13.5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359.5" calcext:value-type="float">
            <text:p>359.5</text:p>
          </table:table-cell>
          <table:table-cell table:style-name="ce1" table:formula="of:=IF(OR([.G18]&gt;=337.5;[.G18]&lt;22.5);&quot;N&quot;;IF([.G18]&lt;67.5;&quot;NW&quot;;IF([.G18]&lt;112.5;&quot;W&quot;;IF([.G18]&lt;157.5;&quot;SW&quot;;IF([.G18]&lt;202.5;&quot;S&quot;;IF([.G18]&lt;247.5;&quot;SE&quot;;IF([.G18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5M38S" calcext:value-type="time">
            <text:p>12:15:38</text:p>
          </table:table-cell>
          <table:table-cell table:style-name="ce1" office:value-type="float" office:value="-13.4" calcext:value-type="float">
            <text:p>-13.4</text:p>
          </table:table-cell>
          <table:table-cell table:style-name="ce1" office:value-type="float" office:value="46.6" calcext:value-type="float">
            <text:p>46.6</text:p>
          </table:table-cell>
          <table:table-cell table:style-name="ce1" office:value-type="float" office:value="-13.4" calcext:value-type="float">
            <text:p>-13.4</text:p>
          </table:table-cell>
          <table:table-cell table:style-name="ce1" office:value-type="float" office:value="870.9" calcext:value-type="float">
            <text:p>870.9</text:p>
          </table:table-cell>
          <table:table-cell table:style-name="ce1" office:value-type="float" office:value="348.7" calcext:value-type="float">
            <text:p>348.7</text:p>
          </table:table-cell>
          <table:table-cell table:style-name="ce1" table:formula="of:=IF(OR([.G19]&gt;=337.5;[.G19]&lt;22.5);&quot;N&quot;;IF([.G19]&lt;67.5;&quot;NW&quot;;IF([.G19]&lt;112.5;&quot;W&quot;;IF([.G19]&lt;157.5;&quot;SW&quot;;IF([.G19]&lt;202.5;&quot;S&quot;;IF([.G19]&lt;247.5;&quot;SE&quot;;IF([.G19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5M43S" calcext:value-type="time">
            <text:p>12:15:43</text:p>
          </table:table-cell>
          <table:table-cell table:style-name="ce1" office:value-type="float" office:value="-13.3" calcext:value-type="float">
            <text:p>-13.3</text:p>
          </table:table-cell>
          <table:table-cell table:style-name="ce1" office:value-type="float" office:value="46.7" calcext:value-type="float">
            <text:p>46.7</text:p>
          </table:table-cell>
          <table:table-cell table:style-name="ce1" office:value-type="float" office:value="-13.3" calcext:value-type="float">
            <text:p>-13.3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9.1" calcext:value-type="float">
            <text:p>19.1</text:p>
          </table:table-cell>
          <table:table-cell table:style-name="ce1" table:formula="of:=IF(OR([.G20]&gt;=337.5;[.G20]&lt;22.5);&quot;N&quot;;IF([.G20]&lt;67.5;&quot;NW&quot;;IF([.G20]&lt;112.5;&quot;W&quot;;IF([.G20]&lt;157.5;&quot;SW&quot;;IF([.G20]&lt;202.5;&quot;S&quot;;IF([.G20]&lt;247.5;&quot;SE&quot;;IF([.G20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5M49S" calcext:value-type="time">
            <text:p>12:15:49</text:p>
          </table:table-cell>
          <table:table-cell table:style-name="ce1" office:value-type="float" office:value="-13.2" calcext:value-type="float">
            <text:p>-13.2</text:p>
          </table:table-cell>
          <table:table-cell table:style-name="ce1" office:value-type="float" office:value="46.9" calcext:value-type="float">
            <text:p>46.9</text:p>
          </table:table-cell>
          <table:table-cell table:style-name="ce1" office:value-type="float" office:value="-13.2" calcext:value-type="float">
            <text:p>-13.2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357.7" calcext:value-type="float">
            <text:p>357.7</text:p>
          </table:table-cell>
          <table:table-cell table:style-name="ce1" table:formula="of:=IF(OR([.G21]&gt;=337.5;[.G21]&lt;22.5);&quot;N&quot;;IF([.G21]&lt;67.5;&quot;NW&quot;;IF([.G21]&lt;112.5;&quot;W&quot;;IF([.G21]&lt;157.5;&quot;SW&quot;;IF([.G21]&lt;202.5;&quot;S&quot;;IF([.G21]&lt;247.5;&quot;SE&quot;;IF([.G21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5M54S" calcext:value-type="time">
            <text:p>12:15:54</text:p>
          </table:table-cell>
          <table:table-cell table:style-name="ce1" office:value-type="float" office:value="-13.1" calcext:value-type="float">
            <text:p>-13.1</text:p>
          </table:table-cell>
          <table:table-cell table:style-name="ce1" office:value-type="float" office:value="47.2" calcext:value-type="float">
            <text:p>47.2</text:p>
          </table:table-cell>
          <table:table-cell table:style-name="ce1" office:value-type="float" office:value="-13.1" calcext:value-type="float">
            <text:p>-13.1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353.7" calcext:value-type="float">
            <text:p>353.7</text:p>
          </table:table-cell>
          <table:table-cell table:style-name="ce1" table:formula="of:=IF(OR([.G22]&gt;=337.5;[.G22]&lt;22.5);&quot;N&quot;;IF([.G22]&lt;67.5;&quot;NW&quot;;IF([.G22]&lt;112.5;&quot;W&quot;;IF([.G22]&lt;157.5;&quot;SW&quot;;IF([.G22]&lt;202.5;&quot;S&quot;;IF([.G22]&lt;247.5;&quot;SE&quot;;IF([.G22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5M59S" calcext:value-type="time">
            <text:p>12:15:59</text:p>
          </table:table-cell>
          <table:table-cell table:style-name="ce1" office:value-type="float" office:value="-13.1" calcext:value-type="float">
            <text:p>-13.1</text:p>
          </table:table-cell>
          <table:table-cell table:style-name="ce1" office:value-type="float" office:value="47.3" calcext:value-type="float">
            <text:p>47.3</text:p>
          </table:table-cell>
          <table:table-cell table:style-name="ce1" office:value-type="float" office:value="-13.1" calcext:value-type="float">
            <text:p>-13.1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352.5" calcext:value-type="float">
            <text:p>352.5</text:p>
          </table:table-cell>
          <table:table-cell table:style-name="ce1" table:formula="of:=IF(OR([.G23]&gt;=337.5;[.G23]&lt;22.5);&quot;N&quot;;IF([.G23]&lt;67.5;&quot;NW&quot;;IF([.G23]&lt;112.5;&quot;W&quot;;IF([.G23]&lt;157.5;&quot;SW&quot;;IF([.G23]&lt;202.5;&quot;S&quot;;IF([.G23]&lt;247.5;&quot;SE&quot;;IF([.G23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6M04S" calcext:value-type="time">
            <text:p>12:16:04</text:p>
          </table:table-cell>
          <table:table-cell table:style-name="ce1" office:value-type="float" office:value="-13.1" calcext:value-type="float">
            <text:p>-13.1</text:p>
          </table:table-cell>
          <table:table-cell table:style-name="ce1" office:value-type="float" office:value="47.1" calcext:value-type="float">
            <text:p>47.1</text:p>
          </table:table-cell>
          <table:table-cell table:style-name="ce1" office:value-type="float" office:value="-13" calcext:value-type="float">
            <text:p>-13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335.9" calcext:value-type="float">
            <text:p>335.9</text:p>
          </table:table-cell>
          <table:table-cell table:style-name="ce1" table:formula="of:=IF(OR([.G24]&gt;=337.5;[.G24]&lt;22.5);&quot;N&quot;;IF([.G24]&lt;67.5;&quot;NW&quot;;IF([.G24]&lt;112.5;&quot;W&quot;;IF([.G24]&lt;157.5;&quot;SW&quot;;IF([.G24]&lt;202.5;&quot;S&quot;;IF([.G24]&lt;247.5;&quot;SE&quot;;IF([.G24]&lt;292.5;&quot;E&quot;;&quot;NE&quot;)))))))" office:value-type="string" office:string-value="NE" calcext:value-type="string">
            <text:p>NE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6M09S" calcext:value-type="time">
            <text:p>12:16:09</text:p>
          </table:table-cell>
          <table:table-cell table:style-name="ce1" office:value-type="float" office:value="-13.2" calcext:value-type="float">
            <text:p>-13.2</text:p>
          </table:table-cell>
          <table:table-cell table:style-name="ce1" office:value-type="float" office:value="46.9" calcext:value-type="float">
            <text:p>46.9</text:p>
          </table:table-cell>
          <table:table-cell table:style-name="ce1" office:value-type="float" office:value="-13.1" calcext:value-type="float">
            <text:p>-13.1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347.4" calcext:value-type="float">
            <text:p>347.4</text:p>
          </table:table-cell>
          <table:table-cell table:style-name="ce1" table:formula="of:=IF(OR([.G25]&gt;=337.5;[.G25]&lt;22.5);&quot;N&quot;;IF([.G25]&lt;67.5;&quot;NW&quot;;IF([.G25]&lt;112.5;&quot;W&quot;;IF([.G25]&lt;157.5;&quot;SW&quot;;IF([.G25]&lt;202.5;&quot;S&quot;;IF([.G25]&lt;247.5;&quot;SE&quot;;IF([.G25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14.06" calcext:value-type="float">
            <text:p>14.0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6M14S" calcext:value-type="time">
            <text:p>12:16:14</text:p>
          </table:table-cell>
          <table:table-cell table:style-name="ce1" office:value-type="float" office:value="-13.2" calcext:value-type="float">
            <text:p>-13.2</text:p>
          </table:table-cell>
          <table:table-cell table:style-name="ce1" office:value-type="float" office:value="46.6" calcext:value-type="float">
            <text:p>46.6</text:p>
          </table:table-cell>
          <table:table-cell table:style-name="ce1" office:value-type="float" office:value="-13.1" calcext:value-type="float">
            <text:p>-13.1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348.5" calcext:value-type="float">
            <text:p>348.5</text:p>
          </table:table-cell>
          <table:table-cell table:style-name="ce1" table:formula="of:=IF(OR([.G26]&gt;=337.5;[.G26]&lt;22.5);&quot;N&quot;;IF([.G26]&lt;67.5;&quot;NW&quot;;IF([.G26]&lt;112.5;&quot;W&quot;;IF([.G26]&lt;157.5;&quot;SW&quot;;IF([.G26]&lt;202.5;&quot;S&quot;;IF([.G26]&lt;247.5;&quot;SE&quot;;IF([.G26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14.06" calcext:value-type="float">
            <text:p>14.0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6M19S" calcext:value-type="time">
            <text:p>12:16:19</text:p>
          </table:table-cell>
          <table:table-cell table:style-name="ce1" office:value-type="float" office:value="-13.3" calcext:value-type="float">
            <text:p>-13.3</text:p>
          </table:table-cell>
          <table:table-cell table:style-name="ce1" office:value-type="float" office:value="46.5" calcext:value-type="float">
            <text:p>46.5</text:p>
          </table:table-cell>
          <table:table-cell table:style-name="ce1" office:value-type="float" office:value="-13.1" calcext:value-type="float">
            <text:p>-13.1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346.1" calcext:value-type="float">
            <text:p>346.1</text:p>
          </table:table-cell>
          <table:table-cell table:style-name="ce1" table:formula="of:=IF(OR([.G27]&gt;=337.5;[.G27]&lt;22.5);&quot;N&quot;;IF([.G27]&lt;67.5;&quot;NW&quot;;IF([.G27]&lt;112.5;&quot;W&quot;;IF([.G27]&lt;157.5;&quot;SW&quot;;IF([.G27]&lt;202.5;&quot;S&quot;;IF([.G27]&lt;247.5;&quot;SE&quot;;IF([.G27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10.93" calcext:value-type="float">
            <text:p>10.9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6M24S" calcext:value-type="time">
            <text:p>12:16:24</text:p>
          </table:table-cell>
          <table:table-cell table:style-name="ce1" office:value-type="float" office:value="-13.3" calcext:value-type="float">
            <text:p>-13.3</text:p>
          </table:table-cell>
          <table:table-cell table:style-name="ce1" office:value-type="float" office:value="46.3" calcext:value-type="float">
            <text:p>46.3</text:p>
          </table:table-cell>
          <table:table-cell table:style-name="ce1" office:value-type="float" office:value="-13.1" calcext:value-type="float">
            <text:p>-13.1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329.6" calcext:value-type="float">
            <text:p>329.6</text:p>
          </table:table-cell>
          <table:table-cell table:style-name="ce1" table:formula="of:=IF(OR([.G28]&gt;=337.5;[.G28]&lt;22.5);&quot;N&quot;;IF([.G28]&lt;67.5;&quot;NW&quot;;IF([.G28]&lt;112.5;&quot;W&quot;;IF([.G28]&lt;157.5;&quot;SW&quot;;IF([.G28]&lt;202.5;&quot;S&quot;;IF([.G28]&lt;247.5;&quot;SE&quot;;IF([.G28]&lt;292.5;&quot;E&quot;;&quot;NE&quot;)))))))" office:value-type="string" office:string-value="NE" calcext:value-type="string">
            <text:p>NE</text:p>
          </table:table-cell>
          <table:table-cell table:style-name="ce1" office:value-type="float" office:value="12.5" calcext:value-type="float">
            <text:p>12.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6M29S" calcext:value-type="time">
            <text:p>12:16:29</text:p>
          </table:table-cell>
          <table:table-cell table:style-name="ce1" office:value-type="float" office:value="-13.2" calcext:value-type="float">
            <text:p>-13.2</text:p>
          </table:table-cell>
          <table:table-cell table:style-name="ce1" office:value-type="float" office:value="46.2" calcext:value-type="float">
            <text:p>46.2</text:p>
          </table:table-cell>
          <table:table-cell table:style-name="ce1" office:value-type="float" office:value="-13.1" calcext:value-type="float">
            <text:p>-13.1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335.8" calcext:value-type="float">
            <text:p>335.8</text:p>
          </table:table-cell>
          <table:table-cell table:style-name="ce1" table:formula="of:=IF(OR([.G29]&gt;=337.5;[.G29]&lt;22.5);&quot;N&quot;;IF([.G29]&lt;67.5;&quot;NW&quot;;IF([.G29]&lt;112.5;&quot;W&quot;;IF([.G29]&lt;157.5;&quot;SW&quot;;IF([.G29]&lt;202.5;&quot;S&quot;;IF([.G29]&lt;247.5;&quot;SE&quot;;IF([.G29]&lt;292.5;&quot;E&quot;;&quot;NE&quot;)))))))" office:value-type="string" office:string-value="NE" calcext:value-type="string">
            <text:p>NE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6M34S" calcext:value-type="time">
            <text:p>12:16:34</text:p>
          </table:table-cell>
          <table:table-cell table:style-name="ce1" office:value-type="float" office:value="-13.1" calcext:value-type="float">
            <text:p>-13.1</text:p>
          </table:table-cell>
          <table:table-cell table:style-name="ce1" office:value-type="float" office:value="46.1" calcext:value-type="float">
            <text:p>46.1</text:p>
          </table:table-cell>
          <table:table-cell table:style-name="ce1" office:value-type="float" office:value="-12.9" calcext:value-type="float">
            <text:p>-12.9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320.3" calcext:value-type="float">
            <text:p>320.3</text:p>
          </table:table-cell>
          <table:table-cell table:style-name="ce1" table:formula="of:=IF(OR([.G30]&gt;=337.5;[.G30]&lt;22.5);&quot;N&quot;;IF([.G30]&lt;67.5;&quot;NW&quot;;IF([.G30]&lt;112.5;&quot;W&quot;;IF([.G30]&lt;157.5;&quot;SW&quot;;IF([.G30]&lt;202.5;&quot;S&quot;;IF([.G30]&lt;247.5;&quot;SE&quot;;IF([.G30]&lt;292.5;&quot;E&quot;;&quot;NE&quot;)))))))" office:value-type="string" office:string-value="NE" calcext:value-type="string">
            <text:p>NE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6M39S" calcext:value-type="time">
            <text:p>12:16:39</text:p>
          </table:table-cell>
          <table:table-cell table:style-name="ce1" office:value-type="float" office:value="-12.9" calcext:value-type="float">
            <text:p>-12.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-12.8" calcext:value-type="float">
            <text:p>-12.8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355.9" calcext:value-type="float">
            <text:p>355.9</text:p>
          </table:table-cell>
          <table:table-cell table:style-name="ce1" table:formula="of:=IF(OR([.G31]&gt;=337.5;[.G31]&lt;22.5);&quot;N&quot;;IF([.G31]&lt;67.5;&quot;NW&quot;;IF([.G31]&lt;112.5;&quot;W&quot;;IF([.G31]&lt;157.5;&quot;SW&quot;;IF([.G31]&lt;202.5;&quot;S&quot;;IF([.G31]&lt;247.5;&quot;SE&quot;;IF([.G31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6M44S" calcext:value-type="time">
            <text:p>12:16:44</text:p>
          </table:table-cell>
          <table:table-cell table:style-name="ce1" office:value-type="float" office:value="-12.8" calcext:value-type="float">
            <text:p>-12.8</text:p>
          </table:table-cell>
          <table:table-cell table:style-name="ce1" office:value-type="float" office:value="45.9" calcext:value-type="float">
            <text:p>45.9</text:p>
          </table:table-cell>
          <table:table-cell table:style-name="ce1" office:value-type="float" office:value="-12.8" calcext:value-type="float">
            <text:p>-12.8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357.1" calcext:value-type="float">
            <text:p>357.1</text:p>
          </table:table-cell>
          <table:table-cell table:style-name="ce1" table:formula="of:=IF(OR([.G32]&gt;=337.5;[.G32]&lt;22.5);&quot;N&quot;;IF([.G32]&lt;67.5;&quot;NW&quot;;IF([.G32]&lt;112.5;&quot;W&quot;;IF([.G32]&lt;157.5;&quot;SW&quot;;IF([.G32]&lt;202.5;&quot;S&quot;;IF([.G32]&lt;247.5;&quot;SE&quot;;IF([.G32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10.93" calcext:value-type="float">
            <text:p>10.9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6M55S" calcext:value-type="time">
            <text:p>12:16:55</text:p>
          </table:table-cell>
          <table:table-cell table:style-name="ce1" office:value-type="float" office:value="-12.8" calcext:value-type="float">
            <text:p>-12.8</text:p>
          </table:table-cell>
          <table:table-cell table:style-name="ce1" office:value-type="float" office:value="45.5" calcext:value-type="float">
            <text:p>45.5</text:p>
          </table:table-cell>
          <table:table-cell table:style-name="ce1" office:value-type="float" office:value="-12.9" calcext:value-type="float">
            <text:p>-12.9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350.9" calcext:value-type="float">
            <text:p>350.9</text:p>
          </table:table-cell>
          <table:table-cell table:style-name="ce1" table:formula="of:=IF(OR([.G33]&gt;=337.5;[.G33]&lt;22.5);&quot;N&quot;;IF([.G33]&lt;67.5;&quot;NW&quot;;IF([.G33]&lt;112.5;&quot;W&quot;;IF([.G33]&lt;157.5;&quot;SW&quot;;IF([.G33]&lt;202.5;&quot;S&quot;;IF([.G33]&lt;247.5;&quot;SE&quot;;IF([.G33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21.87" calcext:value-type="float">
            <text:p>21.8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7M00S" calcext:value-type="time">
            <text:p>12:17:00</text:p>
          </table:table-cell>
          <table:table-cell table:style-name="ce1" office:value-type="float" office:value="-12.7" calcext:value-type="float">
            <text:p>-12.7</text:p>
          </table:table-cell>
          <table:table-cell table:style-name="ce1" office:value-type="float" office:value="45.4" calcext:value-type="float">
            <text:p>45.4</text:p>
          </table:table-cell>
          <table:table-cell table:style-name="ce1" office:value-type="float" office:value="-12.8" calcext:value-type="float">
            <text:p>-12.8</text:p>
          </table:table-cell>
          <table:table-cell table:style-name="ce1" office:value-type="float" office:value="870.5" calcext:value-type="float">
            <text:p>870.5</text:p>
          </table:table-cell>
          <table:table-cell table:style-name="ce1" office:value-type="float" office:value="3.3" calcext:value-type="float">
            <text:p>3.3</text:p>
          </table:table-cell>
          <table:table-cell table:style-name="ce1" table:formula="of:=IF(OR([.G34]&gt;=337.5;[.G34]&lt;22.5);&quot;N&quot;;IF([.G34]&lt;67.5;&quot;NW&quot;;IF([.G34]&lt;112.5;&quot;W&quot;;IF([.G34]&lt;157.5;&quot;SW&quot;;IF([.G34]&lt;202.5;&quot;S&quot;;IF([.G34]&lt;247.5;&quot;SE&quot;;IF([.G34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7M05S" calcext:value-type="time">
            <text:p>12:17:05</text:p>
          </table:table-cell>
          <table:table-cell table:style-name="ce1" office:value-type="float" office:value="-12.9" calcext:value-type="float">
            <text:p>-12.9</text:p>
          </table:table-cell>
          <table:table-cell table:style-name="ce1" office:value-type="float" office:value="45.3" calcext:value-type="float">
            <text:p>45.3</text:p>
          </table:table-cell>
          <table:table-cell table:style-name="ce1" office:value-type="float" office:value="-13.1" calcext:value-type="float">
            <text:p>-13.1</text:p>
          </table:table-cell>
          <table:table-cell table:style-name="ce1" office:value-type="float" office:value="870.9" calcext:value-type="float">
            <text:p>870.9</text:p>
          </table:table-cell>
          <table:table-cell table:style-name="ce1" office:value-type="float" office:value="152.1" calcext:value-type="float">
            <text:p>152.1</text:p>
          </table:table-cell>
          <table:table-cell table:style-name="ce1" table:formula="of:=IF(OR([.G35]&gt;=337.5;[.G35]&lt;22.5);&quot;N&quot;;IF([.G35]&lt;67.5;&quot;NW&quot;;IF([.G35]&lt;112.5;&quot;W&quot;;IF([.G35]&lt;157.5;&quot;SW&quot;;IF([.G35]&lt;202.5;&quot;S&quot;;IF([.G35]&lt;247.5;&quot;SE&quot;;IF([.G35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7M10S" calcext:value-type="time">
            <text:p>12:17:10</text:p>
          </table:table-cell>
          <table:table-cell table:style-name="ce1" office:value-type="float" office:value="-12.9" calcext:value-type="float">
            <text:p>-12.9</text:p>
          </table:table-cell>
          <table:table-cell table:style-name="ce1" office:value-type="float" office:value="45.2" calcext:value-type="float">
            <text:p>45.2</text:p>
          </table:table-cell>
          <table:table-cell table:style-name="ce1" office:value-type="float" office:value="-13.4" calcext:value-type="float">
            <text:p>-13.4</text:p>
          </table:table-cell>
          <table:table-cell table:style-name="ce1" office:value-type="float" office:value="870.9" calcext:value-type="float">
            <text:p>870.9</text:p>
          </table:table-cell>
          <table:table-cell table:style-name="ce1" office:value-type="float" office:value="144.8" calcext:value-type="float">
            <text:p>144.8</text:p>
          </table:table-cell>
          <table:table-cell table:style-name="ce1" table:formula="of:=IF(OR([.G36]&gt;=337.5;[.G36]&lt;22.5);&quot;N&quot;;IF([.G36]&lt;67.5;&quot;NW&quot;;IF([.G36]&lt;112.5;&quot;W&quot;;IF([.G36]&lt;157.5;&quot;SW&quot;;IF([.G36]&lt;202.5;&quot;S&quot;;IF([.G36]&lt;247.5;&quot;SE&quot;;IF([.G36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7M15S" calcext:value-type="time">
            <text:p>12:17:15</text:p>
          </table:table-cell>
          <table:table-cell table:style-name="ce1" office:value-type="float" office:value="-13" calcext:value-type="float">
            <text:p>-13</text:p>
          </table:table-cell>
          <table:table-cell table:style-name="ce1" office:value-type="float" office:value="45.1" calcext:value-type="float">
            <text:p>45.1</text:p>
          </table:table-cell>
          <table:table-cell table:style-name="ce1" office:value-type="float" office:value="-13.7" calcext:value-type="float">
            <text:p>-13.7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53.5" calcext:value-type="float">
            <text:p>153.5</text:p>
          </table:table-cell>
          <table:table-cell table:style-name="ce1" table:formula="of:=IF(OR([.G37]&gt;=337.5;[.G37]&lt;22.5);&quot;N&quot;;IF([.G37]&lt;67.5;&quot;NW&quot;;IF([.G37]&lt;112.5;&quot;W&quot;;IF([.G37]&lt;157.5;&quot;SW&quot;;IF([.G37]&lt;202.5;&quot;S&quot;;IF([.G37]&lt;247.5;&quot;SE&quot;;IF([.G37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7M20S" calcext:value-type="time">
            <text:p>12:17:20</text:p>
          </table:table-cell>
          <table:table-cell table:style-name="ce1" office:value-type="float" office:value="-13" calcext:value-type="float">
            <text:p>-1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-13.6" calcext:value-type="float">
            <text:p>-13.6</text:p>
          </table:table-cell>
          <table:table-cell table:style-name="ce1" office:value-type="float" office:value="870.9" calcext:value-type="float">
            <text:p>870.9</text:p>
          </table:table-cell>
          <table:table-cell table:style-name="ce1" office:value-type="float" office:value="170.7" calcext:value-type="float">
            <text:p>170.7</text:p>
          </table:table-cell>
          <table:table-cell table:style-name="ce1" table:formula="of:=IF(OR([.G38]&gt;=337.5;[.G38]&lt;22.5);&quot;N&quot;;IF([.G38]&lt;67.5;&quot;NW&quot;;IF([.G38]&lt;112.5;&quot;W&quot;;IF([.G38]&lt;157.5;&quot;SW&quot;;IF([.G38]&lt;202.5;&quot;S&quot;;IF([.G38]&lt;247.5;&quot;SE&quot;;IF([.G38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10.93" calcext:value-type="float">
            <text:p>10.9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7M25S" calcext:value-type="time">
            <text:p>12:17:25</text:p>
          </table:table-cell>
          <table:table-cell table:style-name="ce1" office:value-type="float" office:value="-13" calcext:value-type="float">
            <text:p>-1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-13.6" calcext:value-type="float">
            <text:p>-13.6</text:p>
          </table:table-cell>
          <table:table-cell table:style-name="ce1" office:value-type="float" office:value="870.9" calcext:value-type="float">
            <text:p>870.9</text:p>
          </table:table-cell>
          <table:table-cell table:style-name="ce1" office:value-type="float" office:value="184.5" calcext:value-type="float">
            <text:p>184.5</text:p>
          </table:table-cell>
          <table:table-cell table:style-name="ce1" table:formula="of:=IF(OR([.G39]&gt;=337.5;[.G39]&lt;22.5);&quot;N&quot;;IF([.G39]&lt;67.5;&quot;NW&quot;;IF([.G39]&lt;112.5;&quot;W&quot;;IF([.G39]&lt;157.5;&quot;SW&quot;;IF([.G39]&lt;202.5;&quot;S&quot;;IF([.G39]&lt;247.5;&quot;SE&quot;;IF([.G39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7M30S" calcext:value-type="time">
            <text:p>12:17:30</text:p>
          </table:table-cell>
          <table:table-cell table:style-name="ce1" office:value-type="float" office:value="-13" calcext:value-type="float">
            <text:p>-1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-13.5" calcext:value-type="float">
            <text:p>-13.5</text:p>
          </table:table-cell>
          <table:table-cell table:style-name="ce1" office:value-type="float" office:value="870.9" calcext:value-type="float">
            <text:p>870.9</text:p>
          </table:table-cell>
          <table:table-cell table:style-name="ce1" office:value-type="float" office:value="164.5" calcext:value-type="float">
            <text:p>164.5</text:p>
          </table:table-cell>
          <table:table-cell table:style-name="ce1" table:formula="of:=IF(OR([.G40]&gt;=337.5;[.G40]&lt;22.5);&quot;N&quot;;IF([.G40]&lt;67.5;&quot;NW&quot;;IF([.G40]&lt;112.5;&quot;W&quot;;IF([.G40]&lt;157.5;&quot;SW&quot;;IF([.G40]&lt;202.5;&quot;S&quot;;IF([.G40]&lt;247.5;&quot;SE&quot;;IF([.G40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7M35S" calcext:value-type="time">
            <text:p>12:17:35</text:p>
          </table:table-cell>
          <table:table-cell table:style-name="ce1" office:value-type="float" office:value="-12.9" calcext:value-type="float">
            <text:p>-12.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-13.5" calcext:value-type="float">
            <text:p>-13.5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74" calcext:value-type="float">
            <text:p>174</text:p>
          </table:table-cell>
          <table:table-cell table:style-name="ce1" table:formula="of:=IF(OR([.G41]&gt;=337.5;[.G41]&lt;22.5);&quot;N&quot;;IF([.G41]&lt;67.5;&quot;NW&quot;;IF([.G41]&lt;112.5;&quot;W&quot;;IF([.G41]&lt;157.5;&quot;SW&quot;;IF([.G41]&lt;202.5;&quot;S&quot;;IF([.G41]&lt;247.5;&quot;SE&quot;;IF([.G41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7M40S" calcext:value-type="time">
            <text:p>12:17:40</text:p>
          </table:table-cell>
          <table:table-cell table:style-name="ce1" office:value-type="float" office:value="-12.9" calcext:value-type="float">
            <text:p>-12.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-13.4" calcext:value-type="float">
            <text:p>-13.4</text:p>
          </table:table-cell>
          <table:table-cell table:style-name="ce1" office:value-type="float" office:value="870.9" calcext:value-type="float">
            <text:p>870.9</text:p>
          </table:table-cell>
          <table:table-cell table:style-name="ce1" office:value-type="float" office:value="152.7" calcext:value-type="float">
            <text:p>152.7</text:p>
          </table:table-cell>
          <table:table-cell table:style-name="ce1" table:formula="of:=IF(OR([.G42]&gt;=337.5;[.G42]&lt;22.5);&quot;N&quot;;IF([.G42]&lt;67.5;&quot;NW&quot;;IF([.G42]&lt;112.5;&quot;W&quot;;IF([.G42]&lt;157.5;&quot;SW&quot;;IF([.G42]&lt;202.5;&quot;S&quot;;IF([.G42]&lt;247.5;&quot;SE&quot;;IF([.G42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7M45S" calcext:value-type="time">
            <text:p>12:17:45</text:p>
          </table:table-cell>
          <table:table-cell table:style-name="ce1" office:value-type="float" office:value="-12.8" calcext:value-type="float">
            <text:p>-12.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-13.4" calcext:value-type="float">
            <text:p>-13.4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30.6" calcext:value-type="float">
            <text:p>130.6</text:p>
          </table:table-cell>
          <table:table-cell table:style-name="ce1" table:formula="of:=IF(OR([.G43]&gt;=337.5;[.G43]&lt;22.5);&quot;N&quot;;IF([.G43]&lt;67.5;&quot;NW&quot;;IF([.G43]&lt;112.5;&quot;W&quot;;IF([.G43]&lt;157.5;&quot;SW&quot;;IF([.G43]&lt;202.5;&quot;S&quot;;IF([.G43]&lt;247.5;&quot;SE&quot;;IF([.G43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7M50S" calcext:value-type="time">
            <text:p>12:17:50</text:p>
          </table:table-cell>
          <table:table-cell table:style-name="ce1" office:value-type="float" office:value="-12.7" calcext:value-type="float">
            <text:p>-12.7</text:p>
          </table:table-cell>
          <table:table-cell table:style-name="ce1" office:value-type="float" office:value="45.1" calcext:value-type="float">
            <text:p>45.1</text:p>
          </table:table-cell>
          <table:table-cell table:style-name="ce1" office:value-type="float" office:value="-13.4" calcext:value-type="float">
            <text:p>-13.4</text:p>
          </table:table-cell>
          <table:table-cell table:style-name="ce1" office:value-type="float" office:value="870.9" calcext:value-type="float">
            <text:p>870.9</text:p>
          </table:table-cell>
          <table:table-cell table:style-name="ce1" office:value-type="float" office:value="138.6" calcext:value-type="float">
            <text:p>138.6</text:p>
          </table:table-cell>
          <table:table-cell table:style-name="ce1" table:formula="of:=IF(OR([.G44]&gt;=337.5;[.G44]&lt;22.5);&quot;N&quot;;IF([.G44]&lt;67.5;&quot;NW&quot;;IF([.G44]&lt;112.5;&quot;W&quot;;IF([.G44]&lt;157.5;&quot;SW&quot;;IF([.G44]&lt;202.5;&quot;S&quot;;IF([.G44]&lt;247.5;&quot;SE&quot;;IF([.G44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7M55S" calcext:value-type="time">
            <text:p>12:17:55</text:p>
          </table:table-cell>
          <table:table-cell table:style-name="ce1" office:value-type="float" office:value="-12.6" calcext:value-type="float">
            <text:p>-12.6</text:p>
          </table:table-cell>
          <table:table-cell table:style-name="ce1" office:value-type="float" office:value="45.2" calcext:value-type="float">
            <text:p>45.2</text:p>
          </table:table-cell>
          <table:table-cell table:style-name="ce1" office:value-type="float" office:value="-13.3" calcext:value-type="float">
            <text:p>-13.3</text:p>
          </table:table-cell>
          <table:table-cell table:style-name="ce1" office:value-type="float" office:value="870.9" calcext:value-type="float">
            <text:p>870.9</text:p>
          </table:table-cell>
          <table:table-cell table:style-name="ce1" office:value-type="float" office:value="117" calcext:value-type="float">
            <text:p>117</text:p>
          </table:table-cell>
          <table:table-cell table:style-name="ce1" table:formula="of:=IF(OR([.G45]&gt;=337.5;[.G45]&lt;22.5);&quot;N&quot;;IF([.G45]&lt;67.5;&quot;NW&quot;;IF([.G45]&lt;112.5;&quot;W&quot;;IF([.G45]&lt;157.5;&quot;SW&quot;;IF([.G45]&lt;202.5;&quot;S&quot;;IF([.G45]&lt;247.5;&quot;SE&quot;;IF([.G45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8M00S" calcext:value-type="time">
            <text:p>12:18:00</text:p>
          </table:table-cell>
          <table:table-cell table:style-name="ce1" office:value-type="float" office:value="-12.6" calcext:value-type="float">
            <text:p>-12.6</text:p>
          </table:table-cell>
          <table:table-cell table:style-name="ce1" office:value-type="float" office:value="45.2" calcext:value-type="float">
            <text:p>45.2</text:p>
          </table:table-cell>
          <table:table-cell table:style-name="ce1" office:value-type="float" office:value="-13.4" calcext:value-type="float">
            <text:p>-13.4</text:p>
          </table:table-cell>
          <table:table-cell table:style-name="ce1" office:value-type="float" office:value="870.7" calcext:value-type="float">
            <text:p>870.7</text:p>
          </table:table-cell>
          <table:table-cell table:style-name="ce1" office:value-type="float" office:value="125.9" calcext:value-type="float">
            <text:p>125.9</text:p>
          </table:table-cell>
          <table:table-cell table:style-name="ce1" table:formula="of:=IF(OR([.G46]&gt;=337.5;[.G46]&lt;22.5);&quot;N&quot;;IF([.G46]&lt;67.5;&quot;NW&quot;;IF([.G46]&lt;112.5;&quot;W&quot;;IF([.G46]&lt;157.5;&quot;SW&quot;;IF([.G46]&lt;202.5;&quot;S&quot;;IF([.G46]&lt;247.5;&quot;SE&quot;;IF([.G46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8M05S" calcext:value-type="time">
            <text:p>12:18:05</text:p>
          </table:table-cell>
          <table:table-cell table:style-name="ce1" office:value-type="float" office:value="-12.7" calcext:value-type="float">
            <text:p>-12.7</text:p>
          </table:table-cell>
          <table:table-cell table:style-name="ce1" office:value-type="float" office:value="45.2" calcext:value-type="float">
            <text:p>45.2</text:p>
          </table:table-cell>
          <table:table-cell table:style-name="ce1" office:value-type="float" office:value="-13.5" calcext:value-type="float">
            <text:p>-13.5</text:p>
          </table:table-cell>
          <table:table-cell table:style-name="ce1" office:value-type="float" office:value="870.5" calcext:value-type="float">
            <text:p>870.5</text:p>
          </table:table-cell>
          <table:table-cell table:style-name="ce1" office:value-type="float" office:value="122.6" calcext:value-type="float">
            <text:p>122.6</text:p>
          </table:table-cell>
          <table:table-cell table:style-name="ce1" table:formula="of:=IF(OR([.G47]&gt;=337.5;[.G47]&lt;22.5);&quot;N&quot;;IF([.G47]&lt;67.5;&quot;NW&quot;;IF([.G47]&lt;112.5;&quot;W&quot;;IF([.G47]&lt;157.5;&quot;SW&quot;;IF([.G47]&lt;202.5;&quot;S&quot;;IF([.G47]&lt;247.5;&quot;SE&quot;;IF([.G47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8M10S" calcext:value-type="time">
            <text:p>12:18:10</text:p>
          </table:table-cell>
          <table:table-cell table:style-name="ce1" office:value-type="float" office:value="-12.6" calcext:value-type="float">
            <text:p>-12.6</text:p>
          </table:table-cell>
          <table:table-cell table:style-name="ce1" office:value-type="float" office:value="45.3" calcext:value-type="float">
            <text:p>45.3</text:p>
          </table:table-cell>
          <table:table-cell table:style-name="ce1" office:value-type="float" office:value="-13.5" calcext:value-type="float">
            <text:p>-13.5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18.3" calcext:value-type="float">
            <text:p>118.3</text:p>
          </table:table-cell>
          <table:table-cell table:style-name="ce1" table:formula="of:=IF(OR([.G48]&gt;=337.5;[.G48]&lt;22.5);&quot;N&quot;;IF([.G48]&lt;67.5;&quot;NW&quot;;IF([.G48]&lt;112.5;&quot;W&quot;;IF([.G48]&lt;157.5;&quot;SW&quot;;IF([.G48]&lt;202.5;&quot;S&quot;;IF([.G48]&lt;247.5;&quot;SE&quot;;IF([.G48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8M15S" calcext:value-type="time">
            <text:p>12:18:15</text:p>
          </table:table-cell>
          <table:table-cell table:style-name="ce1" office:value-type="float" office:value="-12.5" calcext:value-type="float">
            <text:p>-12.5</text:p>
          </table:table-cell>
          <table:table-cell table:style-name="ce1" office:value-type="float" office:value="45.5" calcext:value-type="float">
            <text:p>45.5</text:p>
          </table:table-cell>
          <table:table-cell table:style-name="ce1" office:value-type="float" office:value="-13.3" calcext:value-type="float">
            <text:p>-13.3</text:p>
          </table:table-cell>
          <table:table-cell table:style-name="ce1" office:value-type="float" office:value="870.9" calcext:value-type="float">
            <text:p>870.9</text:p>
          </table:table-cell>
          <table:table-cell table:style-name="ce1" office:value-type="float" office:value="108.4" calcext:value-type="float">
            <text:p>108.4</text:p>
          </table:table-cell>
          <table:table-cell table:style-name="ce1" table:formula="of:=IF(OR([.G49]&gt;=337.5;[.G49]&lt;22.5);&quot;N&quot;;IF([.G49]&lt;67.5;&quot;NW&quot;;IF([.G49]&lt;112.5;&quot;W&quot;;IF([.G49]&lt;157.5;&quot;SW&quot;;IF([.G49]&lt;202.5;&quot;S&quot;;IF([.G49]&lt;247.5;&quot;SE&quot;;IF([.G49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8M20S" calcext:value-type="time">
            <text:p>12:18:20</text:p>
          </table:table-cell>
          <table:table-cell table:style-name="ce1" office:value-type="float" office:value="-12.5" calcext:value-type="float">
            <text:p>-12.5</text:p>
          </table:table-cell>
          <table:table-cell table:style-name="ce1" office:value-type="float" office:value="45.5" calcext:value-type="float">
            <text:p>45.5</text:p>
          </table:table-cell>
          <table:table-cell table:style-name="ce1" office:value-type="float" office:value="-13.2" calcext:value-type="float">
            <text:p>-13.2</text:p>
          </table:table-cell>
          <table:table-cell table:style-name="ce1" office:value-type="float" office:value="870.9" calcext:value-type="float">
            <text:p>870.9</text:p>
          </table:table-cell>
          <table:table-cell table:style-name="ce1" office:value-type="float" office:value="184.2" calcext:value-type="float">
            <text:p>184.2</text:p>
          </table:table-cell>
          <table:table-cell table:style-name="ce1" table:formula="of:=IF(OR([.G50]&gt;=337.5;[.G50]&lt;22.5);&quot;N&quot;;IF([.G50]&lt;67.5;&quot;NW&quot;;IF([.G50]&lt;112.5;&quot;W&quot;;IF([.G50]&lt;157.5;&quot;SW&quot;;IF([.G50]&lt;202.5;&quot;S&quot;;IF([.G50]&lt;247.5;&quot;SE&quot;;IF([.G50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8M25S" calcext:value-type="time">
            <text:p>12:18:25</text:p>
          </table:table-cell>
          <table:table-cell table:style-name="ce1" office:value-type="float" office:value="-12.4" calcext:value-type="float">
            <text:p>-12.4</text:p>
          </table:table-cell>
          <table:table-cell table:style-name="ce1" office:value-type="float" office:value="45.4" calcext:value-type="float">
            <text:p>45.4</text:p>
          </table:table-cell>
          <table:table-cell table:style-name="ce1" office:value-type="float" office:value="-13.1" calcext:value-type="float">
            <text:p>-13.1</text:p>
          </table:table-cell>
          <table:table-cell table:style-name="ce1" office:value-type="float" office:value="870.9" calcext:value-type="float">
            <text:p>870.9</text:p>
          </table:table-cell>
          <table:table-cell table:style-name="ce1" office:value-type="float" office:value="168.5" calcext:value-type="float">
            <text:p>168.5</text:p>
          </table:table-cell>
          <table:table-cell table:style-name="ce1" table:formula="of:=IF(OR([.G51]&gt;=337.5;[.G51]&lt;22.5);&quot;N&quot;;IF([.G51]&lt;67.5;&quot;NW&quot;;IF([.G51]&lt;112.5;&quot;W&quot;;IF([.G51]&lt;157.5;&quot;SW&quot;;IF([.G51]&lt;202.5;&quot;S&quot;;IF([.G51]&lt;247.5;&quot;SE&quot;;IF([.G51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8M30S" calcext:value-type="time">
            <text:p>12:18:30</text:p>
          </table:table-cell>
          <table:table-cell table:style-name="ce1" office:value-type="float" office:value="-12.4" calcext:value-type="float">
            <text:p>-12.4</text:p>
          </table:table-cell>
          <table:table-cell table:style-name="ce1" office:value-type="float" office:value="45.4" calcext:value-type="float">
            <text:p>45.4</text:p>
          </table:table-cell>
          <table:table-cell table:style-name="ce1" office:value-type="float" office:value="-13.1" calcext:value-type="float">
            <text:p>-13.1</text:p>
          </table:table-cell>
          <table:table-cell table:style-name="ce1" office:value-type="float" office:value="870.9" calcext:value-type="float">
            <text:p>870.9</text:p>
          </table:table-cell>
          <table:table-cell table:style-name="ce1" office:value-type="float" office:value="163.8" calcext:value-type="float">
            <text:p>163.8</text:p>
          </table:table-cell>
          <table:table-cell table:style-name="ce1" table:formula="of:=IF(OR([.G52]&gt;=337.5;[.G52]&lt;22.5);&quot;N&quot;;IF([.G52]&lt;67.5;&quot;NW&quot;;IF([.G52]&lt;112.5;&quot;W&quot;;IF([.G52]&lt;157.5;&quot;SW&quot;;IF([.G52]&lt;202.5;&quot;S&quot;;IF([.G52]&lt;247.5;&quot;SE&quot;;IF([.G52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3.12" calcext:value-type="float">
            <text:p>3.1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8M35S" calcext:value-type="time">
            <text:p>12:18:35</text:p>
          </table:table-cell>
          <table:table-cell table:style-name="ce1" office:value-type="float" office:value="-12.4" calcext:value-type="float">
            <text:p>-12.4</text:p>
          </table:table-cell>
          <table:table-cell table:style-name="ce1" office:value-type="float" office:value="45.4" calcext:value-type="float">
            <text:p>45.4</text:p>
          </table:table-cell>
          <table:table-cell table:style-name="ce1" office:value-type="float" office:value="-13.1" calcext:value-type="float">
            <text:p>-13.1</text:p>
          </table:table-cell>
          <table:table-cell table:style-name="ce1" office:value-type="float" office:value="870.9" calcext:value-type="float">
            <text:p>870.9</text:p>
          </table:table-cell>
          <table:table-cell table:style-name="ce1" office:value-type="float" office:value="165.3" calcext:value-type="float">
            <text:p>165.3</text:p>
          </table:table-cell>
          <table:table-cell table:style-name="ce1" table:formula="of:=IF(OR([.G53]&gt;=337.5;[.G53]&lt;22.5);&quot;N&quot;;IF([.G53]&lt;67.5;&quot;NW&quot;;IF([.G53]&lt;112.5;&quot;W&quot;;IF([.G53]&lt;157.5;&quot;SW&quot;;IF([.G53]&lt;202.5;&quot;S&quot;;IF([.G53]&lt;247.5;&quot;SE&quot;;IF([.G53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10.93" calcext:value-type="float">
            <text:p>10.9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8M40S" calcext:value-type="time">
            <text:p>12:18:40</text:p>
          </table:table-cell>
          <table:table-cell table:style-name="ce1" office:value-type="float" office:value="-12.4" calcext:value-type="float">
            <text:p>-12.4</text:p>
          </table:table-cell>
          <table:table-cell table:style-name="ce1" office:value-type="float" office:value="45.3" calcext:value-type="float">
            <text:p>45.3</text:p>
          </table:table-cell>
          <table:table-cell table:style-name="ce1" office:value-type="float" office:value="-13.1" calcext:value-type="float">
            <text:p>-13.1</text:p>
          </table:table-cell>
          <table:table-cell table:style-name="ce1" office:value-type="float" office:value="870.9" calcext:value-type="float">
            <text:p>870.9</text:p>
          </table:table-cell>
          <table:table-cell table:style-name="ce1" office:value-type="float" office:value="159.7" calcext:value-type="float">
            <text:p>159.7</text:p>
          </table:table-cell>
          <table:table-cell table:style-name="ce1" table:formula="of:=IF(OR([.G54]&gt;=337.5;[.G54]&lt;22.5);&quot;N&quot;;IF([.G54]&lt;67.5;&quot;NW&quot;;IF([.G54]&lt;112.5;&quot;W&quot;;IF([.G54]&lt;157.5;&quot;SW&quot;;IF([.G54]&lt;202.5;&quot;S&quot;;IF([.G54]&lt;247.5;&quot;SE&quot;;IF([.G54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8M45S" calcext:value-type="time">
            <text:p>12:18:45</text:p>
          </table:table-cell>
          <table:table-cell table:style-name="ce1" office:value-type="float" office:value="-12.4" calcext:value-type="float">
            <text:p>-12.4</text:p>
          </table:table-cell>
          <table:table-cell table:style-name="ce1" office:value-type="float" office:value="45.1" calcext:value-type="float">
            <text:p>45.1</text:p>
          </table:table-cell>
          <table:table-cell table:style-name="ce1" office:value-type="float" office:value="-13.3" calcext:value-type="float">
            <text:p>-13.3</text:p>
          </table:table-cell>
          <table:table-cell table:style-name="ce1" office:value-type="float" office:value="870.9" calcext:value-type="float">
            <text:p>870.9</text:p>
          </table:table-cell>
          <table:table-cell table:style-name="ce1" office:value-type="float" office:value="113.6" calcext:value-type="float">
            <text:p>113.6</text:p>
          </table:table-cell>
          <table:table-cell table:style-name="ce1" table:formula="of:=IF(OR([.G55]&gt;=337.5;[.G55]&lt;22.5);&quot;N&quot;;IF([.G55]&lt;67.5;&quot;NW&quot;;IF([.G55]&lt;112.5;&quot;W&quot;;IF([.G55]&lt;157.5;&quot;SW&quot;;IF([.G55]&lt;202.5;&quot;S&quot;;IF([.G55]&lt;247.5;&quot;SE&quot;;IF([.G55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8M50S" calcext:value-type="time">
            <text:p>12:18:50</text:p>
          </table:table-cell>
          <table:table-cell table:style-name="ce1" office:value-type="float" office:value="-12.5" calcext:value-type="float">
            <text:p>-12.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-13.3" calcext:value-type="float">
            <text:p>-13.3</text:p>
          </table:table-cell>
          <table:table-cell table:style-name="ce1" office:value-type="float" office:value="870.6" calcext:value-type="float">
            <text:p>870.6</text:p>
          </table:table-cell>
          <table:table-cell table:style-name="ce1" office:value-type="float" office:value="147.1" calcext:value-type="float">
            <text:p>147.1</text:p>
          </table:table-cell>
          <table:table-cell table:style-name="ce1" table:formula="of:=IF(OR([.G56]&gt;=337.5;[.G56]&lt;22.5);&quot;N&quot;;IF([.G56]&lt;67.5;&quot;NW&quot;;IF([.G56]&lt;112.5;&quot;W&quot;;IF([.G56]&lt;157.5;&quot;SW&quot;;IF([.G56]&lt;202.5;&quot;S&quot;;IF([.G56]&lt;247.5;&quot;SE&quot;;IF([.G56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8M55S" calcext:value-type="time">
            <text:p>12:18:55</text:p>
          </table:table-cell>
          <table:table-cell table:style-name="ce1" office:value-type="float" office:value="-12.7" calcext:value-type="float">
            <text:p>-12.7</text:p>
          </table:table-cell>
          <table:table-cell table:style-name="ce1" office:value-type="float" office:value="44.9" calcext:value-type="float">
            <text:p>44.9</text:p>
          </table:table-cell>
          <table:table-cell table:style-name="ce1" office:value-type="float" office:value="-13.6" calcext:value-type="float">
            <text:p>-13.6</text:p>
          </table:table-cell>
          <table:table-cell table:style-name="ce1" office:value-type="float" office:value="870.5" calcext:value-type="float">
            <text:p>870.5</text:p>
          </table:table-cell>
          <table:table-cell table:style-name="ce1" office:value-type="float" office:value="154.9" calcext:value-type="float">
            <text:p>154.9</text:p>
          </table:table-cell>
          <table:table-cell table:style-name="ce1" table:formula="of:=IF(OR([.G57]&gt;=337.5;[.G57]&lt;22.5);&quot;N&quot;;IF([.G57]&lt;67.5;&quot;NW&quot;;IF([.G57]&lt;112.5;&quot;W&quot;;IF([.G57]&lt;157.5;&quot;SW&quot;;IF([.G57]&lt;202.5;&quot;S&quot;;IF([.G57]&lt;247.5;&quot;SE&quot;;IF([.G57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9M00S" calcext:value-type="time">
            <text:p>12:19:00</text:p>
          </table:table-cell>
          <table:table-cell table:style-name="ce1" office:value-type="float" office:value="-12.7" calcext:value-type="float">
            <text:p>-12.7</text:p>
          </table:table-cell>
          <table:table-cell table:style-name="ce1" office:value-type="float" office:value="44.8" calcext:value-type="float">
            <text:p>44.8</text:p>
          </table:table-cell>
          <table:table-cell table:style-name="ce1" office:value-type="float" office:value="-13.6" calcext:value-type="float">
            <text:p>-13.6</text:p>
          </table:table-cell>
          <table:table-cell table:style-name="ce1" office:value-type="float" office:value="870.9" calcext:value-type="float">
            <text:p>870.9</text:p>
          </table:table-cell>
          <table:table-cell table:style-name="ce1" office:value-type="float" office:value="80.3" calcext:value-type="float">
            <text:p>80.3</text:p>
          </table:table-cell>
          <table:table-cell table:style-name="ce1" table:formula="of:=IF(OR([.G58]&gt;=337.5;[.G58]&lt;22.5);&quot;N&quot;;IF([.G58]&lt;67.5;&quot;NW&quot;;IF([.G58]&lt;112.5;&quot;W&quot;;IF([.G58]&lt;157.5;&quot;SW&quot;;IF([.G58]&lt;202.5;&quot;S&quot;;IF([.G58]&lt;247.5;&quot;SE&quot;;IF([.G58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9M05S" calcext:value-type="time">
            <text:p>12:19:05</text:p>
          </table:table-cell>
          <table:table-cell table:style-name="ce1" office:value-type="float" office:value="-12.7" calcext:value-type="float">
            <text:p>-12.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-13.4" calcext:value-type="float">
            <text:p>-13.4</text:p>
          </table:table-cell>
          <table:table-cell table:style-name="ce1" office:value-type="float" office:value="870.9" calcext:value-type="float">
            <text:p>870.9</text:p>
          </table:table-cell>
          <table:table-cell table:style-name="ce1" office:value-type="float" office:value="65" calcext:value-type="float">
            <text:p>65</text:p>
          </table:table-cell>
          <table:table-cell table:style-name="ce1" table:formula="of:=IF(OR([.G59]&gt;=337.5;[.G59]&lt;22.5);&quot;N&quot;;IF([.G59]&lt;67.5;&quot;NW&quot;;IF([.G59]&lt;112.5;&quot;W&quot;;IF([.G59]&lt;157.5;&quot;SW&quot;;IF([.G59]&lt;202.5;&quot;S&quot;;IF([.G59]&lt;247.5;&quot;SE&quot;;IF([.G59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9M10S" calcext:value-type="time">
            <text:p>12:19:10</text:p>
          </table:table-cell>
          <table:table-cell table:style-name="ce1" office:value-type="float" office:value="-12.7" calcext:value-type="float">
            <text:p>-12.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-13.4" calcext:value-type="float">
            <text:p>-13.4</text:p>
          </table:table-cell>
          <table:table-cell table:style-name="ce1" office:value-type="float" office:value="870.9" calcext:value-type="float">
            <text:p>870.9</text:p>
          </table:table-cell>
          <table:table-cell table:style-name="ce1" office:value-type="float" office:value="82" calcext:value-type="float">
            <text:p>82</text:p>
          </table:table-cell>
          <table:table-cell table:style-name="ce1" table:formula="of:=IF(OR([.G60]&gt;=337.5;[.G60]&lt;22.5);&quot;N&quot;;IF([.G60]&lt;67.5;&quot;NW&quot;;IF([.G60]&lt;112.5;&quot;W&quot;;IF([.G60]&lt;157.5;&quot;SW&quot;;IF([.G60]&lt;202.5;&quot;S&quot;;IF([.G60]&lt;247.5;&quot;SE&quot;;IF([.G60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9M15S" calcext:value-type="time">
            <text:p>12:19:15</text:p>
          </table:table-cell>
          <table:table-cell table:style-name="ce1" office:value-type="float" office:value="-12.6" calcext:value-type="float">
            <text:p>-12.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-13.3" calcext:value-type="float">
            <text:p>-13.3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17.6" calcext:value-type="float">
            <text:p>117.6</text:p>
          </table:table-cell>
          <table:table-cell table:style-name="ce1" table:formula="of:=IF(OR([.G61]&gt;=337.5;[.G61]&lt;22.5);&quot;N&quot;;IF([.G61]&lt;67.5;&quot;NW&quot;;IF([.G61]&lt;112.5;&quot;W&quot;;IF([.G61]&lt;157.5;&quot;SW&quot;;IF([.G61]&lt;202.5;&quot;S&quot;;IF([.G61]&lt;247.5;&quot;SE&quot;;IF([.G61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9M20S" calcext:value-type="time">
            <text:p>12:19:20</text:p>
          </table:table-cell>
          <table:table-cell table:style-name="ce1" office:value-type="float" office:value="-12.5" calcext:value-type="float">
            <text:p>-12.5</text:p>
          </table:table-cell>
          <table:table-cell table:style-name="ce1" office:value-type="float" office:value="44.9" calcext:value-type="float">
            <text:p>44.9</text:p>
          </table:table-cell>
          <table:table-cell table:style-name="ce1" office:value-type="float" office:value="-13.2" calcext:value-type="float">
            <text:p>-13.2</text:p>
          </table:table-cell>
          <table:table-cell table:style-name="ce1" office:value-type="float" office:value="870.9" calcext:value-type="float">
            <text:p>870.9</text:p>
          </table:table-cell>
          <table:table-cell table:style-name="ce1" office:value-type="float" office:value="143.9" calcext:value-type="float">
            <text:p>143.9</text:p>
          </table:table-cell>
          <table:table-cell table:style-name="ce1" table:formula="of:=IF(OR([.G62]&gt;=337.5;[.G62]&lt;22.5);&quot;N&quot;;IF([.G62]&lt;67.5;&quot;NW&quot;;IF([.G62]&lt;112.5;&quot;W&quot;;IF([.G62]&lt;157.5;&quot;SW&quot;;IF([.G62]&lt;202.5;&quot;S&quot;;IF([.G62]&lt;247.5;&quot;SE&quot;;IF([.G62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14.06" calcext:value-type="float">
            <text:p>14.0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9M25S" calcext:value-type="time">
            <text:p>12:19:25</text:p>
          </table:table-cell>
          <table:table-cell table:style-name="ce1" office:value-type="float" office:value="-12.6" calcext:value-type="float">
            <text:p>-12.6</text:p>
          </table:table-cell>
          <table:table-cell table:style-name="ce1" office:value-type="float" office:value="44.9" calcext:value-type="float">
            <text:p>44.9</text:p>
          </table:table-cell>
          <table:table-cell table:style-name="ce1" office:value-type="float" office:value="-13.2" calcext:value-type="float">
            <text:p>-13.2</text:p>
          </table:table-cell>
          <table:table-cell table:style-name="ce1" office:value-type="float" office:value="871" calcext:value-type="float">
            <text:p>871</text:p>
          </table:table-cell>
          <table:table-cell table:style-name="ce1" office:value-type="float" office:value="234.1" calcext:value-type="float">
            <text:p>234.1</text:p>
          </table:table-cell>
          <table:table-cell table:style-name="ce1" table:formula="of:=IF(OR([.G63]&gt;=337.5;[.G63]&lt;22.5);&quot;N&quot;;IF([.G63]&lt;67.5;&quot;NW&quot;;IF([.G63]&lt;112.5;&quot;W&quot;;IF([.G63]&lt;157.5;&quot;SW&quot;;IF([.G63]&lt;202.5;&quot;S&quot;;IF([.G63]&lt;247.5;&quot;SE&quot;;IF([.G63]&lt;292.5;&quot;E&quot;;&quot;NE&quot;)))))))" office:value-type="string" office:string-value="SE" calcext:value-type="string">
            <text:p>SE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9M30S" calcext:value-type="time">
            <text:p>12:19:30</text:p>
          </table:table-cell>
          <table:table-cell table:style-name="ce1" office:value-type="float" office:value="-12.7" calcext:value-type="float">
            <text:p>-12.7</text:p>
          </table:table-cell>
          <table:table-cell table:style-name="ce1" office:value-type="float" office:value="44.8" calcext:value-type="float">
            <text:p>44.8</text:p>
          </table:table-cell>
          <table:table-cell table:style-name="ce1" office:value-type="float" office:value="-13.3" calcext:value-type="float">
            <text:p>-13.3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228.5" calcext:value-type="float">
            <text:p>228.5</text:p>
          </table:table-cell>
          <table:table-cell table:style-name="ce1" table:formula="of:=IF(OR([.G64]&gt;=337.5;[.G64]&lt;22.5);&quot;N&quot;;IF([.G64]&lt;67.5;&quot;NW&quot;;IF([.G64]&lt;112.5;&quot;W&quot;;IF([.G64]&lt;157.5;&quot;SW&quot;;IF([.G64]&lt;202.5;&quot;S&quot;;IF([.G64]&lt;247.5;&quot;SE&quot;;IF([.G64]&lt;292.5;&quot;E&quot;;&quot;NE&quot;)))))))" office:value-type="string" office:string-value="SE" calcext:value-type="string">
            <text:p>SE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9M35S" calcext:value-type="time">
            <text:p>12:19:35</text:p>
          </table:table-cell>
          <table:table-cell table:style-name="ce1" office:value-type="float" office:value="-12.7" calcext:value-type="float">
            <text:p>-12.7</text:p>
          </table:table-cell>
          <table:table-cell table:style-name="ce1" office:value-type="float" office:value="44.7" calcext:value-type="float">
            <text:p>44.7</text:p>
          </table:table-cell>
          <table:table-cell table:style-name="ce1" office:value-type="float" office:value="-13.3" calcext:value-type="float">
            <text:p>-13.3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253.2" calcext:value-type="float">
            <text:p>253.2</text:p>
          </table:table-cell>
          <table:table-cell table:style-name="ce1" table:formula="of:=IF(OR([.G65]&gt;=337.5;[.G65]&lt;22.5);&quot;N&quot;;IF([.G65]&lt;67.5;&quot;NW&quot;;IF([.G65]&lt;112.5;&quot;W&quot;;IF([.G65]&lt;157.5;&quot;SW&quot;;IF([.G65]&lt;202.5;&quot;S&quot;;IF([.G65]&lt;247.5;&quot;SE&quot;;IF([.G65]&lt;292.5;&quot;E&quot;;&quot;NE&quot;)))))))" office:value-type="string" office:string-value="E" calcext:value-type="string">
            <text:p>E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9M40S" calcext:value-type="time">
            <text:p>12:19:40</text:p>
          </table:table-cell>
          <table:table-cell table:style-name="ce1" office:value-type="float" office:value="-12.7" calcext:value-type="float">
            <text:p>-12.7</text:p>
          </table:table-cell>
          <table:table-cell table:style-name="ce1" office:value-type="float" office:value="44.7" calcext:value-type="float">
            <text:p>44.7</text:p>
          </table:table-cell>
          <table:table-cell table:style-name="ce1" office:value-type="float" office:value="-13.3" calcext:value-type="float">
            <text:p>-13.3</text:p>
          </table:table-cell>
          <table:table-cell table:style-name="ce1" office:value-type="float" office:value="870.9" calcext:value-type="float">
            <text:p>870.9</text:p>
          </table:table-cell>
          <table:table-cell table:style-name="ce1" office:value-type="float" office:value="196.1" calcext:value-type="float">
            <text:p>196.1</text:p>
          </table:table-cell>
          <table:table-cell table:style-name="ce1" table:formula="of:=IF(OR([.G66]&gt;=337.5;[.G66]&lt;22.5);&quot;N&quot;;IF([.G66]&lt;67.5;&quot;NW&quot;;IF([.G66]&lt;112.5;&quot;W&quot;;IF([.G66]&lt;157.5;&quot;SW&quot;;IF([.G66]&lt;202.5;&quot;S&quot;;IF([.G66]&lt;247.5;&quot;SE&quot;;IF([.G66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9M45S" calcext:value-type="time">
            <text:p>12:19:45</text:p>
          </table:table-cell>
          <table:table-cell table:style-name="ce1" office:value-type="float" office:value="-12.8" calcext:value-type="float">
            <text:p>-12.8</text:p>
          </table:table-cell>
          <table:table-cell table:style-name="ce1" office:value-type="float" office:value="44.7" calcext:value-type="float">
            <text:p>44.7</text:p>
          </table:table-cell>
          <table:table-cell table:style-name="ce1" office:value-type="float" office:value="-13.4" calcext:value-type="float">
            <text:p>-13.4</text:p>
          </table:table-cell>
          <table:table-cell table:style-name="ce1" office:value-type="float" office:value="870.9" calcext:value-type="float">
            <text:p>870.9</text:p>
          </table:table-cell>
          <table:table-cell table:style-name="ce1" office:value-type="float" office:value="155.2" calcext:value-type="float">
            <text:p>155.2</text:p>
          </table:table-cell>
          <table:table-cell table:style-name="ce1" table:formula="of:=IF(OR([.G67]&gt;=337.5;[.G67]&lt;22.5);&quot;N&quot;;IF([.G67]&lt;67.5;&quot;NW&quot;;IF([.G67]&lt;112.5;&quot;W&quot;;IF([.G67]&lt;157.5;&quot;SW&quot;;IF([.G67]&lt;202.5;&quot;S&quot;;IF([.G67]&lt;247.5;&quot;SE&quot;;IF([.G67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9M50S" calcext:value-type="time">
            <text:p>12:19:50</text:p>
          </table:table-cell>
          <table:table-cell table:style-name="ce1" office:value-type="float" office:value="-12.8" calcext:value-type="float">
            <text:p>-12.8</text:p>
          </table:table-cell>
          <table:table-cell table:style-name="ce1" office:value-type="float" office:value="44.7" calcext:value-type="float">
            <text:p>44.7</text:p>
          </table:table-cell>
          <table:table-cell table:style-name="ce1" office:value-type="float" office:value="-13.3" calcext:value-type="float">
            <text:p>-13.3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76.9" calcext:value-type="float">
            <text:p>176.9</text:p>
          </table:table-cell>
          <table:table-cell table:style-name="ce1" table:formula="of:=IF(OR([.G68]&gt;=337.5;[.G68]&lt;22.5);&quot;N&quot;;IF([.G68]&lt;67.5;&quot;NW&quot;;IF([.G68]&lt;112.5;&quot;W&quot;;IF([.G68]&lt;157.5;&quot;SW&quot;;IF([.G68]&lt;202.5;&quot;S&quot;;IF([.G68]&lt;247.5;&quot;SE&quot;;IF([.G68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19M55S" calcext:value-type="time">
            <text:p>12:19:55</text:p>
          </table:table-cell>
          <table:table-cell table:style-name="ce1" office:value-type="float" office:value="-12.8" calcext:value-type="float">
            <text:p>-12.8</text:p>
          </table:table-cell>
          <table:table-cell table:style-name="ce1" office:value-type="float" office:value="44.7" calcext:value-type="float">
            <text:p>44.7</text:p>
          </table:table-cell>
          <table:table-cell table:style-name="ce1" office:value-type="float" office:value="-13.4" calcext:value-type="float">
            <text:p>-13.4</text:p>
          </table:table-cell>
          <table:table-cell table:style-name="ce1" office:value-type="float" office:value="870.9" calcext:value-type="float">
            <text:p>870.9</text:p>
          </table:table-cell>
          <table:table-cell table:style-name="ce1" office:value-type="float" office:value="166.2" calcext:value-type="float">
            <text:p>166.2</text:p>
          </table:table-cell>
          <table:table-cell table:style-name="ce1" table:formula="of:=IF(OR([.G69]&gt;=337.5;[.G69]&lt;22.5);&quot;N&quot;;IF([.G69]&lt;67.5;&quot;NW&quot;;IF([.G69]&lt;112.5;&quot;W&quot;;IF([.G69]&lt;157.5;&quot;SW&quot;;IF([.G69]&lt;202.5;&quot;S&quot;;IF([.G69]&lt;247.5;&quot;SE&quot;;IF([.G69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10.93" calcext:value-type="float">
            <text:p>10.9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0M00S" calcext:value-type="time">
            <text:p>12:20:00</text:p>
          </table:table-cell>
          <table:table-cell table:style-name="ce1" office:value-type="float" office:value="-12.8" calcext:value-type="float">
            <text:p>-12.8</text:p>
          </table:table-cell>
          <table:table-cell table:style-name="ce1" office:value-type="float" office:value="44.7" calcext:value-type="float">
            <text:p>44.7</text:p>
          </table:table-cell>
          <table:table-cell table:style-name="ce1" office:value-type="float" office:value="-13.3" calcext:value-type="float">
            <text:p>-13.3</text:p>
          </table:table-cell>
          <table:table-cell table:style-name="ce1" office:value-type="float" office:value="870.9" calcext:value-type="float">
            <text:p>870.9</text:p>
          </table:table-cell>
          <table:table-cell table:style-name="ce1" office:value-type="float" office:value="173.6" calcext:value-type="float">
            <text:p>173.6</text:p>
          </table:table-cell>
          <table:table-cell table:style-name="ce1" table:formula="of:=IF(OR([.G70]&gt;=337.5;[.G70]&lt;22.5);&quot;N&quot;;IF([.G70]&lt;67.5;&quot;NW&quot;;IF([.G70]&lt;112.5;&quot;W&quot;;IF([.G70]&lt;157.5;&quot;SW&quot;;IF([.G70]&lt;202.5;&quot;S&quot;;IF([.G70]&lt;247.5;&quot;SE&quot;;IF([.G70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0M05S" calcext:value-type="time">
            <text:p>12:20:05</text:p>
          </table:table-cell>
          <table:table-cell table:style-name="ce1" office:value-type="float" office:value="-12.8" calcext:value-type="float">
            <text:p>-12.8</text:p>
          </table:table-cell>
          <table:table-cell table:style-name="ce1" office:value-type="float" office:value="44.8" calcext:value-type="float">
            <text:p>44.8</text:p>
          </table:table-cell>
          <table:table-cell table:style-name="ce1" office:value-type="float" office:value="-13.3" calcext:value-type="float">
            <text:p>-13.3</text:p>
          </table:table-cell>
          <table:table-cell table:style-name="ce1" office:value-type="float" office:value="870.9" calcext:value-type="float">
            <text:p>870.9</text:p>
          </table:table-cell>
          <table:table-cell table:style-name="ce1" office:value-type="float" office:value="186.2" calcext:value-type="float">
            <text:p>186.2</text:p>
          </table:table-cell>
          <table:table-cell table:style-name="ce1" table:formula="of:=IF(OR([.G71]&gt;=337.5;[.G71]&lt;22.5);&quot;N&quot;;IF([.G71]&lt;67.5;&quot;NW&quot;;IF([.G71]&lt;112.5;&quot;W&quot;;IF([.G71]&lt;157.5;&quot;SW&quot;;IF([.G71]&lt;202.5;&quot;S&quot;;IF([.G71]&lt;247.5;&quot;SE&quot;;IF([.G71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0M10S" calcext:value-type="time">
            <text:p>12:20:10</text:p>
          </table:table-cell>
          <table:table-cell table:style-name="ce1" office:value-type="float" office:value="-12.8" calcext:value-type="float">
            <text:p>-12.8</text:p>
          </table:table-cell>
          <table:table-cell table:style-name="ce1" office:value-type="float" office:value="44.8" calcext:value-type="float">
            <text:p>44.8</text:p>
          </table:table-cell>
          <table:table-cell table:style-name="ce1" office:value-type="float" office:value="-13.3" calcext:value-type="float">
            <text:p>-13.3</text:p>
          </table:table-cell>
          <table:table-cell table:style-name="ce1" office:value-type="float" office:value="870.9" calcext:value-type="float">
            <text:p>870.9</text:p>
          </table:table-cell>
          <table:table-cell table:style-name="ce1" office:value-type="float" office:value="202.7" calcext:value-type="float">
            <text:p>202.7</text:p>
          </table:table-cell>
          <table:table-cell table:style-name="ce1" table:formula="of:=IF(OR([.G72]&gt;=337.5;[.G72]&lt;22.5);&quot;N&quot;;IF([.G72]&lt;67.5;&quot;NW&quot;;IF([.G72]&lt;112.5;&quot;W&quot;;IF([.G72]&lt;157.5;&quot;SW&quot;;IF([.G72]&lt;202.5;&quot;S&quot;;IF([.G72]&lt;247.5;&quot;SE&quot;;IF([.G72]&lt;292.5;&quot;E&quot;;&quot;NE&quot;)))))))" office:value-type="string" office:string-value="SE" calcext:value-type="string">
            <text:p>SE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0M15S" calcext:value-type="time">
            <text:p>12:20:15</text:p>
          </table:table-cell>
          <table:table-cell table:style-name="ce1" office:value-type="float" office:value="-12.8" calcext:value-type="float">
            <text:p>-12.8</text:p>
          </table:table-cell>
          <table:table-cell table:style-name="ce1" office:value-type="float" office:value="44.8" calcext:value-type="float">
            <text:p>44.8</text:p>
          </table:table-cell>
          <table:table-cell table:style-name="ce1" office:value-type="float" office:value="-13.3" calcext:value-type="float">
            <text:p>-13.3</text:p>
          </table:table-cell>
          <table:table-cell table:style-name="ce1" office:value-type="float" office:value="870.9" calcext:value-type="float">
            <text:p>870.9</text:p>
          </table:table-cell>
          <table:table-cell table:style-name="ce1" office:value-type="float" office:value="188.1" calcext:value-type="float">
            <text:p>188.1</text:p>
          </table:table-cell>
          <table:table-cell table:style-name="ce1" table:formula="of:=IF(OR([.G73]&gt;=337.5;[.G73]&lt;22.5);&quot;N&quot;;IF([.G73]&lt;67.5;&quot;NW&quot;;IF([.G73]&lt;112.5;&quot;W&quot;;IF([.G73]&lt;157.5;&quot;SW&quot;;IF([.G73]&lt;202.5;&quot;S&quot;;IF([.G73]&lt;247.5;&quot;SE&quot;;IF([.G73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0M20S" calcext:value-type="time">
            <text:p>12:20:20</text:p>
          </table:table-cell>
          <table:table-cell table:style-name="ce1" office:value-type="float" office:value="-12.8" calcext:value-type="float">
            <text:p>-12.8</text:p>
          </table:table-cell>
          <table:table-cell table:style-name="ce1" office:value-type="float" office:value="44.9" calcext:value-type="float">
            <text:p>44.9</text:p>
          </table:table-cell>
          <table:table-cell table:style-name="ce1" office:value-type="float" office:value="-13.3" calcext:value-type="float">
            <text:p>-13.3</text:p>
          </table:table-cell>
          <table:table-cell table:style-name="ce1" office:value-type="float" office:value="870.9" calcext:value-type="float">
            <text:p>870.9</text:p>
          </table:table-cell>
          <table:table-cell table:style-name="ce1" office:value-type="float" office:value="181.6" calcext:value-type="float">
            <text:p>181.6</text:p>
          </table:table-cell>
          <table:table-cell table:style-name="ce1" table:formula="of:=IF(OR([.G74]&gt;=337.5;[.G74]&lt;22.5);&quot;N&quot;;IF([.G74]&lt;67.5;&quot;NW&quot;;IF([.G74]&lt;112.5;&quot;W&quot;;IF([.G74]&lt;157.5;&quot;SW&quot;;IF([.G74]&lt;202.5;&quot;S&quot;;IF([.G74]&lt;247.5;&quot;SE&quot;;IF([.G74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0M25S" calcext:value-type="time">
            <text:p>12:20:25</text:p>
          </table:table-cell>
          <table:table-cell table:style-name="ce1" office:value-type="float" office:value="-12.8" calcext:value-type="float">
            <text:p>-12.8</text:p>
          </table:table-cell>
          <table:table-cell table:style-name="ce1" office:value-type="float" office:value="44.9" calcext:value-type="float">
            <text:p>44.9</text:p>
          </table:table-cell>
          <table:table-cell table:style-name="ce1" office:value-type="float" office:value="-13.3" calcext:value-type="float">
            <text:p>-13.3</text:p>
          </table:table-cell>
          <table:table-cell table:style-name="ce1" office:value-type="float" office:value="870.9" calcext:value-type="float">
            <text:p>870.9</text:p>
          </table:table-cell>
          <table:table-cell table:style-name="ce1" office:value-type="float" office:value="163.6" calcext:value-type="float">
            <text:p>163.6</text:p>
          </table:table-cell>
          <table:table-cell table:style-name="ce1" table:formula="of:=IF(OR([.G75]&gt;=337.5;[.G75]&lt;22.5);&quot;N&quot;;IF([.G75]&lt;67.5;&quot;NW&quot;;IF([.G75]&lt;112.5;&quot;W&quot;;IF([.G75]&lt;157.5;&quot;SW&quot;;IF([.G75]&lt;202.5;&quot;S&quot;;IF([.G75]&lt;247.5;&quot;SE&quot;;IF([.G75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0M30S" calcext:value-type="time">
            <text:p>12:20:30</text:p>
          </table:table-cell>
          <table:table-cell table:style-name="ce1" office:value-type="float" office:value="-12.8" calcext:value-type="float">
            <text:p>-12.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-13.3" calcext:value-type="float">
            <text:p>-13.3</text:p>
          </table:table-cell>
          <table:table-cell table:style-name="ce1" office:value-type="float" office:value="870.9" calcext:value-type="float">
            <text:p>870.9</text:p>
          </table:table-cell>
          <table:table-cell table:style-name="ce1" office:value-type="float" office:value="186.1" calcext:value-type="float">
            <text:p>186.1</text:p>
          </table:table-cell>
          <table:table-cell table:style-name="ce1" table:formula="of:=IF(OR([.G76]&gt;=337.5;[.G76]&lt;22.5);&quot;N&quot;;IF([.G76]&lt;67.5;&quot;NW&quot;;IF([.G76]&lt;112.5;&quot;W&quot;;IF([.G76]&lt;157.5;&quot;SW&quot;;IF([.G76]&lt;202.5;&quot;S&quot;;IF([.G76]&lt;247.5;&quot;SE&quot;;IF([.G76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0M35S" calcext:value-type="time">
            <text:p>12:20:35</text:p>
          </table:table-cell>
          <table:table-cell table:style-name="ce1" office:value-type="float" office:value="-12.7" calcext:value-type="float">
            <text:p>-12.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-13.2" calcext:value-type="float">
            <text:p>-13.2</text:p>
          </table:table-cell>
          <table:table-cell table:style-name="ce1" office:value-type="float" office:value="870.9" calcext:value-type="float">
            <text:p>870.9</text:p>
          </table:table-cell>
          <table:table-cell table:style-name="ce1" office:value-type="float" office:value="182.2" calcext:value-type="float">
            <text:p>182.2</text:p>
          </table:table-cell>
          <table:table-cell table:style-name="ce1" table:formula="of:=IF(OR([.G77]&gt;=337.5;[.G77]&lt;22.5);&quot;N&quot;;IF([.G77]&lt;67.5;&quot;NW&quot;;IF([.G77]&lt;112.5;&quot;W&quot;;IF([.G77]&lt;157.5;&quot;SW&quot;;IF([.G77]&lt;202.5;&quot;S&quot;;IF([.G77]&lt;247.5;&quot;SE&quot;;IF([.G77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0M40S" calcext:value-type="time">
            <text:p>12:20:40</text:p>
          </table:table-cell>
          <table:table-cell table:style-name="ce1" office:value-type="float" office:value="-12.8" calcext:value-type="float">
            <text:p>-12.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-13.3" calcext:value-type="float">
            <text:p>-13.3</text:p>
          </table:table-cell>
          <table:table-cell table:style-name="ce1" office:value-type="float" office:value="870.9" calcext:value-type="float">
            <text:p>870.9</text:p>
          </table:table-cell>
          <table:table-cell table:style-name="ce1" office:value-type="float" office:value="179.6" calcext:value-type="float">
            <text:p>179.6</text:p>
          </table:table-cell>
          <table:table-cell table:style-name="ce1" table:formula="of:=IF(OR([.G78]&gt;=337.5;[.G78]&lt;22.5);&quot;N&quot;;IF([.G78]&lt;67.5;&quot;NW&quot;;IF([.G78]&lt;112.5;&quot;W&quot;;IF([.G78]&lt;157.5;&quot;SW&quot;;IF([.G78]&lt;202.5;&quot;S&quot;;IF([.G78]&lt;247.5;&quot;SE&quot;;IF([.G78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0M45S" calcext:value-type="time">
            <text:p>12:20:45</text:p>
          </table:table-cell>
          <table:table-cell table:style-name="ce1" office:value-type="float" office:value="-12.8" calcext:value-type="float">
            <text:p>-12.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-13.3" calcext:value-type="float">
            <text:p>-13.3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60.1" calcext:value-type="float">
            <text:p>160.1</text:p>
          </table:table-cell>
          <table:table-cell table:style-name="ce1" table:formula="of:=IF(OR([.G79]&gt;=337.5;[.G79]&lt;22.5);&quot;N&quot;;IF([.G79]&lt;67.5;&quot;NW&quot;;IF([.G79]&lt;112.5;&quot;W&quot;;IF([.G79]&lt;157.5;&quot;SW&quot;;IF([.G79]&lt;202.5;&quot;S&quot;;IF([.G79]&lt;247.5;&quot;SE&quot;;IF([.G79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0M50S" calcext:value-type="time">
            <text:p>12:20:50</text:p>
          </table:table-cell>
          <table:table-cell table:style-name="ce1" office:value-type="float" office:value="-12.8" calcext:value-type="float">
            <text:p>-12.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-13.4" calcext:value-type="float">
            <text:p>-13.4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17.8" calcext:value-type="float">
            <text:p>117.8</text:p>
          </table:table-cell>
          <table:table-cell table:style-name="ce1" table:formula="of:=IF(OR([.G80]&gt;=337.5;[.G80]&lt;22.5);&quot;N&quot;;IF([.G80]&lt;67.5;&quot;NW&quot;;IF([.G80]&lt;112.5;&quot;W&quot;;IF([.G80]&lt;157.5;&quot;SW&quot;;IF([.G80]&lt;202.5;&quot;S&quot;;IF([.G80]&lt;247.5;&quot;SE&quot;;IF([.G80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0M56S" calcext:value-type="time">
            <text:p>12:20:56</text:p>
          </table:table-cell>
          <table:table-cell table:style-name="ce1" office:value-type="float" office:value="-12.7" calcext:value-type="float">
            <text:p>-12.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-13.4" calcext:value-type="float">
            <text:p>-13.4</text:p>
          </table:table-cell>
          <table:table-cell table:style-name="ce1" office:value-type="float" office:value="870.9" calcext:value-type="float">
            <text:p>870.9</text:p>
          </table:table-cell>
          <table:table-cell table:style-name="ce1" office:value-type="float" office:value="102.5" calcext:value-type="float">
            <text:p>102.5</text:p>
          </table:table-cell>
          <table:table-cell table:style-name="ce1" table:formula="of:=IF(OR([.G81]&gt;=337.5;[.G81]&lt;22.5);&quot;N&quot;;IF([.G81]&lt;67.5;&quot;NW&quot;;IF([.G81]&lt;112.5;&quot;W&quot;;IF([.G81]&lt;157.5;&quot;SW&quot;;IF([.G81]&lt;202.5;&quot;S&quot;;IF([.G81]&lt;247.5;&quot;SE&quot;;IF([.G81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1M01S" calcext:value-type="time">
            <text:p>12:21:01</text:p>
          </table:table-cell>
          <table:table-cell table:style-name="ce1" office:value-type="float" office:value="-12.7" calcext:value-type="float">
            <text:p>-12.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-13.5" calcext:value-type="float">
            <text:p>-13.5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81.9" calcext:value-type="float">
            <text:p>81.9</text:p>
          </table:table-cell>
          <table:table-cell table:style-name="ce1" table:formula="of:=IF(OR([.G82]&gt;=337.5;[.G82]&lt;22.5);&quot;N&quot;;IF([.G82]&lt;67.5;&quot;NW&quot;;IF([.G82]&lt;112.5;&quot;W&quot;;IF([.G82]&lt;157.5;&quot;SW&quot;;IF([.G82]&lt;202.5;&quot;S&quot;;IF([.G82]&lt;247.5;&quot;SE&quot;;IF([.G82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1M06S" calcext:value-type="time">
            <text:p>12:21:06</text:p>
          </table:table-cell>
          <table:table-cell table:style-name="ce1" office:value-type="float" office:value="-12.8" calcext:value-type="float">
            <text:p>-12.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-13.7" calcext:value-type="float">
            <text:p>-13.7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04.5" calcext:value-type="float">
            <text:p>104.5</text:p>
          </table:table-cell>
          <table:table-cell table:style-name="ce1" table:formula="of:=IF(OR([.G83]&gt;=337.5;[.G83]&lt;22.5);&quot;N&quot;;IF([.G83]&lt;67.5;&quot;NW&quot;;IF([.G83]&lt;112.5;&quot;W&quot;;IF([.G83]&lt;157.5;&quot;SW&quot;;IF([.G83]&lt;202.5;&quot;S&quot;;IF([.G83]&lt;247.5;&quot;SE&quot;;IF([.G83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1M11S" calcext:value-type="time">
            <text:p>12:21:11</text:p>
          </table:table-cell>
          <table:table-cell table:style-name="ce1" office:value-type="float" office:value="-12.9" calcext:value-type="float">
            <text:p>-12.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-13.9" calcext:value-type="float">
            <text:p>-13.9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58.5" calcext:value-type="float">
            <text:p>158.5</text:p>
          </table:table-cell>
          <table:table-cell table:style-name="ce1" table:formula="of:=IF(OR([.G84]&gt;=337.5;[.G84]&lt;22.5);&quot;N&quot;;IF([.G84]&lt;67.5;&quot;NW&quot;;IF([.G84]&lt;112.5;&quot;W&quot;;IF([.G84]&lt;157.5;&quot;SW&quot;;IF([.G84]&lt;202.5;&quot;S&quot;;IF([.G84]&lt;247.5;&quot;SE&quot;;IF([.G84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1M16S" calcext:value-type="time">
            <text:p>12:21:16</text:p>
          </table:table-cell>
          <table:table-cell table:style-name="ce1" office:value-type="float" office:value="-12.9" calcext:value-type="float">
            <text:p>-12.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-13.8" calcext:value-type="float">
            <text:p>-13.8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93.6" calcext:value-type="float">
            <text:p>193.6</text:p>
          </table:table-cell>
          <table:table-cell table:style-name="ce1" table:formula="of:=IF(OR([.G85]&gt;=337.5;[.G85]&lt;22.5);&quot;N&quot;;IF([.G85]&lt;67.5;&quot;NW&quot;;IF([.G85]&lt;112.5;&quot;W&quot;;IF([.G85]&lt;157.5;&quot;SW&quot;;IF([.G85]&lt;202.5;&quot;S&quot;;IF([.G85]&lt;247.5;&quot;SE&quot;;IF([.G85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1M21S" calcext:value-type="time">
            <text:p>12:21:21</text:p>
          </table:table-cell>
          <table:table-cell table:style-name="ce1" office:value-type="float" office:value="-12.9" calcext:value-type="float">
            <text:p>-12.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-13.7" calcext:value-type="float">
            <text:p>-13.7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204.2" calcext:value-type="float">
            <text:p>204.2</text:p>
          </table:table-cell>
          <table:table-cell table:style-name="ce1" table:formula="of:=IF(OR([.G86]&gt;=337.5;[.G86]&lt;22.5);&quot;N&quot;;IF([.G86]&lt;67.5;&quot;NW&quot;;IF([.G86]&lt;112.5;&quot;W&quot;;IF([.G86]&lt;157.5;&quot;SW&quot;;IF([.G86]&lt;202.5;&quot;S&quot;;IF([.G86]&lt;247.5;&quot;SE&quot;;IF([.G86]&lt;292.5;&quot;E&quot;;&quot;NE&quot;)))))))" office:value-type="string" office:string-value="SE" calcext:value-type="string">
            <text:p>SE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1M26S" calcext:value-type="time">
            <text:p>12:21:26</text:p>
          </table:table-cell>
          <table:table-cell table:style-name="ce1" office:value-type="float" office:value="-12.8" calcext:value-type="float">
            <text:p>-12.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-13.6" calcext:value-type="float">
            <text:p>-13.6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83.2" calcext:value-type="float">
            <text:p>183.2</text:p>
          </table:table-cell>
          <table:table-cell table:style-name="ce1" table:formula="of:=IF(OR([.G87]&gt;=337.5;[.G87]&lt;22.5);&quot;N&quot;;IF([.G87]&lt;67.5;&quot;NW&quot;;IF([.G87]&lt;112.5;&quot;W&quot;;IF([.G87]&lt;157.5;&quot;SW&quot;;IF([.G87]&lt;202.5;&quot;S&quot;;IF([.G87]&lt;247.5;&quot;SE&quot;;IF([.G87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1M31S" calcext:value-type="time">
            <text:p>12:21:31</text:p>
          </table:table-cell>
          <table:table-cell table:style-name="ce1" office:value-type="float" office:value="-12.9" calcext:value-type="float">
            <text:p>-12.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-13.4" calcext:value-type="float">
            <text:p>-13.4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94.9" calcext:value-type="float">
            <text:p>194.9</text:p>
          </table:table-cell>
          <table:table-cell table:style-name="ce1" table:formula="of:=IF(OR([.G88]&gt;=337.5;[.G88]&lt;22.5);&quot;N&quot;;IF([.G88]&lt;67.5;&quot;NW&quot;;IF([.G88]&lt;112.5;&quot;W&quot;;IF([.G88]&lt;157.5;&quot;SW&quot;;IF([.G88]&lt;202.5;&quot;S&quot;;IF([.G88]&lt;247.5;&quot;SE&quot;;IF([.G88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1M36S" calcext:value-type="time">
            <text:p>12:21:36</text:p>
          </table:table-cell>
          <table:table-cell table:style-name="ce1" office:value-type="float" office:value="-12.8" calcext:value-type="float">
            <text:p>-12.8</text:p>
          </table:table-cell>
          <table:table-cell table:style-name="ce1" office:value-type="float" office:value="45.1" calcext:value-type="float">
            <text:p>45.1</text:p>
          </table:table-cell>
          <table:table-cell table:style-name="ce1" office:value-type="float" office:value="-13.3" calcext:value-type="float">
            <text:p>-13.3</text:p>
          </table:table-cell>
          <table:table-cell table:style-name="ce1" office:value-type="float" office:value="870.9" calcext:value-type="float">
            <text:p>870.9</text:p>
          </table:table-cell>
          <table:table-cell table:style-name="ce1" office:value-type="float" office:value="166.8" calcext:value-type="float">
            <text:p>166.8</text:p>
          </table:table-cell>
          <table:table-cell table:style-name="ce1" table:formula="of:=IF(OR([.G89]&gt;=337.5;[.G89]&lt;22.5);&quot;N&quot;;IF([.G89]&lt;67.5;&quot;NW&quot;;IF([.G89]&lt;112.5;&quot;W&quot;;IF([.G89]&lt;157.5;&quot;SW&quot;;IF([.G89]&lt;202.5;&quot;S&quot;;IF([.G89]&lt;247.5;&quot;SE&quot;;IF([.G89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1M41S" calcext:value-type="time">
            <text:p>12:21:41</text:p>
          </table:table-cell>
          <table:table-cell table:style-name="ce1" office:value-type="float" office:value="-12.7" calcext:value-type="float">
            <text:p>-12.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-13.3" calcext:value-type="float">
            <text:p>-13.3</text:p>
          </table:table-cell>
          <table:table-cell table:style-name="ce1" office:value-type="float" office:value="870.9" calcext:value-type="float">
            <text:p>870.9</text:p>
          </table:table-cell>
          <table:table-cell table:style-name="ce1" office:value-type="float" office:value="143.3" calcext:value-type="float">
            <text:p>143.3</text:p>
          </table:table-cell>
          <table:table-cell table:style-name="ce1" table:formula="of:=IF(OR([.G90]&gt;=337.5;[.G90]&lt;22.5);&quot;N&quot;;IF([.G90]&lt;67.5;&quot;NW&quot;;IF([.G90]&lt;112.5;&quot;W&quot;;IF([.G90]&lt;157.5;&quot;SW&quot;;IF([.G90]&lt;202.5;&quot;S&quot;;IF([.G90]&lt;247.5;&quot;SE&quot;;IF([.G90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1M46S" calcext:value-type="time">
            <text:p>12:21:46</text:p>
          </table:table-cell>
          <table:table-cell table:style-name="ce1" office:value-type="float" office:value="-12.6" calcext:value-type="float">
            <text:p>-12.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-13.2" calcext:value-type="float">
            <text:p>-13.2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17.5" calcext:value-type="float">
            <text:p>117.5</text:p>
          </table:table-cell>
          <table:table-cell table:style-name="ce1" table:formula="of:=IF(OR([.G91]&gt;=337.5;[.G91]&lt;22.5);&quot;N&quot;;IF([.G91]&lt;67.5;&quot;NW&quot;;IF([.G91]&lt;112.5;&quot;W&quot;;IF([.G91]&lt;157.5;&quot;SW&quot;;IF([.G91]&lt;202.5;&quot;S&quot;;IF([.G91]&lt;247.5;&quot;SE&quot;;IF([.G91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1M51S" calcext:value-type="time">
            <text:p>12:21:51</text:p>
          </table:table-cell>
          <table:table-cell table:style-name="ce1" office:value-type="float" office:value="-12.6" calcext:value-type="float">
            <text:p>-12.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-13.2" calcext:value-type="float">
            <text:p>-13.2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72.3" calcext:value-type="float">
            <text:p>72.3</text:p>
          </table:table-cell>
          <table:table-cell table:style-name="ce1" table:formula="of:=IF(OR([.G92]&gt;=337.5;[.G92]&lt;22.5);&quot;N&quot;;IF([.G92]&lt;67.5;&quot;NW&quot;;IF([.G92]&lt;112.5;&quot;W&quot;;IF([.G92]&lt;157.5;&quot;SW&quot;;IF([.G92]&lt;202.5;&quot;S&quot;;IF([.G92]&lt;247.5;&quot;SE&quot;;IF([.G92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1M56S" calcext:value-type="time">
            <text:p>12:21:56</text:p>
          </table:table-cell>
          <table:table-cell table:style-name="ce1" office:value-type="float" office:value="-12.7" calcext:value-type="float">
            <text:p>-12.7</text:p>
          </table:table-cell>
          <table:table-cell table:style-name="ce1" office:value-type="float" office:value="44.9" calcext:value-type="float">
            <text:p>44.9</text:p>
          </table:table-cell>
          <table:table-cell table:style-name="ce1" office:value-type="float" office:value="-13.2" calcext:value-type="float">
            <text:p>-13.2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66.2" calcext:value-type="float">
            <text:p>66.2</text:p>
          </table:table-cell>
          <table:table-cell table:style-name="ce1" table:formula="of:=IF(OR([.G93]&gt;=337.5;[.G93]&lt;22.5);&quot;N&quot;;IF([.G93]&lt;67.5;&quot;NW&quot;;IF([.G93]&lt;112.5;&quot;W&quot;;IF([.G93]&lt;157.5;&quot;SW&quot;;IF([.G93]&lt;202.5;&quot;S&quot;;IF([.G93]&lt;247.5;&quot;SE&quot;;IF([.G93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2M01S" calcext:value-type="time">
            <text:p>12:22:01</text:p>
          </table:table-cell>
          <table:table-cell table:style-name="ce1" office:value-type="float" office:value="-12.7" calcext:value-type="float">
            <text:p>-12.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-13.5" calcext:value-type="float">
            <text:p>-13.5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01.2" calcext:value-type="float">
            <text:p>101.2</text:p>
          </table:table-cell>
          <table:table-cell table:style-name="ce1" table:formula="of:=IF(OR([.G94]&gt;=337.5;[.G94]&lt;22.5);&quot;N&quot;;IF([.G94]&lt;67.5;&quot;NW&quot;;IF([.G94]&lt;112.5;&quot;W&quot;;IF([.G94]&lt;157.5;&quot;SW&quot;;IF([.G94]&lt;202.5;&quot;S&quot;;IF([.G94]&lt;247.5;&quot;SE&quot;;IF([.G94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2M06S" calcext:value-type="time">
            <text:p>12:22:06</text:p>
          </table:table-cell>
          <table:table-cell table:style-name="ce1" office:value-type="float" office:value="-12.8" calcext:value-type="float">
            <text:p>-12.8</text:p>
          </table:table-cell>
          <table:table-cell table:style-name="ce1" office:value-type="float" office:value="44.9" calcext:value-type="float">
            <text:p>44.9</text:p>
          </table:table-cell>
          <table:table-cell table:style-name="ce1" office:value-type="float" office:value="-13.7" calcext:value-type="float">
            <text:p>-13.7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07.3" calcext:value-type="float">
            <text:p>107.3</text:p>
          </table:table-cell>
          <table:table-cell table:style-name="ce1" table:formula="of:=IF(OR([.G95]&gt;=337.5;[.G95]&lt;22.5);&quot;N&quot;;IF([.G95]&lt;67.5;&quot;NW&quot;;IF([.G95]&lt;112.5;&quot;W&quot;;IF([.G95]&lt;157.5;&quot;SW&quot;;IF([.G95]&lt;202.5;&quot;S&quot;;IF([.G95]&lt;247.5;&quot;SE&quot;;IF([.G95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2M11S" calcext:value-type="time">
            <text:p>12:22:11</text:p>
          </table:table-cell>
          <table:table-cell table:style-name="ce1" office:value-type="float" office:value="-12.9" calcext:value-type="float">
            <text:p>-12.9</text:p>
          </table:table-cell>
          <table:table-cell table:style-name="ce1" office:value-type="float" office:value="44.9" calcext:value-type="float">
            <text:p>44.9</text:p>
          </table:table-cell>
          <table:table-cell table:style-name="ce1" office:value-type="float" office:value="-14" calcext:value-type="float">
            <text:p>-14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08.4" calcext:value-type="float">
            <text:p>108.4</text:p>
          </table:table-cell>
          <table:table-cell table:style-name="ce1" table:formula="of:=IF(OR([.G96]&gt;=337.5;[.G96]&lt;22.5);&quot;N&quot;;IF([.G96]&lt;67.5;&quot;NW&quot;;IF([.G96]&lt;112.5;&quot;W&quot;;IF([.G96]&lt;157.5;&quot;SW&quot;;IF([.G96]&lt;202.5;&quot;S&quot;;IF([.G96]&lt;247.5;&quot;SE&quot;;IF([.G96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2M16S" calcext:value-type="time">
            <text:p>12:22:16</text:p>
          </table:table-cell>
          <table:table-cell table:style-name="ce1" office:value-type="float" office:value="-12.9" calcext:value-type="float">
            <text:p>-12.9</text:p>
          </table:table-cell>
          <table:table-cell table:style-name="ce1" office:value-type="float" office:value="44.9" calcext:value-type="float">
            <text:p>44.9</text:p>
          </table:table-cell>
          <table:table-cell table:style-name="ce1" office:value-type="float" office:value="-14.1" calcext:value-type="float">
            <text:p>-14.1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06.9" calcext:value-type="float">
            <text:p>106.9</text:p>
          </table:table-cell>
          <table:table-cell table:style-name="ce1" table:formula="of:=IF(OR([.G97]&gt;=337.5;[.G97]&lt;22.5);&quot;N&quot;;IF([.G97]&lt;67.5;&quot;NW&quot;;IF([.G97]&lt;112.5;&quot;W&quot;;IF([.G97]&lt;157.5;&quot;SW&quot;;IF([.G97]&lt;202.5;&quot;S&quot;;IF([.G97]&lt;247.5;&quot;SE&quot;;IF([.G97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2M21S" calcext:value-type="time">
            <text:p>12:22:21</text:p>
          </table:table-cell>
          <table:table-cell table:style-name="ce1" office:value-type="float" office:value="-13" calcext:value-type="float">
            <text:p>-1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-14.1" calcext:value-type="float">
            <text:p>-14.1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15" calcext:value-type="float">
            <text:p>115</text:p>
          </table:table-cell>
          <table:table-cell table:style-name="ce1" table:formula="of:=IF(OR([.G98]&gt;=337.5;[.G98]&lt;22.5);&quot;N&quot;;IF([.G98]&lt;67.5;&quot;NW&quot;;IF([.G98]&lt;112.5;&quot;W&quot;;IF([.G98]&lt;157.5;&quot;SW&quot;;IF([.G98]&lt;202.5;&quot;S&quot;;IF([.G98]&lt;247.5;&quot;SE&quot;;IF([.G98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2M26S" calcext:value-type="time">
            <text:p>12:22:26</text:p>
          </table:table-cell>
          <table:table-cell table:style-name="ce1" office:value-type="float" office:value="-13" calcext:value-type="float">
            <text:p>-1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-14.1" calcext:value-type="float">
            <text:p>-14.1</text:p>
          </table:table-cell>
          <table:table-cell table:style-name="ce1" office:value-type="float" office:value="870.9" calcext:value-type="float">
            <text:p>870.9</text:p>
          </table:table-cell>
          <table:table-cell table:style-name="ce1" office:value-type="float" office:value="130.4" calcext:value-type="float">
            <text:p>130.4</text:p>
          </table:table-cell>
          <table:table-cell table:style-name="ce1" table:formula="of:=IF(OR([.G99]&gt;=337.5;[.G99]&lt;22.5);&quot;N&quot;;IF([.G99]&lt;67.5;&quot;NW&quot;;IF([.G99]&lt;112.5;&quot;W&quot;;IF([.G99]&lt;157.5;&quot;SW&quot;;IF([.G99]&lt;202.5;&quot;S&quot;;IF([.G99]&lt;247.5;&quot;SE&quot;;IF([.G99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2M31S" calcext:value-type="time">
            <text:p>12:22:31</text:p>
          </table:table-cell>
          <table:table-cell table:style-name="ce1" office:value-type="float" office:value="-13.1" calcext:value-type="float">
            <text:p>-13.1</text:p>
          </table:table-cell>
          <table:table-cell table:style-name="ce1" office:value-type="float" office:value="45.1" calcext:value-type="float">
            <text:p>45.1</text:p>
          </table:table-cell>
          <table:table-cell table:style-name="ce1" office:value-type="float" office:value="-14.1" calcext:value-type="float">
            <text:p>-14.1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48.4" calcext:value-type="float">
            <text:p>148.4</text:p>
          </table:table-cell>
          <table:table-cell table:style-name="ce1" table:formula="of:=IF(OR([.G100]&gt;=337.5;[.G100]&lt;22.5);&quot;N&quot;;IF([.G100]&lt;67.5;&quot;NW&quot;;IF([.G100]&lt;112.5;&quot;W&quot;;IF([.G100]&lt;157.5;&quot;SW&quot;;IF([.G100]&lt;202.5;&quot;S&quot;;IF([.G100]&lt;247.5;&quot;SE&quot;;IF([.G100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2M36S" calcext:value-type="time">
            <text:p>12:22:36</text:p>
          </table:table-cell>
          <table:table-cell table:style-name="ce1" office:value-type="float" office:value="-13.1" calcext:value-type="float">
            <text:p>-13.1</text:p>
          </table:table-cell>
          <table:table-cell table:style-name="ce1" office:value-type="float" office:value="45.2" calcext:value-type="float">
            <text:p>45.2</text:p>
          </table:table-cell>
          <table:table-cell table:style-name="ce1" office:value-type="float" office:value="-14.1" calcext:value-type="float">
            <text:p>-14.1</text:p>
          </table:table-cell>
          <table:table-cell table:style-name="ce1" office:value-type="float" office:value="870.9" calcext:value-type="float">
            <text:p>870.9</text:p>
          </table:table-cell>
          <table:table-cell table:style-name="ce1" office:value-type="float" office:value="154.6" calcext:value-type="float">
            <text:p>154.6</text:p>
          </table:table-cell>
          <table:table-cell table:style-name="ce1" table:formula="of:=IF(OR([.G101]&gt;=337.5;[.G101]&lt;22.5);&quot;N&quot;;IF([.G101]&lt;67.5;&quot;NW&quot;;IF([.G101]&lt;112.5;&quot;W&quot;;IF([.G101]&lt;157.5;&quot;SW&quot;;IF([.G101]&lt;202.5;&quot;S&quot;;IF([.G101]&lt;247.5;&quot;SE&quot;;IF([.G101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2M41S" calcext:value-type="time">
            <text:p>12:22:41</text:p>
          </table:table-cell>
          <table:table-cell table:style-name="ce1" office:value-type="float" office:value="-13.1" calcext:value-type="float">
            <text:p>-13.1</text:p>
          </table:table-cell>
          <table:table-cell table:style-name="ce1" office:value-type="float" office:value="45.3" calcext:value-type="float">
            <text:p>45.3</text:p>
          </table:table-cell>
          <table:table-cell table:style-name="ce1" office:value-type="float" office:value="-14.1" calcext:value-type="float">
            <text:p>-14.1</text:p>
          </table:table-cell>
          <table:table-cell table:style-name="ce1" office:value-type="float" office:value="870.9" calcext:value-type="float">
            <text:p>870.9</text:p>
          </table:table-cell>
          <table:table-cell table:style-name="ce1" office:value-type="float" office:value="156.6" calcext:value-type="float">
            <text:p>156.6</text:p>
          </table:table-cell>
          <table:table-cell table:style-name="ce1" table:formula="of:=IF(OR([.G102]&gt;=337.5;[.G102]&lt;22.5);&quot;N&quot;;IF([.G102]&lt;67.5;&quot;NW&quot;;IF([.G102]&lt;112.5;&quot;W&quot;;IF([.G102]&lt;157.5;&quot;SW&quot;;IF([.G102]&lt;202.5;&quot;S&quot;;IF([.G102]&lt;247.5;&quot;SE&quot;;IF([.G102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2M46S" calcext:value-type="time">
            <text:p>12:22:46</text:p>
          </table:table-cell>
          <table:table-cell table:style-name="ce1" office:value-type="float" office:value="-13" calcext:value-type="float">
            <text:p>-13</text:p>
          </table:table-cell>
          <table:table-cell table:style-name="ce1" office:value-type="float" office:value="45.4" calcext:value-type="float">
            <text:p>45.4</text:p>
          </table:table-cell>
          <table:table-cell table:style-name="ce1" office:value-type="float" office:value="-14" calcext:value-type="float">
            <text:p>-14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75.9" calcext:value-type="float">
            <text:p>175.9</text:p>
          </table:table-cell>
          <table:table-cell table:style-name="ce1" table:formula="of:=IF(OR([.G103]&gt;=337.5;[.G103]&lt;22.5);&quot;N&quot;;IF([.G103]&lt;67.5;&quot;NW&quot;;IF([.G103]&lt;112.5;&quot;W&quot;;IF([.G103]&lt;157.5;&quot;SW&quot;;IF([.G103]&lt;202.5;&quot;S&quot;;IF([.G103]&lt;247.5;&quot;SE&quot;;IF([.G103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2M51S" calcext:value-type="time">
            <text:p>12:22:51</text:p>
          </table:table-cell>
          <table:table-cell table:style-name="ce1" office:value-type="float" office:value="-13" calcext:value-type="float">
            <text:p>-13</text:p>
          </table:table-cell>
          <table:table-cell table:style-name="ce1" office:value-type="float" office:value="45.5" calcext:value-type="float">
            <text:p>45.5</text:p>
          </table:table-cell>
          <table:table-cell table:style-name="ce1" office:value-type="float" office:value="-13.9" calcext:value-type="float">
            <text:p>-13.9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63.7" calcext:value-type="float">
            <text:p>163.7</text:p>
          </table:table-cell>
          <table:table-cell table:style-name="ce1" table:formula="of:=IF(OR([.G104]&gt;=337.5;[.G104]&lt;22.5);&quot;N&quot;;IF([.G104]&lt;67.5;&quot;NW&quot;;IF([.G104]&lt;112.5;&quot;W&quot;;IF([.G104]&lt;157.5;&quot;SW&quot;;IF([.G104]&lt;202.5;&quot;S&quot;;IF([.G104]&lt;247.5;&quot;SE&quot;;IF([.G104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2M56S" calcext:value-type="time">
            <text:p>12:22:56</text:p>
          </table:table-cell>
          <table:table-cell table:style-name="ce1" office:value-type="float" office:value="-13.1" calcext:value-type="float">
            <text:p>-13.1</text:p>
          </table:table-cell>
          <table:table-cell table:style-name="ce1" office:value-type="float" office:value="45.5" calcext:value-type="float">
            <text:p>45.5</text:p>
          </table:table-cell>
          <table:table-cell table:style-name="ce1" office:value-type="float" office:value="-13.9" calcext:value-type="float">
            <text:p>-13.9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42.5" calcext:value-type="float">
            <text:p>142.5</text:p>
          </table:table-cell>
          <table:table-cell table:style-name="ce1" table:formula="of:=IF(OR([.G105]&gt;=337.5;[.G105]&lt;22.5);&quot;N&quot;;IF([.G105]&lt;67.5;&quot;NW&quot;;IF([.G105]&lt;112.5;&quot;W&quot;;IF([.G105]&lt;157.5;&quot;SW&quot;;IF([.G105]&lt;202.5;&quot;S&quot;;IF([.G105]&lt;247.5;&quot;SE&quot;;IF([.G105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3M01S" calcext:value-type="time">
            <text:p>12:23:01</text:p>
          </table:table-cell>
          <table:table-cell table:style-name="ce1" office:value-type="float" office:value="-13.2" calcext:value-type="float">
            <text:p>-13.2</text:p>
          </table:table-cell>
          <table:table-cell table:style-name="ce1" office:value-type="float" office:value="45.5" calcext:value-type="float">
            <text:p>45.5</text:p>
          </table:table-cell>
          <table:table-cell table:style-name="ce1" office:value-type="float" office:value="-14.1" calcext:value-type="float">
            <text:p>-14.1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34.8" calcext:value-type="float">
            <text:p>134.8</text:p>
          </table:table-cell>
          <table:table-cell table:style-name="ce1" table:formula="of:=IF(OR([.G106]&gt;=337.5;[.G106]&lt;22.5);&quot;N&quot;;IF([.G106]&lt;67.5;&quot;NW&quot;;IF([.G106]&lt;112.5;&quot;W&quot;;IF([.G106]&lt;157.5;&quot;SW&quot;;IF([.G106]&lt;202.5;&quot;S&quot;;IF([.G106]&lt;247.5;&quot;SE&quot;;IF([.G106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3M06S" calcext:value-type="time">
            <text:p>12:23:06</text:p>
          </table:table-cell>
          <table:table-cell table:style-name="ce1" office:value-type="float" office:value="-13.3" calcext:value-type="float">
            <text:p>-13.3</text:p>
          </table:table-cell>
          <table:table-cell table:style-name="ce1" office:value-type="float" office:value="45.6" calcext:value-type="float">
            <text:p>45.6</text:p>
          </table:table-cell>
          <table:table-cell table:style-name="ce1" office:value-type="float" office:value="-14.3" calcext:value-type="float">
            <text:p>-14.3</text:p>
          </table:table-cell>
          <table:table-cell table:style-name="ce1" office:value-type="float" office:value="870.9" calcext:value-type="float">
            <text:p>870.9</text:p>
          </table:table-cell>
          <table:table-cell table:style-name="ce1" office:value-type="float" office:value="126" calcext:value-type="float">
            <text:p>126</text:p>
          </table:table-cell>
          <table:table-cell table:style-name="ce1" table:formula="of:=IF(OR([.G107]&gt;=337.5;[.G107]&lt;22.5);&quot;N&quot;;IF([.G107]&lt;67.5;&quot;NW&quot;;IF([.G107]&lt;112.5;&quot;W&quot;;IF([.G107]&lt;157.5;&quot;SW&quot;;IF([.G107]&lt;202.5;&quot;S&quot;;IF([.G107]&lt;247.5;&quot;SE&quot;;IF([.G107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3M11S" calcext:value-type="time">
            <text:p>12:23:11</text:p>
          </table:table-cell>
          <table:table-cell table:style-name="ce1" office:value-type="float" office:value="-13.4" calcext:value-type="float">
            <text:p>-13.4</text:p>
          </table:table-cell>
          <table:table-cell table:style-name="ce1" office:value-type="float" office:value="45.7" calcext:value-type="float">
            <text:p>45.7</text:p>
          </table:table-cell>
          <table:table-cell table:style-name="ce1" office:value-type="float" office:value="-14.4" calcext:value-type="float">
            <text:p>-14.4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31.7" calcext:value-type="float">
            <text:p>131.7</text:p>
          </table:table-cell>
          <table:table-cell table:style-name="ce1" table:formula="of:=IF(OR([.G108]&gt;=337.5;[.G108]&lt;22.5);&quot;N&quot;;IF([.G108]&lt;67.5;&quot;NW&quot;;IF([.G108]&lt;112.5;&quot;W&quot;;IF([.G108]&lt;157.5;&quot;SW&quot;;IF([.G108]&lt;202.5;&quot;S&quot;;IF([.G108]&lt;247.5;&quot;SE&quot;;IF([.G108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3M16S" calcext:value-type="time">
            <text:p>12:23:16</text:p>
          </table:table-cell>
          <table:table-cell table:style-name="ce1" office:value-type="float" office:value="-13.3" calcext:value-type="float">
            <text:p>-13.3</text:p>
          </table:table-cell>
          <table:table-cell table:style-name="ce1" office:value-type="float" office:value="45.8" calcext:value-type="float">
            <text:p>45.8</text:p>
          </table:table-cell>
          <table:table-cell table:style-name="ce1" office:value-type="float" office:value="-14.3" calcext:value-type="float">
            <text:p>-14.3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39.3" calcext:value-type="float">
            <text:p>139.3</text:p>
          </table:table-cell>
          <table:table-cell table:style-name="ce1" table:formula="of:=IF(OR([.G109]&gt;=337.5;[.G109]&lt;22.5);&quot;N&quot;;IF([.G109]&lt;67.5;&quot;NW&quot;;IF([.G109]&lt;112.5;&quot;W&quot;;IF([.G109]&lt;157.5;&quot;SW&quot;;IF([.G109]&lt;202.5;&quot;S&quot;;IF([.G109]&lt;247.5;&quot;SE&quot;;IF([.G109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3M21S" calcext:value-type="time">
            <text:p>12:23:21</text:p>
          </table:table-cell>
          <table:table-cell table:style-name="ce1" office:value-type="float" office:value="-13.3" calcext:value-type="float">
            <text:p>-13.3</text:p>
          </table:table-cell>
          <table:table-cell table:style-name="ce1" office:value-type="float" office:value="45.8" calcext:value-type="float">
            <text:p>45.8</text:p>
          </table:table-cell>
          <table:table-cell table:style-name="ce1" office:value-type="float" office:value="-14.3" calcext:value-type="float">
            <text:p>-14.3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32" calcext:value-type="float">
            <text:p>132</text:p>
          </table:table-cell>
          <table:table-cell table:style-name="ce1" table:formula="of:=IF(OR([.G110]&gt;=337.5;[.G110]&lt;22.5);&quot;N&quot;;IF([.G110]&lt;67.5;&quot;NW&quot;;IF([.G110]&lt;112.5;&quot;W&quot;;IF([.G110]&lt;157.5;&quot;SW&quot;;IF([.G110]&lt;202.5;&quot;S&quot;;IF([.G110]&lt;247.5;&quot;SE&quot;;IF([.G110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3M26S" calcext:value-type="time">
            <text:p>12:23:26</text:p>
          </table:table-cell>
          <table:table-cell table:style-name="ce1" office:value-type="float" office:value="-13.2" calcext:value-type="float">
            <text:p>-13.2</text:p>
          </table:table-cell>
          <table:table-cell table:style-name="ce1" office:value-type="float" office:value="45.9" calcext:value-type="float">
            <text:p>45.9</text:p>
          </table:table-cell>
          <table:table-cell table:style-name="ce1" office:value-type="float" office:value="-14.2" calcext:value-type="float">
            <text:p>-14.2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52.7" calcext:value-type="float">
            <text:p>152.7</text:p>
          </table:table-cell>
          <table:table-cell table:style-name="ce1" table:formula="of:=IF(OR([.G111]&gt;=337.5;[.G111]&lt;22.5);&quot;N&quot;;IF([.G111]&lt;67.5;&quot;NW&quot;;IF([.G111]&lt;112.5;&quot;W&quot;;IF([.G111]&lt;157.5;&quot;SW&quot;;IF([.G111]&lt;202.5;&quot;S&quot;;IF([.G111]&lt;247.5;&quot;SE&quot;;IF([.G111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3M31S" calcext:value-type="time">
            <text:p>12:23:31</text:p>
          </table:table-cell>
          <table:table-cell table:style-name="ce1" office:value-type="float" office:value="-13.3" calcext:value-type="float">
            <text:p>-13.3</text:p>
          </table:table-cell>
          <table:table-cell table:style-name="ce1" office:value-type="float" office:value="45.9" calcext:value-type="float">
            <text:p>45.9</text:p>
          </table:table-cell>
          <table:table-cell table:style-name="ce1" office:value-type="float" office:value="-14.2" calcext:value-type="float">
            <text:p>-14.2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29" calcext:value-type="float">
            <text:p>129</text:p>
          </table:table-cell>
          <table:table-cell table:style-name="ce1" table:formula="of:=IF(OR([.G112]&gt;=337.5;[.G112]&lt;22.5);&quot;N&quot;;IF([.G112]&lt;67.5;&quot;NW&quot;;IF([.G112]&lt;112.5;&quot;W&quot;;IF([.G112]&lt;157.5;&quot;SW&quot;;IF([.G112]&lt;202.5;&quot;S&quot;;IF([.G112]&lt;247.5;&quot;SE&quot;;IF([.G112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3M36S" calcext:value-type="time">
            <text:p>12:23:36</text:p>
          </table:table-cell>
          <table:table-cell table:style-name="ce1" office:value-type="float" office:value="-13.2" calcext:value-type="float">
            <text:p>-13.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-14.1" calcext:value-type="float">
            <text:p>-14.1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92.1" calcext:value-type="float">
            <text:p>192.1</text:p>
          </table:table-cell>
          <table:table-cell table:style-name="ce1" table:formula="of:=IF(OR([.G113]&gt;=337.5;[.G113]&lt;22.5);&quot;N&quot;;IF([.G113]&lt;67.5;&quot;NW&quot;;IF([.G113]&lt;112.5;&quot;W&quot;;IF([.G113]&lt;157.5;&quot;SW&quot;;IF([.G113]&lt;202.5;&quot;S&quot;;IF([.G113]&lt;247.5;&quot;SE&quot;;IF([.G113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3M41S" calcext:value-type="time">
            <text:p>12:23:41</text:p>
          </table:table-cell>
          <table:table-cell table:style-name="ce1" office:value-type="float" office:value="-13.2" calcext:value-type="float">
            <text:p>-13.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-14" calcext:value-type="float">
            <text:p>-14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73.4" calcext:value-type="float">
            <text:p>173.4</text:p>
          </table:table-cell>
          <table:table-cell table:style-name="ce1" table:formula="of:=IF(OR([.G114]&gt;=337.5;[.G114]&lt;22.5);&quot;N&quot;;IF([.G114]&lt;67.5;&quot;NW&quot;;IF([.G114]&lt;112.5;&quot;W&quot;;IF([.G114]&lt;157.5;&quot;SW&quot;;IF([.G114]&lt;202.5;&quot;S&quot;;IF([.G114]&lt;247.5;&quot;SE&quot;;IF([.G114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3M46S" calcext:value-type="time">
            <text:p>12:23:46</text:p>
          </table:table-cell>
          <table:table-cell table:style-name="ce1" office:value-type="float" office:value="-13.2" calcext:value-type="float">
            <text:p>-13.2</text:p>
          </table:table-cell>
          <table:table-cell table:style-name="ce1" office:value-type="float" office:value="45.9" calcext:value-type="float">
            <text:p>45.9</text:p>
          </table:table-cell>
          <table:table-cell table:style-name="ce1" office:value-type="float" office:value="-14" calcext:value-type="float">
            <text:p>-14</text:p>
          </table:table-cell>
          <table:table-cell table:style-name="ce1" office:value-type="float" office:value="870.9" calcext:value-type="float">
            <text:p>870.9</text:p>
          </table:table-cell>
          <table:table-cell table:style-name="ce1" office:value-type="float" office:value="118.1" calcext:value-type="float">
            <text:p>118.1</text:p>
          </table:table-cell>
          <table:table-cell table:style-name="ce1" table:formula="of:=IF(OR([.G115]&gt;=337.5;[.G115]&lt;22.5);&quot;N&quot;;IF([.G115]&lt;67.5;&quot;NW&quot;;IF([.G115]&lt;112.5;&quot;W&quot;;IF([.G115]&lt;157.5;&quot;SW&quot;;IF([.G115]&lt;202.5;&quot;S&quot;;IF([.G115]&lt;247.5;&quot;SE&quot;;IF([.G115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3M51S" calcext:value-type="time">
            <text:p>12:23:51</text:p>
          </table:table-cell>
          <table:table-cell table:style-name="ce1" office:value-type="float" office:value="-13.3" calcext:value-type="float">
            <text:p>-13.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-14.2" calcext:value-type="float">
            <text:p>-14.2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26.5" calcext:value-type="float">
            <text:p>126.5</text:p>
          </table:table-cell>
          <table:table-cell table:style-name="ce1" table:formula="of:=IF(OR([.G116]&gt;=337.5;[.G116]&lt;22.5);&quot;N&quot;;IF([.G116]&lt;67.5;&quot;NW&quot;;IF([.G116]&lt;112.5;&quot;W&quot;;IF([.G116]&lt;157.5;&quot;SW&quot;;IF([.G116]&lt;202.5;&quot;S&quot;;IF([.G116]&lt;247.5;&quot;SE&quot;;IF([.G116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3M56S" calcext:value-type="time">
            <text:p>12:23:56</text:p>
          </table:table-cell>
          <table:table-cell table:style-name="ce1" office:value-type="float" office:value="-13.2" calcext:value-type="float">
            <text:p>-13.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-14.2" calcext:value-type="float">
            <text:p>-14.2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07.3" calcext:value-type="float">
            <text:p>107.3</text:p>
          </table:table-cell>
          <table:table-cell table:style-name="ce1" table:formula="of:=IF(OR([.G117]&gt;=337.5;[.G117]&lt;22.5);&quot;N&quot;;IF([.G117]&lt;67.5;&quot;NW&quot;;IF([.G117]&lt;112.5;&quot;W&quot;;IF([.G117]&lt;157.5;&quot;SW&quot;;IF([.G117]&lt;202.5;&quot;S&quot;;IF([.G117]&lt;247.5;&quot;SE&quot;;IF([.G117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4M01S" calcext:value-type="time">
            <text:p>12:24:01</text:p>
          </table:table-cell>
          <table:table-cell table:style-name="ce1" office:value-type="float" office:value="-13.2" calcext:value-type="float">
            <text:p>-13.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-14.1" calcext:value-type="float">
            <text:p>-14.1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03.3" calcext:value-type="float">
            <text:p>103.3</text:p>
          </table:table-cell>
          <table:table-cell table:style-name="ce1" table:formula="of:=IF(OR([.G118]&gt;=337.5;[.G118]&lt;22.5);&quot;N&quot;;IF([.G118]&lt;67.5;&quot;NW&quot;;IF([.G118]&lt;112.5;&quot;W&quot;;IF([.G118]&lt;157.5;&quot;SW&quot;;IF([.G118]&lt;202.5;&quot;S&quot;;IF([.G118]&lt;247.5;&quot;SE&quot;;IF([.G118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4M06S" calcext:value-type="time">
            <text:p>12:24:06</text:p>
          </table:table-cell>
          <table:table-cell table:style-name="ce1" office:value-type="float" office:value="-13.1" calcext:value-type="float">
            <text:p>-13.1</text:p>
          </table:table-cell>
          <table:table-cell table:style-name="ce1" office:value-type="float" office:value="46.1" calcext:value-type="float">
            <text:p>46.1</text:p>
          </table:table-cell>
          <table:table-cell table:style-name="ce1" office:value-type="float" office:value="-14.1" calcext:value-type="float">
            <text:p>-14.1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00.4" calcext:value-type="float">
            <text:p>100.4</text:p>
          </table:table-cell>
          <table:table-cell table:style-name="ce1" table:formula="of:=IF(OR([.G119]&gt;=337.5;[.G119]&lt;22.5);&quot;N&quot;;IF([.G119]&lt;67.5;&quot;NW&quot;;IF([.G119]&lt;112.5;&quot;W&quot;;IF([.G119]&lt;157.5;&quot;SW&quot;;IF([.G119]&lt;202.5;&quot;S&quot;;IF([.G119]&lt;247.5;&quot;SE&quot;;IF([.G119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4M11S" calcext:value-type="time">
            <text:p>12:24:11</text:p>
          </table:table-cell>
          <table:table-cell table:style-name="ce1" office:value-type="float" office:value="-13.1" calcext:value-type="float">
            <text:p>-13.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-14" calcext:value-type="float">
            <text:p>-14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99.8" calcext:value-type="float">
            <text:p>99.8</text:p>
          </table:table-cell>
          <table:table-cell table:style-name="ce1" table:formula="of:=IF(OR([.G120]&gt;=337.5;[.G120]&lt;22.5);&quot;N&quot;;IF([.G120]&lt;67.5;&quot;NW&quot;;IF([.G120]&lt;112.5;&quot;W&quot;;IF([.G120]&lt;157.5;&quot;SW&quot;;IF([.G120]&lt;202.5;&quot;S&quot;;IF([.G120]&lt;247.5;&quot;SE&quot;;IF([.G120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4M16S" calcext:value-type="time">
            <text:p>12:24:16</text:p>
          </table:table-cell>
          <table:table-cell table:style-name="ce1" office:value-type="float" office:value="-13" calcext:value-type="float">
            <text:p>-1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-14" calcext:value-type="float">
            <text:p>-14</text:p>
          </table:table-cell>
          <table:table-cell table:style-name="ce1" office:value-type="float" office:value="870.7" calcext:value-type="float">
            <text:p>870.7</text:p>
          </table:table-cell>
          <table:table-cell table:style-name="ce1" office:value-type="float" office:value="112.5" calcext:value-type="float">
            <text:p>112.5</text:p>
          </table:table-cell>
          <table:table-cell table:style-name="ce1" table:formula="of:=IF(OR([.G121]&gt;=337.5;[.G121]&lt;22.5);&quot;N&quot;;IF([.G121]&lt;67.5;&quot;NW&quot;;IF([.G121]&lt;112.5;&quot;W&quot;;IF([.G121]&lt;157.5;&quot;SW&quot;;IF([.G121]&lt;202.5;&quot;S&quot;;IF([.G121]&lt;247.5;&quot;SE&quot;;IF([.G121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4M21S" calcext:value-type="time">
            <text:p>12:24:21</text:p>
          </table:table-cell>
          <table:table-cell table:style-name="ce1" office:value-type="float" office:value="-13.1" calcext:value-type="float">
            <text:p>-13.1</text:p>
          </table:table-cell>
          <table:table-cell table:style-name="ce1" office:value-type="float" office:value="45.9" calcext:value-type="float">
            <text:p>45.9</text:p>
          </table:table-cell>
          <table:table-cell table:style-name="ce1" office:value-type="float" office:value="-14" calcext:value-type="float">
            <text:p>-14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52.5" calcext:value-type="float">
            <text:p>152.5</text:p>
          </table:table-cell>
          <table:table-cell table:style-name="ce1" table:formula="of:=IF(OR([.G122]&gt;=337.5;[.G122]&lt;22.5);&quot;N&quot;;IF([.G122]&lt;67.5;&quot;NW&quot;;IF([.G122]&lt;112.5;&quot;W&quot;;IF([.G122]&lt;157.5;&quot;SW&quot;;IF([.G122]&lt;202.5;&quot;S&quot;;IF([.G122]&lt;247.5;&quot;SE&quot;;IF([.G122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4M26S" calcext:value-type="time">
            <text:p>12:24:26</text:p>
          </table:table-cell>
          <table:table-cell table:style-name="ce1" office:value-type="float" office:value="-13.1" calcext:value-type="float">
            <text:p>-13.1</text:p>
          </table:table-cell>
          <table:table-cell table:style-name="ce1" office:value-type="float" office:value="45.9" calcext:value-type="float">
            <text:p>45.9</text:p>
          </table:table-cell>
          <table:table-cell table:style-name="ce1" office:value-type="float" office:value="-14.1" calcext:value-type="float">
            <text:p>-14.1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20.1" calcext:value-type="float">
            <text:p>120.1</text:p>
          </table:table-cell>
          <table:table-cell table:style-name="ce1" table:formula="of:=IF(OR([.G123]&gt;=337.5;[.G123]&lt;22.5);&quot;N&quot;;IF([.G123]&lt;67.5;&quot;NW&quot;;IF([.G123]&lt;112.5;&quot;W&quot;;IF([.G123]&lt;157.5;&quot;SW&quot;;IF([.G123]&lt;202.5;&quot;S&quot;;IF([.G123]&lt;247.5;&quot;SE&quot;;IF([.G123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4M31S" calcext:value-type="time">
            <text:p>12:24:31</text:p>
          </table:table-cell>
          <table:table-cell table:style-name="ce1" office:value-type="float" office:value="-13.2" calcext:value-type="float">
            <text:p>-13.2</text:p>
          </table:table-cell>
          <table:table-cell table:style-name="ce1" office:value-type="float" office:value="45.8" calcext:value-type="float">
            <text:p>45.8</text:p>
          </table:table-cell>
          <table:table-cell table:style-name="ce1" office:value-type="float" office:value="-14.2" calcext:value-type="float">
            <text:p>-14.2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15.5" calcext:value-type="float">
            <text:p>115.5</text:p>
          </table:table-cell>
          <table:table-cell table:style-name="ce1" table:formula="of:=IF(OR([.G124]&gt;=337.5;[.G124]&lt;22.5);&quot;N&quot;;IF([.G124]&lt;67.5;&quot;NW&quot;;IF([.G124]&lt;112.5;&quot;W&quot;;IF([.G124]&lt;157.5;&quot;SW&quot;;IF([.G124]&lt;202.5;&quot;S&quot;;IF([.G124]&lt;247.5;&quot;SE&quot;;IF([.G124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4M36S" calcext:value-type="time">
            <text:p>12:24:36</text:p>
          </table:table-cell>
          <table:table-cell table:style-name="ce1" office:value-type="float" office:value="-13.2" calcext:value-type="float">
            <text:p>-13.2</text:p>
          </table:table-cell>
          <table:table-cell table:style-name="ce1" office:value-type="float" office:value="45.8" calcext:value-type="float">
            <text:p>45.8</text:p>
          </table:table-cell>
          <table:table-cell table:style-name="ce1" office:value-type="float" office:value="-14.3" calcext:value-type="float">
            <text:p>-14.3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13.4" calcext:value-type="float">
            <text:p>113.4</text:p>
          </table:table-cell>
          <table:table-cell table:style-name="ce1" table:formula="of:=IF(OR([.G125]&gt;=337.5;[.G125]&lt;22.5);&quot;N&quot;;IF([.G125]&lt;67.5;&quot;NW&quot;;IF([.G125]&lt;112.5;&quot;W&quot;;IF([.G125]&lt;157.5;&quot;SW&quot;;IF([.G125]&lt;202.5;&quot;S&quot;;IF([.G125]&lt;247.5;&quot;SE&quot;;IF([.G125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4M41S" calcext:value-type="time">
            <text:p>12:24:41</text:p>
          </table:table-cell>
          <table:table-cell table:style-name="ce1" office:value-type="float" office:value="-13.2" calcext:value-type="float">
            <text:p>-13.2</text:p>
          </table:table-cell>
          <table:table-cell table:style-name="ce1" office:value-type="float" office:value="45.9" calcext:value-type="float">
            <text:p>45.9</text:p>
          </table:table-cell>
          <table:table-cell table:style-name="ce1" office:value-type="float" office:value="-14.3" calcext:value-type="float">
            <text:p>-14.3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89.7" calcext:value-type="float">
            <text:p>189.7</text:p>
          </table:table-cell>
          <table:table-cell table:style-name="ce1" table:formula="of:=IF(OR([.G126]&gt;=337.5;[.G126]&lt;22.5);&quot;N&quot;;IF([.G126]&lt;67.5;&quot;NW&quot;;IF([.G126]&lt;112.5;&quot;W&quot;;IF([.G126]&lt;157.5;&quot;SW&quot;;IF([.G126]&lt;202.5;&quot;S&quot;;IF([.G126]&lt;247.5;&quot;SE&quot;;IF([.G126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3.12" calcext:value-type="float">
            <text:p>3.1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4M46S" calcext:value-type="time">
            <text:p>12:24:46</text:p>
          </table:table-cell>
          <table:table-cell table:style-name="ce1" office:value-type="float" office:value="-13.3" calcext:value-type="float">
            <text:p>-13.3</text:p>
          </table:table-cell>
          <table:table-cell table:style-name="ce1" office:value-type="float" office:value="45.9" calcext:value-type="float">
            <text:p>45.9</text:p>
          </table:table-cell>
          <table:table-cell table:style-name="ce1" office:value-type="float" office:value="-14.3" calcext:value-type="float">
            <text:p>-14.3</text:p>
          </table:table-cell>
          <table:table-cell table:style-name="ce1" office:value-type="float" office:value="870.7" calcext:value-type="float">
            <text:p>870.7</text:p>
          </table:table-cell>
          <table:table-cell table:style-name="ce1" office:value-type="float" office:value="226.3" calcext:value-type="float">
            <text:p>226.3</text:p>
          </table:table-cell>
          <table:table-cell table:style-name="ce1" table:formula="of:=IF(OR([.G127]&gt;=337.5;[.G127]&lt;22.5);&quot;N&quot;;IF([.G127]&lt;67.5;&quot;NW&quot;;IF([.G127]&lt;112.5;&quot;W&quot;;IF([.G127]&lt;157.5;&quot;SW&quot;;IF([.G127]&lt;202.5;&quot;S&quot;;IF([.G127]&lt;247.5;&quot;SE&quot;;IF([.G127]&lt;292.5;&quot;E&quot;;&quot;NE&quot;)))))))" office:value-type="string" office:string-value="SE" calcext:value-type="string">
            <text:p>SE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4M51S" calcext:value-type="time">
            <text:p>12:24:51</text:p>
          </table:table-cell>
          <table:table-cell table:style-name="ce1" office:value-type="float" office:value="-13.4" calcext:value-type="float">
            <text:p>-13.4</text:p>
          </table:table-cell>
          <table:table-cell table:style-name="ce1" office:value-type="float" office:value="45.8" calcext:value-type="float">
            <text:p>45.8</text:p>
          </table:table-cell>
          <table:table-cell table:style-name="ce1" office:value-type="float" office:value="-14.2" calcext:value-type="float">
            <text:p>-14.2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220.7" calcext:value-type="float">
            <text:p>220.7</text:p>
          </table:table-cell>
          <table:table-cell table:style-name="ce1" table:formula="of:=IF(OR([.G128]&gt;=337.5;[.G128]&lt;22.5);&quot;N&quot;;IF([.G128]&lt;67.5;&quot;NW&quot;;IF([.G128]&lt;112.5;&quot;W&quot;;IF([.G128]&lt;157.5;&quot;SW&quot;;IF([.G128]&lt;202.5;&quot;S&quot;;IF([.G128]&lt;247.5;&quot;SE&quot;;IF([.G128]&lt;292.5;&quot;E&quot;;&quot;NE&quot;)))))))" office:value-type="string" office:string-value="SE" calcext:value-type="string">
            <text:p>SE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4M56S" calcext:value-type="time">
            <text:p>12:24:56</text:p>
          </table:table-cell>
          <table:table-cell table:style-name="ce1" office:value-type="float" office:value="-13.5" calcext:value-type="float">
            <text:p>-13.5</text:p>
          </table:table-cell>
          <table:table-cell table:style-name="ce1" office:value-type="float" office:value="45.9" calcext:value-type="float">
            <text:p>45.9</text:p>
          </table:table-cell>
          <table:table-cell table:style-name="ce1" office:value-type="float" office:value="-14.2" calcext:value-type="float">
            <text:p>-14.2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74" calcext:value-type="float">
            <text:p>174</text:p>
          </table:table-cell>
          <table:table-cell table:style-name="ce1" table:formula="of:=IF(OR([.G129]&gt;=337.5;[.G129]&lt;22.5);&quot;N&quot;;IF([.G129]&lt;67.5;&quot;NW&quot;;IF([.G129]&lt;112.5;&quot;W&quot;;IF([.G129]&lt;157.5;&quot;SW&quot;;IF([.G129]&lt;202.5;&quot;S&quot;;IF([.G129]&lt;247.5;&quot;SE&quot;;IF([.G129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5M01S" calcext:value-type="time">
            <text:p>12:25:01</text:p>
          </table:table-cell>
          <table:table-cell table:style-name="ce1" office:value-type="float" office:value="-13.5" calcext:value-type="float">
            <text:p>-13.5</text:p>
          </table:table-cell>
          <table:table-cell table:style-name="ce1" office:value-type="float" office:value="45.9" calcext:value-type="float">
            <text:p>45.9</text:p>
          </table:table-cell>
          <table:table-cell table:style-name="ce1" office:value-type="float" office:value="-14.1" calcext:value-type="float">
            <text:p>-14.1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51.6" calcext:value-type="float">
            <text:p>151.6</text:p>
          </table:table-cell>
          <table:table-cell table:style-name="ce1" table:formula="of:=IF(OR([.G130]&gt;=337.5;[.G130]&lt;22.5);&quot;N&quot;;IF([.G130]&lt;67.5;&quot;NW&quot;;IF([.G130]&lt;112.5;&quot;W&quot;;IF([.G130]&lt;157.5;&quot;SW&quot;;IF([.G130]&lt;202.5;&quot;S&quot;;IF([.G130]&lt;247.5;&quot;SE&quot;;IF([.G130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5M06S" calcext:value-type="time">
            <text:p>12:25:06</text:p>
          </table:table-cell>
          <table:table-cell table:style-name="ce1" office:value-type="float" office:value="-13.4" calcext:value-type="float">
            <text:p>-13.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-14.1" calcext:value-type="float">
            <text:p>-14.1</text:p>
          </table:table-cell>
          <table:table-cell table:style-name="ce1" office:value-type="float" office:value="870.7" calcext:value-type="float">
            <text:p>870.7</text:p>
          </table:table-cell>
          <table:table-cell table:style-name="ce1" office:value-type="float" office:value="146.8" calcext:value-type="float">
            <text:p>146.8</text:p>
          </table:table-cell>
          <table:table-cell table:style-name="ce1" table:formula="of:=IF(OR([.G131]&gt;=337.5;[.G131]&lt;22.5);&quot;N&quot;;IF([.G131]&lt;67.5;&quot;NW&quot;;IF([.G131]&lt;112.5;&quot;W&quot;;IF([.G131]&lt;157.5;&quot;SW&quot;;IF([.G131]&lt;202.5;&quot;S&quot;;IF([.G131]&lt;247.5;&quot;SE&quot;;IF([.G131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5M11S" calcext:value-type="time">
            <text:p>12:25:11</text:p>
          </table:table-cell>
          <table:table-cell table:style-name="ce1" office:value-type="float" office:value="-13.4" calcext:value-type="float">
            <text:p>-13.4</text:p>
          </table:table-cell>
          <table:table-cell table:style-name="ce1" office:value-type="float" office:value="46.1" calcext:value-type="float">
            <text:p>46.1</text:p>
          </table:table-cell>
          <table:table-cell table:style-name="ce1" office:value-type="float" office:value="-14.2" calcext:value-type="float">
            <text:p>-14.2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34.7" calcext:value-type="float">
            <text:p>134.7</text:p>
          </table:table-cell>
          <table:table-cell table:style-name="ce1" table:formula="of:=IF(OR([.G132]&gt;=337.5;[.G132]&lt;22.5);&quot;N&quot;;IF([.G132]&lt;67.5;&quot;NW&quot;;IF([.G132]&lt;112.5;&quot;W&quot;;IF([.G132]&lt;157.5;&quot;SW&quot;;IF([.G132]&lt;202.5;&quot;S&quot;;IF([.G132]&lt;247.5;&quot;SE&quot;;IF([.G132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5M16S" calcext:value-type="time">
            <text:p>12:25:16</text:p>
          </table:table-cell>
          <table:table-cell table:style-name="ce1" office:value-type="float" office:value="-13.6" calcext:value-type="float">
            <text:p>-13.6</text:p>
          </table:table-cell>
          <table:table-cell table:style-name="ce1" office:value-type="float" office:value="46.2" calcext:value-type="float">
            <text:p>46.2</text:p>
          </table:table-cell>
          <table:table-cell table:style-name="ce1" office:value-type="float" office:value="-14.5" calcext:value-type="float">
            <text:p>-14.5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26.5" calcext:value-type="float">
            <text:p>126.5</text:p>
          </table:table-cell>
          <table:table-cell table:style-name="ce1" table:formula="of:=IF(OR([.G133]&gt;=337.5;[.G133]&lt;22.5);&quot;N&quot;;IF([.G133]&lt;67.5;&quot;NW&quot;;IF([.G133]&lt;112.5;&quot;W&quot;;IF([.G133]&lt;157.5;&quot;SW&quot;;IF([.G133]&lt;202.5;&quot;S&quot;;IF([.G133]&lt;247.5;&quot;SE&quot;;IF([.G133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12.5" calcext:value-type="float">
            <text:p>12.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5M21S" calcext:value-type="time">
            <text:p>12:25:21</text:p>
          </table:table-cell>
          <table:table-cell table:style-name="ce1" office:value-type="float" office:value="-13.6" calcext:value-type="float">
            <text:p>-13.6</text:p>
          </table:table-cell>
          <table:table-cell table:style-name="ce1" office:value-type="float" office:value="46.2" calcext:value-type="float">
            <text:p>46.2</text:p>
          </table:table-cell>
          <table:table-cell table:style-name="ce1" office:value-type="float" office:value="-14.7" calcext:value-type="float">
            <text:p>-14.7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23.3" calcext:value-type="float">
            <text:p>123.3</text:p>
          </table:table-cell>
          <table:table-cell table:style-name="ce1" table:formula="of:=IF(OR([.G134]&gt;=337.5;[.G134]&lt;22.5);&quot;N&quot;;IF([.G134]&lt;67.5;&quot;NW&quot;;IF([.G134]&lt;112.5;&quot;W&quot;;IF([.G134]&lt;157.5;&quot;SW&quot;;IF([.G134]&lt;202.5;&quot;S&quot;;IF([.G134]&lt;247.5;&quot;SE&quot;;IF([.G134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15.62" calcext:value-type="float">
            <text:p>15.6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5M26S" calcext:value-type="time">
            <text:p>12:25:26</text:p>
          </table:table-cell>
          <table:table-cell table:style-name="ce1" office:value-type="float" office:value="-13.6" calcext:value-type="float">
            <text:p>-13.6</text:p>
          </table:table-cell>
          <table:table-cell table:style-name="ce1" office:value-type="float" office:value="46.3" calcext:value-type="float">
            <text:p>46.3</text:p>
          </table:table-cell>
          <table:table-cell table:style-name="ce1" office:value-type="float" office:value="-14.7" calcext:value-type="float">
            <text:p>-14.7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34.3" calcext:value-type="float">
            <text:p>134.3</text:p>
          </table:table-cell>
          <table:table-cell table:style-name="ce1" table:formula="of:=IF(OR([.G135]&gt;=337.5;[.G135]&lt;22.5);&quot;N&quot;;IF([.G135]&lt;67.5;&quot;NW&quot;;IF([.G135]&lt;112.5;&quot;W&quot;;IF([.G135]&lt;157.5;&quot;SW&quot;;IF([.G135]&lt;202.5;&quot;S&quot;;IF([.G135]&lt;247.5;&quot;SE&quot;;IF([.G135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5M31S" calcext:value-type="time">
            <text:p>12:25:31</text:p>
          </table:table-cell>
          <table:table-cell table:style-name="ce1" office:value-type="float" office:value="-13.6" calcext:value-type="float">
            <text:p>-13.6</text:p>
          </table:table-cell>
          <table:table-cell table:style-name="ce1" office:value-type="float" office:value="46.4" calcext:value-type="float">
            <text:p>46.4</text:p>
          </table:table-cell>
          <table:table-cell table:style-name="ce1" office:value-type="float" office:value="-14.5" calcext:value-type="float">
            <text:p>-14.5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32.8" calcext:value-type="float">
            <text:p>132.8</text:p>
          </table:table-cell>
          <table:table-cell table:style-name="ce1" table:formula="of:=IF(OR([.G136]&gt;=337.5;[.G136]&lt;22.5);&quot;N&quot;;IF([.G136]&lt;67.5;&quot;NW&quot;;IF([.G136]&lt;112.5;&quot;W&quot;;IF([.G136]&lt;157.5;&quot;SW&quot;;IF([.G136]&lt;202.5;&quot;S&quot;;IF([.G136]&lt;247.5;&quot;SE&quot;;IF([.G136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5M36S" calcext:value-type="time">
            <text:p>12:25:36</text:p>
          </table:table-cell>
          <table:table-cell table:style-name="ce1" office:value-type="float" office:value="-13.4" calcext:value-type="float">
            <text:p>-13.4</text:p>
          </table:table-cell>
          <table:table-cell table:style-name="ce1" office:value-type="float" office:value="46.5" calcext:value-type="float">
            <text:p>46.5</text:p>
          </table:table-cell>
          <table:table-cell table:style-name="ce1" office:value-type="float" office:value="-14.4" calcext:value-type="float">
            <text:p>-14.4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28.8" calcext:value-type="float">
            <text:p>128.8</text:p>
          </table:table-cell>
          <table:table-cell table:style-name="ce1" table:formula="of:=IF(OR([.G137]&gt;=337.5;[.G137]&lt;22.5);&quot;N&quot;;IF([.G137]&lt;67.5;&quot;NW&quot;;IF([.G137]&lt;112.5;&quot;W&quot;;IF([.G137]&lt;157.5;&quot;SW&quot;;IF([.G137]&lt;202.5;&quot;S&quot;;IF([.G137]&lt;247.5;&quot;SE&quot;;IF([.G137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5M41S" calcext:value-type="time">
            <text:p>12:25:41</text:p>
          </table:table-cell>
          <table:table-cell table:style-name="ce1" office:value-type="float" office:value="-13.4" calcext:value-type="float">
            <text:p>-13.4</text:p>
          </table:table-cell>
          <table:table-cell table:style-name="ce1" office:value-type="float" office:value="46.5" calcext:value-type="float">
            <text:p>46.5</text:p>
          </table:table-cell>
          <table:table-cell table:style-name="ce1" office:value-type="float" office:value="-14.3" calcext:value-type="float">
            <text:p>-14.3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36.3" calcext:value-type="float">
            <text:p>136.3</text:p>
          </table:table-cell>
          <table:table-cell table:style-name="ce1" table:formula="of:=IF(OR([.G138]&gt;=337.5;[.G138]&lt;22.5);&quot;N&quot;;IF([.G138]&lt;67.5;&quot;NW&quot;;IF([.G138]&lt;112.5;&quot;W&quot;;IF([.G138]&lt;157.5;&quot;SW&quot;;IF([.G138]&lt;202.5;&quot;S&quot;;IF([.G138]&lt;247.5;&quot;SE&quot;;IF([.G138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5M46S" calcext:value-type="time">
            <text:p>12:25:46</text:p>
          </table:table-cell>
          <table:table-cell table:style-name="ce1" office:value-type="float" office:value="-13.4" calcext:value-type="float">
            <text:p>-13.4</text:p>
          </table:table-cell>
          <table:table-cell table:style-name="ce1" office:value-type="float" office:value="46.6" calcext:value-type="float">
            <text:p>46.6</text:p>
          </table:table-cell>
          <table:table-cell table:style-name="ce1" office:value-type="float" office:value="-14.3" calcext:value-type="float">
            <text:p>-14.3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45.9" calcext:value-type="float">
            <text:p>145.9</text:p>
          </table:table-cell>
          <table:table-cell table:style-name="ce1" table:formula="of:=IF(OR([.G139]&gt;=337.5;[.G139]&lt;22.5);&quot;N&quot;;IF([.G139]&lt;67.5;&quot;NW&quot;;IF([.G139]&lt;112.5;&quot;W&quot;;IF([.G139]&lt;157.5;&quot;SW&quot;;IF([.G139]&lt;202.5;&quot;S&quot;;IF([.G139]&lt;247.5;&quot;SE&quot;;IF([.G139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5M51S" calcext:value-type="time">
            <text:p>12:25:51</text:p>
          </table:table-cell>
          <table:table-cell table:style-name="ce1" office:value-type="float" office:value="-13.3" calcext:value-type="float">
            <text:p>-13.3</text:p>
          </table:table-cell>
          <table:table-cell table:style-name="ce1" office:value-type="float" office:value="46.6" calcext:value-type="float">
            <text:p>46.6</text:p>
          </table:table-cell>
          <table:table-cell table:style-name="ce1" office:value-type="float" office:value="-14.2" calcext:value-type="float">
            <text:p>-14.2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53" calcext:value-type="float">
            <text:p>153</text:p>
          </table:table-cell>
          <table:table-cell table:style-name="ce1" table:formula="of:=IF(OR([.G140]&gt;=337.5;[.G140]&lt;22.5);&quot;N&quot;;IF([.G140]&lt;67.5;&quot;NW&quot;;IF([.G140]&lt;112.5;&quot;W&quot;;IF([.G140]&lt;157.5;&quot;SW&quot;;IF([.G140]&lt;202.5;&quot;S&quot;;IF([.G140]&lt;247.5;&quot;SE&quot;;IF([.G140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5M56S" calcext:value-type="time">
            <text:p>12:25:56</text:p>
          </table:table-cell>
          <table:table-cell table:style-name="ce1" office:value-type="float" office:value="-13.4" calcext:value-type="float">
            <text:p>-13.4</text:p>
          </table:table-cell>
          <table:table-cell table:style-name="ce1" office:value-type="float" office:value="46.6" calcext:value-type="float">
            <text:p>46.6</text:p>
          </table:table-cell>
          <table:table-cell table:style-name="ce1" office:value-type="float" office:value="-14.4" calcext:value-type="float">
            <text:p>-14.4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28.2" calcext:value-type="float">
            <text:p>128.2</text:p>
          </table:table-cell>
          <table:table-cell table:style-name="ce1" table:formula="of:=IF(OR([.G141]&gt;=337.5;[.G141]&lt;22.5);&quot;N&quot;;IF([.G141]&lt;67.5;&quot;NW&quot;;IF([.G141]&lt;112.5;&quot;W&quot;;IF([.G141]&lt;157.5;&quot;SW&quot;;IF([.G141]&lt;202.5;&quot;S&quot;;IF([.G141]&lt;247.5;&quot;SE&quot;;IF([.G141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10.93" calcext:value-type="float">
            <text:p>10.9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6M01S" calcext:value-type="time">
            <text:p>12:26:01</text:p>
          </table:table-cell>
          <table:table-cell table:style-name="ce1" office:value-type="float" office:value="-13.6" calcext:value-type="float">
            <text:p>-13.6</text:p>
          </table:table-cell>
          <table:table-cell table:style-name="ce1" office:value-type="float" office:value="46.6" calcext:value-type="float">
            <text:p>46.6</text:p>
          </table:table-cell>
          <table:table-cell table:style-name="ce1" office:value-type="float" office:value="-14.6" calcext:value-type="float">
            <text:p>-14.6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37.4" calcext:value-type="float">
            <text:p>137.4</text:p>
          </table:table-cell>
          <table:table-cell table:style-name="ce1" table:formula="of:=IF(OR([.G142]&gt;=337.5;[.G142]&lt;22.5);&quot;N&quot;;IF([.G142]&lt;67.5;&quot;NW&quot;;IF([.G142]&lt;112.5;&quot;W&quot;;IF([.G142]&lt;157.5;&quot;SW&quot;;IF([.G142]&lt;202.5;&quot;S&quot;;IF([.G142]&lt;247.5;&quot;SE&quot;;IF([.G142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14.06" calcext:value-type="float">
            <text:p>14.0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6M06S" calcext:value-type="time">
            <text:p>12:26:06</text:p>
          </table:table-cell>
          <table:table-cell table:style-name="ce1" office:value-type="float" office:value="-13.7" calcext:value-type="float">
            <text:p>-13.7</text:p>
          </table:table-cell>
          <table:table-cell table:style-name="ce1" office:value-type="float" office:value="46.6" calcext:value-type="float">
            <text:p>46.6</text:p>
          </table:table-cell>
          <table:table-cell table:style-name="ce1" office:value-type="float" office:value="-14.7" calcext:value-type="float">
            <text:p>-14.7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39.1" calcext:value-type="float">
            <text:p>139.1</text:p>
          </table:table-cell>
          <table:table-cell table:style-name="ce1" table:formula="of:=IF(OR([.G143]&gt;=337.5;[.G143]&lt;22.5);&quot;N&quot;;IF([.G143]&lt;67.5;&quot;NW&quot;;IF([.G143]&lt;112.5;&quot;W&quot;;IF([.G143]&lt;157.5;&quot;SW&quot;;IF([.G143]&lt;202.5;&quot;S&quot;;IF([.G143]&lt;247.5;&quot;SE&quot;;IF([.G143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14.06" calcext:value-type="float">
            <text:p>14.0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6M11S" calcext:value-type="time">
            <text:p>12:26:11</text:p>
          </table:table-cell>
          <table:table-cell table:style-name="ce1" office:value-type="float" office:value="-13.7" calcext:value-type="float">
            <text:p>-13.7</text:p>
          </table:table-cell>
          <table:table-cell table:style-name="ce1" office:value-type="float" office:value="46.7" calcext:value-type="float">
            <text:p>46.7</text:p>
          </table:table-cell>
          <table:table-cell table:style-name="ce1" office:value-type="float" office:value="-14.8" calcext:value-type="float">
            <text:p>-14.8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19.6" calcext:value-type="float">
            <text:p>119.6</text:p>
          </table:table-cell>
          <table:table-cell table:style-name="ce1" table:formula="of:=IF(OR([.G144]&gt;=337.5;[.G144]&lt;22.5);&quot;N&quot;;IF([.G144]&lt;67.5;&quot;NW&quot;;IF([.G144]&lt;112.5;&quot;W&quot;;IF([.G144]&lt;157.5;&quot;SW&quot;;IF([.G144]&lt;202.5;&quot;S&quot;;IF([.G144]&lt;247.5;&quot;SE&quot;;IF([.G144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10.93" calcext:value-type="float">
            <text:p>10.9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6M16S" calcext:value-type="time">
            <text:p>12:26:16</text:p>
          </table:table-cell>
          <table:table-cell table:style-name="ce1" office:value-type="float" office:value="-13.8" calcext:value-type="float">
            <text:p>-13.8</text:p>
          </table:table-cell>
          <table:table-cell table:style-name="ce1" office:value-type="float" office:value="46.7" calcext:value-type="float">
            <text:p>46.7</text:p>
          </table:table-cell>
          <table:table-cell table:style-name="ce1" office:value-type="float" office:value="-14.9" calcext:value-type="float">
            <text:p>-14.9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35.3" calcext:value-type="float">
            <text:p>135.3</text:p>
          </table:table-cell>
          <table:table-cell table:style-name="ce1" table:formula="of:=IF(OR([.G145]&gt;=337.5;[.G145]&lt;22.5);&quot;N&quot;;IF([.G145]&lt;67.5;&quot;NW&quot;;IF([.G145]&lt;112.5;&quot;W&quot;;IF([.G145]&lt;157.5;&quot;SW&quot;;IF([.G145]&lt;202.5;&quot;S&quot;;IF([.G145]&lt;247.5;&quot;SE&quot;;IF([.G145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12.5" calcext:value-type="float">
            <text:p>12.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6M21S" calcext:value-type="time">
            <text:p>12:26:21</text:p>
          </table:table-cell>
          <table:table-cell table:style-name="ce1" office:value-type="float" office:value="-13.7" calcext:value-type="float">
            <text:p>-13.7</text:p>
          </table:table-cell>
          <table:table-cell table:style-name="ce1" office:value-type="float" office:value="46.8" calcext:value-type="float">
            <text:p>46.8</text:p>
          </table:table-cell>
          <table:table-cell table:style-name="ce1" office:value-type="float" office:value="-14.8" calcext:value-type="float">
            <text:p>-14.8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50.9" calcext:value-type="float">
            <text:p>150.9</text:p>
          </table:table-cell>
          <table:table-cell table:style-name="ce1" table:formula="of:=IF(OR([.G146]&gt;=337.5;[.G146]&lt;22.5);&quot;N&quot;;IF([.G146]&lt;67.5;&quot;NW&quot;;IF([.G146]&lt;112.5;&quot;W&quot;;IF([.G146]&lt;157.5;&quot;SW&quot;;IF([.G146]&lt;202.5;&quot;S&quot;;IF([.G146]&lt;247.5;&quot;SE&quot;;IF([.G146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6M26S" calcext:value-type="time">
            <text:p>12:26:26</text:p>
          </table:table-cell>
          <table:table-cell table:style-name="ce1" office:value-type="float" office:value="-13.8" calcext:value-type="float">
            <text:p>-13.8</text:p>
          </table:table-cell>
          <table:table-cell table:style-name="ce1" office:value-type="float" office:value="46.8" calcext:value-type="float">
            <text:p>46.8</text:p>
          </table:table-cell>
          <table:table-cell table:style-name="ce1" office:value-type="float" office:value="-14.9" calcext:value-type="float">
            <text:p>-14.9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34.1" calcext:value-type="float">
            <text:p>134.1</text:p>
          </table:table-cell>
          <table:table-cell table:style-name="ce1" table:formula="of:=IF(OR([.G147]&gt;=337.5;[.G147]&lt;22.5);&quot;N&quot;;IF([.G147]&lt;67.5;&quot;NW&quot;;IF([.G147]&lt;112.5;&quot;W&quot;;IF([.G147]&lt;157.5;&quot;SW&quot;;IF([.G147]&lt;202.5;&quot;S&quot;;IF([.G147]&lt;247.5;&quot;SE&quot;;IF([.G147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10.93" calcext:value-type="float">
            <text:p>10.9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6M31S" calcext:value-type="time">
            <text:p>12:26:31</text:p>
          </table:table-cell>
          <table:table-cell table:style-name="ce1" office:value-type="float" office:value="-13.8" calcext:value-type="float">
            <text:p>-13.8</text:p>
          </table:table-cell>
          <table:table-cell table:style-name="ce1" office:value-type="float" office:value="46.9" calcext:value-type="float">
            <text:p>46.9</text:p>
          </table:table-cell>
          <table:table-cell table:style-name="ce1" office:value-type="float" office:value="-14.8" calcext:value-type="float">
            <text:p>-14.8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50.4" calcext:value-type="float">
            <text:p>150.4</text:p>
          </table:table-cell>
          <table:table-cell table:style-name="ce1" table:formula="of:=IF(OR([.G148]&gt;=337.5;[.G148]&lt;22.5);&quot;N&quot;;IF([.G148]&lt;67.5;&quot;NW&quot;;IF([.G148]&lt;112.5;&quot;W&quot;;IF([.G148]&lt;157.5;&quot;SW&quot;;IF([.G148]&lt;202.5;&quot;S&quot;;IF([.G148]&lt;247.5;&quot;SE&quot;;IF([.G148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12.5" calcext:value-type="float">
            <text:p>12.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6M36S" calcext:value-type="time">
            <text:p>12:26:36</text:p>
          </table:table-cell>
          <table:table-cell table:style-name="ce1" office:value-type="float" office:value="-13.8" calcext:value-type="float">
            <text:p>-13.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-14.7" calcext:value-type="float">
            <text:p>-14.7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58.1" calcext:value-type="float">
            <text:p>158.1</text:p>
          </table:table-cell>
          <table:table-cell table:style-name="ce1" table:formula="of:=IF(OR([.G149]&gt;=337.5;[.G149]&lt;22.5);&quot;N&quot;;IF([.G149]&lt;67.5;&quot;NW&quot;;IF([.G149]&lt;112.5;&quot;W&quot;;IF([.G149]&lt;157.5;&quot;SW&quot;;IF([.G149]&lt;202.5;&quot;S&quot;;IF([.G149]&lt;247.5;&quot;SE&quot;;IF([.G149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10.93" calcext:value-type="float">
            <text:p>10.9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6M41S" calcext:value-type="time">
            <text:p>12:26:41</text:p>
          </table:table-cell>
          <table:table-cell table:style-name="ce1" office:value-type="float" office:value="-13.8" calcext:value-type="float">
            <text:p>-13.8</text:p>
          </table:table-cell>
          <table:table-cell table:style-name="ce1" office:value-type="float" office:value="47.1" calcext:value-type="float">
            <text:p>47.1</text:p>
          </table:table-cell>
          <table:table-cell table:style-name="ce1" office:value-type="float" office:value="-14.6" calcext:value-type="float">
            <text:p>-14.6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75" calcext:value-type="float">
            <text:p>175</text:p>
          </table:table-cell>
          <table:table-cell table:style-name="ce1" table:formula="of:=IF(OR([.G150]&gt;=337.5;[.G150]&lt;22.5);&quot;N&quot;;IF([.G150]&lt;67.5;&quot;NW&quot;;IF([.G150]&lt;112.5;&quot;W&quot;;IF([.G150]&lt;157.5;&quot;SW&quot;;IF([.G150]&lt;202.5;&quot;S&quot;;IF([.G150]&lt;247.5;&quot;SE&quot;;IF([.G150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15.62" calcext:value-type="float">
            <text:p>15.6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6M46S" calcext:value-type="time">
            <text:p>12:26:46</text:p>
          </table:table-cell>
          <table:table-cell table:style-name="ce1" office:value-type="float" office:value="-13.8" calcext:value-type="float">
            <text:p>-13.8</text:p>
          </table:table-cell>
          <table:table-cell table:style-name="ce1" office:value-type="float" office:value="47.2" calcext:value-type="float">
            <text:p>47.2</text:p>
          </table:table-cell>
          <table:table-cell table:style-name="ce1" office:value-type="float" office:value="-14.5" calcext:value-type="float">
            <text:p>-14.5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55.9" calcext:value-type="float">
            <text:p>155.9</text:p>
          </table:table-cell>
          <table:table-cell table:style-name="ce1" table:formula="of:=IF(OR([.G151]&gt;=337.5;[.G151]&lt;22.5);&quot;N&quot;;IF([.G151]&lt;67.5;&quot;NW&quot;;IF([.G151]&lt;112.5;&quot;W&quot;;IF([.G151]&lt;157.5;&quot;SW&quot;;IF([.G151]&lt;202.5;&quot;S&quot;;IF([.G151]&lt;247.5;&quot;SE&quot;;IF([.G151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14.06" calcext:value-type="float">
            <text:p>14.0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6M51S" calcext:value-type="time">
            <text:p>12:26:51</text:p>
          </table:table-cell>
          <table:table-cell table:style-name="ce1" office:value-type="float" office:value="-13.9" calcext:value-type="float">
            <text:p>-13.9</text:p>
          </table:table-cell>
          <table:table-cell table:style-name="ce1" office:value-type="float" office:value="47.3" calcext:value-type="float">
            <text:p>47.3</text:p>
          </table:table-cell>
          <table:table-cell table:style-name="ce1" office:value-type="float" office:value="-14.6" calcext:value-type="float">
            <text:p>-14.6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31.6" calcext:value-type="float">
            <text:p>131.6</text:p>
          </table:table-cell>
          <table:table-cell table:style-name="ce1" table:formula="of:=IF(OR([.G152]&gt;=337.5;[.G152]&lt;22.5);&quot;N&quot;;IF([.G152]&lt;67.5;&quot;NW&quot;;IF([.G152]&lt;112.5;&quot;W&quot;;IF([.G152]&lt;157.5;&quot;SW&quot;;IF([.G152]&lt;202.5;&quot;S&quot;;IF([.G152]&lt;247.5;&quot;SE&quot;;IF([.G152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14.06" calcext:value-type="float">
            <text:p>14.0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6M56S" calcext:value-type="time">
            <text:p>12:26:56</text:p>
          </table:table-cell>
          <table:table-cell table:style-name="ce1" office:value-type="float" office:value="-13.9" calcext:value-type="float">
            <text:p>-13.9</text:p>
          </table:table-cell>
          <table:table-cell table:style-name="ce1" office:value-type="float" office:value="47.4" calcext:value-type="float">
            <text:p>47.4</text:p>
          </table:table-cell>
          <table:table-cell table:style-name="ce1" office:value-type="float" office:value="-14.7" calcext:value-type="float">
            <text:p>-14.7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26" calcext:value-type="float">
            <text:p>126</text:p>
          </table:table-cell>
          <table:table-cell table:style-name="ce1" table:formula="of:=IF(OR([.G153]&gt;=337.5;[.G153]&lt;22.5);&quot;N&quot;;IF([.G153]&lt;67.5;&quot;NW&quot;;IF([.G153]&lt;112.5;&quot;W&quot;;IF([.G153]&lt;157.5;&quot;SW&quot;;IF([.G153]&lt;202.5;&quot;S&quot;;IF([.G153]&lt;247.5;&quot;SE&quot;;IF([.G153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15.62" calcext:value-type="float">
            <text:p>15.6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7M01S" calcext:value-type="time">
            <text:p>12:27:01</text:p>
          </table:table-cell>
          <table:table-cell table:style-name="ce1" office:value-type="float" office:value="-13.9" calcext:value-type="float">
            <text:p>-13.9</text:p>
          </table:table-cell>
          <table:table-cell table:style-name="ce1" office:value-type="float" office:value="47.5" calcext:value-type="float">
            <text:p>47.5</text:p>
          </table:table-cell>
          <table:table-cell table:style-name="ce1" office:value-type="float" office:value="-14.8" calcext:value-type="float">
            <text:p>-14.8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16.1" calcext:value-type="float">
            <text:p>116.1</text:p>
          </table:table-cell>
          <table:table-cell table:style-name="ce1" table:formula="of:=IF(OR([.G154]&gt;=337.5;[.G154]&lt;22.5);&quot;N&quot;;IF([.G154]&lt;67.5;&quot;NW&quot;;IF([.G154]&lt;112.5;&quot;W&quot;;IF([.G154]&lt;157.5;&quot;SW&quot;;IF([.G154]&lt;202.5;&quot;S&quot;;IF([.G154]&lt;247.5;&quot;SE&quot;;IF([.G154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12.5" calcext:value-type="float">
            <text:p>12.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7M06S" calcext:value-type="time">
            <text:p>12:27:06</text:p>
          </table:table-cell>
          <table:table-cell table:style-name="ce1" office:value-type="float" office:value="-13.9" calcext:value-type="float">
            <text:p>-13.9</text:p>
          </table:table-cell>
          <table:table-cell table:style-name="ce1" office:value-type="float" office:value="47.6" calcext:value-type="float">
            <text:p>47.6</text:p>
          </table:table-cell>
          <table:table-cell table:style-name="ce1" office:value-type="float" office:value="-14.8" calcext:value-type="float">
            <text:p>-14.8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29.1" calcext:value-type="float">
            <text:p>129.1</text:p>
          </table:table-cell>
          <table:table-cell table:style-name="ce1" table:formula="of:=IF(OR([.G155]&gt;=337.5;[.G155]&lt;22.5);&quot;N&quot;;IF([.G155]&lt;67.5;&quot;NW&quot;;IF([.G155]&lt;112.5;&quot;W&quot;;IF([.G155]&lt;157.5;&quot;SW&quot;;IF([.G155]&lt;202.5;&quot;S&quot;;IF([.G155]&lt;247.5;&quot;SE&quot;;IF([.G155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12.5" calcext:value-type="float">
            <text:p>12.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7M11S" calcext:value-type="time">
            <text:p>12:27:11</text:p>
          </table:table-cell>
          <table:table-cell table:style-name="ce1" office:value-type="float" office:value="-13.9" calcext:value-type="float">
            <text:p>-13.9</text:p>
          </table:table-cell>
          <table:table-cell table:style-name="ce1" office:value-type="float" office:value="47.6" calcext:value-type="float">
            <text:p>47.6</text:p>
          </table:table-cell>
          <table:table-cell table:style-name="ce1" office:value-type="float" office:value="-14.8" calcext:value-type="float">
            <text:p>-14.8</text:p>
          </table:table-cell>
          <table:table-cell table:style-name="ce1" office:value-type="float" office:value="870.9" calcext:value-type="float">
            <text:p>870.9</text:p>
          </table:table-cell>
          <table:table-cell table:style-name="ce1" office:value-type="float" office:value="118.8" calcext:value-type="float">
            <text:p>118.8</text:p>
          </table:table-cell>
          <table:table-cell table:style-name="ce1" table:formula="of:=IF(OR([.G156]&gt;=337.5;[.G156]&lt;22.5);&quot;N&quot;;IF([.G156]&lt;67.5;&quot;NW&quot;;IF([.G156]&lt;112.5;&quot;W&quot;;IF([.G156]&lt;157.5;&quot;SW&quot;;IF([.G156]&lt;202.5;&quot;S&quot;;IF([.G156]&lt;247.5;&quot;SE&quot;;IF([.G156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7M16S" calcext:value-type="time">
            <text:p>12:27:16</text:p>
          </table:table-cell>
          <table:table-cell table:style-name="ce1" office:value-type="float" office:value="-13.9" calcext:value-type="float">
            <text:p>-13.9</text:p>
          </table:table-cell>
          <table:table-cell table:style-name="ce1" office:value-type="float" office:value="47.7" calcext:value-type="float">
            <text:p>47.7</text:p>
          </table:table-cell>
          <table:table-cell table:style-name="ce1" office:value-type="float" office:value="-14.8" calcext:value-type="float">
            <text:p>-14.8</text:p>
          </table:table-cell>
          <table:table-cell table:style-name="ce1" office:value-type="float" office:value="870.7" calcext:value-type="float">
            <text:p>870.7</text:p>
          </table:table-cell>
          <table:table-cell table:style-name="ce1" office:value-type="float" office:value="95" calcext:value-type="float">
            <text:p>95</text:p>
          </table:table-cell>
          <table:table-cell table:style-name="ce1" table:formula="of:=IF(OR([.G157]&gt;=337.5;[.G157]&lt;22.5);&quot;N&quot;;IF([.G157]&lt;67.5;&quot;NW&quot;;IF([.G157]&lt;112.5;&quot;W&quot;;IF([.G157]&lt;157.5;&quot;SW&quot;;IF([.G157]&lt;202.5;&quot;S&quot;;IF([.G157]&lt;247.5;&quot;SE&quot;;IF([.G157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7M21S" calcext:value-type="time">
            <text:p>12:27:21</text:p>
          </table:table-cell>
          <table:table-cell table:style-name="ce1" office:value-type="float" office:value="-13.9" calcext:value-type="float">
            <text:p>-13.9</text:p>
          </table:table-cell>
          <table:table-cell table:style-name="ce1" office:value-type="float" office:value="47.7" calcext:value-type="float">
            <text:p>47.7</text:p>
          </table:table-cell>
          <table:table-cell table:style-name="ce1" office:value-type="float" office:value="-14.8" calcext:value-type="float">
            <text:p>-14.8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95.1" calcext:value-type="float">
            <text:p>95.1</text:p>
          </table:table-cell>
          <table:table-cell table:style-name="ce1" table:formula="of:=IF(OR([.G158]&gt;=337.5;[.G158]&lt;22.5);&quot;N&quot;;IF([.G158]&lt;67.5;&quot;NW&quot;;IF([.G158]&lt;112.5;&quot;W&quot;;IF([.G158]&lt;157.5;&quot;SW&quot;;IF([.G158]&lt;202.5;&quot;S&quot;;IF([.G158]&lt;247.5;&quot;SE&quot;;IF([.G158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12.5" calcext:value-type="float">
            <text:p>12.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7M26S" calcext:value-type="time">
            <text:p>12:27:26</text:p>
          </table:table-cell>
          <table:table-cell table:style-name="ce1" office:value-type="float" office:value="-13.9" calcext:value-type="float">
            <text:p>-13.9</text:p>
          </table:table-cell>
          <table:table-cell table:style-name="ce1" office:value-type="float" office:value="47.7" calcext:value-type="float">
            <text:p>47.7</text:p>
          </table:table-cell>
          <table:table-cell table:style-name="ce1" office:value-type="float" office:value="-14.8" calcext:value-type="float">
            <text:p>-14.8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12.1" calcext:value-type="float">
            <text:p>112.1</text:p>
          </table:table-cell>
          <table:table-cell table:style-name="ce1" table:formula="of:=IF(OR([.G159]&gt;=337.5;[.G159]&lt;22.5);&quot;N&quot;;IF([.G159]&lt;67.5;&quot;NW&quot;;IF([.G159]&lt;112.5;&quot;W&quot;;IF([.G159]&lt;157.5;&quot;SW&quot;;IF([.G159]&lt;202.5;&quot;S&quot;;IF([.G159]&lt;247.5;&quot;SE&quot;;IF([.G159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7M32S" calcext:value-type="time">
            <text:p>12:27:32</text:p>
          </table:table-cell>
          <table:table-cell table:style-name="ce1" office:value-type="float" office:value="-13.8" calcext:value-type="float">
            <text:p>-13.8</text:p>
          </table:table-cell>
          <table:table-cell table:style-name="ce1" office:value-type="float" office:value="47.7" calcext:value-type="float">
            <text:p>47.7</text:p>
          </table:table-cell>
          <table:table-cell table:style-name="ce1" office:value-type="float" office:value="-14.6" calcext:value-type="float">
            <text:p>-14.6</text:p>
          </table:table-cell>
          <table:table-cell table:style-name="ce1" office:value-type="float" office:value="870.7" calcext:value-type="float">
            <text:p>870.7</text:p>
          </table:table-cell>
          <table:table-cell table:style-name="ce1" office:value-type="float" office:value="138.6" calcext:value-type="float">
            <text:p>138.6</text:p>
          </table:table-cell>
          <table:table-cell table:style-name="ce1" table:formula="of:=IF(OR([.G160]&gt;=337.5;[.G160]&lt;22.5);&quot;N&quot;;IF([.G160]&lt;67.5;&quot;NW&quot;;IF([.G160]&lt;112.5;&quot;W&quot;;IF([.G160]&lt;157.5;&quot;SW&quot;;IF([.G160]&lt;202.5;&quot;S&quot;;IF([.G160]&lt;247.5;&quot;SE&quot;;IF([.G160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7M37S" calcext:value-type="time">
            <text:p>12:27:37</text:p>
          </table:table-cell>
          <table:table-cell table:style-name="ce1" office:value-type="float" office:value="-13.7" calcext:value-type="float">
            <text:p>-13.7</text:p>
          </table:table-cell>
          <table:table-cell table:style-name="ce1" office:value-type="float" office:value="47.7" calcext:value-type="float">
            <text:p>47.7</text:p>
          </table:table-cell>
          <table:table-cell table:style-name="ce1" office:value-type="float" office:value="-14.5" calcext:value-type="float">
            <text:p>-14.5</text:p>
          </table:table-cell>
          <table:table-cell table:style-name="ce1" office:value-type="float" office:value="870.7" calcext:value-type="float">
            <text:p>870.7</text:p>
          </table:table-cell>
          <table:table-cell table:style-name="ce1" office:value-type="float" office:value="155.4" calcext:value-type="float">
            <text:p>155.4</text:p>
          </table:table-cell>
          <table:table-cell table:style-name="ce1" table:formula="of:=IF(OR([.G161]&gt;=337.5;[.G161]&lt;22.5);&quot;N&quot;;IF([.G161]&lt;67.5;&quot;NW&quot;;IF([.G161]&lt;112.5;&quot;W&quot;;IF([.G161]&lt;157.5;&quot;SW&quot;;IF([.G161]&lt;202.5;&quot;S&quot;;IF([.G161]&lt;247.5;&quot;SE&quot;;IF([.G161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10.93" calcext:value-type="float">
            <text:p>10.9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7M42S" calcext:value-type="time">
            <text:p>12:27:42</text:p>
          </table:table-cell>
          <table:table-cell table:style-name="ce1" office:value-type="float" office:value="-13.8" calcext:value-type="float">
            <text:p>-13.8</text:p>
          </table:table-cell>
          <table:table-cell table:style-name="ce1" office:value-type="float" office:value="47.7" calcext:value-type="float">
            <text:p>47.7</text:p>
          </table:table-cell>
          <table:table-cell table:style-name="ce1" office:value-type="float" office:value="-14.6" calcext:value-type="float">
            <text:p>-14.6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38.3" calcext:value-type="float">
            <text:p>138.3</text:p>
          </table:table-cell>
          <table:table-cell table:style-name="ce1" table:formula="of:=IF(OR([.G162]&gt;=337.5;[.G162]&lt;22.5);&quot;N&quot;;IF([.G162]&lt;67.5;&quot;NW&quot;;IF([.G162]&lt;112.5;&quot;W&quot;;IF([.G162]&lt;157.5;&quot;SW&quot;;IF([.G162]&lt;202.5;&quot;S&quot;;IF([.G162]&lt;247.5;&quot;SE&quot;;IF([.G162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12.5" calcext:value-type="float">
            <text:p>12.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7M47S" calcext:value-type="time">
            <text:p>12:27:47</text:p>
          </table:table-cell>
          <table:table-cell table:style-name="ce1" office:value-type="float" office:value="-13.8" calcext:value-type="float">
            <text:p>-13.8</text:p>
          </table:table-cell>
          <table:table-cell table:style-name="ce1" office:value-type="float" office:value="47.8" calcext:value-type="float">
            <text:p>47.8</text:p>
          </table:table-cell>
          <table:table-cell table:style-name="ce1" office:value-type="float" office:value="-14.7" calcext:value-type="float">
            <text:p>-14.7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12.3" calcext:value-type="float">
            <text:p>112.3</text:p>
          </table:table-cell>
          <table:table-cell table:style-name="ce1" table:formula="of:=IF(OR([.G163]&gt;=337.5;[.G163]&lt;22.5);&quot;N&quot;;IF([.G163]&lt;67.5;&quot;NW&quot;;IF([.G163]&lt;112.5;&quot;W&quot;;IF([.G163]&lt;157.5;&quot;SW&quot;;IF([.G163]&lt;202.5;&quot;S&quot;;IF([.G163]&lt;247.5;&quot;SE&quot;;IF([.G163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12.5" calcext:value-type="float">
            <text:p>12.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7M52S" calcext:value-type="time">
            <text:p>12:27:52</text:p>
          </table:table-cell>
          <table:table-cell table:style-name="ce1" office:value-type="float" office:value="-13.9" calcext:value-type="float">
            <text:p>-13.9</text:p>
          </table:table-cell>
          <table:table-cell table:style-name="ce1" office:value-type="float" office:value="47.8" calcext:value-type="float">
            <text:p>47.8</text:p>
          </table:table-cell>
          <table:table-cell table:style-name="ce1" office:value-type="float" office:value="-14.8" calcext:value-type="float">
            <text:p>-14.8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30.1" calcext:value-type="float">
            <text:p>130.1</text:p>
          </table:table-cell>
          <table:table-cell table:style-name="ce1" table:formula="of:=IF(OR([.G164]&gt;=337.5;[.G164]&lt;22.5);&quot;N&quot;;IF([.G164]&lt;67.5;&quot;NW&quot;;IF([.G164]&lt;112.5;&quot;W&quot;;IF([.G164]&lt;157.5;&quot;SW&quot;;IF([.G164]&lt;202.5;&quot;S&quot;;IF([.G164]&lt;247.5;&quot;SE&quot;;IF([.G164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7M57S" calcext:value-type="time">
            <text:p>12:27:57</text:p>
          </table:table-cell>
          <table:table-cell table:style-name="ce1" office:value-type="float" office:value="-13.9" calcext:value-type="float">
            <text:p>-13.9</text:p>
          </table:table-cell>
          <table:table-cell table:style-name="ce1" office:value-type="float" office:value="47.8" calcext:value-type="float">
            <text:p>47.8</text:p>
          </table:table-cell>
          <table:table-cell table:style-name="ce1" office:value-type="float" office:value="-14.8" calcext:value-type="float">
            <text:p>-14.8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36.6" calcext:value-type="float">
            <text:p>136.6</text:p>
          </table:table-cell>
          <table:table-cell table:style-name="ce1" table:formula="of:=IF(OR([.G165]&gt;=337.5;[.G165]&lt;22.5);&quot;N&quot;;IF([.G165]&lt;67.5;&quot;NW&quot;;IF([.G165]&lt;112.5;&quot;W&quot;;IF([.G165]&lt;157.5;&quot;SW&quot;;IF([.G165]&lt;202.5;&quot;S&quot;;IF([.G165]&lt;247.5;&quot;SE&quot;;IF([.G165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12.5" calcext:value-type="float">
            <text:p>12.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8M02S" calcext:value-type="time">
            <text:p>12:28:02</text:p>
          </table:table-cell>
          <table:table-cell table:style-name="ce1" office:value-type="float" office:value="-13.9" calcext:value-type="float">
            <text:p>-13.9</text:p>
          </table:table-cell>
          <table:table-cell table:style-name="ce1" office:value-type="float" office:value="47.9" calcext:value-type="float">
            <text:p>47.9</text:p>
          </table:table-cell>
          <table:table-cell table:style-name="ce1" office:value-type="float" office:value="-14.8" calcext:value-type="float">
            <text:p>-14.8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49.8" calcext:value-type="float">
            <text:p>149.8</text:p>
          </table:table-cell>
          <table:table-cell table:style-name="ce1" table:formula="of:=IF(OR([.G166]&gt;=337.5;[.G166]&lt;22.5);&quot;N&quot;;IF([.G166]&lt;67.5;&quot;NW&quot;;IF([.G166]&lt;112.5;&quot;W&quot;;IF([.G166]&lt;157.5;&quot;SW&quot;;IF([.G166]&lt;202.5;&quot;S&quot;;IF([.G166]&lt;247.5;&quot;SE&quot;;IF([.G166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15.62" calcext:value-type="float">
            <text:p>15.6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8M07S" calcext:value-type="time">
            <text:p>12:28:07</text:p>
          </table:table-cell>
          <table:table-cell table:style-name="ce1" office:value-type="float" office:value="-13.9" calcext:value-type="float">
            <text:p>-13.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-14.8" calcext:value-type="float">
            <text:p>-14.8</text:p>
          </table:table-cell>
          <table:table-cell table:style-name="ce1" office:value-type="float" office:value="870.7" calcext:value-type="float">
            <text:p>870.7</text:p>
          </table:table-cell>
          <table:table-cell table:style-name="ce1" office:value-type="float" office:value="155.2" calcext:value-type="float">
            <text:p>155.2</text:p>
          </table:table-cell>
          <table:table-cell table:style-name="ce1" table:formula="of:=IF(OR([.G167]&gt;=337.5;[.G167]&lt;22.5);&quot;N&quot;;IF([.G167]&lt;67.5;&quot;NW&quot;;IF([.G167]&lt;112.5;&quot;W&quot;;IF([.G167]&lt;157.5;&quot;SW&quot;;IF([.G167]&lt;202.5;&quot;S&quot;;IF([.G167]&lt;247.5;&quot;SE&quot;;IF([.G167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10.93" calcext:value-type="float">
            <text:p>10.9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8M12S" calcext:value-type="time">
            <text:p>12:28:12</text:p>
          </table:table-cell>
          <table:table-cell table:style-name="ce1" office:value-type="float" office:value="-13.8" calcext:value-type="float">
            <text:p>-13.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-14.7" calcext:value-type="float">
            <text:p>-14.7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36.7" calcext:value-type="float">
            <text:p>136.7</text:p>
          </table:table-cell>
          <table:table-cell table:style-name="ce1" table:formula="of:=IF(OR([.G168]&gt;=337.5;[.G168]&lt;22.5);&quot;N&quot;;IF([.G168]&lt;67.5;&quot;NW&quot;;IF([.G168]&lt;112.5;&quot;W&quot;;IF([.G168]&lt;157.5;&quot;SW&quot;;IF([.G168]&lt;202.5;&quot;S&quot;;IF([.G168]&lt;247.5;&quot;SE&quot;;IF([.G168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10.93" calcext:value-type="float">
            <text:p>10.9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8M17S" calcext:value-type="time">
            <text:p>12:28:17</text:p>
          </table:table-cell>
          <table:table-cell table:style-name="ce1" office:value-type="float" office:value="-13.8" calcext:value-type="float">
            <text:p>-13.8</text:p>
          </table:table-cell>
          <table:table-cell table:style-name="ce1" office:value-type="float" office:value="48.2" calcext:value-type="float">
            <text:p>48.2</text:p>
          </table:table-cell>
          <table:table-cell table:style-name="ce1" office:value-type="float" office:value="-14.6" calcext:value-type="float">
            <text:p>-14.6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66.1" calcext:value-type="float">
            <text:p>166.1</text:p>
          </table:table-cell>
          <table:table-cell table:style-name="ce1" table:formula="of:=IF(OR([.G169]&gt;=337.5;[.G169]&lt;22.5);&quot;N&quot;;IF([.G169]&lt;67.5;&quot;NW&quot;;IF([.G169]&lt;112.5;&quot;W&quot;;IF([.G169]&lt;157.5;&quot;SW&quot;;IF([.G169]&lt;202.5;&quot;S&quot;;IF([.G169]&lt;247.5;&quot;SE&quot;;IF([.G169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12.5" calcext:value-type="float">
            <text:p>12.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8M22S" calcext:value-type="time">
            <text:p>12:28:22</text:p>
          </table:table-cell>
          <table:table-cell table:style-name="ce1" office:value-type="float" office:value="-13.8" calcext:value-type="float">
            <text:p>-13.8</text:p>
          </table:table-cell>
          <table:table-cell table:style-name="ce1" office:value-type="float" office:value="48.3" calcext:value-type="float">
            <text:p>48.3</text:p>
          </table:table-cell>
          <table:table-cell table:style-name="ce1" office:value-type="float" office:value="-14.5" calcext:value-type="float">
            <text:p>-14.5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70.8" calcext:value-type="float">
            <text:p>170.8</text:p>
          </table:table-cell>
          <table:table-cell table:style-name="ce1" table:formula="of:=IF(OR([.G170]&gt;=337.5;[.G170]&lt;22.5);&quot;N&quot;;IF([.G170]&lt;67.5;&quot;NW&quot;;IF([.G170]&lt;112.5;&quot;W&quot;;IF([.G170]&lt;157.5;&quot;SW&quot;;IF([.G170]&lt;202.5;&quot;S&quot;;IF([.G170]&lt;247.5;&quot;SE&quot;;IF([.G170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12.5" calcext:value-type="float">
            <text:p>12.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8M27S" calcext:value-type="time">
            <text:p>12:28:27</text:p>
          </table:table-cell>
          <table:table-cell table:style-name="ce1" office:value-type="float" office:value="-13.8" calcext:value-type="float">
            <text:p>-13.8</text:p>
          </table:table-cell>
          <table:table-cell table:style-name="ce1" office:value-type="float" office:value="48.3" calcext:value-type="float">
            <text:p>48.3</text:p>
          </table:table-cell>
          <table:table-cell table:style-name="ce1" office:value-type="float" office:value="-14.5" calcext:value-type="float">
            <text:p>-14.5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44.1" calcext:value-type="float">
            <text:p>144.1</text:p>
          </table:table-cell>
          <table:table-cell table:style-name="ce1" table:formula="of:=IF(OR([.G171]&gt;=337.5;[.G171]&lt;22.5);&quot;N&quot;;IF([.G171]&lt;67.5;&quot;NW&quot;;IF([.G171]&lt;112.5;&quot;W&quot;;IF([.G171]&lt;157.5;&quot;SW&quot;;IF([.G171]&lt;202.5;&quot;S&quot;;IF([.G171]&lt;247.5;&quot;SE&quot;;IF([.G171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12.5" calcext:value-type="float">
            <text:p>12.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8M32S" calcext:value-type="time">
            <text:p>12:28:32</text:p>
          </table:table-cell>
          <table:table-cell table:style-name="ce1" office:value-type="float" office:value="-13.8" calcext:value-type="float">
            <text:p>-13.8</text:p>
          </table:table-cell>
          <table:table-cell table:style-name="ce1" office:value-type="float" office:value="48.4" calcext:value-type="float">
            <text:p>48.4</text:p>
          </table:table-cell>
          <table:table-cell table:style-name="ce1" office:value-type="float" office:value="-14.4" calcext:value-type="float">
            <text:p>-14.4</text:p>
          </table:table-cell>
          <table:table-cell table:style-name="ce1" office:value-type="float" office:value="870.7" calcext:value-type="float">
            <text:p>870.7</text:p>
          </table:table-cell>
          <table:table-cell table:style-name="ce1" office:value-type="float" office:value="160.6" calcext:value-type="float">
            <text:p>160.6</text:p>
          </table:table-cell>
          <table:table-cell table:style-name="ce1" table:formula="of:=IF(OR([.G172]&gt;=337.5;[.G172]&lt;22.5);&quot;N&quot;;IF([.G172]&lt;67.5;&quot;NW&quot;;IF([.G172]&lt;112.5;&quot;W&quot;;IF([.G172]&lt;157.5;&quot;SW&quot;;IF([.G172]&lt;202.5;&quot;S&quot;;IF([.G172]&lt;247.5;&quot;SE&quot;;IF([.G172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12.5" calcext:value-type="float">
            <text:p>12.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8M37S" calcext:value-type="time">
            <text:p>12:28:37</text:p>
          </table:table-cell>
          <table:table-cell table:style-name="ce1" office:value-type="float" office:value="-13.7" calcext:value-type="float">
            <text:p>-13.7</text:p>
          </table:table-cell>
          <table:table-cell table:style-name="ce1" office:value-type="float" office:value="48.3" calcext:value-type="float">
            <text:p>48.3</text:p>
          </table:table-cell>
          <table:table-cell table:style-name="ce1" office:value-type="float" office:value="-14.4" calcext:value-type="float">
            <text:p>-14.4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50.8" calcext:value-type="float">
            <text:p>150.8</text:p>
          </table:table-cell>
          <table:table-cell table:style-name="ce1" table:formula="of:=IF(OR([.G173]&gt;=337.5;[.G173]&lt;22.5);&quot;N&quot;;IF([.G173]&lt;67.5;&quot;NW&quot;;IF([.G173]&lt;112.5;&quot;W&quot;;IF([.G173]&lt;157.5;&quot;SW&quot;;IF([.G173]&lt;202.5;&quot;S&quot;;IF([.G173]&lt;247.5;&quot;SE&quot;;IF([.G173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8M42S" calcext:value-type="time">
            <text:p>12:28:42</text:p>
          </table:table-cell>
          <table:table-cell table:style-name="ce1" office:value-type="float" office:value="-13.7" calcext:value-type="float">
            <text:p>-13.7</text:p>
          </table:table-cell>
          <table:table-cell table:style-name="ce1" office:value-type="float" office:value="48.3" calcext:value-type="float">
            <text:p>48.3</text:p>
          </table:table-cell>
          <table:table-cell table:style-name="ce1" office:value-type="float" office:value="-14.3" calcext:value-type="float">
            <text:p>-14.3</text:p>
          </table:table-cell>
          <table:table-cell table:style-name="ce1" office:value-type="float" office:value="870.7" calcext:value-type="float">
            <text:p>870.7</text:p>
          </table:table-cell>
          <table:table-cell table:style-name="ce1" office:value-type="float" office:value="155.9" calcext:value-type="float">
            <text:p>155.9</text:p>
          </table:table-cell>
          <table:table-cell table:style-name="ce1" table:formula="of:=IF(OR([.G174]&gt;=337.5;[.G174]&lt;22.5);&quot;N&quot;;IF([.G174]&lt;67.5;&quot;NW&quot;;IF([.G174]&lt;112.5;&quot;W&quot;;IF([.G174]&lt;157.5;&quot;SW&quot;;IF([.G174]&lt;202.5;&quot;S&quot;;IF([.G174]&lt;247.5;&quot;SE&quot;;IF([.G174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8M47S" calcext:value-type="time">
            <text:p>12:28:47</text:p>
          </table:table-cell>
          <table:table-cell table:style-name="ce1" office:value-type="float" office:value="-13.6" calcext:value-type="float">
            <text:p>-13.6</text:p>
          </table:table-cell>
          <table:table-cell table:style-name="ce1" office:value-type="float" office:value="48.3" calcext:value-type="float">
            <text:p>48.3</text:p>
          </table:table-cell>
          <table:table-cell table:style-name="ce1" office:value-type="float" office:value="-14.2" calcext:value-type="float">
            <text:p>-14.2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47.4" calcext:value-type="float">
            <text:p>147.4</text:p>
          </table:table-cell>
          <table:table-cell table:style-name="ce1" table:formula="of:=IF(OR([.G175]&gt;=337.5;[.G175]&lt;22.5);&quot;N&quot;;IF([.G175]&lt;67.5;&quot;NW&quot;;IF([.G175]&lt;112.5;&quot;W&quot;;IF([.G175]&lt;157.5;&quot;SW&quot;;IF([.G175]&lt;202.5;&quot;S&quot;;IF([.G175]&lt;247.5;&quot;SE&quot;;IF([.G175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12.5" calcext:value-type="float">
            <text:p>12.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8M52S" calcext:value-type="time">
            <text:p>12:28:52</text:p>
          </table:table-cell>
          <table:table-cell table:style-name="ce1" office:value-type="float" office:value="-13.4" calcext:value-type="float">
            <text:p>-13.4</text:p>
          </table:table-cell>
          <table:table-cell table:style-name="ce1" office:value-type="float" office:value="48.3" calcext:value-type="float">
            <text:p>48.3</text:p>
          </table:table-cell>
          <table:table-cell table:style-name="ce1" office:value-type="float" office:value="-14.1" calcext:value-type="float">
            <text:p>-14.1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23.1" calcext:value-type="float">
            <text:p>123.1</text:p>
          </table:table-cell>
          <table:table-cell table:style-name="ce1" table:formula="of:=IF(OR([.G176]&gt;=337.5;[.G176]&lt;22.5);&quot;N&quot;;IF([.G176]&lt;67.5;&quot;NW&quot;;IF([.G176]&lt;112.5;&quot;W&quot;;IF([.G176]&lt;157.5;&quot;SW&quot;;IF([.G176]&lt;202.5;&quot;S&quot;;IF([.G176]&lt;247.5;&quot;SE&quot;;IF([.G176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8M57S" calcext:value-type="time">
            <text:p>12:28:57</text:p>
          </table:table-cell>
          <table:table-cell table:style-name="ce1" office:value-type="float" office:value="-13.5" calcext:value-type="float">
            <text:p>-13.5</text:p>
          </table:table-cell>
          <table:table-cell table:style-name="ce1" office:value-type="float" office:value="48.2" calcext:value-type="float">
            <text:p>48.2</text:p>
          </table:table-cell>
          <table:table-cell table:style-name="ce1" office:value-type="float" office:value="-14.1" calcext:value-type="float">
            <text:p>-14.1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32.9" calcext:value-type="float">
            <text:p>132.9</text:p>
          </table:table-cell>
          <table:table-cell table:style-name="ce1" table:formula="of:=IF(OR([.G177]&gt;=337.5;[.G177]&lt;22.5);&quot;N&quot;;IF([.G177]&lt;67.5;&quot;NW&quot;;IF([.G177]&lt;112.5;&quot;W&quot;;IF([.G177]&lt;157.5;&quot;SW&quot;;IF([.G177]&lt;202.5;&quot;S&quot;;IF([.G177]&lt;247.5;&quot;SE&quot;;IF([.G177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12.5" calcext:value-type="float">
            <text:p>12.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9M02S" calcext:value-type="time">
            <text:p>12:29:02</text:p>
          </table:table-cell>
          <table:table-cell table:style-name="ce1" office:value-type="float" office:value="-13.4" calcext:value-type="float">
            <text:p>-13.4</text:p>
          </table:table-cell>
          <table:table-cell table:style-name="ce1" office:value-type="float" office:value="48.1" calcext:value-type="float">
            <text:p>48.1</text:p>
          </table:table-cell>
          <table:table-cell table:style-name="ce1" office:value-type="float" office:value="-14.1" calcext:value-type="float">
            <text:p>-14.1</text:p>
          </table:table-cell>
          <table:table-cell table:style-name="ce1" office:value-type="float" office:value="870.7" calcext:value-type="float">
            <text:p>870.7</text:p>
          </table:table-cell>
          <table:table-cell table:style-name="ce1" office:value-type="float" office:value="142.7" calcext:value-type="float">
            <text:p>142.7</text:p>
          </table:table-cell>
          <table:table-cell table:style-name="ce1" table:formula="of:=IF(OR([.G178]&gt;=337.5;[.G178]&lt;22.5);&quot;N&quot;;IF([.G178]&lt;67.5;&quot;NW&quot;;IF([.G178]&lt;112.5;&quot;W&quot;;IF([.G178]&lt;157.5;&quot;SW&quot;;IF([.G178]&lt;202.5;&quot;S&quot;;IF([.G178]&lt;247.5;&quot;SE&quot;;IF([.G178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9M07S" calcext:value-type="time">
            <text:p>12:29:07</text:p>
          </table:table-cell>
          <table:table-cell table:style-name="ce1" office:value-type="float" office:value="-13.5" calcext:value-type="float">
            <text:p>-13.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-14.2" calcext:value-type="float">
            <text:p>-14.2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35.6" calcext:value-type="float">
            <text:p>135.6</text:p>
          </table:table-cell>
          <table:table-cell table:style-name="ce1" table:formula="of:=IF(OR([.G179]&gt;=337.5;[.G179]&lt;22.5);&quot;N&quot;;IF([.G179]&lt;67.5;&quot;NW&quot;;IF([.G179]&lt;112.5;&quot;W&quot;;IF([.G179]&lt;157.5;&quot;SW&quot;;IF([.G179]&lt;202.5;&quot;S&quot;;IF([.G179]&lt;247.5;&quot;SE&quot;;IF([.G179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9M12S" calcext:value-type="time">
            <text:p>12:29:12</text:p>
          </table:table-cell>
          <table:table-cell table:style-name="ce1" office:value-type="float" office:value="-13.5" calcext:value-type="float">
            <text:p>-13.5</text:p>
          </table:table-cell>
          <table:table-cell table:style-name="ce1" office:value-type="float" office:value="47.9" calcext:value-type="float">
            <text:p>47.9</text:p>
          </table:table-cell>
          <table:table-cell table:style-name="ce1" office:value-type="float" office:value="-14.3" calcext:value-type="float">
            <text:p>-14.3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35.8" calcext:value-type="float">
            <text:p>135.8</text:p>
          </table:table-cell>
          <table:table-cell table:style-name="ce1" table:formula="of:=IF(OR([.G180]&gt;=337.5;[.G180]&lt;22.5);&quot;N&quot;;IF([.G180]&lt;67.5;&quot;NW&quot;;IF([.G180]&lt;112.5;&quot;W&quot;;IF([.G180]&lt;157.5;&quot;SW&quot;;IF([.G180]&lt;202.5;&quot;S&quot;;IF([.G180]&lt;247.5;&quot;SE&quot;;IF([.G180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9M17S" calcext:value-type="time">
            <text:p>12:29:17</text:p>
          </table:table-cell>
          <table:table-cell table:style-name="ce1" office:value-type="float" office:value="-13.5" calcext:value-type="float">
            <text:p>-13.5</text:p>
          </table:table-cell>
          <table:table-cell table:style-name="ce1" office:value-type="float" office:value="47.9" calcext:value-type="float">
            <text:p>47.9</text:p>
          </table:table-cell>
          <table:table-cell table:style-name="ce1" office:value-type="float" office:value="-14.4" calcext:value-type="float">
            <text:p>-14.4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27.6" calcext:value-type="float">
            <text:p>127.6</text:p>
          </table:table-cell>
          <table:table-cell table:style-name="ce1" table:formula="of:=IF(OR([.G181]&gt;=337.5;[.G181]&lt;22.5);&quot;N&quot;;IF([.G181]&lt;67.5;&quot;NW&quot;;IF([.G181]&lt;112.5;&quot;W&quot;;IF([.G181]&lt;157.5;&quot;SW&quot;;IF([.G181]&lt;202.5;&quot;S&quot;;IF([.G181]&lt;247.5;&quot;SE&quot;;IF([.G181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9M22S" calcext:value-type="time">
            <text:p>12:29:22</text:p>
          </table:table-cell>
          <table:table-cell table:style-name="ce1" office:value-type="float" office:value="-13.5" calcext:value-type="float">
            <text:p>-13.5</text:p>
          </table:table-cell>
          <table:table-cell table:style-name="ce1" office:value-type="float" office:value="47.8" calcext:value-type="float">
            <text:p>47.8</text:p>
          </table:table-cell>
          <table:table-cell table:style-name="ce1" office:value-type="float" office:value="-14.4" calcext:value-type="float">
            <text:p>-14.4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36.4" calcext:value-type="float">
            <text:p>136.4</text:p>
          </table:table-cell>
          <table:table-cell table:style-name="ce1" table:formula="of:=IF(OR([.G182]&gt;=337.5;[.G182]&lt;22.5);&quot;N&quot;;IF([.G182]&lt;67.5;&quot;NW&quot;;IF([.G182]&lt;112.5;&quot;W&quot;;IF([.G182]&lt;157.5;&quot;SW&quot;;IF([.G182]&lt;202.5;&quot;S&quot;;IF([.G182]&lt;247.5;&quot;SE&quot;;IF([.G182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9M27S" calcext:value-type="time">
            <text:p>12:29:27</text:p>
          </table:table-cell>
          <table:table-cell table:style-name="ce1" office:value-type="float" office:value="-13.4" calcext:value-type="float">
            <text:p>-13.4</text:p>
          </table:table-cell>
          <table:table-cell table:style-name="ce1" office:value-type="float" office:value="47.8" calcext:value-type="float">
            <text:p>47.8</text:p>
          </table:table-cell>
          <table:table-cell table:style-name="ce1" office:value-type="float" office:value="-14.3" calcext:value-type="float">
            <text:p>-14.3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82.4" calcext:value-type="float">
            <text:p>182.4</text:p>
          </table:table-cell>
          <table:table-cell table:style-name="ce1" table:formula="of:=IF(OR([.G183]&gt;=337.5;[.G183]&lt;22.5);&quot;N&quot;;IF([.G183]&lt;67.5;&quot;NW&quot;;IF([.G183]&lt;112.5;&quot;W&quot;;IF([.G183]&lt;157.5;&quot;SW&quot;;IF([.G183]&lt;202.5;&quot;S&quot;;IF([.G183]&lt;247.5;&quot;SE&quot;;IF([.G183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9M32S" calcext:value-type="time">
            <text:p>12:29:32</text:p>
          </table:table-cell>
          <table:table-cell table:style-name="ce1" office:value-type="float" office:value="-13.3" calcext:value-type="float">
            <text:p>-13.3</text:p>
          </table:table-cell>
          <table:table-cell table:style-name="ce1" office:value-type="float" office:value="47.7" calcext:value-type="float">
            <text:p>47.7</text:p>
          </table:table-cell>
          <table:table-cell table:style-name="ce1" office:value-type="float" office:value="-14.2" calcext:value-type="float">
            <text:p>-14.2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65.2" calcext:value-type="float">
            <text:p>165.2</text:p>
          </table:table-cell>
          <table:table-cell table:style-name="ce1" table:formula="of:=IF(OR([.G184]&gt;=337.5;[.G184]&lt;22.5);&quot;N&quot;;IF([.G184]&lt;67.5;&quot;NW&quot;;IF([.G184]&lt;112.5;&quot;W&quot;;IF([.G184]&lt;157.5;&quot;SW&quot;;IF([.G184]&lt;202.5;&quot;S&quot;;IF([.G184]&lt;247.5;&quot;SE&quot;;IF([.G184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9M37S" calcext:value-type="time">
            <text:p>12:29:37</text:p>
          </table:table-cell>
          <table:table-cell table:style-name="ce1" office:value-type="float" office:value="-13.5" calcext:value-type="float">
            <text:p>-13.5</text:p>
          </table:table-cell>
          <table:table-cell table:style-name="ce1" office:value-type="float" office:value="47.6" calcext:value-type="float">
            <text:p>47.6</text:p>
          </table:table-cell>
          <table:table-cell table:style-name="ce1" office:value-type="float" office:value="-14.2" calcext:value-type="float">
            <text:p>-14.2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84.5" calcext:value-type="float">
            <text:p>184.5</text:p>
          </table:table-cell>
          <table:table-cell table:style-name="ce1" table:formula="of:=IF(OR([.G185]&gt;=337.5;[.G185]&lt;22.5);&quot;N&quot;;IF([.G185]&lt;67.5;&quot;NW&quot;;IF([.G185]&lt;112.5;&quot;W&quot;;IF([.G185]&lt;157.5;&quot;SW&quot;;IF([.G185]&lt;202.5;&quot;S&quot;;IF([.G185]&lt;247.5;&quot;SE&quot;;IF([.G185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15.62" calcext:value-type="float">
            <text:p>15.6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9M42S" calcext:value-type="time">
            <text:p>12:29:42</text:p>
          </table:table-cell>
          <table:table-cell table:style-name="ce1" office:value-type="float" office:value="-13.6" calcext:value-type="float">
            <text:p>-13.6</text:p>
          </table:table-cell>
          <table:table-cell table:style-name="ce1" office:value-type="float" office:value="47.5" calcext:value-type="float">
            <text:p>47.5</text:p>
          </table:table-cell>
          <table:table-cell table:style-name="ce1" office:value-type="float" office:value="-14.2" calcext:value-type="float">
            <text:p>-14.2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77.1" calcext:value-type="float">
            <text:p>177.1</text:p>
          </table:table-cell>
          <table:table-cell table:style-name="ce1" table:formula="of:=IF(OR([.G186]&gt;=337.5;[.G186]&lt;22.5);&quot;N&quot;;IF([.G186]&lt;67.5;&quot;NW&quot;;IF([.G186]&lt;112.5;&quot;W&quot;;IF([.G186]&lt;157.5;&quot;SW&quot;;IF([.G186]&lt;202.5;&quot;S&quot;;IF([.G186]&lt;247.5;&quot;SE&quot;;IF([.G186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24.99" calcext:value-type="float">
            <text:p>24.9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9M47S" calcext:value-type="time">
            <text:p>12:29:47</text:p>
          </table:table-cell>
          <table:table-cell table:style-name="ce1" office:value-type="float" office:value="-13.7" calcext:value-type="float">
            <text:p>-13.7</text:p>
          </table:table-cell>
          <table:table-cell table:style-name="ce1" office:value-type="float" office:value="47.5" calcext:value-type="float">
            <text:p>47.5</text:p>
          </table:table-cell>
          <table:table-cell table:style-name="ce1" office:value-type="float" office:value="-14.3" calcext:value-type="float">
            <text:p>-14.3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75.2" calcext:value-type="float">
            <text:p>175.2</text:p>
          </table:table-cell>
          <table:table-cell table:style-name="ce1" table:formula="of:=IF(OR([.G187]&gt;=337.5;[.G187]&lt;22.5);&quot;N&quot;;IF([.G187]&lt;67.5;&quot;NW&quot;;IF([.G187]&lt;112.5;&quot;W&quot;;IF([.G187]&lt;157.5;&quot;SW&quot;;IF([.G187]&lt;202.5;&quot;S&quot;;IF([.G187]&lt;247.5;&quot;SE&quot;;IF([.G187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18.74" calcext:value-type="float">
            <text:p>18.7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9M52S" calcext:value-type="time">
            <text:p>12:29:52</text:p>
          </table:table-cell>
          <table:table-cell table:style-name="ce1" office:value-type="float" office:value="-13.6" calcext:value-type="float">
            <text:p>-13.6</text:p>
          </table:table-cell>
          <table:table-cell table:style-name="ce1" office:value-type="float" office:value="47.4" calcext:value-type="float">
            <text:p>47.4</text:p>
          </table:table-cell>
          <table:table-cell table:style-name="ce1" office:value-type="float" office:value="-14.2" calcext:value-type="float">
            <text:p>-14.2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75.1" calcext:value-type="float">
            <text:p>175.1</text:p>
          </table:table-cell>
          <table:table-cell table:style-name="ce1" table:formula="of:=IF(OR([.G188]&gt;=337.5;[.G188]&lt;22.5);&quot;N&quot;;IF([.G188]&lt;67.5;&quot;NW&quot;;IF([.G188]&lt;112.5;&quot;W&quot;;IF([.G188]&lt;157.5;&quot;SW&quot;;IF([.G188]&lt;202.5;&quot;S&quot;;IF([.G188]&lt;247.5;&quot;SE&quot;;IF([.G188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12.5" calcext:value-type="float">
            <text:p>12.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29M57S" calcext:value-type="time">
            <text:p>12:29:57</text:p>
          </table:table-cell>
          <table:table-cell table:style-name="ce1" office:value-type="float" office:value="-13.6" calcext:value-type="float">
            <text:p>-13.6</text:p>
          </table:table-cell>
          <table:table-cell table:style-name="ce1" office:value-type="float" office:value="47.4" calcext:value-type="float">
            <text:p>47.4</text:p>
          </table:table-cell>
          <table:table-cell table:style-name="ce1" office:value-type="float" office:value="-14.2" calcext:value-type="float">
            <text:p>-14.2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57.7" calcext:value-type="float">
            <text:p>157.7</text:p>
          </table:table-cell>
          <table:table-cell table:style-name="ce1" table:formula="of:=IF(OR([.G189]&gt;=337.5;[.G189]&lt;22.5);&quot;N&quot;;IF([.G189]&lt;67.5;&quot;NW&quot;;IF([.G189]&lt;112.5;&quot;W&quot;;IF([.G189]&lt;157.5;&quot;SW&quot;;IF([.G189]&lt;202.5;&quot;S&quot;;IF([.G189]&lt;247.5;&quot;SE&quot;;IF([.G189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12.5" calcext:value-type="float">
            <text:p>12.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30M02S" calcext:value-type="time">
            <text:p>12:30:02</text:p>
          </table:table-cell>
          <table:table-cell table:style-name="ce1" office:value-type="float" office:value="-13.6" calcext:value-type="float">
            <text:p>-13.6</text:p>
          </table:table-cell>
          <table:table-cell table:style-name="ce1" office:value-type="float" office:value="47.5" calcext:value-type="float">
            <text:p>47.5</text:p>
          </table:table-cell>
          <table:table-cell table:style-name="ce1" office:value-type="float" office:value="-14.2" calcext:value-type="float">
            <text:p>-14.2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19.6" calcext:value-type="float">
            <text:p>119.6</text:p>
          </table:table-cell>
          <table:table-cell table:style-name="ce1" table:formula="of:=IF(OR([.G190]&gt;=337.5;[.G190]&lt;22.5);&quot;N&quot;;IF([.G190]&lt;67.5;&quot;NW&quot;;IF([.G190]&lt;112.5;&quot;W&quot;;IF([.G190]&lt;157.5;&quot;SW&quot;;IF([.G190]&lt;202.5;&quot;S&quot;;IF([.G190]&lt;247.5;&quot;SE&quot;;IF([.G190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10.93" calcext:value-type="float">
            <text:p>10.9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30M07S" calcext:value-type="time">
            <text:p>12:30:07</text:p>
          </table:table-cell>
          <table:table-cell table:style-name="ce1" office:value-type="float" office:value="-13.5" calcext:value-type="float">
            <text:p>-13.5</text:p>
          </table:table-cell>
          <table:table-cell table:style-name="ce1" office:value-type="float" office:value="47.5" calcext:value-type="float">
            <text:p>47.5</text:p>
          </table:table-cell>
          <table:table-cell table:style-name="ce1" office:value-type="float" office:value="-14.2" calcext:value-type="float">
            <text:p>-14.2</text:p>
          </table:table-cell>
          <table:table-cell table:style-name="ce1" office:value-type="float" office:value="870.7" calcext:value-type="float">
            <text:p>870.7</text:p>
          </table:table-cell>
          <table:table-cell table:style-name="ce1" office:value-type="float" office:value="104.8" calcext:value-type="float">
            <text:p>104.8</text:p>
          </table:table-cell>
          <table:table-cell table:style-name="ce1" table:formula="of:=IF(OR([.G191]&gt;=337.5;[.G191]&lt;22.5);&quot;N&quot;;IF([.G191]&lt;67.5;&quot;NW&quot;;IF([.G191]&lt;112.5;&quot;W&quot;;IF([.G191]&lt;157.5;&quot;SW&quot;;IF([.G191]&lt;202.5;&quot;S&quot;;IF([.G191]&lt;247.5;&quot;SE&quot;;IF([.G191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30M12S" calcext:value-type="time">
            <text:p>12:30:12</text:p>
          </table:table-cell>
          <table:table-cell table:style-name="ce1" office:value-type="float" office:value="-13.5" calcext:value-type="float">
            <text:p>-13.5</text:p>
          </table:table-cell>
          <table:table-cell table:style-name="ce1" office:value-type="float" office:value="47.5" calcext:value-type="float">
            <text:p>47.5</text:p>
          </table:table-cell>
          <table:table-cell table:style-name="ce1" office:value-type="float" office:value="-14.2" calcext:value-type="float">
            <text:p>-14.2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47.8" calcext:value-type="float">
            <text:p>147.8</text:p>
          </table:table-cell>
          <table:table-cell table:style-name="ce1" table:formula="of:=IF(OR([.G192]&gt;=337.5;[.G192]&lt;22.5);&quot;N&quot;;IF([.G192]&lt;67.5;&quot;NW&quot;;IF([.G192]&lt;112.5;&quot;W&quot;;IF([.G192]&lt;157.5;&quot;SW&quot;;IF([.G192]&lt;202.5;&quot;S&quot;;IF([.G192]&lt;247.5;&quot;SE&quot;;IF([.G192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10.93" calcext:value-type="float">
            <text:p>10.9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30M17S" calcext:value-type="time">
            <text:p>12:30:17</text:p>
          </table:table-cell>
          <table:table-cell table:style-name="ce1" office:value-type="float" office:value="-13.6" calcext:value-type="float">
            <text:p>-13.6</text:p>
          </table:table-cell>
          <table:table-cell table:style-name="ce1" office:value-type="float" office:value="47.5" calcext:value-type="float">
            <text:p>47.5</text:p>
          </table:table-cell>
          <table:table-cell table:style-name="ce1" office:value-type="float" office:value="-14.4" calcext:value-type="float">
            <text:p>-14.4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39.4" calcext:value-type="float">
            <text:p>139.4</text:p>
          </table:table-cell>
          <table:table-cell table:style-name="ce1" table:formula="of:=IF(OR([.G193]&gt;=337.5;[.G193]&lt;22.5);&quot;N&quot;;IF([.G193]&lt;67.5;&quot;NW&quot;;IF([.G193]&lt;112.5;&quot;W&quot;;IF([.G193]&lt;157.5;&quot;SW&quot;;IF([.G193]&lt;202.5;&quot;S&quot;;IF([.G193]&lt;247.5;&quot;SE&quot;;IF([.G193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12.5" calcext:value-type="float">
            <text:p>12.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30M22S" calcext:value-type="time">
            <text:p>12:30:22</text:p>
          </table:table-cell>
          <table:table-cell table:style-name="ce1" office:value-type="float" office:value="-13.6" calcext:value-type="float">
            <text:p>-13.6</text:p>
          </table:table-cell>
          <table:table-cell table:style-name="ce1" office:value-type="float" office:value="47.5" calcext:value-type="float">
            <text:p>47.5</text:p>
          </table:table-cell>
          <table:table-cell table:style-name="ce1" office:value-type="float" office:value="-14.6" calcext:value-type="float">
            <text:p>-14.6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21.8" calcext:value-type="float">
            <text:p>121.8</text:p>
          </table:table-cell>
          <table:table-cell table:style-name="ce1" table:formula="of:=IF(OR([.G194]&gt;=337.5;[.G194]&lt;22.5);&quot;N&quot;;IF([.G194]&lt;67.5;&quot;NW&quot;;IF([.G194]&lt;112.5;&quot;W&quot;;IF([.G194]&lt;157.5;&quot;SW&quot;;IF([.G194]&lt;202.5;&quot;S&quot;;IF([.G194]&lt;247.5;&quot;SE&quot;;IF([.G194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12.5" calcext:value-type="float">
            <text:p>12.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30M27S" calcext:value-type="time">
            <text:p>12:30:27</text:p>
          </table:table-cell>
          <table:table-cell table:style-name="ce1" office:value-type="float" office:value="-13.7" calcext:value-type="float">
            <text:p>-13.7</text:p>
          </table:table-cell>
          <table:table-cell table:style-name="ce1" office:value-type="float" office:value="47.5" calcext:value-type="float">
            <text:p>47.5</text:p>
          </table:table-cell>
          <table:table-cell table:style-name="ce1" office:value-type="float" office:value="-14.6" calcext:value-type="float">
            <text:p>-14.6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29.7" calcext:value-type="float">
            <text:p>129.7</text:p>
          </table:table-cell>
          <table:table-cell table:style-name="ce1" table:formula="of:=IF(OR([.G195]&gt;=337.5;[.G195]&lt;22.5);&quot;N&quot;;IF([.G195]&lt;67.5;&quot;NW&quot;;IF([.G195]&lt;112.5;&quot;W&quot;;IF([.G195]&lt;157.5;&quot;SW&quot;;IF([.G195]&lt;202.5;&quot;S&quot;;IF([.G195]&lt;247.5;&quot;SE&quot;;IF([.G195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10.93" calcext:value-type="float">
            <text:p>10.9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30M32S" calcext:value-type="time">
            <text:p>12:30:32</text:p>
          </table:table-cell>
          <table:table-cell table:style-name="ce1" office:value-type="float" office:value="-13.7" calcext:value-type="float">
            <text:p>-13.7</text:p>
          </table:table-cell>
          <table:table-cell table:style-name="ce1" office:value-type="float" office:value="47.5" calcext:value-type="float">
            <text:p>47.5</text:p>
          </table:table-cell>
          <table:table-cell table:style-name="ce1" office:value-type="float" office:value="-14.7" calcext:value-type="float">
            <text:p>-14.7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24.4" calcext:value-type="float">
            <text:p>124.4</text:p>
          </table:table-cell>
          <table:table-cell table:style-name="ce1" table:formula="of:=IF(OR([.G196]&gt;=337.5;[.G196]&lt;22.5);&quot;N&quot;;IF([.G196]&lt;67.5;&quot;NW&quot;;IF([.G196]&lt;112.5;&quot;W&quot;;IF([.G196]&lt;157.5;&quot;SW&quot;;IF([.G196]&lt;202.5;&quot;S&quot;;IF([.G196]&lt;247.5;&quot;SE&quot;;IF([.G196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30M37S" calcext:value-type="time">
            <text:p>12:30:37</text:p>
          </table:table-cell>
          <table:table-cell table:style-name="ce1" office:value-type="float" office:value="-13.6" calcext:value-type="float">
            <text:p>-13.6</text:p>
          </table:table-cell>
          <table:table-cell table:style-name="ce1" office:value-type="float" office:value="47.6" calcext:value-type="float">
            <text:p>47.6</text:p>
          </table:table-cell>
          <table:table-cell table:style-name="ce1" office:value-type="float" office:value="-14.6" calcext:value-type="float">
            <text:p>-14.6</text:p>
          </table:table-cell>
          <table:table-cell table:style-name="ce1" office:value-type="float" office:value="870.7" calcext:value-type="float">
            <text:p>870.7</text:p>
          </table:table-cell>
          <table:table-cell table:style-name="ce1" office:value-type="float" office:value="109.5" calcext:value-type="float">
            <text:p>109.5</text:p>
          </table:table-cell>
          <table:table-cell table:style-name="ce1" table:formula="of:=IF(OR([.G197]&gt;=337.5;[.G197]&lt;22.5);&quot;N&quot;;IF([.G197]&lt;67.5;&quot;NW&quot;;IF([.G197]&lt;112.5;&quot;W&quot;;IF([.G197]&lt;157.5;&quot;SW&quot;;IF([.G197]&lt;202.5;&quot;S&quot;;IF([.G197]&lt;247.5;&quot;SE&quot;;IF([.G197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30M42S" calcext:value-type="time">
            <text:p>12:30:42</text:p>
          </table:table-cell>
          <table:table-cell table:style-name="ce1" office:value-type="float" office:value="-13.6" calcext:value-type="float">
            <text:p>-13.6</text:p>
          </table:table-cell>
          <table:table-cell table:style-name="ce1" office:value-type="float" office:value="47.5" calcext:value-type="float">
            <text:p>47.5</text:p>
          </table:table-cell>
          <table:table-cell table:style-name="ce1" office:value-type="float" office:value="-14.5" calcext:value-type="float">
            <text:p>-14.5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97.3" calcext:value-type="float">
            <text:p>97.3</text:p>
          </table:table-cell>
          <table:table-cell table:style-name="ce1" table:formula="of:=IF(OR([.G198]&gt;=337.5;[.G198]&lt;22.5);&quot;N&quot;;IF([.G198]&lt;67.5;&quot;NW&quot;;IF([.G198]&lt;112.5;&quot;W&quot;;IF([.G198]&lt;157.5;&quot;SW&quot;;IF([.G198]&lt;202.5;&quot;S&quot;;IF([.G198]&lt;247.5;&quot;SE&quot;;IF([.G198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30M47S" calcext:value-type="time">
            <text:p>12:30:47</text:p>
          </table:table-cell>
          <table:table-cell table:style-name="ce1" office:value-type="float" office:value="-13.5" calcext:value-type="float">
            <text:p>-13.5</text:p>
          </table:table-cell>
          <table:table-cell table:style-name="ce1" office:value-type="float" office:value="47.5" calcext:value-type="float">
            <text:p>47.5</text:p>
          </table:table-cell>
          <table:table-cell table:style-name="ce1" office:value-type="float" office:value="-14.4" calcext:value-type="float">
            <text:p>-14.4</text:p>
          </table:table-cell>
          <table:table-cell table:style-name="ce1" office:value-type="float" office:value="870.7" calcext:value-type="float">
            <text:p>870.7</text:p>
          </table:table-cell>
          <table:table-cell table:style-name="ce1" office:value-type="float" office:value="103" calcext:value-type="float">
            <text:p>103</text:p>
          </table:table-cell>
          <table:table-cell table:style-name="ce1" table:formula="of:=IF(OR([.G199]&gt;=337.5;[.G199]&lt;22.5);&quot;N&quot;;IF([.G199]&lt;67.5;&quot;NW&quot;;IF([.G199]&lt;112.5;&quot;W&quot;;IF([.G199]&lt;157.5;&quot;SW&quot;;IF([.G199]&lt;202.5;&quot;S&quot;;IF([.G199]&lt;247.5;&quot;SE&quot;;IF([.G199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30M52S" calcext:value-type="time">
            <text:p>12:30:52</text:p>
          </table:table-cell>
          <table:table-cell table:style-name="ce1" office:value-type="float" office:value="-13.5" calcext:value-type="float">
            <text:p>-13.5</text:p>
          </table:table-cell>
          <table:table-cell table:style-name="ce1" office:value-type="float" office:value="47.5" calcext:value-type="float">
            <text:p>47.5</text:p>
          </table:table-cell>
          <table:table-cell table:style-name="ce1" office:value-type="float" office:value="-14.4" calcext:value-type="float">
            <text:p>-14.4</text:p>
          </table:table-cell>
          <table:table-cell table:style-name="ce1" office:value-type="float" office:value="870.7" calcext:value-type="float">
            <text:p>870.7</text:p>
          </table:table-cell>
          <table:table-cell table:style-name="ce1" office:value-type="float" office:value="133.8" calcext:value-type="float">
            <text:p>133.8</text:p>
          </table:table-cell>
          <table:table-cell table:style-name="ce1" table:formula="of:=IF(OR([.G200]&gt;=337.5;[.G200]&lt;22.5);&quot;N&quot;;IF([.G200]&lt;67.5;&quot;NW&quot;;IF([.G200]&lt;112.5;&quot;W&quot;;IF([.G200]&lt;157.5;&quot;SW&quot;;IF([.G200]&lt;202.5;&quot;S&quot;;IF([.G200]&lt;247.5;&quot;SE&quot;;IF([.G200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10.93" calcext:value-type="float">
            <text:p>10.9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30M57S" calcext:value-type="time">
            <text:p>12:30:57</text:p>
          </table:table-cell>
          <table:table-cell table:style-name="ce1" office:value-type="float" office:value="-13.5" calcext:value-type="float">
            <text:p>-13.5</text:p>
          </table:table-cell>
          <table:table-cell table:style-name="ce1" office:value-type="float" office:value="47.4" calcext:value-type="float">
            <text:p>47.4</text:p>
          </table:table-cell>
          <table:table-cell table:style-name="ce1" office:value-type="float" office:value="-14.3" calcext:value-type="float">
            <text:p>-14.3</text:p>
          </table:table-cell>
          <table:table-cell table:style-name="ce1" office:value-type="float" office:value="870.7" calcext:value-type="float">
            <text:p>870.7</text:p>
          </table:table-cell>
          <table:table-cell table:style-name="ce1" office:value-type="float" office:value="129.8" calcext:value-type="float">
            <text:p>129.8</text:p>
          </table:table-cell>
          <table:table-cell table:style-name="ce1" table:formula="of:=IF(OR([.G201]&gt;=337.5;[.G201]&lt;22.5);&quot;N&quot;;IF([.G201]&lt;67.5;&quot;NW&quot;;IF([.G201]&lt;112.5;&quot;W&quot;;IF([.G201]&lt;157.5;&quot;SW&quot;;IF([.G201]&lt;202.5;&quot;S&quot;;IF([.G201]&lt;247.5;&quot;SE&quot;;IF([.G201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31M02S" calcext:value-type="time">
            <text:p>12:31:02</text:p>
          </table:table-cell>
          <table:table-cell table:style-name="ce1" office:value-type="float" office:value="-13.5" calcext:value-type="float">
            <text:p>-13.5</text:p>
          </table:table-cell>
          <table:table-cell table:style-name="ce1" office:value-type="float" office:value="47.5" calcext:value-type="float">
            <text:p>47.5</text:p>
          </table:table-cell>
          <table:table-cell table:style-name="ce1" office:value-type="float" office:value="-14.3" calcext:value-type="float">
            <text:p>-14.3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42.6" calcext:value-type="float">
            <text:p>142.6</text:p>
          </table:table-cell>
          <table:table-cell table:style-name="ce1" table:formula="of:=IF(OR([.G202]&gt;=337.5;[.G202]&lt;22.5);&quot;N&quot;;IF([.G202]&lt;67.5;&quot;NW&quot;;IF([.G202]&lt;112.5;&quot;W&quot;;IF([.G202]&lt;157.5;&quot;SW&quot;;IF([.G202]&lt;202.5;&quot;S&quot;;IF([.G202]&lt;247.5;&quot;SE&quot;;IF([.G202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31M07S" calcext:value-type="time">
            <text:p>12:31:07</text:p>
          </table:table-cell>
          <table:table-cell table:style-name="ce1" office:value-type="float" office:value="-13.5" calcext:value-type="float">
            <text:p>-13.5</text:p>
          </table:table-cell>
          <table:table-cell table:style-name="ce1" office:value-type="float" office:value="47.4" calcext:value-type="float">
            <text:p>47.4</text:p>
          </table:table-cell>
          <table:table-cell table:style-name="ce1" office:value-type="float" office:value="-14.3" calcext:value-type="float">
            <text:p>-14.3</text:p>
          </table:table-cell>
          <table:table-cell table:style-name="ce1" office:value-type="float" office:value="870.7" calcext:value-type="float">
            <text:p>870.7</text:p>
          </table:table-cell>
          <table:table-cell table:style-name="ce1" office:value-type="float" office:value="134.5" calcext:value-type="float">
            <text:p>134.5</text:p>
          </table:table-cell>
          <table:table-cell table:style-name="ce1" table:formula="of:=IF(OR([.G203]&gt;=337.5;[.G203]&lt;22.5);&quot;N&quot;;IF([.G203]&lt;67.5;&quot;NW&quot;;IF([.G203]&lt;112.5;&quot;W&quot;;IF([.G203]&lt;157.5;&quot;SW&quot;;IF([.G203]&lt;202.5;&quot;S&quot;;IF([.G203]&lt;247.5;&quot;SE&quot;;IF([.G203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12.5" calcext:value-type="float">
            <text:p>12.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31M12S" calcext:value-type="time">
            <text:p>12:31:12</text:p>
          </table:table-cell>
          <table:table-cell table:style-name="ce1" office:value-type="float" office:value="-13.4" calcext:value-type="float">
            <text:p>-13.4</text:p>
          </table:table-cell>
          <table:table-cell table:style-name="ce1" office:value-type="float" office:value="47.4" calcext:value-type="float">
            <text:p>47.4</text:p>
          </table:table-cell>
          <table:table-cell table:style-name="ce1" office:value-type="float" office:value="-14.2" calcext:value-type="float">
            <text:p>-14.2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42.6" calcext:value-type="float">
            <text:p>142.6</text:p>
          </table:table-cell>
          <table:table-cell table:style-name="ce1" table:formula="of:=IF(OR([.G204]&gt;=337.5;[.G204]&lt;22.5);&quot;N&quot;;IF([.G204]&lt;67.5;&quot;NW&quot;;IF([.G204]&lt;112.5;&quot;W&quot;;IF([.G204]&lt;157.5;&quot;SW&quot;;IF([.G204]&lt;202.5;&quot;S&quot;;IF([.G204]&lt;247.5;&quot;SE&quot;;IF([.G204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31M17S" calcext:value-type="time">
            <text:p>12:31:17</text:p>
          </table:table-cell>
          <table:table-cell table:style-name="ce1" office:value-type="float" office:value="-13.3" calcext:value-type="float">
            <text:p>-13.3</text:p>
          </table:table-cell>
          <table:table-cell table:style-name="ce1" office:value-type="float" office:value="47.4" calcext:value-type="float">
            <text:p>47.4</text:p>
          </table:table-cell>
          <table:table-cell table:style-name="ce1" office:value-type="float" office:value="-14.1" calcext:value-type="float">
            <text:p>-14.1</text:p>
          </table:table-cell>
          <table:table-cell table:style-name="ce1" office:value-type="float" office:value="870.7" calcext:value-type="float">
            <text:p>870.7</text:p>
          </table:table-cell>
          <table:table-cell table:style-name="ce1" office:value-type="float" office:value="179.6" calcext:value-type="float">
            <text:p>179.6</text:p>
          </table:table-cell>
          <table:table-cell table:style-name="ce1" table:formula="of:=IF(OR([.G205]&gt;=337.5;[.G205]&lt;22.5);&quot;N&quot;;IF([.G205]&lt;67.5;&quot;NW&quot;;IF([.G205]&lt;112.5;&quot;W&quot;;IF([.G205]&lt;157.5;&quot;SW&quot;;IF([.G205]&lt;202.5;&quot;S&quot;;IF([.G205]&lt;247.5;&quot;SE&quot;;IF([.G205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31M22S" calcext:value-type="time">
            <text:p>12:31:22</text:p>
          </table:table-cell>
          <table:table-cell table:style-name="ce1" office:value-type="float" office:value="-13.4" calcext:value-type="float">
            <text:p>-13.4</text:p>
          </table:table-cell>
          <table:table-cell table:style-name="ce1" office:value-type="float" office:value="47.4" calcext:value-type="float">
            <text:p>47.4</text:p>
          </table:table-cell>
          <table:table-cell table:style-name="ce1" office:value-type="float" office:value="-14" calcext:value-type="float">
            <text:p>-14</text:p>
          </table:table-cell>
          <table:table-cell table:style-name="ce1" office:value-type="float" office:value="870.7" calcext:value-type="float">
            <text:p>870.7</text:p>
          </table:table-cell>
          <table:table-cell table:style-name="ce1" office:value-type="float" office:value="205.3" calcext:value-type="float">
            <text:p>205.3</text:p>
          </table:table-cell>
          <table:table-cell table:style-name="ce1" table:formula="of:=IF(OR([.G206]&gt;=337.5;[.G206]&lt;22.5);&quot;N&quot;;IF([.G206]&lt;67.5;&quot;NW&quot;;IF([.G206]&lt;112.5;&quot;W&quot;;IF([.G206]&lt;157.5;&quot;SW&quot;;IF([.G206]&lt;202.5;&quot;S&quot;;IF([.G206]&lt;247.5;&quot;SE&quot;;IF([.G206]&lt;292.5;&quot;E&quot;;&quot;NE&quot;)))))))" office:value-type="string" office:string-value="SE" calcext:value-type="string">
            <text:p>SE</text:p>
          </table:table-cell>
          <table:table-cell table:style-name="ce1" office:value-type="float" office:value="12.5" calcext:value-type="float">
            <text:p>12.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31M27S" calcext:value-type="time">
            <text:p>12:31:27</text:p>
          </table:table-cell>
          <table:table-cell table:style-name="ce1" office:value-type="float" office:value="-13.3" calcext:value-type="float">
            <text:p>-13.3</text:p>
          </table:table-cell>
          <table:table-cell table:style-name="ce1" office:value-type="float" office:value="47.4" calcext:value-type="float">
            <text:p>47.4</text:p>
          </table:table-cell>
          <table:table-cell table:style-name="ce1" office:value-type="float" office:value="-13.9" calcext:value-type="float">
            <text:p>-13.9</text:p>
          </table:table-cell>
          <table:table-cell table:style-name="ce1" office:value-type="float" office:value="870.7" calcext:value-type="float">
            <text:p>870.7</text:p>
          </table:table-cell>
          <table:table-cell table:style-name="ce1" office:value-type="float" office:value="207.1" calcext:value-type="float">
            <text:p>207.1</text:p>
          </table:table-cell>
          <table:table-cell table:style-name="ce1" table:formula="of:=IF(OR([.G207]&gt;=337.5;[.G207]&lt;22.5);&quot;N&quot;;IF([.G207]&lt;67.5;&quot;NW&quot;;IF([.G207]&lt;112.5;&quot;W&quot;;IF([.G207]&lt;157.5;&quot;SW&quot;;IF([.G207]&lt;202.5;&quot;S&quot;;IF([.G207]&lt;247.5;&quot;SE&quot;;IF([.G207]&lt;292.5;&quot;E&quot;;&quot;NE&quot;)))))))" office:value-type="string" office:string-value="SE" calcext:value-type="string">
            <text:p>SE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31M32S" calcext:value-type="time">
            <text:p>12:31:32</text:p>
          </table:table-cell>
          <table:table-cell table:style-name="ce1" office:value-type="float" office:value="-13.2" calcext:value-type="float">
            <text:p>-13.2</text:p>
          </table:table-cell>
          <table:table-cell table:style-name="ce1" office:value-type="float" office:value="47.4" calcext:value-type="float">
            <text:p>47.4</text:p>
          </table:table-cell>
          <table:table-cell table:style-name="ce1" office:value-type="float" office:value="-13.8" calcext:value-type="float">
            <text:p>-13.8</text:p>
          </table:table-cell>
          <table:table-cell table:style-name="ce1" office:value-type="float" office:value="870.7" calcext:value-type="float">
            <text:p>870.7</text:p>
          </table:table-cell>
          <table:table-cell table:style-name="ce1" office:value-type="float" office:value="166.8" calcext:value-type="float">
            <text:p>166.8</text:p>
          </table:table-cell>
          <table:table-cell table:style-name="ce1" table:formula="of:=IF(OR([.G208]&gt;=337.5;[.G208]&lt;22.5);&quot;N&quot;;IF([.G208]&lt;67.5;&quot;NW&quot;;IF([.G208]&lt;112.5;&quot;W&quot;;IF([.G208]&lt;157.5;&quot;SW&quot;;IF([.G208]&lt;202.5;&quot;S&quot;;IF([.G208]&lt;247.5;&quot;SE&quot;;IF([.G208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31M37S" calcext:value-type="time">
            <text:p>12:31:37</text:p>
          </table:table-cell>
          <table:table-cell table:style-name="ce1" office:value-type="float" office:value="-13.2" calcext:value-type="float">
            <text:p>-13.2</text:p>
          </table:table-cell>
          <table:table-cell table:style-name="ce1" office:value-type="float" office:value="47.4" calcext:value-type="float">
            <text:p>47.4</text:p>
          </table:table-cell>
          <table:table-cell table:style-name="ce1" office:value-type="float" office:value="-13.9" calcext:value-type="float">
            <text:p>-13.9</text:p>
          </table:table-cell>
          <table:table-cell table:style-name="ce1" office:value-type="float" office:value="870.7" calcext:value-type="float">
            <text:p>870.7</text:p>
          </table:table-cell>
          <table:table-cell table:style-name="ce1" office:value-type="float" office:value="151.1" calcext:value-type="float">
            <text:p>151.1</text:p>
          </table:table-cell>
          <table:table-cell table:style-name="ce1" table:formula="of:=IF(OR([.G209]&gt;=337.5;[.G209]&lt;22.5);&quot;N&quot;;IF([.G209]&lt;67.5;&quot;NW&quot;;IF([.G209]&lt;112.5;&quot;W&quot;;IF([.G209]&lt;157.5;&quot;SW&quot;;IF([.G209]&lt;202.5;&quot;S&quot;;IF([.G209]&lt;247.5;&quot;SE&quot;;IF([.G209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31M42S" calcext:value-type="time">
            <text:p>12:31:42</text:p>
          </table:table-cell>
          <table:table-cell table:style-name="ce1" office:value-type="float" office:value="-13.2" calcext:value-type="float">
            <text:p>-13.2</text:p>
          </table:table-cell>
          <table:table-cell table:style-name="ce1" office:value-type="float" office:value="47.3" calcext:value-type="float">
            <text:p>47.3</text:p>
          </table:table-cell>
          <table:table-cell table:style-name="ce1" office:value-type="float" office:value="-14" calcext:value-type="float">
            <text:p>-14</text:p>
          </table:table-cell>
          <table:table-cell table:style-name="ce1" office:value-type="float" office:value="870.7" calcext:value-type="float">
            <text:p>870.7</text:p>
          </table:table-cell>
          <table:table-cell table:style-name="ce1" office:value-type="float" office:value="137.3" calcext:value-type="float">
            <text:p>137.3</text:p>
          </table:table-cell>
          <table:table-cell table:style-name="ce1" table:formula="of:=IF(OR([.G210]&gt;=337.5;[.G210]&lt;22.5);&quot;N&quot;;IF([.G210]&lt;67.5;&quot;NW&quot;;IF([.G210]&lt;112.5;&quot;W&quot;;IF([.G210]&lt;157.5;&quot;SW&quot;;IF([.G210]&lt;202.5;&quot;S&quot;;IF([.G210]&lt;247.5;&quot;SE&quot;;IF([.G210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31M47S" calcext:value-type="time">
            <text:p>12:31:47</text:p>
          </table:table-cell>
          <table:table-cell table:style-name="ce1" office:value-type="float" office:value="-13.2" calcext:value-type="float">
            <text:p>-13.2</text:p>
          </table:table-cell>
          <table:table-cell table:style-name="ce1" office:value-type="float" office:value="47.4" calcext:value-type="float">
            <text:p>47.4</text:p>
          </table:table-cell>
          <table:table-cell table:style-name="ce1" office:value-type="float" office:value="-13.9" calcext:value-type="float">
            <text:p>-13.9</text:p>
          </table:table-cell>
          <table:table-cell table:style-name="ce1" office:value-type="float" office:value="870.7" calcext:value-type="float">
            <text:p>870.7</text:p>
          </table:table-cell>
          <table:table-cell table:style-name="ce1" office:value-type="float" office:value="176.6" calcext:value-type="float">
            <text:p>176.6</text:p>
          </table:table-cell>
          <table:table-cell table:style-name="ce1" table:formula="of:=IF(OR([.G211]&gt;=337.5;[.G211]&lt;22.5);&quot;N&quot;;IF([.G211]&lt;67.5;&quot;NW&quot;;IF([.G211]&lt;112.5;&quot;W&quot;;IF([.G211]&lt;157.5;&quot;SW&quot;;IF([.G211]&lt;202.5;&quot;S&quot;;IF([.G211]&lt;247.5;&quot;SE&quot;;IF([.G211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15.62" calcext:value-type="float">
            <text:p>15.6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31M52S" calcext:value-type="time">
            <text:p>12:31:52</text:p>
          </table:table-cell>
          <table:table-cell table:style-name="ce1" office:value-type="float" office:value="-13.2" calcext:value-type="float">
            <text:p>-13.2</text:p>
          </table:table-cell>
          <table:table-cell table:style-name="ce1" office:value-type="float" office:value="47.5" calcext:value-type="float">
            <text:p>47.5</text:p>
          </table:table-cell>
          <table:table-cell table:style-name="ce1" office:value-type="float" office:value="-13.9" calcext:value-type="float">
            <text:p>-13.9</text:p>
          </table:table-cell>
          <table:table-cell table:style-name="ce1" office:value-type="float" office:value="870.7" calcext:value-type="float">
            <text:p>870.7</text:p>
          </table:table-cell>
          <table:table-cell table:style-name="ce1" office:value-type="float" office:value="177" calcext:value-type="float">
            <text:p>177</text:p>
          </table:table-cell>
          <table:table-cell table:style-name="ce1" table:formula="of:=IF(OR([.G212]&gt;=337.5;[.G212]&lt;22.5);&quot;N&quot;;IF([.G212]&lt;67.5;&quot;NW&quot;;IF([.G212]&lt;112.5;&quot;W&quot;;IF([.G212]&lt;157.5;&quot;SW&quot;;IF([.G212]&lt;202.5;&quot;S&quot;;IF([.G212]&lt;247.5;&quot;SE&quot;;IF([.G212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14.06" calcext:value-type="float">
            <text:p>14.0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31M57S" calcext:value-type="time">
            <text:p>12:31:57</text:p>
          </table:table-cell>
          <table:table-cell table:style-name="ce1" office:value-type="float" office:value="-13.2" calcext:value-type="float">
            <text:p>-13.2</text:p>
          </table:table-cell>
          <table:table-cell table:style-name="ce1" office:value-type="float" office:value="47.5" calcext:value-type="float">
            <text:p>47.5</text:p>
          </table:table-cell>
          <table:table-cell table:style-name="ce1" office:value-type="float" office:value="-13.8" calcext:value-type="float">
            <text:p>-13.8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65.6" calcext:value-type="float">
            <text:p>165.6</text:p>
          </table:table-cell>
          <table:table-cell table:style-name="ce1" table:formula="of:=IF(OR([.G213]&gt;=337.5;[.G213]&lt;22.5);&quot;N&quot;;IF([.G213]&lt;67.5;&quot;NW&quot;;IF([.G213]&lt;112.5;&quot;W&quot;;IF([.G213]&lt;157.5;&quot;SW&quot;;IF([.G213]&lt;202.5;&quot;S&quot;;IF([.G213]&lt;247.5;&quot;SE&quot;;IF([.G213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10.93" calcext:value-type="float">
            <text:p>10.9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32M02S" calcext:value-type="time">
            <text:p>12:32:02</text:p>
          </table:table-cell>
          <table:table-cell table:style-name="ce1" office:value-type="float" office:value="-13.2" calcext:value-type="float">
            <text:p>-13.2</text:p>
          </table:table-cell>
          <table:table-cell table:style-name="ce1" office:value-type="float" office:value="47.4" calcext:value-type="float">
            <text:p>47.4</text:p>
          </table:table-cell>
          <table:table-cell table:style-name="ce1" office:value-type="float" office:value="-13.8" calcext:value-type="float">
            <text:p>-13.8</text:p>
          </table:table-cell>
          <table:table-cell table:style-name="ce1" office:value-type="float" office:value="870.7" calcext:value-type="float">
            <text:p>870.7</text:p>
          </table:table-cell>
          <table:table-cell table:style-name="ce1" office:value-type="float" office:value="171.7" calcext:value-type="float">
            <text:p>171.7</text:p>
          </table:table-cell>
          <table:table-cell table:style-name="ce1" table:formula="of:=IF(OR([.G214]&gt;=337.5;[.G214]&lt;22.5);&quot;N&quot;;IF([.G214]&lt;67.5;&quot;NW&quot;;IF([.G214]&lt;112.5;&quot;W&quot;;IF([.G214]&lt;157.5;&quot;SW&quot;;IF([.G214]&lt;202.5;&quot;S&quot;;IF([.G214]&lt;247.5;&quot;SE&quot;;IF([.G214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32M07S" calcext:value-type="time">
            <text:p>12:32:07</text:p>
          </table:table-cell>
          <table:table-cell table:style-name="ce1" office:value-type="float" office:value="-13.1" calcext:value-type="float">
            <text:p>-13.1</text:p>
          </table:table-cell>
          <table:table-cell table:style-name="ce1" office:value-type="float" office:value="47.3" calcext:value-type="float">
            <text:p>47.3</text:p>
          </table:table-cell>
          <table:table-cell table:style-name="ce1" office:value-type="float" office:value="-13.7" calcext:value-type="float">
            <text:p>-13.7</text:p>
          </table:table-cell>
          <table:table-cell table:style-name="ce1" office:value-type="float" office:value="870.7" calcext:value-type="float">
            <text:p>870.7</text:p>
          </table:table-cell>
          <table:table-cell table:style-name="ce1" office:value-type="float" office:value="174" calcext:value-type="float">
            <text:p>174</text:p>
          </table:table-cell>
          <table:table-cell table:style-name="ce1" table:formula="of:=IF(OR([.G215]&gt;=337.5;[.G215]&lt;22.5);&quot;N&quot;;IF([.G215]&lt;67.5;&quot;NW&quot;;IF([.G215]&lt;112.5;&quot;W&quot;;IF([.G215]&lt;157.5;&quot;SW&quot;;IF([.G215]&lt;202.5;&quot;S&quot;;IF([.G215]&lt;247.5;&quot;SE&quot;;IF([.G215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32M12S" calcext:value-type="time">
            <text:p>12:32:12</text:p>
          </table:table-cell>
          <table:table-cell table:style-name="ce1" office:value-type="float" office:value="-13.1" calcext:value-type="float">
            <text:p>-13.1</text:p>
          </table:table-cell>
          <table:table-cell table:style-name="ce1" office:value-type="float" office:value="47.3" calcext:value-type="float">
            <text:p>47.3</text:p>
          </table:table-cell>
          <table:table-cell table:style-name="ce1" office:value-type="float" office:value="-13.6" calcext:value-type="float">
            <text:p>-13.6</text:p>
          </table:table-cell>
          <table:table-cell table:style-name="ce1" office:value-type="float" office:value="870.7" calcext:value-type="float">
            <text:p>870.7</text:p>
          </table:table-cell>
          <table:table-cell table:style-name="ce1" office:value-type="float" office:value="184.3" calcext:value-type="float">
            <text:p>184.3</text:p>
          </table:table-cell>
          <table:table-cell table:style-name="ce1" table:formula="of:=IF(OR([.G216]&gt;=337.5;[.G216]&lt;22.5);&quot;N&quot;;IF([.G216]&lt;67.5;&quot;NW&quot;;IF([.G216]&lt;112.5;&quot;W&quot;;IF([.G216]&lt;157.5;&quot;SW&quot;;IF([.G216]&lt;202.5;&quot;S&quot;;IF([.G216]&lt;247.5;&quot;SE&quot;;IF([.G216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32M17S" calcext:value-type="time">
            <text:p>12:32:17</text:p>
          </table:table-cell>
          <table:table-cell table:style-name="ce1" office:value-type="float" office:value="-13.1" calcext:value-type="float">
            <text:p>-13.1</text:p>
          </table:table-cell>
          <table:table-cell table:style-name="ce1" office:value-type="float" office:value="47.2" calcext:value-type="float">
            <text:p>47.2</text:p>
          </table:table-cell>
          <table:table-cell table:style-name="ce1" office:value-type="float" office:value="-13.7" calcext:value-type="float">
            <text:p>-13.7</text:p>
          </table:table-cell>
          <table:table-cell table:style-name="ce1" office:value-type="float" office:value="870.8" calcext:value-type="float">
            <text:p>870.8</text:p>
          </table:table-cell>
          <table:table-cell table:style-name="ce1" office:value-type="float" office:value="141.8" calcext:value-type="float">
            <text:p>141.8</text:p>
          </table:table-cell>
          <table:table-cell table:style-name="ce1" table:formula="of:=IF(OR([.G217]&gt;=337.5;[.G217]&lt;22.5);&quot;N&quot;;IF([.G217]&lt;67.5;&quot;NW&quot;;IF([.G217]&lt;112.5;&quot;W&quot;;IF([.G217]&lt;157.5;&quot;SW&quot;;IF([.G217]&lt;202.5;&quot;S&quot;;IF([.G217]&lt;247.5;&quot;SE&quot;;IF([.G217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32M22S" calcext:value-type="time">
            <text:p>12:32:22</text:p>
          </table:table-cell>
          <table:table-cell table:style-name="ce1" office:value-type="float" office:value="-13.1" calcext:value-type="float">
            <text:p>-13.1</text:p>
          </table:table-cell>
          <table:table-cell table:style-name="ce1" office:value-type="float" office:value="47.2" calcext:value-type="float">
            <text:p>47.2</text:p>
          </table:table-cell>
          <table:table-cell table:style-name="ce1" office:value-type="float" office:value="-13.8" calcext:value-type="float">
            <text:p>-13.8</text:p>
          </table:table-cell>
          <table:table-cell table:style-name="ce1" office:value-type="float" office:value="870.7" calcext:value-type="float">
            <text:p>870.7</text:p>
          </table:table-cell>
          <table:table-cell table:style-name="ce1" office:value-type="float" office:value="146.7" calcext:value-type="float">
            <text:p>146.7</text:p>
          </table:table-cell>
          <table:table-cell table:style-name="ce1" table:formula="of:=IF(OR([.G218]&gt;=337.5;[.G218]&lt;22.5);&quot;N&quot;;IF([.G218]&lt;67.5;&quot;NW&quot;;IF([.G218]&lt;112.5;&quot;W&quot;;IF([.G218]&lt;157.5;&quot;SW&quot;;IF([.G218]&lt;202.5;&quot;S&quot;;IF([.G218]&lt;247.5;&quot;SE&quot;;IF([.G218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10.93" calcext:value-type="float">
            <text:p>10.93</text:p>
          </table:table-cell>
          <table:table-cell table:number-columns-repeated="1015"/>
        </table:table-row>
        <table:table-row table:style-name="ro2" table:number-rows-repeated="10483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oftop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HT Temp (C)</text:p>
          </table:table-cell>
          <table:table-cell table:style-name="ce1" office:value-type="string" calcext:value-type="string">
            <text:p>Hum (%)</text:p>
          </table:table-cell>
          <table:table-cell table:style-name="ce1" office:value-type="string" calcext:value-type="string">
            <text:p>BMP Temp (C)</text:p>
          </table:table-cell>
          <table:table-cell table:style-name="ce1" office:value-type="string" calcext:value-type="string">
            <text:p>Pressure (hPa)</text:p>
          </table:table-cell>
          <table:table-cell table:style-name="ce1" office:value-type="string" calcext:value-type="string">
            <text:p>Wind Direction</text:p>
          </table:table-cell>
          <table:table-cell table:style-name="ce1" office:value-type="string" calcext:value-type="string">
            <text:p>Cardinal</text:p>
          </table:table-cell>
          <table:table-cell table:style-name="ce1" office:value-type="string" calcext:value-type="string">
            <text:p>Wind Speed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1M45S" calcext:value-type="time">
            <text:p>12:51:45</text:p>
          </table:table-cell>
          <table:table-cell table:style-name="ce1" office:value-type="float" office:value="-9.4" calcext:value-type="float">
            <text:p>-9.4</text:p>
          </table:table-cell>
          <table:table-cell table:style-name="ce1" office:value-type="float" office:value="45.8" calcext:value-type="float">
            <text:p>45.8</text:p>
          </table:table-cell>
          <table:table-cell table:style-name="ce1" office:value-type="float" office:value="-10.8" calcext:value-type="float">
            <text:p>-10.8</text:p>
          </table:table-cell>
          <table:table-cell table:style-name="ce1" office:value-type="float" office:value="867" calcext:value-type="float">
            <text:p>867</text:p>
          </table:table-cell>
          <table:table-cell table:style-name="ce1" office:value-type="float" office:value="347.9" calcext:value-type="float">
            <text:p>347.9</text:p>
          </table:table-cell>
          <table:table-cell table:style-name="ce1" table:formula="of:=IF(OR([.G2]&gt;=337.5;[.G2]&lt;22.5);&quot;N&quot;;IF([.G2]&lt;67.5;&quot;NW&quot;;IF([.G2]&lt;112.5;&quot;W&quot;;IF([.G2]&lt;157.5;&quot;SW&quot;;IF([.G2]&lt;202.5;&quot;S&quot;;IF([.G2]&lt;247.5;&quot;SE&quot;;IF([.G2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1M50S" calcext:value-type="time">
            <text:p>12:51:50</text:p>
          </table:table-cell>
          <table:table-cell table:style-name="ce1" office:value-type="float" office:value="-9.3" calcext:value-type="float">
            <text:p>-9.3</text:p>
          </table:table-cell>
          <table:table-cell table:style-name="ce1" office:value-type="float" office:value="45.3" calcext:value-type="float">
            <text:p>45.3</text:p>
          </table:table-cell>
          <table:table-cell table:style-name="ce1" office:value-type="float" office:value="-10.6" calcext:value-type="float">
            <text:p>-10.6</text:p>
          </table:table-cell>
          <table:table-cell table:style-name="ce1" office:value-type="float" office:value="867" calcext:value-type="float">
            <text:p>867</text:p>
          </table:table-cell>
          <table:table-cell table:style-name="ce1" office:value-type="float" office:value="359.7" calcext:value-type="float">
            <text:p>359.7</text:p>
          </table:table-cell>
          <table:table-cell table:style-name="ce1" table:formula="of:=IF(OR([.G3]&gt;=337.5;[.G3]&lt;22.5);&quot;N&quot;;IF([.G3]&lt;67.5;&quot;NW&quot;;IF([.G3]&lt;112.5;&quot;W&quot;;IF([.G3]&lt;157.5;&quot;SW&quot;;IF([.G3]&lt;202.5;&quot;S&quot;;IF([.G3]&lt;247.5;&quot;SE&quot;;IF([.G3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1M55S" calcext:value-type="time">
            <text:p>12:51:55</text:p>
          </table:table-cell>
          <table:table-cell table:style-name="ce1" office:value-type="float" office:value="-9.4" calcext:value-type="float">
            <text:p>-9.4</text:p>
          </table:table-cell>
          <table:table-cell table:style-name="ce1" office:value-type="float" office:value="44.9" calcext:value-type="float">
            <text:p>44.9</text:p>
          </table:table-cell>
          <table:table-cell table:style-name="ce1" office:value-type="float" office:value="-10.6" calcext:value-type="float">
            <text:p>-10.6</text:p>
          </table:table-cell>
          <table:table-cell table:style-name="ce1" office:value-type="float" office:value="866.7" calcext:value-type="float">
            <text:p>866.7</text:p>
          </table:table-cell>
          <table:table-cell table:style-name="ce1" office:value-type="float" office:value="359.8" calcext:value-type="float">
            <text:p>359.8</text:p>
          </table:table-cell>
          <table:table-cell table:style-name="ce1" table:formula="of:=IF(OR([.G4]&gt;=337.5;[.G4]&lt;22.5);&quot;N&quot;;IF([.G4]&lt;67.5;&quot;NW&quot;;IF([.G4]&lt;112.5;&quot;W&quot;;IF([.G4]&lt;157.5;&quot;SW&quot;;IF([.G4]&lt;202.5;&quot;S&quot;;IF([.G4]&lt;247.5;&quot;SE&quot;;IF([.G4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2M00S" calcext:value-type="time">
            <text:p>12:52:00</text:p>
          </table:table-cell>
          <table:table-cell table:style-name="ce1" office:value-type="float" office:value="-9.5" calcext:value-type="float">
            <text:p>-9.5</text:p>
          </table:table-cell>
          <table:table-cell table:style-name="ce1" office:value-type="float" office:value="44.6" calcext:value-type="float">
            <text:p>44.6</text:p>
          </table:table-cell>
          <table:table-cell table:style-name="ce1" office:value-type="float" office:value="-10.6" calcext:value-type="float">
            <text:p>-10.6</text:p>
          </table:table-cell>
          <table:table-cell table:style-name="ce1" office:value-type="float" office:value="866.7" calcext:value-type="float">
            <text:p>866.7</text:p>
          </table:table-cell>
          <table:table-cell table:style-name="ce1" office:value-type="float" office:value="146.5" calcext:value-type="float">
            <text:p>146.5</text:p>
          </table:table-cell>
          <table:table-cell table:style-name="ce1" table:formula="of:=IF(OR([.G5]&gt;=337.5;[.G5]&lt;22.5);&quot;N&quot;;IF([.G5]&lt;67.5;&quot;NW&quot;;IF([.G5]&lt;112.5;&quot;W&quot;;IF([.G5]&lt;157.5;&quot;SW&quot;;IF([.G5]&lt;202.5;&quot;S&quot;;IF([.G5]&lt;247.5;&quot;SE&quot;;IF([.G5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2M05S" calcext:value-type="time">
            <text:p>12:52:05</text:p>
          </table:table-cell>
          <table:table-cell table:style-name="ce1" office:value-type="float" office:value="-9.5" calcext:value-type="float">
            <text:p>-9.5</text:p>
          </table:table-cell>
          <table:table-cell table:style-name="ce1" office:value-type="float" office:value="44.5" calcext:value-type="float">
            <text:p>44.5</text:p>
          </table:table-cell>
          <table:table-cell table:style-name="ce1" office:value-type="float" office:value="-10.5" calcext:value-type="float">
            <text:p>-10.5</text:p>
          </table:table-cell>
          <table:table-cell table:style-name="ce1" office:value-type="float" office:value="866.7" calcext:value-type="float">
            <text:p>866.7</text:p>
          </table:table-cell>
          <table:table-cell table:style-name="ce1" office:value-type="float" office:value="151.7" calcext:value-type="float">
            <text:p>151.7</text:p>
          </table:table-cell>
          <table:table-cell table:style-name="ce1" table:formula="of:=IF(OR([.G6]&gt;=337.5;[.G6]&lt;22.5);&quot;N&quot;;IF([.G6]&lt;67.5;&quot;NW&quot;;IF([.G6]&lt;112.5;&quot;W&quot;;IF([.G6]&lt;157.5;&quot;SW&quot;;IF([.G6]&lt;202.5;&quot;S&quot;;IF([.G6]&lt;247.5;&quot;SE&quot;;IF([.G6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2M10S" calcext:value-type="time">
            <text:p>12:52:10</text:p>
          </table:table-cell>
          <table:table-cell table:style-name="ce1" office:value-type="float" office:value="-9.5" calcext:value-type="float">
            <text:p>-9.5</text:p>
          </table:table-cell>
          <table:table-cell table:style-name="ce1" office:value-type="float" office:value="44.4" calcext:value-type="float">
            <text:p>44.4</text:p>
          </table:table-cell>
          <table:table-cell table:style-name="ce1" office:value-type="float" office:value="-10.4" calcext:value-type="float">
            <text:p>-10.4</text:p>
          </table:table-cell>
          <table:table-cell table:style-name="ce1" office:value-type="float" office:value="867" calcext:value-type="float">
            <text:p>867</text:p>
          </table:table-cell>
          <table:table-cell table:style-name="ce1" office:value-type="float" office:value="185.3" calcext:value-type="float">
            <text:p>185.3</text:p>
          </table:table-cell>
          <table:table-cell table:style-name="ce1" table:formula="of:=IF(OR([.G7]&gt;=337.5;[.G7]&lt;22.5);&quot;N&quot;;IF([.G7]&lt;67.5;&quot;NW&quot;;IF([.G7]&lt;112.5;&quot;W&quot;;IF([.G7]&lt;157.5;&quot;SW&quot;;IF([.G7]&lt;202.5;&quot;S&quot;;IF([.G7]&lt;247.5;&quot;SE&quot;;IF([.G7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3.12" calcext:value-type="float">
            <text:p>3.1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2M15S" calcext:value-type="time">
            <text:p>12:52:15</text:p>
          </table:table-cell>
          <table:table-cell table:style-name="ce1" office:value-type="float" office:value="-9.6" calcext:value-type="float">
            <text:p>-9.6</text:p>
          </table:table-cell>
          <table:table-cell table:style-name="ce1" office:value-type="float" office:value="44.3" calcext:value-type="float">
            <text:p>44.3</text:p>
          </table:table-cell>
          <table:table-cell table:style-name="ce1" office:value-type="float" office:value="-10.4" calcext:value-type="float">
            <text:p>-10.4</text:p>
          </table:table-cell>
          <table:table-cell table:style-name="ce1" office:value-type="float" office:value="867" calcext:value-type="float">
            <text:p>867</text:p>
          </table:table-cell>
          <table:table-cell table:style-name="ce1" office:value-type="float" office:value="227.8" calcext:value-type="float">
            <text:p>227.8</text:p>
          </table:table-cell>
          <table:table-cell table:style-name="ce1" table:formula="of:=IF(OR([.G8]&gt;=337.5;[.G8]&lt;22.5);&quot;N&quot;;IF([.G8]&lt;67.5;&quot;NW&quot;;IF([.G8]&lt;112.5;&quot;W&quot;;IF([.G8]&lt;157.5;&quot;SW&quot;;IF([.G8]&lt;202.5;&quot;S&quot;;IF([.G8]&lt;247.5;&quot;SE&quot;;IF([.G8]&lt;292.5;&quot;E&quot;;&quot;NE&quot;)))))))" office:value-type="string" office:string-value="SE" calcext:value-type="string">
            <text:p>SE</text:p>
          </table:table-cell>
          <table:table-cell table:style-name="ce1" office:value-type="float" office:value="1.56" calcext:value-type="float">
            <text:p>1.5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2M20S" calcext:value-type="time">
            <text:p>12:52:20</text:p>
          </table:table-cell>
          <table:table-cell table:style-name="ce1" office:value-type="float" office:value="-9.7" calcext:value-type="float">
            <text:p>-9.7</text:p>
          </table:table-cell>
          <table:table-cell table:style-name="ce1" office:value-type="float" office:value="44.2" calcext:value-type="float">
            <text:p>44.2</text:p>
          </table:table-cell>
          <table:table-cell table:style-name="ce1" office:value-type="float" office:value="-10.5" calcext:value-type="float">
            <text:p>-10.5</text:p>
          </table:table-cell>
          <table:table-cell table:style-name="ce1" office:value-type="float" office:value="866.9" calcext:value-type="float">
            <text:p>866.9</text:p>
          </table:table-cell>
          <table:table-cell table:style-name="ce1" office:value-type="float" office:value="237.5" calcext:value-type="float">
            <text:p>237.5</text:p>
          </table:table-cell>
          <table:table-cell table:style-name="ce1" table:formula="of:=IF(OR([.G9]&gt;=337.5;[.G9]&lt;22.5);&quot;N&quot;;IF([.G9]&lt;67.5;&quot;NW&quot;;IF([.G9]&lt;112.5;&quot;W&quot;;IF([.G9]&lt;157.5;&quot;SW&quot;;IF([.G9]&lt;202.5;&quot;S&quot;;IF([.G9]&lt;247.5;&quot;SE&quot;;IF([.G9]&lt;292.5;&quot;E&quot;;&quot;NE&quot;)))))))" office:value-type="string" office:string-value="SE" calcext:value-type="string">
            <text:p>SE</text:p>
          </table:table-cell>
          <table:table-cell table:style-name="ce1" office:value-type="float" office:value="3.12" calcext:value-type="float">
            <text:p>3.1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2M25S" calcext:value-type="time">
            <text:p>12:52:25</text:p>
          </table:table-cell>
          <table:table-cell table:style-name="ce1" office:value-type="float" office:value="-9.8" calcext:value-type="float">
            <text:p>-9.8</text:p>
          </table:table-cell>
          <table:table-cell table:style-name="ce1" office:value-type="float" office:value="44.1" calcext:value-type="float">
            <text:p>44.1</text:p>
          </table:table-cell>
          <table:table-cell table:style-name="ce1" office:value-type="float" office:value="-10.7" calcext:value-type="float">
            <text:p>-10.7</text:p>
          </table:table-cell>
          <table:table-cell table:style-name="ce1" office:value-type="float" office:value="866.9" calcext:value-type="float">
            <text:p>866.9</text:p>
          </table:table-cell>
          <table:table-cell table:style-name="ce1" office:value-type="float" office:value="238.7" calcext:value-type="float">
            <text:p>238.7</text:p>
          </table:table-cell>
          <table:table-cell table:style-name="ce1" table:formula="of:=IF(OR([.G10]&gt;=337.5;[.G10]&lt;22.5);&quot;N&quot;;IF([.G10]&lt;67.5;&quot;NW&quot;;IF([.G10]&lt;112.5;&quot;W&quot;;IF([.G10]&lt;157.5;&quot;SW&quot;;IF([.G10]&lt;202.5;&quot;S&quot;;IF([.G10]&lt;247.5;&quot;SE&quot;;IF([.G10]&lt;292.5;&quot;E&quot;;&quot;NE&quot;)))))))" office:value-type="string" office:string-value="SE" calcext:value-type="string">
            <text:p>SE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2M30S" calcext:value-type="time">
            <text:p>12:52:30</text:p>
          </table:table-cell>
          <table:table-cell table:style-name="ce1" office:value-type="float" office:value="-9.9" calcext:value-type="float">
            <text:p>-9.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-10.6" calcext:value-type="float">
            <text:p>-10.6</text:p>
          </table:table-cell>
          <table:table-cell table:style-name="ce1" office:value-type="float" office:value="866.9" calcext:value-type="float">
            <text:p>866.9</text:p>
          </table:table-cell>
          <table:table-cell table:style-name="ce1" office:value-type="float" office:value="297.6" calcext:value-type="float">
            <text:p>297.6</text:p>
          </table:table-cell>
          <table:table-cell table:style-name="ce1" table:formula="of:=IF(OR([.G11]&gt;=337.5;[.G11]&lt;22.5);&quot;N&quot;;IF([.G11]&lt;67.5;&quot;NW&quot;;IF([.G11]&lt;112.5;&quot;W&quot;;IF([.G11]&lt;157.5;&quot;SW&quot;;IF([.G11]&lt;202.5;&quot;S&quot;;IF([.G11]&lt;247.5;&quot;SE&quot;;IF([.G11]&lt;292.5;&quot;E&quot;;&quot;NE&quot;)))))))" office:value-type="string" office:string-value="NE" calcext:value-type="string">
            <text:p>NE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2M35S" calcext:value-type="time">
            <text:p>12:52:35</text:p>
          </table:table-cell>
          <table:table-cell table:style-name="ce1" office:value-type="float" office:value="-9.9" calcext:value-type="float">
            <text:p>-9.9</text:p>
          </table:table-cell>
          <table:table-cell table:style-name="ce1" office:value-type="float" office:value="44.2" calcext:value-type="float">
            <text:p>44.2</text:p>
          </table:table-cell>
          <table:table-cell table:style-name="ce1" office:value-type="float" office:value="-10.6" calcext:value-type="float">
            <text:p>-10.6</text:p>
          </table:table-cell>
          <table:table-cell table:style-name="ce1" office:value-type="float" office:value="866.9" calcext:value-type="float">
            <text:p>866.9</text:p>
          </table:table-cell>
          <table:table-cell table:style-name="ce1" office:value-type="float" office:value="276.5" calcext:value-type="float">
            <text:p>276.5</text:p>
          </table:table-cell>
          <table:table-cell table:style-name="ce1" table:formula="of:=IF(OR([.G12]&gt;=337.5;[.G12]&lt;22.5);&quot;N&quot;;IF([.G12]&lt;67.5;&quot;NW&quot;;IF([.G12]&lt;112.5;&quot;W&quot;;IF([.G12]&lt;157.5;&quot;SW&quot;;IF([.G12]&lt;202.5;&quot;S&quot;;IF([.G12]&lt;247.5;&quot;SE&quot;;IF([.G12]&lt;292.5;&quot;E&quot;;&quot;NE&quot;)))))))" office:value-type="string" office:string-value="E" calcext:value-type="string">
            <text:p>E</text:p>
          </table:table-cell>
          <table:table-cell table:style-name="ce1" office:value-type="float" office:value="3.12" calcext:value-type="float">
            <text:p>3.1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2M40S" calcext:value-type="time">
            <text:p>12:52:40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44.4" calcext:value-type="float">
            <text:p>44.4</text:p>
          </table:table-cell>
          <table:table-cell table:style-name="ce1" office:value-type="float" office:value="-10.6" calcext:value-type="float">
            <text:p>-10.6</text:p>
          </table:table-cell>
          <table:table-cell table:style-name="ce1" office:value-type="float" office:value="866.9" calcext:value-type="float">
            <text:p>866.9</text:p>
          </table:table-cell>
          <table:table-cell table:style-name="ce1" office:value-type="float" office:value="268.1" calcext:value-type="float">
            <text:p>268.1</text:p>
          </table:table-cell>
          <table:table-cell table:style-name="ce1" table:formula="of:=IF(OR([.G13]&gt;=337.5;[.G13]&lt;22.5);&quot;N&quot;;IF([.G13]&lt;67.5;&quot;NW&quot;;IF([.G13]&lt;112.5;&quot;W&quot;;IF([.G13]&lt;157.5;&quot;SW&quot;;IF([.G13]&lt;202.5;&quot;S&quot;;IF([.G13]&lt;247.5;&quot;SE&quot;;IF([.G13]&lt;292.5;&quot;E&quot;;&quot;NE&quot;)))))))" office:value-type="string" office:string-value="E" calcext:value-type="string">
            <text:p>E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2M45S" calcext:value-type="time">
            <text:p>12:52:45</text:p>
          </table:table-cell>
          <table:table-cell table:style-name="ce1" office:value-type="float" office:value="-9.9" calcext:value-type="float">
            <text:p>-9.9</text:p>
          </table:table-cell>
          <table:table-cell table:style-name="ce1" office:value-type="float" office:value="44.3" calcext:value-type="float">
            <text:p>44.3</text:p>
          </table:table-cell>
          <table:table-cell table:style-name="ce1" office:value-type="float" office:value="-10.4" calcext:value-type="float">
            <text:p>-10.4</text:p>
          </table:table-cell>
          <table:table-cell table:style-name="ce1" office:value-type="float" office:value="866.9" calcext:value-type="float">
            <text:p>866.9</text:p>
          </table:table-cell>
          <table:table-cell table:style-name="ce1" office:value-type="float" office:value="237.5" calcext:value-type="float">
            <text:p>237.5</text:p>
          </table:table-cell>
          <table:table-cell table:style-name="ce1" table:formula="of:=IF(OR([.G14]&gt;=337.5;[.G14]&lt;22.5);&quot;N&quot;;IF([.G14]&lt;67.5;&quot;NW&quot;;IF([.G14]&lt;112.5;&quot;W&quot;;IF([.G14]&lt;157.5;&quot;SW&quot;;IF([.G14]&lt;202.5;&quot;S&quot;;IF([.G14]&lt;247.5;&quot;SE&quot;;IF([.G14]&lt;292.5;&quot;E&quot;;&quot;NE&quot;)))))))" office:value-type="string" office:string-value="SE" calcext:value-type="string">
            <text:p>SE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2M50S" calcext:value-type="time">
            <text:p>12:52:50</text:p>
          </table:table-cell>
          <table:table-cell table:style-name="ce1" office:value-type="float" office:value="-9.8" calcext:value-type="float">
            <text:p>-9.8</text:p>
          </table:table-cell>
          <table:table-cell table:style-name="ce1" office:value-type="float" office:value="44.1" calcext:value-type="float">
            <text:p>44.1</text:p>
          </table:table-cell>
          <table:table-cell table:style-name="ce1" office:value-type="float" office:value="-10.6" calcext:value-type="float">
            <text:p>-10.6</text:p>
          </table:table-cell>
          <table:table-cell table:style-name="ce1" office:value-type="float" office:value="866.9" calcext:value-type="float">
            <text:p>866.9</text:p>
          </table:table-cell>
          <table:table-cell table:style-name="ce1" office:value-type="float" office:value="60.6" calcext:value-type="float">
            <text:p>60.6</text:p>
          </table:table-cell>
          <table:table-cell table:style-name="ce1" table:formula="of:=IF(OR([.G15]&gt;=337.5;[.G15]&lt;22.5);&quot;N&quot;;IF([.G15]&lt;67.5;&quot;NW&quot;;IF([.G15]&lt;112.5;&quot;W&quot;;IF([.G15]&lt;157.5;&quot;SW&quot;;IF([.G15]&lt;202.5;&quot;S&quot;;IF([.G15]&lt;247.5;&quot;SE&quot;;IF([.G15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3.12" calcext:value-type="float">
            <text:p>3.1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2M55S" calcext:value-type="time">
            <text:p>12:52:55</text:p>
          </table:table-cell>
          <table:table-cell table:style-name="ce1" office:value-type="float" office:value="-9.7" calcext:value-type="float">
            <text:p>-9.7</text:p>
          </table:table-cell>
          <table:table-cell table:style-name="ce1" office:value-type="float" office:value="43.9" calcext:value-type="float">
            <text:p>43.9</text:p>
          </table:table-cell>
          <table:table-cell table:style-name="ce1" office:value-type="float" office:value="-10.4" calcext:value-type="float">
            <text:p>-10.4</text:p>
          </table:table-cell>
          <table:table-cell table:style-name="ce1" office:value-type="float" office:value="866.9" calcext:value-type="float">
            <text:p>866.9</text:p>
          </table:table-cell>
          <table:table-cell table:style-name="ce1" office:value-type="float" office:value="33.7" calcext:value-type="float">
            <text:p>33.7</text:p>
          </table:table-cell>
          <table:table-cell table:style-name="ce1" table:formula="of:=IF(OR([.G16]&gt;=337.5;[.G16]&lt;22.5);&quot;N&quot;;IF([.G16]&lt;67.5;&quot;NW&quot;;IF([.G16]&lt;112.5;&quot;W&quot;;IF([.G16]&lt;157.5;&quot;SW&quot;;IF([.G16]&lt;202.5;&quot;S&quot;;IF([.G16]&lt;247.5;&quot;SE&quot;;IF([.G16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1.56" calcext:value-type="float">
            <text:p>1.5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3M00S" calcext:value-type="time">
            <text:p>12:53:00</text:p>
          </table:table-cell>
          <table:table-cell table:style-name="ce1" office:value-type="float" office:value="-9.8" calcext:value-type="float">
            <text:p>-9.8</text:p>
          </table:table-cell>
          <table:table-cell table:style-name="ce1" office:value-type="float" office:value="43.8" calcext:value-type="float">
            <text:p>43.8</text:p>
          </table:table-cell>
          <table:table-cell table:style-name="ce1" office:value-type="float" office:value="-10.4" calcext:value-type="float">
            <text:p>-10.4</text:p>
          </table:table-cell>
          <table:table-cell table:style-name="ce1" office:value-type="float" office:value="866.9" calcext:value-type="float">
            <text:p>866.9</text:p>
          </table:table-cell>
          <table:table-cell table:style-name="ce1" office:value-type="float" office:value="35.7" calcext:value-type="float">
            <text:p>35.7</text:p>
          </table:table-cell>
          <table:table-cell table:style-name="ce1" table:formula="of:=IF(OR([.G17]&gt;=337.5;[.G17]&lt;22.5);&quot;N&quot;;IF([.G17]&lt;67.5;&quot;NW&quot;;IF([.G17]&lt;112.5;&quot;W&quot;;IF([.G17]&lt;157.5;&quot;SW&quot;;IF([.G17]&lt;202.5;&quot;S&quot;;IF([.G17]&lt;247.5;&quot;SE&quot;;IF([.G17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3M05S" calcext:value-type="time">
            <text:p>12:53:05</text:p>
          </table:table-cell>
          <table:table-cell table:style-name="ce1" office:value-type="float" office:value="-9.8" calcext:value-type="float">
            <text:p>-9.8</text:p>
          </table:table-cell>
          <table:table-cell table:style-name="ce1" office:value-type="float" office:value="43.7" calcext:value-type="float">
            <text:p>43.7</text:p>
          </table:table-cell>
          <table:table-cell table:style-name="ce1" office:value-type="float" office:value="-10.6" calcext:value-type="float">
            <text:p>-10.6</text:p>
          </table:table-cell>
          <table:table-cell table:style-name="ce1" office:value-type="float" office:value="866.9" calcext:value-type="float">
            <text:p>866.9</text:p>
          </table:table-cell>
          <table:table-cell table:style-name="ce1" office:value-type="float" office:value="48.1" calcext:value-type="float">
            <text:p>48.1</text:p>
          </table:table-cell>
          <table:table-cell table:style-name="ce1" table:formula="of:=IF(OR([.G18]&gt;=337.5;[.G18]&lt;22.5);&quot;N&quot;;IF([.G18]&lt;67.5;&quot;NW&quot;;IF([.G18]&lt;112.5;&quot;W&quot;;IF([.G18]&lt;157.5;&quot;SW&quot;;IF([.G18]&lt;202.5;&quot;S&quot;;IF([.G18]&lt;247.5;&quot;SE&quot;;IF([.G18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3M10S" calcext:value-type="time">
            <text:p>12:53:10</text:p>
          </table:table-cell>
          <table:table-cell table:style-name="ce1" office:value-type="float" office:value="-9.9" calcext:value-type="float">
            <text:p>-9.9</text:p>
          </table:table-cell>
          <table:table-cell table:style-name="ce1" office:value-type="float" office:value="43.5" calcext:value-type="float">
            <text:p>43.5</text:p>
          </table:table-cell>
          <table:table-cell table:style-name="ce1" office:value-type="float" office:value="-10.6" calcext:value-type="float">
            <text:p>-10.6</text:p>
          </table:table-cell>
          <table:table-cell table:style-name="ce1" office:value-type="float" office:value="866.9" calcext:value-type="float">
            <text:p>866.9</text:p>
          </table:table-cell>
          <table:table-cell table:style-name="ce1" office:value-type="float" office:value="4.8" calcext:value-type="float">
            <text:p>4.8</text:p>
          </table:table-cell>
          <table:table-cell table:style-name="ce1" table:formula="of:=IF(OR([.G19]&gt;=337.5;[.G19]&lt;22.5);&quot;N&quot;;IF([.G19]&lt;67.5;&quot;NW&quot;;IF([.G19]&lt;112.5;&quot;W&quot;;IF([.G19]&lt;157.5;&quot;SW&quot;;IF([.G19]&lt;202.5;&quot;S&quot;;IF([.G19]&lt;247.5;&quot;SE&quot;;IF([.G19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3M15S" calcext:value-type="time">
            <text:p>12:53:15</text:p>
          </table:table-cell>
          <table:table-cell table:style-name="ce1" office:value-type="float" office:value="-9.8" calcext:value-type="float">
            <text:p>-9.8</text:p>
          </table:table-cell>
          <table:table-cell table:style-name="ce1" office:value-type="float" office:value="43.4" calcext:value-type="float">
            <text:p>43.4</text:p>
          </table:table-cell>
          <table:table-cell table:style-name="ce1" office:value-type="float" office:value="-10.5" calcext:value-type="float">
            <text:p>-10.5</text:p>
          </table:table-cell>
          <table:table-cell table:style-name="ce1" office:value-type="float" office:value="866.9" calcext:value-type="float">
            <text:p>866.9</text:p>
          </table:table-cell>
          <table:table-cell table:style-name="ce1" office:value-type="float" office:value="4.1" calcext:value-type="float">
            <text:p>4.1</text:p>
          </table:table-cell>
          <table:table-cell table:style-name="ce1" table:formula="of:=IF(OR([.G20]&gt;=337.5;[.G20]&lt;22.5);&quot;N&quot;;IF([.G20]&lt;67.5;&quot;NW&quot;;IF([.G20]&lt;112.5;&quot;W&quot;;IF([.G20]&lt;157.5;&quot;SW&quot;;IF([.G20]&lt;202.5;&quot;S&quot;;IF([.G20]&lt;247.5;&quot;SE&quot;;IF([.G20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3M20S" calcext:value-type="time">
            <text:p>12:53:20</text:p>
          </table:table-cell>
          <table:table-cell table:style-name="ce1" office:value-type="float" office:value="-9.8" calcext:value-type="float">
            <text:p>-9.8</text:p>
          </table:table-cell>
          <table:table-cell table:style-name="ce1" office:value-type="float" office:value="43.2" calcext:value-type="float">
            <text:p>43.2</text:p>
          </table:table-cell>
          <table:table-cell table:style-name="ce1" office:value-type="float" office:value="-10.7" calcext:value-type="float">
            <text:p>-10.7</text:p>
          </table:table-cell>
          <table:table-cell table:style-name="ce1" office:value-type="float" office:value="866.9" calcext:value-type="float">
            <text:p>866.9</text:p>
          </table:table-cell>
          <table:table-cell table:style-name="ce1" office:value-type="float" office:value="64.8" calcext:value-type="float">
            <text:p>64.8</text:p>
          </table:table-cell>
          <table:table-cell table:style-name="ce1" table:formula="of:=IF(OR([.G21]&gt;=337.5;[.G21]&lt;22.5);&quot;N&quot;;IF([.G21]&lt;67.5;&quot;NW&quot;;IF([.G21]&lt;112.5;&quot;W&quot;;IF([.G21]&lt;157.5;&quot;SW&quot;;IF([.G21]&lt;202.5;&quot;S&quot;;IF([.G21]&lt;247.5;&quot;SE&quot;;IF([.G21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1.56" calcext:value-type="float">
            <text:p>1.5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3M26S" calcext:value-type="time">
            <text:p>12:53:26</text:p>
          </table:table-cell>
          <table:table-cell table:style-name="ce1" office:value-type="float" office:value="-9.9" calcext:value-type="float">
            <text:p>-9.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-10.8" calcext:value-type="float">
            <text:p>-10.8</text:p>
          </table:table-cell>
          <table:table-cell table:style-name="ce1" office:value-type="float" office:value="866.9" calcext:value-type="float">
            <text:p>866.9</text:p>
          </table:table-cell>
          <table:table-cell table:style-name="ce1" office:value-type="float" office:value="36.4" calcext:value-type="float">
            <text:p>36.4</text:p>
          </table:table-cell>
          <table:table-cell table:style-name="ce1" table:formula="of:=IF(OR([.G22]&gt;=337.5;[.G22]&lt;22.5);&quot;N&quot;;IF([.G22]&lt;67.5;&quot;NW&quot;;IF([.G22]&lt;112.5;&quot;W&quot;;IF([.G22]&lt;157.5;&quot;SW&quot;;IF([.G22]&lt;202.5;&quot;S&quot;;IF([.G22]&lt;247.5;&quot;SE&quot;;IF([.G22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3.12" calcext:value-type="float">
            <text:p>3.1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3M31S" calcext:value-type="time">
            <text:p>12:53:31</text:p>
          </table:table-cell>
          <table:table-cell table:style-name="ce1" office:value-type="float" office:value="-9.8" calcext:value-type="float">
            <text:p>-9.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-10.6" calcext:value-type="float">
            <text:p>-10.6</text:p>
          </table:table-cell>
          <table:table-cell table:style-name="ce1" office:value-type="float" office:value="866.9" calcext:value-type="float">
            <text:p>866.9</text:p>
          </table:table-cell>
          <table:table-cell table:style-name="ce1" office:value-type="float" office:value="20.8" calcext:value-type="float">
            <text:p>20.8</text:p>
          </table:table-cell>
          <table:table-cell table:style-name="ce1" table:formula="of:=IF(OR([.G23]&gt;=337.5;[.G23]&lt;22.5);&quot;N&quot;;IF([.G23]&lt;67.5;&quot;NW&quot;;IF([.G23]&lt;112.5;&quot;W&quot;;IF([.G23]&lt;157.5;&quot;SW&quot;;IF([.G23]&lt;202.5;&quot;S&quot;;IF([.G23]&lt;247.5;&quot;SE&quot;;IF([.G23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3M36S" calcext:value-type="time">
            <text:p>12:53:36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42.9" calcext:value-type="float">
            <text:p>42.9</text:p>
          </table:table-cell>
          <table:table-cell table:style-name="ce1" office:value-type="float" office:value="-10.6" calcext:value-type="float">
            <text:p>-10.6</text:p>
          </table:table-cell>
          <table:table-cell table:style-name="ce1" office:value-type="float" office:value="866.9" calcext:value-type="float">
            <text:p>866.9</text:p>
          </table:table-cell>
          <table:table-cell table:style-name="ce1" office:value-type="float" office:value="11.1" calcext:value-type="float">
            <text:p>11.1</text:p>
          </table:table-cell>
          <table:table-cell table:style-name="ce1" table:formula="of:=IF(OR([.G24]&gt;=337.5;[.G24]&lt;22.5);&quot;N&quot;;IF([.G24]&lt;67.5;&quot;NW&quot;;IF([.G24]&lt;112.5;&quot;W&quot;;IF([.G24]&lt;157.5;&quot;SW&quot;;IF([.G24]&lt;202.5;&quot;S&quot;;IF([.G24]&lt;247.5;&quot;SE&quot;;IF([.G24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3M41S" calcext:value-type="time">
            <text:p>12:53:41</text:p>
          </table:table-cell>
          <table:table-cell table:style-name="ce1" office:value-type="float" office:value="-9.9" calcext:value-type="float">
            <text:p>-9.9</text:p>
          </table:table-cell>
          <table:table-cell table:style-name="ce1" office:value-type="float" office:value="42.9" calcext:value-type="float">
            <text:p>42.9</text:p>
          </table:table-cell>
          <table:table-cell table:style-name="ce1" office:value-type="float" office:value="-10.5" calcext:value-type="float">
            <text:p>-10.5</text:p>
          </table:table-cell>
          <table:table-cell table:style-name="ce1" office:value-type="float" office:value="866.9" calcext:value-type="float">
            <text:p>866.9</text:p>
          </table:table-cell>
          <table:table-cell table:style-name="ce1" office:value-type="float" office:value="344.2" calcext:value-type="float">
            <text:p>344.2</text:p>
          </table:table-cell>
          <table:table-cell table:style-name="ce1" table:formula="of:=IF(OR([.G25]&gt;=337.5;[.G25]&lt;22.5);&quot;N&quot;;IF([.G25]&lt;67.5;&quot;NW&quot;;IF([.G25]&lt;112.5;&quot;W&quot;;IF([.G25]&lt;157.5;&quot;SW&quot;;IF([.G25]&lt;202.5;&quot;S&quot;;IF([.G25]&lt;247.5;&quot;SE&quot;;IF([.G25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3M46S" calcext:value-type="time">
            <text:p>12:53:46</text:p>
          </table:table-cell>
          <table:table-cell table:style-name="ce1" office:value-type="float" office:value="-9.8" calcext:value-type="float">
            <text:p>-9.8</text:p>
          </table:table-cell>
          <table:table-cell table:style-name="ce1" office:value-type="float" office:value="42.8" calcext:value-type="float">
            <text:p>42.8</text:p>
          </table:table-cell>
          <table:table-cell table:style-name="ce1" office:value-type="float" office:value="-10.3" calcext:value-type="float">
            <text:p>-10.3</text:p>
          </table:table-cell>
          <table:table-cell table:style-name="ce1" office:value-type="float" office:value="866.9" calcext:value-type="float">
            <text:p>866.9</text:p>
          </table:table-cell>
          <table:table-cell table:style-name="ce1" office:value-type="float" office:value="5.1" calcext:value-type="float">
            <text:p>5.1</text:p>
          </table:table-cell>
          <table:table-cell table:style-name="ce1" table:formula="of:=IF(OR([.G26]&gt;=337.5;[.G26]&lt;22.5);&quot;N&quot;;IF([.G26]&lt;67.5;&quot;NW&quot;;IF([.G26]&lt;112.5;&quot;W&quot;;IF([.G26]&lt;157.5;&quot;SW&quot;;IF([.G26]&lt;202.5;&quot;S&quot;;IF([.G26]&lt;247.5;&quot;SE&quot;;IF([.G26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3M51S" calcext:value-type="time">
            <text:p>12:53:51</text:p>
          </table:table-cell>
          <table:table-cell table:style-name="ce1" office:value-type="float" office:value="-9.8" calcext:value-type="float">
            <text:p>-9.8</text:p>
          </table:table-cell>
          <table:table-cell table:style-name="ce1" office:value-type="float" office:value="42.8" calcext:value-type="float">
            <text:p>42.8</text:p>
          </table:table-cell>
          <table:table-cell table:style-name="ce1" office:value-type="float" office:value="-10.2" calcext:value-type="float">
            <text:p>-10.2</text:p>
          </table:table-cell>
          <table:table-cell table:style-name="ce1" office:value-type="float" office:value="867" calcext:value-type="float">
            <text:p>867</text:p>
          </table:table-cell>
          <table:table-cell table:style-name="ce1" office:value-type="float" office:value="7.6" calcext:value-type="float">
            <text:p>7.6</text:p>
          </table:table-cell>
          <table:table-cell table:style-name="ce1" table:formula="of:=IF(OR([.G27]&gt;=337.5;[.G27]&lt;22.5);&quot;N&quot;;IF([.G27]&lt;67.5;&quot;NW&quot;;IF([.G27]&lt;112.5;&quot;W&quot;;IF([.G27]&lt;157.5;&quot;SW&quot;;IF([.G27]&lt;202.5;&quot;S&quot;;IF([.G27]&lt;247.5;&quot;SE&quot;;IF([.G27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3.12" calcext:value-type="float">
            <text:p>3.1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3M56S" calcext:value-type="time">
            <text:p>12:53:56</text:p>
          </table:table-cell>
          <table:table-cell table:style-name="ce1" office:value-type="float" office:value="-9.7" calcext:value-type="float">
            <text:p>-9.7</text:p>
          </table:table-cell>
          <table:table-cell table:style-name="ce1" office:value-type="float" office:value="42.7" calcext:value-type="float">
            <text:p>42.7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866.9" calcext:value-type="float">
            <text:p>866.9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IF(OR([.G28]&gt;=337.5;[.G28]&lt;22.5);&quot;N&quot;;IF([.G28]&lt;67.5;&quot;NW&quot;;IF([.G28]&lt;112.5;&quot;W&quot;;IF([.G28]&lt;157.5;&quot;SW&quot;;IF([.G28]&lt;202.5;&quot;S&quot;;IF([.G28]&lt;247.5;&quot;SE&quot;;IF([.G28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4M01S" calcext:value-type="time">
            <text:p>12:54:01</text:p>
          </table:table-cell>
          <table:table-cell table:style-name="ce1" office:value-type="float" office:value="-9.5" calcext:value-type="float">
            <text:p>-9.5</text:p>
          </table:table-cell>
          <table:table-cell table:style-name="ce1" office:value-type="float" office:value="42.7" calcext:value-type="float">
            <text:p>42.7</text:p>
          </table:table-cell>
          <table:table-cell table:style-name="ce1" office:value-type="float" office:value="-9.8" calcext:value-type="float">
            <text:p>-9.8</text:p>
          </table:table-cell>
          <table:table-cell table:style-name="ce1" office:value-type="float" office:value="866.9" calcext:value-type="float">
            <text:p>866.9</text:p>
          </table:table-cell>
          <table:table-cell table:style-name="ce1" office:value-type="float" office:value="5.1" calcext:value-type="float">
            <text:p>5.1</text:p>
          </table:table-cell>
          <table:table-cell table:style-name="ce1" table:formula="of:=IF(OR([.G29]&gt;=337.5;[.G29]&lt;22.5);&quot;N&quot;;IF([.G29]&lt;67.5;&quot;NW&quot;;IF([.G29]&lt;112.5;&quot;W&quot;;IF([.G29]&lt;157.5;&quot;SW&quot;;IF([.G29]&lt;202.5;&quot;S&quot;;IF([.G29]&lt;247.5;&quot;SE&quot;;IF([.G29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4M06S" calcext:value-type="time">
            <text:p>12:54:06</text:p>
          </table:table-cell>
          <table:table-cell table:style-name="ce1" office:value-type="float" office:value="-9.3" calcext:value-type="float">
            <text:p>-9.3</text:p>
          </table:table-cell>
          <table:table-cell table:style-name="ce1" office:value-type="float" office:value="42.6" calcext:value-type="float">
            <text:p>42.6</text:p>
          </table:table-cell>
          <table:table-cell table:style-name="ce1" office:value-type="float" office:value="-9.6" calcext:value-type="float">
            <text:p>-9.6</text:p>
          </table:table-cell>
          <table:table-cell table:style-name="ce1" office:value-type="float" office:value="866.9" calcext:value-type="float">
            <text:p>866.9</text:p>
          </table:table-cell>
          <table:table-cell table:style-name="ce1" office:value-type="float" office:value="4.4" calcext:value-type="float">
            <text:p>4.4</text:p>
          </table:table-cell>
          <table:table-cell table:style-name="ce1" table:formula="of:=IF(OR([.G30]&gt;=337.5;[.G30]&lt;22.5);&quot;N&quot;;IF([.G30]&lt;67.5;&quot;NW&quot;;IF([.G30]&lt;112.5;&quot;W&quot;;IF([.G30]&lt;157.5;&quot;SW&quot;;IF([.G30]&lt;202.5;&quot;S&quot;;IF([.G30]&lt;247.5;&quot;SE&quot;;IF([.G30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14.06" calcext:value-type="float">
            <text:p>14.0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4M11S" calcext:value-type="time">
            <text:p>12:54:11</text:p>
          </table:table-cell>
          <table:table-cell table:style-name="ce1" office:value-type="float" office:value="-9.1" calcext:value-type="float">
            <text:p>-9.1</text:p>
          </table:table-cell>
          <table:table-cell table:style-name="ce1" office:value-type="float" office:value="42.6" calcext:value-type="float">
            <text:p>42.6</text:p>
          </table:table-cell>
          <table:table-cell table:style-name="ce1" office:value-type="float" office:value="-9.5" calcext:value-type="float">
            <text:p>-9.5</text:p>
          </table:table-cell>
          <table:table-cell table:style-name="ce1" office:value-type="float" office:value="866.9" calcext:value-type="float">
            <text:p>866.9</text:p>
          </table:table-cell>
          <table:table-cell table:style-name="ce1" office:value-type="float" office:value="5.8" calcext:value-type="float">
            <text:p>5.8</text:p>
          </table:table-cell>
          <table:table-cell table:style-name="ce1" table:formula="of:=IF(OR([.G31]&gt;=337.5;[.G31]&lt;22.5);&quot;N&quot;;IF([.G31]&lt;67.5;&quot;NW&quot;;IF([.G31]&lt;112.5;&quot;W&quot;;IF([.G31]&lt;157.5;&quot;SW&quot;;IF([.G31]&lt;202.5;&quot;S&quot;;IF([.G31]&lt;247.5;&quot;SE&quot;;IF([.G31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4M16S" calcext:value-type="time">
            <text:p>12:54:16</text:p>
          </table:table-cell>
          <table:table-cell table:style-name="ce1" office:value-type="float" office:value="-9.2" calcext:value-type="float">
            <text:p>-9.2</text:p>
          </table:table-cell>
          <table:table-cell table:style-name="ce1" office:value-type="float" office:value="42.4" calcext:value-type="float">
            <text:p>42.4</text:p>
          </table:table-cell>
          <table:table-cell table:style-name="ce1" office:value-type="float" office:value="-9.7" calcext:value-type="float">
            <text:p>-9.7</text:p>
          </table:table-cell>
          <table:table-cell table:style-name="ce1" office:value-type="float" office:value="866.9" calcext:value-type="float">
            <text:p>866.9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table:formula="of:=IF(OR([.G32]&gt;=337.5;[.G32]&lt;22.5);&quot;N&quot;;IF([.G32]&lt;67.5;&quot;NW&quot;;IF([.G32]&lt;112.5;&quot;W&quot;;IF([.G32]&lt;157.5;&quot;SW&quot;;IF([.G32]&lt;202.5;&quot;S&quot;;IF([.G32]&lt;247.5;&quot;SE&quot;;IF([.G32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10.93" calcext:value-type="float">
            <text:p>10.9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4M21S" calcext:value-type="time">
            <text:p>12:54:21</text:p>
          </table:table-cell>
          <table:table-cell table:style-name="ce1" office:value-type="float" office:value="-9.1" calcext:value-type="float">
            <text:p>-9.1</text:p>
          </table:table-cell>
          <table:table-cell table:style-name="ce1" office:value-type="float" office:value="42.3" calcext:value-type="float">
            <text:p>42.3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866.9" calcext:value-type="float">
            <text:p>866.9</text:p>
          </table:table-cell>
          <table:table-cell table:style-name="ce1" office:value-type="float" office:value="58.6" calcext:value-type="float">
            <text:p>58.6</text:p>
          </table:table-cell>
          <table:table-cell table:style-name="ce1" table:formula="of:=IF(OR([.G33]&gt;=337.5;[.G33]&lt;22.5);&quot;N&quot;;IF([.G33]&lt;67.5;&quot;NW&quot;;IF([.G33]&lt;112.5;&quot;W&quot;;IF([.G33]&lt;157.5;&quot;SW&quot;;IF([.G33]&lt;202.5;&quot;S&quot;;IF([.G33]&lt;247.5;&quot;SE&quot;;IF([.G33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1.56" calcext:value-type="float">
            <text:p>1.5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4M26S" calcext:value-type="time">
            <text:p>12:54:26</text:p>
          </table:table-cell>
          <table:table-cell table:style-name="ce1" office:value-type="float" office:value="-9.3" calcext:value-type="float">
            <text:p>-9.3</text:p>
          </table:table-cell>
          <table:table-cell table:style-name="ce1" office:value-type="float" office:value="42.4" calcext:value-type="float">
            <text:p>42.4</text:p>
          </table:table-cell>
          <table:table-cell table:style-name="ce1" office:value-type="float" office:value="-10.3" calcext:value-type="float">
            <text:p>-10.3</text:p>
          </table:table-cell>
          <table:table-cell table:style-name="ce1" office:value-type="float" office:value="866.8" calcext:value-type="float">
            <text:p>866.8</text:p>
          </table:table-cell>
          <table:table-cell table:style-name="ce1" office:value-type="float" office:value="15.2" calcext:value-type="float">
            <text:p>15.2</text:p>
          </table:table-cell>
          <table:table-cell table:style-name="ce1" table:formula="of:=IF(OR([.G34]&gt;=337.5;[.G34]&lt;22.5);&quot;N&quot;;IF([.G34]&lt;67.5;&quot;NW&quot;;IF([.G34]&lt;112.5;&quot;W&quot;;IF([.G34]&lt;157.5;&quot;SW&quot;;IF([.G34]&lt;202.5;&quot;S&quot;;IF([.G34]&lt;247.5;&quot;SE&quot;;IF([.G34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4M31S" calcext:value-type="time">
            <text:p>12:54:31</text:p>
          </table:table-cell>
          <table:table-cell table:style-name="ce1" office:value-type="float" office:value="-9.5" calcext:value-type="float">
            <text:p>-9.5</text:p>
          </table:table-cell>
          <table:table-cell table:style-name="ce1" office:value-type="float" office:value="42.5" calcext:value-type="float">
            <text:p>42.5</text:p>
          </table:table-cell>
          <table:table-cell table:style-name="ce1" office:value-type="float" office:value="-10.3" calcext:value-type="float">
            <text:p>-10.3</text:p>
          </table:table-cell>
          <table:table-cell table:style-name="ce1" office:value-type="float" office:value="866.9" calcext:value-type="float">
            <text:p>866.9</text:p>
          </table:table-cell>
          <table:table-cell table:style-name="ce1" office:value-type="float" office:value="21.2" calcext:value-type="float">
            <text:p>21.2</text:p>
          </table:table-cell>
          <table:table-cell table:style-name="ce1" table:formula="of:=IF(OR([.G35]&gt;=337.5;[.G35]&lt;22.5);&quot;N&quot;;IF([.G35]&lt;67.5;&quot;NW&quot;;IF([.G35]&lt;112.5;&quot;W&quot;;IF([.G35]&lt;157.5;&quot;SW&quot;;IF([.G35]&lt;202.5;&quot;S&quot;;IF([.G35]&lt;247.5;&quot;SE&quot;;IF([.G35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4M36S" calcext:value-type="time">
            <text:p>12:54:36</text:p>
          </table:table-cell>
          <table:table-cell table:style-name="ce1" office:value-type="float" office:value="-9.6" calcext:value-type="float">
            <text:p>-9.6</text:p>
          </table:table-cell>
          <table:table-cell table:style-name="ce1" office:value-type="float" office:value="42.4" calcext:value-type="float">
            <text:p>42.4</text:p>
          </table:table-cell>
          <table:table-cell table:style-name="ce1" office:value-type="float" office:value="-10.4" calcext:value-type="float">
            <text:p>-10.4</text:p>
          </table:table-cell>
          <table:table-cell table:style-name="ce1" office:value-type="float" office:value="866.9" calcext:value-type="float">
            <text:p>866.9</text:p>
          </table:table-cell>
          <table:table-cell table:style-name="ce1" office:value-type="float" office:value="4.6" calcext:value-type="float">
            <text:p>4.6</text:p>
          </table:table-cell>
          <table:table-cell table:style-name="ce1" table:formula="of:=IF(OR([.G36]&gt;=337.5;[.G36]&lt;22.5);&quot;N&quot;;IF([.G36]&lt;67.5;&quot;NW&quot;;IF([.G36]&lt;112.5;&quot;W&quot;;IF([.G36]&lt;157.5;&quot;SW&quot;;IF([.G36]&lt;202.5;&quot;S&quot;;IF([.G36]&lt;247.5;&quot;SE&quot;;IF([.G36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4M41S" calcext:value-type="time">
            <text:p>12:54:41</text:p>
          </table:table-cell>
          <table:table-cell table:style-name="ce1" office:value-type="float" office:value="-9.6" calcext:value-type="float">
            <text:p>-9.6</text:p>
          </table:table-cell>
          <table:table-cell table:style-name="ce1" office:value-type="float" office:value="42.4" calcext:value-type="float">
            <text:p>42.4</text:p>
          </table:table-cell>
          <table:table-cell table:style-name="ce1" office:value-type="float" office:value="-10.3" calcext:value-type="float">
            <text:p>-10.3</text:p>
          </table:table-cell>
          <table:table-cell table:style-name="ce1" office:value-type="float" office:value="866.8" calcext:value-type="float">
            <text:p>866.8</text:p>
          </table:table-cell>
          <table:table-cell table:style-name="ce1" office:value-type="float" office:value="21.9" calcext:value-type="float">
            <text:p>21.9</text:p>
          </table:table-cell>
          <table:table-cell table:style-name="ce1" table:formula="of:=IF(OR([.G37]&gt;=337.5;[.G37]&lt;22.5);&quot;N&quot;;IF([.G37]&lt;67.5;&quot;NW&quot;;IF([.G37]&lt;112.5;&quot;W&quot;;IF([.G37]&lt;157.5;&quot;SW&quot;;IF([.G37]&lt;202.5;&quot;S&quot;;IF([.G37]&lt;247.5;&quot;SE&quot;;IF([.G37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3.12" calcext:value-type="float">
            <text:p>3.1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4M46S" calcext:value-type="time">
            <text:p>12:54:46</text:p>
          </table:table-cell>
          <table:table-cell table:style-name="ce1" office:value-type="float" office:value="-9.5" calcext:value-type="float">
            <text:p>-9.5</text:p>
          </table:table-cell>
          <table:table-cell table:style-name="ce1" office:value-type="float" office:value="42.4" calcext:value-type="float">
            <text:p>42.4</text:p>
          </table:table-cell>
          <table:table-cell table:style-name="ce1" office:value-type="float" office:value="-10.1" calcext:value-type="float">
            <text:p>-10.1</text:p>
          </table:table-cell>
          <table:table-cell table:style-name="ce1" office:value-type="float" office:value="866.9" calcext:value-type="float">
            <text:p>866.9</text:p>
          </table:table-cell>
          <table:table-cell table:style-name="ce1" office:value-type="float" office:value="17.7" calcext:value-type="float">
            <text:p>17.7</text:p>
          </table:table-cell>
          <table:table-cell table:style-name="ce1" table:formula="of:=IF(OR([.G38]&gt;=337.5;[.G38]&lt;22.5);&quot;N&quot;;IF([.G38]&lt;67.5;&quot;NW&quot;;IF([.G38]&lt;112.5;&quot;W&quot;;IF([.G38]&lt;157.5;&quot;SW&quot;;IF([.G38]&lt;202.5;&quot;S&quot;;IF([.G38]&lt;247.5;&quot;SE&quot;;IF([.G38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4M51S" calcext:value-type="time">
            <text:p>12:54:51</text:p>
          </table:table-cell>
          <table:table-cell table:style-name="ce1" office:value-type="float" office:value="-9.4" calcext:value-type="float">
            <text:p>-9.4</text:p>
          </table:table-cell>
          <table:table-cell table:style-name="ce1" office:value-type="float" office:value="42.4" calcext:value-type="float">
            <text:p>42.4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866.9" calcext:value-type="float">
            <text:p>866.9</text:p>
          </table:table-cell>
          <table:table-cell table:style-name="ce1" office:value-type="float" office:value="3.8" calcext:value-type="float">
            <text:p>3.8</text:p>
          </table:table-cell>
          <table:table-cell table:style-name="ce1" table:formula="of:=IF(OR([.G39]&gt;=337.5;[.G39]&lt;22.5);&quot;N&quot;;IF([.G39]&lt;67.5;&quot;NW&quot;;IF([.G39]&lt;112.5;&quot;W&quot;;IF([.G39]&lt;157.5;&quot;SW&quot;;IF([.G39]&lt;202.5;&quot;S&quot;;IF([.G39]&lt;247.5;&quot;SE&quot;;IF([.G39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4M56S" calcext:value-type="time">
            <text:p>12:54:56</text:p>
          </table:table-cell>
          <table:table-cell table:style-name="ce1" office:value-type="float" office:value="-9.5" calcext:value-type="float">
            <text:p>-9.5</text:p>
          </table:table-cell>
          <table:table-cell table:style-name="ce1" office:value-type="float" office:value="42.2" calcext:value-type="float">
            <text:p>42.2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866.9" calcext:value-type="float">
            <text:p>866.9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table:formula="of:=IF(OR([.G40]&gt;=337.5;[.G40]&lt;22.5);&quot;N&quot;;IF([.G40]&lt;67.5;&quot;NW&quot;;IF([.G40]&lt;112.5;&quot;W&quot;;IF([.G40]&lt;157.5;&quot;SW&quot;;IF([.G40]&lt;202.5;&quot;S&quot;;IF([.G40]&lt;247.5;&quot;SE&quot;;IF([.G40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3.12" calcext:value-type="float">
            <text:p>3.1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5M01S" calcext:value-type="time">
            <text:p>12:55:01</text:p>
          </table:table-cell>
          <table:table-cell table:style-name="ce1" office:value-type="float" office:value="-9.8" calcext:value-type="float">
            <text:p>-9.8</text:p>
          </table:table-cell>
          <table:table-cell table:style-name="ce1" office:value-type="float" office:value="42.1" calcext:value-type="float">
            <text:p>42.1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866.9" calcext:value-type="float">
            <text:p>866.9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table:formula="of:=IF(OR([.G41]&gt;=337.5;[.G41]&lt;22.5);&quot;N&quot;;IF([.G41]&lt;67.5;&quot;NW&quot;;IF([.G41]&lt;112.5;&quot;W&quot;;IF([.G41]&lt;157.5;&quot;SW&quot;;IF([.G41]&lt;202.5;&quot;S&quot;;IF([.G41]&lt;247.5;&quot;SE&quot;;IF([.G41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3.12" calcext:value-type="float">
            <text:p>3.1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5M06S" calcext:value-type="time">
            <text:p>12:55:06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42.1" calcext:value-type="float">
            <text:p>42.1</text:p>
          </table:table-cell>
          <table:table-cell table:style-name="ce1" office:value-type="float" office:value="-10.2" calcext:value-type="float">
            <text:p>-10.2</text:p>
          </table:table-cell>
          <table:table-cell table:style-name="ce1" office:value-type="float" office:value="866.9" calcext:value-type="float">
            <text:p>866.9</text:p>
          </table:table-cell>
          <table:table-cell table:style-name="ce1" office:value-type="float" office:value="20.9" calcext:value-type="float">
            <text:p>20.9</text:p>
          </table:table-cell>
          <table:table-cell table:style-name="ce1" table:formula="of:=IF(OR([.G42]&gt;=337.5;[.G42]&lt;22.5);&quot;N&quot;;IF([.G42]&lt;67.5;&quot;NW&quot;;IF([.G42]&lt;112.5;&quot;W&quot;;IF([.G42]&lt;157.5;&quot;SW&quot;;IF([.G42]&lt;202.5;&quot;S&quot;;IF([.G42]&lt;247.5;&quot;SE&quot;;IF([.G42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5M11S" calcext:value-type="time">
            <text:p>12:55:11</text:p>
          </table:table-cell>
          <table:table-cell table:style-name="ce1" office:value-type="float" office:value="-10.2" calcext:value-type="float">
            <text:p>-10.2</text:p>
          </table:table-cell>
          <table:table-cell table:style-name="ce1" office:value-type="float" office:value="42.1" calcext:value-type="float">
            <text:p>42.1</text:p>
          </table:table-cell>
          <table:table-cell table:style-name="ce1" office:value-type="float" office:value="-10.3" calcext:value-type="float">
            <text:p>-10.3</text:p>
          </table:table-cell>
          <table:table-cell table:style-name="ce1" office:value-type="float" office:value="866.9" calcext:value-type="float">
            <text:p>866.9</text:p>
          </table:table-cell>
          <table:table-cell table:style-name="ce1" office:value-type="float" office:value="10.7" calcext:value-type="float">
            <text:p>10.7</text:p>
          </table:table-cell>
          <table:table-cell table:style-name="ce1" table:formula="of:=IF(OR([.G43]&gt;=337.5;[.G43]&lt;22.5);&quot;N&quot;;IF([.G43]&lt;67.5;&quot;NW&quot;;IF([.G43]&lt;112.5;&quot;W&quot;;IF([.G43]&lt;157.5;&quot;SW&quot;;IF([.G43]&lt;202.5;&quot;S&quot;;IF([.G43]&lt;247.5;&quot;SE&quot;;IF([.G43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5M16S" calcext:value-type="time">
            <text:p>12:55:16</text:p>
          </table:table-cell>
          <table:table-cell table:style-name="ce1" office:value-type="float" office:value="-10.2" calcext:value-type="float">
            <text:p>-10.2</text:p>
          </table:table-cell>
          <table:table-cell table:style-name="ce1" office:value-type="float" office:value="42.2" calcext:value-type="float">
            <text:p>42.2</text:p>
          </table:table-cell>
          <table:table-cell table:style-name="ce1" office:value-type="float" office:value="-10.6" calcext:value-type="float">
            <text:p>-10.6</text:p>
          </table:table-cell>
          <table:table-cell table:style-name="ce1" office:value-type="float" office:value="866.9" calcext:value-type="float">
            <text:p>866.9</text:p>
          </table:table-cell>
          <table:table-cell table:style-name="ce1" office:value-type="float" office:value="56.6" calcext:value-type="float">
            <text:p>56.6</text:p>
          </table:table-cell>
          <table:table-cell table:style-name="ce1" table:formula="of:=IF(OR([.G44]&gt;=337.5;[.G44]&lt;22.5);&quot;N&quot;;IF([.G44]&lt;67.5;&quot;NW&quot;;IF([.G44]&lt;112.5;&quot;W&quot;;IF([.G44]&lt;157.5;&quot;SW&quot;;IF([.G44]&lt;202.5;&quot;S&quot;;IF([.G44]&lt;247.5;&quot;SE&quot;;IF([.G44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5M21S" calcext:value-type="time">
            <text:p>12:55:21</text:p>
          </table:table-cell>
          <table:table-cell table:style-name="ce1" office:value-type="float" office:value="-10.3" calcext:value-type="float">
            <text:p>-10.3</text:p>
          </table:table-cell>
          <table:table-cell table:style-name="ce1" office:value-type="float" office:value="42.4" calcext:value-type="float">
            <text:p>42.4</text:p>
          </table:table-cell>
          <table:table-cell table:style-name="ce1" office:value-type="float" office:value="-10.8" calcext:value-type="float">
            <text:p>-10.8</text:p>
          </table:table-cell>
          <table:table-cell table:style-name="ce1" office:value-type="float" office:value="866.9" calcext:value-type="float">
            <text:p>866.9</text:p>
          </table:table-cell>
          <table:table-cell table:style-name="ce1" office:value-type="float" office:value="346.5" calcext:value-type="float">
            <text:p>346.5</text:p>
          </table:table-cell>
          <table:table-cell table:style-name="ce1" table:formula="of:=IF(OR([.G45]&gt;=337.5;[.G45]&lt;22.5);&quot;N&quot;;IF([.G45]&lt;67.5;&quot;NW&quot;;IF([.G45]&lt;112.5;&quot;W&quot;;IF([.G45]&lt;157.5;&quot;SW&quot;;IF([.G45]&lt;202.5;&quot;S&quot;;IF([.G45]&lt;247.5;&quot;SE&quot;;IF([.G45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5M26S" calcext:value-type="time">
            <text:p>12:55:26</text:p>
          </table:table-cell>
          <table:table-cell table:style-name="ce1" office:value-type="float" office:value="-10.4" calcext:value-type="float">
            <text:p>-10.4</text:p>
          </table:table-cell>
          <table:table-cell table:style-name="ce1" office:value-type="float" office:value="42.5" calcext:value-type="float">
            <text:p>42.5</text:p>
          </table:table-cell>
          <table:table-cell table:style-name="ce1" office:value-type="float" office:value="-10.8" calcext:value-type="float">
            <text:p>-10.8</text:p>
          </table:table-cell>
          <table:table-cell table:style-name="ce1" office:value-type="float" office:value="866.9" calcext:value-type="float">
            <text:p>866.9</text:p>
          </table:table-cell>
          <table:table-cell table:style-name="ce1" office:value-type="float" office:value="4.1" calcext:value-type="float">
            <text:p>4.1</text:p>
          </table:table-cell>
          <table:table-cell table:style-name="ce1" table:formula="of:=IF(OR([.G46]&gt;=337.5;[.G46]&lt;22.5);&quot;N&quot;;IF([.G46]&lt;67.5;&quot;NW&quot;;IF([.G46]&lt;112.5;&quot;W&quot;;IF([.G46]&lt;157.5;&quot;SW&quot;;IF([.G46]&lt;202.5;&quot;S&quot;;IF([.G46]&lt;247.5;&quot;SE&quot;;IF([.G46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5M31S" calcext:value-type="time">
            <text:p>12:55:31</text:p>
          </table:table-cell>
          <table:table-cell table:style-name="ce1" office:value-type="float" office:value="-10.5" calcext:value-type="float">
            <text:p>-10.5</text:p>
          </table:table-cell>
          <table:table-cell table:style-name="ce1" office:value-type="float" office:value="42.6" calcext:value-type="float">
            <text:p>42.6</text:p>
          </table:table-cell>
          <table:table-cell table:style-name="ce1" office:value-type="float" office:value="-10.8" calcext:value-type="float">
            <text:p>-10.8</text:p>
          </table:table-cell>
          <table:table-cell table:style-name="ce1" office:value-type="float" office:value="866.9" calcext:value-type="float">
            <text:p>866.9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table:formula="of:=IF(OR([.G47]&gt;=337.5;[.G47]&lt;22.5);&quot;N&quot;;IF([.G47]&lt;67.5;&quot;NW&quot;;IF([.G47]&lt;112.5;&quot;W&quot;;IF([.G47]&lt;157.5;&quot;SW&quot;;IF([.G47]&lt;202.5;&quot;S&quot;;IF([.G47]&lt;247.5;&quot;SE&quot;;IF([.G47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5M36S" calcext:value-type="time">
            <text:p>12:55:36</text:p>
          </table:table-cell>
          <table:table-cell table:style-name="ce1" office:value-type="float" office:value="-10.5" calcext:value-type="float">
            <text:p>-10.5</text:p>
          </table:table-cell>
          <table:table-cell table:style-name="ce1" office:value-type="float" office:value="42.7" calcext:value-type="float">
            <text:p>42.7</text:p>
          </table:table-cell>
          <table:table-cell table:style-name="ce1" office:value-type="float" office:value="-10.8" calcext:value-type="float">
            <text:p>-10.8</text:p>
          </table:table-cell>
          <table:table-cell table:style-name="ce1" office:value-type="float" office:value="866.8" calcext:value-type="float">
            <text:p>866.8</text:p>
          </table:table-cell>
          <table:table-cell table:style-name="ce1" office:value-type="float" office:value="38.4" calcext:value-type="float">
            <text:p>38.4</text:p>
          </table:table-cell>
          <table:table-cell table:style-name="ce1" table:formula="of:=IF(OR([.G48]&gt;=337.5;[.G48]&lt;22.5);&quot;N&quot;;IF([.G48]&lt;67.5;&quot;NW&quot;;IF([.G48]&lt;112.5;&quot;W&quot;;IF([.G48]&lt;157.5;&quot;SW&quot;;IF([.G48]&lt;202.5;&quot;S&quot;;IF([.G48]&lt;247.5;&quot;SE&quot;;IF([.G48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5M41S" calcext:value-type="time">
            <text:p>12:55:41</text:p>
          </table:table-cell>
          <table:table-cell table:style-name="ce1" office:value-type="float" office:value="-10.6" calcext:value-type="float">
            <text:p>-10.6</text:p>
          </table:table-cell>
          <table:table-cell table:style-name="ce1" office:value-type="float" office:value="42.8" calcext:value-type="float">
            <text:p>42.8</text:p>
          </table:table-cell>
          <table:table-cell table:style-name="ce1" office:value-type="float" office:value="-10.9" calcext:value-type="float">
            <text:p>-10.9</text:p>
          </table:table-cell>
          <table:table-cell table:style-name="ce1" office:value-type="float" office:value="866.9" calcext:value-type="float">
            <text:p>866.9</text:p>
          </table:table-cell>
          <table:table-cell table:style-name="ce1" office:value-type="float" office:value="16.9" calcext:value-type="float">
            <text:p>16.9</text:p>
          </table:table-cell>
          <table:table-cell table:style-name="ce1" table:formula="of:=IF(OR([.G49]&gt;=337.5;[.G49]&lt;22.5);&quot;N&quot;;IF([.G49]&lt;67.5;&quot;NW&quot;;IF([.G49]&lt;112.5;&quot;W&quot;;IF([.G49]&lt;157.5;&quot;SW&quot;;IF([.G49]&lt;202.5;&quot;S&quot;;IF([.G49]&lt;247.5;&quot;SE&quot;;IF([.G49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5M46S" calcext:value-type="time">
            <text:p>12:55:46</text:p>
          </table:table-cell>
          <table:table-cell table:style-name="ce1" office:value-type="float" office:value="-10.8" calcext:value-type="float">
            <text:p>-10.8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-11" calcext:value-type="float">
            <text:p>-11</text:p>
          </table:table-cell>
          <table:table-cell table:style-name="ce1" office:value-type="float" office:value="866.9" calcext:value-type="float">
            <text:p>866.9</text:p>
          </table:table-cell>
          <table:table-cell table:style-name="ce1" office:value-type="float" office:value="8.9" calcext:value-type="float">
            <text:p>8.9</text:p>
          </table:table-cell>
          <table:table-cell table:style-name="ce1" table:formula="of:=IF(OR([.G50]&gt;=337.5;[.G50]&lt;22.5);&quot;N&quot;;IF([.G50]&lt;67.5;&quot;NW&quot;;IF([.G50]&lt;112.5;&quot;W&quot;;IF([.G50]&lt;157.5;&quot;SW&quot;;IF([.G50]&lt;202.5;&quot;S&quot;;IF([.G50]&lt;247.5;&quot;SE&quot;;IF([.G50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5M51S" calcext:value-type="time">
            <text:p>12:55:51</text:p>
          </table:table-cell>
          <table:table-cell table:style-name="ce1" office:value-type="float" office:value="-10.8" calcext:value-type="float">
            <text:p>-10.8</text:p>
          </table:table-cell>
          <table:table-cell table:style-name="ce1" office:value-type="float" office:value="43.1" calcext:value-type="float">
            <text:p>43.1</text:p>
          </table:table-cell>
          <table:table-cell table:style-name="ce1" office:value-type="float" office:value="-11" calcext:value-type="float">
            <text:p>-11</text:p>
          </table:table-cell>
          <table:table-cell table:style-name="ce1" office:value-type="float" office:value="866.9" calcext:value-type="float">
            <text:p>866.9</text:p>
          </table:table-cell>
          <table:table-cell table:style-name="ce1" office:value-type="float" office:value="5.4" calcext:value-type="float">
            <text:p>5.4</text:p>
          </table:table-cell>
          <table:table-cell table:style-name="ce1" table:formula="of:=IF(OR([.G51]&gt;=337.5;[.G51]&lt;22.5);&quot;N&quot;;IF([.G51]&lt;67.5;&quot;NW&quot;;IF([.G51]&lt;112.5;&quot;W&quot;;IF([.G51]&lt;157.5;&quot;SW&quot;;IF([.G51]&lt;202.5;&quot;S&quot;;IF([.G51]&lt;247.5;&quot;SE&quot;;IF([.G51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5M56S" calcext:value-type="time">
            <text:p>12:55:56</text:p>
          </table:table-cell>
          <table:table-cell table:style-name="ce1" office:value-type="float" office:value="-10.6" calcext:value-type="float">
            <text:p>-10.6</text:p>
          </table:table-cell>
          <table:table-cell table:style-name="ce1" office:value-type="float" office:value="43.3" calcext:value-type="float">
            <text:p>43.3</text:p>
          </table:table-cell>
          <table:table-cell table:style-name="ce1" office:value-type="float" office:value="-10.8" calcext:value-type="float">
            <text:p>-10.8</text:p>
          </table:table-cell>
          <table:table-cell table:style-name="ce1" office:value-type="float" office:value="866.8" calcext:value-type="float">
            <text:p>866.8</text:p>
          </table:table-cell>
          <table:table-cell table:style-name="ce1" office:value-type="float" office:value="359.6" calcext:value-type="float">
            <text:p>359.6</text:p>
          </table:table-cell>
          <table:table-cell table:style-name="ce1" table:formula="of:=IF(OR([.G52]&gt;=337.5;[.G52]&lt;22.5);&quot;N&quot;;IF([.G52]&lt;67.5;&quot;NW&quot;;IF([.G52]&lt;112.5;&quot;W&quot;;IF([.G52]&lt;157.5;&quot;SW&quot;;IF([.G52]&lt;202.5;&quot;S&quot;;IF([.G52]&lt;247.5;&quot;SE&quot;;IF([.G52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3.12" calcext:value-type="float">
            <text:p>3.1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6M01S" calcext:value-type="time">
            <text:p>12:56:01</text:p>
          </table:table-cell>
          <table:table-cell table:style-name="ce1" office:value-type="float" office:value="-10.5" calcext:value-type="float">
            <text:p>-10.5</text:p>
          </table:table-cell>
          <table:table-cell table:style-name="ce1" office:value-type="float" office:value="43.4" calcext:value-type="float">
            <text:p>43.4</text:p>
          </table:table-cell>
          <table:table-cell table:style-name="ce1" office:value-type="float" office:value="-10.8" calcext:value-type="float">
            <text:p>-10.8</text:p>
          </table:table-cell>
          <table:table-cell table:style-name="ce1" office:value-type="float" office:value="866.9" calcext:value-type="float">
            <text:p>866.9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formula="of:=IF(OR([.G53]&gt;=337.5;[.G53]&lt;22.5);&quot;N&quot;;IF([.G53]&lt;67.5;&quot;NW&quot;;IF([.G53]&lt;112.5;&quot;W&quot;;IF([.G53]&lt;157.5;&quot;SW&quot;;IF([.G53]&lt;202.5;&quot;S&quot;;IF([.G53]&lt;247.5;&quot;SE&quot;;IF([.G53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6M06S" calcext:value-type="time">
            <text:p>12:56:06</text:p>
          </table:table-cell>
          <table:table-cell table:style-name="ce1" office:value-type="float" office:value="-10.5" calcext:value-type="float">
            <text:p>-10.5</text:p>
          </table:table-cell>
          <table:table-cell table:style-name="ce1" office:value-type="float" office:value="43.5" calcext:value-type="float">
            <text:p>43.5</text:p>
          </table:table-cell>
          <table:table-cell table:style-name="ce1" office:value-type="float" office:value="-10.9" calcext:value-type="float">
            <text:p>-10.9</text:p>
          </table:table-cell>
          <table:table-cell table:style-name="ce1" office:value-type="float" office:value="866.9" calcext:value-type="float">
            <text:p>866.9</text:p>
          </table:table-cell>
          <table:table-cell table:style-name="ce1" office:value-type="float" office:value="38.5" calcext:value-type="float">
            <text:p>38.5</text:p>
          </table:table-cell>
          <table:table-cell table:style-name="ce1" table:formula="of:=IF(OR([.G54]&gt;=337.5;[.G54]&lt;22.5);&quot;N&quot;;IF([.G54]&lt;67.5;&quot;NW&quot;;IF([.G54]&lt;112.5;&quot;W&quot;;IF([.G54]&lt;157.5;&quot;SW&quot;;IF([.G54]&lt;202.5;&quot;S&quot;;IF([.G54]&lt;247.5;&quot;SE&quot;;IF([.G54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6M11S" calcext:value-type="time">
            <text:p>12:56:11</text:p>
          </table:table-cell>
          <table:table-cell table:style-name="ce1" office:value-type="float" office:value="-10.6" calcext:value-type="float">
            <text:p>-10.6</text:p>
          </table:table-cell>
          <table:table-cell table:style-name="ce1" office:value-type="float" office:value="43.7" calcext:value-type="float">
            <text:p>43.7</text:p>
          </table:table-cell>
          <table:table-cell table:style-name="ce1" office:value-type="float" office:value="-10.8" calcext:value-type="float">
            <text:p>-10.8</text:p>
          </table:table-cell>
          <table:table-cell table:style-name="ce1" office:value-type="float" office:value="866.9" calcext:value-type="float">
            <text:p>866.9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table:formula="of:=IF(OR([.G55]&gt;=337.5;[.G55]&lt;22.5);&quot;N&quot;;IF([.G55]&lt;67.5;&quot;NW&quot;;IF([.G55]&lt;112.5;&quot;W&quot;;IF([.G55]&lt;157.5;&quot;SW&quot;;IF([.G55]&lt;202.5;&quot;S&quot;;IF([.G55]&lt;247.5;&quot;SE&quot;;IF([.G55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6M16S" calcext:value-type="time">
            <text:p>12:56:16</text:p>
          </table:table-cell>
          <table:table-cell table:style-name="ce1" office:value-type="float" office:value="-10.5" calcext:value-type="float">
            <text:p>-10.5</text:p>
          </table:table-cell>
          <table:table-cell table:style-name="ce1" office:value-type="float" office:value="43.9" calcext:value-type="float">
            <text:p>43.9</text:p>
          </table:table-cell>
          <table:table-cell table:style-name="ce1" office:value-type="float" office:value="-10.7" calcext:value-type="float">
            <text:p>-10.7</text:p>
          </table:table-cell>
          <table:table-cell table:style-name="ce1" office:value-type="float" office:value="866.8" calcext:value-type="float">
            <text:p>866.8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formula="of:=IF(OR([.G56]&gt;=337.5;[.G56]&lt;22.5);&quot;N&quot;;IF([.G56]&lt;67.5;&quot;NW&quot;;IF([.G56]&lt;112.5;&quot;W&quot;;IF([.G56]&lt;157.5;&quot;SW&quot;;IF([.G56]&lt;202.5;&quot;S&quot;;IF([.G56]&lt;247.5;&quot;SE&quot;;IF([.G56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3.12" calcext:value-type="float">
            <text:p>3.1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6M21S" calcext:value-type="time">
            <text:p>12:56:21</text:p>
          </table:table-cell>
          <table:table-cell table:style-name="ce1" office:value-type="float" office:value="-10.6" calcext:value-type="float">
            <text:p>-10.6</text:p>
          </table:table-cell>
          <table:table-cell table:style-name="ce1" office:value-type="float" office:value="43.8" calcext:value-type="float">
            <text:p>43.8</text:p>
          </table:table-cell>
          <table:table-cell table:style-name="ce1" office:value-type="float" office:value="-10.7" calcext:value-type="float">
            <text:p>-10.7</text:p>
          </table:table-cell>
          <table:table-cell table:style-name="ce1" office:value-type="float" office:value="866.8" calcext:value-type="float">
            <text:p>866.8</text:p>
          </table:table-cell>
          <table:table-cell table:style-name="ce1" office:value-type="float" office:value="42.3" calcext:value-type="float">
            <text:p>42.3</text:p>
          </table:table-cell>
          <table:table-cell table:style-name="ce1" table:formula="of:=IF(OR([.G57]&gt;=337.5;[.G57]&lt;22.5);&quot;N&quot;;IF([.G57]&lt;67.5;&quot;NW&quot;;IF([.G57]&lt;112.5;&quot;W&quot;;IF([.G57]&lt;157.5;&quot;SW&quot;;IF([.G57]&lt;202.5;&quot;S&quot;;IF([.G57]&lt;247.5;&quot;SE&quot;;IF([.G57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6M26S" calcext:value-type="time">
            <text:p>12:56:26</text:p>
          </table:table-cell>
          <table:table-cell table:style-name="ce1" office:value-type="float" office:value="-10.5" calcext:value-type="float">
            <text:p>-10.5</text:p>
          </table:table-cell>
          <table:table-cell table:style-name="ce1" office:value-type="float" office:value="43.9" calcext:value-type="float">
            <text:p>43.9</text:p>
          </table:table-cell>
          <table:table-cell table:style-name="ce1" office:value-type="float" office:value="-11.2" calcext:value-type="float">
            <text:p>-11.2</text:p>
          </table:table-cell>
          <table:table-cell table:style-name="ce1" office:value-type="float" office:value="866.8" calcext:value-type="float">
            <text:p>866.8</text:p>
          </table:table-cell>
          <table:table-cell table:style-name="ce1" office:value-type="float" office:value="69.5" calcext:value-type="float">
            <text:p>69.5</text:p>
          </table:table-cell>
          <table:table-cell table:style-name="ce1" table:formula="of:=IF(OR([.G58]&gt;=337.5;[.G58]&lt;22.5);&quot;N&quot;;IF([.G58]&lt;67.5;&quot;NW&quot;;IF([.G58]&lt;112.5;&quot;W&quot;;IF([.G58]&lt;157.5;&quot;SW&quot;;IF([.G58]&lt;202.5;&quot;S&quot;;IF([.G58]&lt;247.5;&quot;SE&quot;;IF([.G58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6M31S" calcext:value-type="time">
            <text:p>12:56:31</text:p>
          </table:table-cell>
          <table:table-cell table:style-name="ce1" office:value-type="float" office:value="-10.7" calcext:value-type="float">
            <text:p>-10.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-11.5" calcext:value-type="float">
            <text:p>-11.5</text:p>
          </table:table-cell>
          <table:table-cell table:style-name="ce1" office:value-type="float" office:value="866.8" calcext:value-type="float">
            <text:p>866.8</text:p>
          </table:table-cell>
          <table:table-cell table:style-name="ce1" office:value-type="float" office:value="49" calcext:value-type="float">
            <text:p>49</text:p>
          </table:table-cell>
          <table:table-cell table:style-name="ce1" table:formula="of:=IF(OR([.G59]&gt;=337.5;[.G59]&lt;22.5);&quot;N&quot;;IF([.G59]&lt;67.5;&quot;NW&quot;;IF([.G59]&lt;112.5;&quot;W&quot;;IF([.G59]&lt;157.5;&quot;SW&quot;;IF([.G59]&lt;202.5;&quot;S&quot;;IF([.G59]&lt;247.5;&quot;SE&quot;;IF([.G59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6M36S" calcext:value-type="time">
            <text:p>12:56:36</text:p>
          </table:table-cell>
          <table:table-cell table:style-name="ce1" office:value-type="float" office:value="-10.8" calcext:value-type="float">
            <text:p>-10.8</text:p>
          </table:table-cell>
          <table:table-cell table:style-name="ce1" office:value-type="float" office:value="44.3" calcext:value-type="float">
            <text:p>44.3</text:p>
          </table:table-cell>
          <table:table-cell table:style-name="ce1" office:value-type="float" office:value="-11.5" calcext:value-type="float">
            <text:p>-11.5</text:p>
          </table:table-cell>
          <table:table-cell table:style-name="ce1" office:value-type="float" office:value="866.8" calcext:value-type="float">
            <text:p>866.8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table:formula="of:=IF(OR([.G60]&gt;=337.5;[.G60]&lt;22.5);&quot;N&quot;;IF([.G60]&lt;67.5;&quot;NW&quot;;IF([.G60]&lt;112.5;&quot;W&quot;;IF([.G60]&lt;157.5;&quot;SW&quot;;IF([.G60]&lt;202.5;&quot;S&quot;;IF([.G60]&lt;247.5;&quot;SE&quot;;IF([.G60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6M41S" calcext:value-type="time">
            <text:p>12:56:41</text:p>
          </table:table-cell>
          <table:table-cell table:style-name="ce1" office:value-type="float" office:value="-10.7" calcext:value-type="float">
            <text:p>-10.7</text:p>
          </table:table-cell>
          <table:table-cell table:style-name="ce1" office:value-type="float" office:value="44.4" calcext:value-type="float">
            <text:p>44.4</text:p>
          </table:table-cell>
          <table:table-cell table:style-name="ce1" office:value-type="float" office:value="-11.6" calcext:value-type="float">
            <text:p>-11.6</text:p>
          </table:table-cell>
          <table:table-cell table:style-name="ce1" office:value-type="float" office:value="866.8" calcext:value-type="float">
            <text:p>866.8</text:p>
          </table:table-cell>
          <table:table-cell table:style-name="ce1" office:value-type="float" office:value="40.4" calcext:value-type="float">
            <text:p>40.4</text:p>
          </table:table-cell>
          <table:table-cell table:style-name="ce1" table:formula="of:=IF(OR([.G61]&gt;=337.5;[.G61]&lt;22.5);&quot;N&quot;;IF([.G61]&lt;67.5;&quot;NW&quot;;IF([.G61]&lt;112.5;&quot;W&quot;;IF([.G61]&lt;157.5;&quot;SW&quot;;IF([.G61]&lt;202.5;&quot;S&quot;;IF([.G61]&lt;247.5;&quot;SE&quot;;IF([.G61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6M46S" calcext:value-type="time">
            <text:p>12:56:46</text:p>
          </table:table-cell>
          <table:table-cell table:style-name="ce1" office:value-type="float" office:value="-10.8" calcext:value-type="float">
            <text:p>-10.8</text:p>
          </table:table-cell>
          <table:table-cell table:style-name="ce1" office:value-type="float" office:value="44.5" calcext:value-type="float">
            <text:p>44.5</text:p>
          </table:table-cell>
          <table:table-cell table:style-name="ce1" office:value-type="float" office:value="-11.7" calcext:value-type="float">
            <text:p>-11.7</text:p>
          </table:table-cell>
          <table:table-cell table:style-name="ce1" office:value-type="float" office:value="866.8" calcext:value-type="float">
            <text:p>866.8</text:p>
          </table:table-cell>
          <table:table-cell table:style-name="ce1" office:value-type="float" office:value="45.8" calcext:value-type="float">
            <text:p>45.8</text:p>
          </table:table-cell>
          <table:table-cell table:style-name="ce1" table:formula="of:=IF(OR([.G62]&gt;=337.5;[.G62]&lt;22.5);&quot;N&quot;;IF([.G62]&lt;67.5;&quot;NW&quot;;IF([.G62]&lt;112.5;&quot;W&quot;;IF([.G62]&lt;157.5;&quot;SW&quot;;IF([.G62]&lt;202.5;&quot;S&quot;;IF([.G62]&lt;247.5;&quot;SE&quot;;IF([.G62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6M51S" calcext:value-type="time">
            <text:p>12:56:51</text:p>
          </table:table-cell>
          <table:table-cell table:style-name="ce1" office:value-type="float" office:value="-10.9" calcext:value-type="float">
            <text:p>-10.9</text:p>
          </table:table-cell>
          <table:table-cell table:style-name="ce1" office:value-type="float" office:value="44.4" calcext:value-type="float">
            <text:p>44.4</text:p>
          </table:table-cell>
          <table:table-cell table:style-name="ce1" office:value-type="float" office:value="-11.9" calcext:value-type="float">
            <text:p>-11.9</text:p>
          </table:table-cell>
          <table:table-cell table:style-name="ce1" office:value-type="float" office:value="866.8" calcext:value-type="float">
            <text:p>866.8</text:p>
          </table:table-cell>
          <table:table-cell table:style-name="ce1" office:value-type="float" office:value="68.2" calcext:value-type="float">
            <text:p>68.2</text:p>
          </table:table-cell>
          <table:table-cell table:style-name="ce1" table:formula="of:=IF(OR([.G63]&gt;=337.5;[.G63]&lt;22.5);&quot;N&quot;;IF([.G63]&lt;67.5;&quot;NW&quot;;IF([.G63]&lt;112.5;&quot;W&quot;;IF([.G63]&lt;157.5;&quot;SW&quot;;IF([.G63]&lt;202.5;&quot;S&quot;;IF([.G63]&lt;247.5;&quot;SE&quot;;IF([.G63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6M56S" calcext:value-type="time">
            <text:p>12:56:56</text:p>
          </table:table-cell>
          <table:table-cell table:style-name="ce1" office:value-type="float" office:value="-11" calcext:value-type="float">
            <text:p>-11</text:p>
          </table:table-cell>
          <table:table-cell table:style-name="ce1" office:value-type="float" office:value="44.4" calcext:value-type="float">
            <text:p>44.4</text:p>
          </table:table-cell>
          <table:table-cell table:style-name="ce1" office:value-type="float" office:value="-11.9" calcext:value-type="float">
            <text:p>-11.9</text:p>
          </table:table-cell>
          <table:table-cell table:style-name="ce1" office:value-type="float" office:value="866.8" calcext:value-type="float">
            <text:p>866.8</text:p>
          </table:table-cell>
          <table:table-cell table:style-name="ce1" office:value-type="float" office:value="40.2" calcext:value-type="float">
            <text:p>40.2</text:p>
          </table:table-cell>
          <table:table-cell table:style-name="ce1" table:formula="of:=IF(OR([.G64]&gt;=337.5;[.G64]&lt;22.5);&quot;N&quot;;IF([.G64]&lt;67.5;&quot;NW&quot;;IF([.G64]&lt;112.5;&quot;W&quot;;IF([.G64]&lt;157.5;&quot;SW&quot;;IF([.G64]&lt;202.5;&quot;S&quot;;IF([.G64]&lt;247.5;&quot;SE&quot;;IF([.G64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7M01S" calcext:value-type="time">
            <text:p>12:57:01</text:p>
          </table:table-cell>
          <table:table-cell table:style-name="ce1" office:value-type="float" office:value="-11.2" calcext:value-type="float">
            <text:p>-11.2</text:p>
          </table:table-cell>
          <table:table-cell table:style-name="ce1" office:value-type="float" office:value="44.5" calcext:value-type="float">
            <text:p>44.5</text:p>
          </table:table-cell>
          <table:table-cell table:style-name="ce1" office:value-type="float" office:value="-12" calcext:value-type="float">
            <text:p>-12</text:p>
          </table:table-cell>
          <table:table-cell table:style-name="ce1" office:value-type="float" office:value="866.8" calcext:value-type="float">
            <text:p>866.8</text:p>
          </table:table-cell>
          <table:table-cell table:style-name="ce1" office:value-type="float" office:value="19.4" calcext:value-type="float">
            <text:p>19.4</text:p>
          </table:table-cell>
          <table:table-cell table:style-name="ce1" table:formula="of:=IF(OR([.G65]&gt;=337.5;[.G65]&lt;22.5);&quot;N&quot;;IF([.G65]&lt;67.5;&quot;NW&quot;;IF([.G65]&lt;112.5;&quot;W&quot;;IF([.G65]&lt;157.5;&quot;SW&quot;;IF([.G65]&lt;202.5;&quot;S&quot;;IF([.G65]&lt;247.5;&quot;SE&quot;;IF([.G65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7M06S" calcext:value-type="time">
            <text:p>12:57:06</text:p>
          </table:table-cell>
          <table:table-cell table:style-name="ce1" office:value-type="float" office:value="-11.3" calcext:value-type="float">
            <text:p>-11.3</text:p>
          </table:table-cell>
          <table:table-cell table:style-name="ce1" office:value-type="float" office:value="44.5" calcext:value-type="float">
            <text:p>44.5</text:p>
          </table:table-cell>
          <table:table-cell table:style-name="ce1" office:value-type="float" office:value="-12" calcext:value-type="float">
            <text:p>-12</text:p>
          </table:table-cell>
          <table:table-cell table:style-name="ce1" office:value-type="float" office:value="866.8" calcext:value-type="float">
            <text:p>866.8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formula="of:=IF(OR([.G66]&gt;=337.5;[.G66]&lt;22.5);&quot;N&quot;;IF([.G66]&lt;67.5;&quot;NW&quot;;IF([.G66]&lt;112.5;&quot;W&quot;;IF([.G66]&lt;157.5;&quot;SW&quot;;IF([.G66]&lt;202.5;&quot;S&quot;;IF([.G66]&lt;247.5;&quot;SE&quot;;IF([.G66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7M11S" calcext:value-type="time">
            <text:p>12:57:11</text:p>
          </table:table-cell>
          <table:table-cell table:style-name="ce1" office:value-type="float" office:value="-11.3" calcext:value-type="float">
            <text:p>-11.3</text:p>
          </table:table-cell>
          <table:table-cell table:style-name="ce1" office:value-type="float" office:value="44.6" calcext:value-type="float">
            <text:p>44.6</text:p>
          </table:table-cell>
          <table:table-cell table:style-name="ce1" office:value-type="float" office:value="-12" calcext:value-type="float">
            <text:p>-12</text:p>
          </table:table-cell>
          <table:table-cell table:style-name="ce1" office:value-type="float" office:value="866.8" calcext:value-type="float">
            <text:p>866.8</text:p>
          </table:table-cell>
          <table:table-cell table:style-name="ce1" office:value-type="float" office:value="37.8" calcext:value-type="float">
            <text:p>37.8</text:p>
          </table:table-cell>
          <table:table-cell table:style-name="ce1" table:formula="of:=IF(OR([.G67]&gt;=337.5;[.G67]&lt;22.5);&quot;N&quot;;IF([.G67]&lt;67.5;&quot;NW&quot;;IF([.G67]&lt;112.5;&quot;W&quot;;IF([.G67]&lt;157.5;&quot;SW&quot;;IF([.G67]&lt;202.5;&quot;S&quot;;IF([.G67]&lt;247.5;&quot;SE&quot;;IF([.G67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7M16S" calcext:value-type="time">
            <text:p>12:57:16</text:p>
          </table:table-cell>
          <table:table-cell table:style-name="ce1" office:value-type="float" office:value="-11.4" calcext:value-type="float">
            <text:p>-11.4</text:p>
          </table:table-cell>
          <table:table-cell table:style-name="ce1" office:value-type="float" office:value="44.7" calcext:value-type="float">
            <text:p>44.7</text:p>
          </table:table-cell>
          <table:table-cell table:style-name="ce1" office:value-type="float" office:value="-12" calcext:value-type="float">
            <text:p>-12</text:p>
          </table:table-cell>
          <table:table-cell table:style-name="ce1" office:value-type="float" office:value="866.8" calcext:value-type="float">
            <text:p>866.8</text:p>
          </table:table-cell>
          <table:table-cell table:style-name="ce1" office:value-type="float" office:value="22.9" calcext:value-type="float">
            <text:p>22.9</text:p>
          </table:table-cell>
          <table:table-cell table:style-name="ce1" table:formula="of:=IF(OR([.G68]&gt;=337.5;[.G68]&lt;22.5);&quot;N&quot;;IF([.G68]&lt;67.5;&quot;NW&quot;;IF([.G68]&lt;112.5;&quot;W&quot;;IF([.G68]&lt;157.5;&quot;SW&quot;;IF([.G68]&lt;202.5;&quot;S&quot;;IF([.G68]&lt;247.5;&quot;SE&quot;;IF([.G68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3.12" calcext:value-type="float">
            <text:p>3.1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7M21S" calcext:value-type="time">
            <text:p>12:57:21</text:p>
          </table:table-cell>
          <table:table-cell table:style-name="ce1" office:value-type="float" office:value="-11.3" calcext:value-type="float">
            <text:p>-11.3</text:p>
          </table:table-cell>
          <table:table-cell table:style-name="ce1" office:value-type="float" office:value="44.9" calcext:value-type="float">
            <text:p>44.9</text:p>
          </table:table-cell>
          <table:table-cell table:style-name="ce1" office:value-type="float" office:value="-12.2" calcext:value-type="float">
            <text:p>-12.2</text:p>
          </table:table-cell>
          <table:table-cell table:style-name="ce1" office:value-type="float" office:value="866.8" calcext:value-type="float">
            <text:p>866.8</text:p>
          </table:table-cell>
          <table:table-cell table:style-name="ce1" office:value-type="float" office:value="61" calcext:value-type="float">
            <text:p>61</text:p>
          </table:table-cell>
          <table:table-cell table:style-name="ce1" table:formula="of:=IF(OR([.G69]&gt;=337.5;[.G69]&lt;22.5);&quot;N&quot;;IF([.G69]&lt;67.5;&quot;NW&quot;;IF([.G69]&lt;112.5;&quot;W&quot;;IF([.G69]&lt;157.5;&quot;SW&quot;;IF([.G69]&lt;202.5;&quot;S&quot;;IF([.G69]&lt;247.5;&quot;SE&quot;;IF([.G69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7M26S" calcext:value-type="time">
            <text:p>12:57:26</text:p>
          </table:table-cell>
          <table:table-cell table:style-name="ce1" office:value-type="float" office:value="-11.4" calcext:value-type="float">
            <text:p>-11.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-12.3" calcext:value-type="float">
            <text:p>-12.3</text:p>
          </table:table-cell>
          <table:table-cell table:style-name="ce1" office:value-type="float" office:value="866.8" calcext:value-type="float">
            <text:p>866.8</text:p>
          </table:table-cell>
          <table:table-cell table:style-name="ce1" office:value-type="float" office:value="41.6" calcext:value-type="float">
            <text:p>41.6</text:p>
          </table:table-cell>
          <table:table-cell table:style-name="ce1" table:formula="of:=IF(OR([.G70]&gt;=337.5;[.G70]&lt;22.5);&quot;N&quot;;IF([.G70]&lt;67.5;&quot;NW&quot;;IF([.G70]&lt;112.5;&quot;W&quot;;IF([.G70]&lt;157.5;&quot;SW&quot;;IF([.G70]&lt;202.5;&quot;S&quot;;IF([.G70]&lt;247.5;&quot;SE&quot;;IF([.G70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7M31S" calcext:value-type="time">
            <text:p>12:57:31</text:p>
          </table:table-cell>
          <table:table-cell table:style-name="ce1" office:value-type="float" office:value="-11.4" calcext:value-type="float">
            <text:p>-11.4</text:p>
          </table:table-cell>
          <table:table-cell table:style-name="ce1" office:value-type="float" office:value="45.2" calcext:value-type="float">
            <text:p>45.2</text:p>
          </table:table-cell>
          <table:table-cell table:style-name="ce1" office:value-type="float" office:value="-12.3" calcext:value-type="float">
            <text:p>-12.3</text:p>
          </table:table-cell>
          <table:table-cell table:style-name="ce1" office:value-type="float" office:value="866.8" calcext:value-type="float">
            <text:p>866.8</text:p>
          </table:table-cell>
          <table:table-cell table:style-name="ce1" office:value-type="float" office:value="42.6" calcext:value-type="float">
            <text:p>42.6</text:p>
          </table:table-cell>
          <table:table-cell table:style-name="ce1" table:formula="of:=IF(OR([.G71]&gt;=337.5;[.G71]&lt;22.5);&quot;N&quot;;IF([.G71]&lt;67.5;&quot;NW&quot;;IF([.G71]&lt;112.5;&quot;W&quot;;IF([.G71]&lt;157.5;&quot;SW&quot;;IF([.G71]&lt;202.5;&quot;S&quot;;IF([.G71]&lt;247.5;&quot;SE&quot;;IF([.G71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7M36S" calcext:value-type="time">
            <text:p>12:57:36</text:p>
          </table:table-cell>
          <table:table-cell table:style-name="ce1" office:value-type="float" office:value="-11.4" calcext:value-type="float">
            <text:p>-11.4</text:p>
          </table:table-cell>
          <table:table-cell table:style-name="ce1" office:value-type="float" office:value="45.2" calcext:value-type="float">
            <text:p>45.2</text:p>
          </table:table-cell>
          <table:table-cell table:style-name="ce1" office:value-type="float" office:value="-12.4" calcext:value-type="float">
            <text:p>-12.4</text:p>
          </table:table-cell>
          <table:table-cell table:style-name="ce1" office:value-type="float" office:value="866.8" calcext:value-type="float">
            <text:p>866.8</text:p>
          </table:table-cell>
          <table:table-cell table:style-name="ce1" office:value-type="float" office:value="61" calcext:value-type="float">
            <text:p>61</text:p>
          </table:table-cell>
          <table:table-cell table:style-name="ce1" table:formula="of:=IF(OR([.G72]&gt;=337.5;[.G72]&lt;22.5);&quot;N&quot;;IF([.G72]&lt;67.5;&quot;NW&quot;;IF([.G72]&lt;112.5;&quot;W&quot;;IF([.G72]&lt;157.5;&quot;SW&quot;;IF([.G72]&lt;202.5;&quot;S&quot;;IF([.G72]&lt;247.5;&quot;SE&quot;;IF([.G72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7M41S" calcext:value-type="time">
            <text:p>12:57:41</text:p>
          </table:table-cell>
          <table:table-cell table:style-name="ce1" office:value-type="float" office:value="-11.4" calcext:value-type="float">
            <text:p>-11.4</text:p>
          </table:table-cell>
          <table:table-cell table:style-name="ce1" office:value-type="float" office:value="45.5" calcext:value-type="float">
            <text:p>45.5</text:p>
          </table:table-cell>
          <table:table-cell table:style-name="ce1" office:value-type="float" office:value="-12.4" calcext:value-type="float">
            <text:p>-12.4</text:p>
          </table:table-cell>
          <table:table-cell table:style-name="ce1" office:value-type="float" office:value="866.8" calcext:value-type="float">
            <text:p>866.8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table:formula="of:=IF(OR([.G73]&gt;=337.5;[.G73]&lt;22.5);&quot;N&quot;;IF([.G73]&lt;67.5;&quot;NW&quot;;IF([.G73]&lt;112.5;&quot;W&quot;;IF([.G73]&lt;157.5;&quot;SW&quot;;IF([.G73]&lt;202.5;&quot;S&quot;;IF([.G73]&lt;247.5;&quot;SE&quot;;IF([.G73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3.12" calcext:value-type="float">
            <text:p>3.1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7M46S" calcext:value-type="time">
            <text:p>12:57:46</text:p>
          </table:table-cell>
          <table:table-cell table:style-name="ce1" office:value-type="float" office:value="-11.5" calcext:value-type="float">
            <text:p>-11.5</text:p>
          </table:table-cell>
          <table:table-cell table:style-name="ce1" office:value-type="float" office:value="45.7" calcext:value-type="float">
            <text:p>45.7</text:p>
          </table:table-cell>
          <table:table-cell table:style-name="ce1" office:value-type="float" office:value="-12.4" calcext:value-type="float">
            <text:p>-12.4</text:p>
          </table:table-cell>
          <table:table-cell table:style-name="ce1" office:value-type="float" office:value="866.8" calcext:value-type="float">
            <text:p>866.8</text:p>
          </table:table-cell>
          <table:table-cell table:style-name="ce1" office:value-type="float" office:value="45.5" calcext:value-type="float">
            <text:p>45.5</text:p>
          </table:table-cell>
          <table:table-cell table:style-name="ce1" table:formula="of:=IF(OR([.G74]&gt;=337.5;[.G74]&lt;22.5);&quot;N&quot;;IF([.G74]&lt;67.5;&quot;NW&quot;;IF([.G74]&lt;112.5;&quot;W&quot;;IF([.G74]&lt;157.5;&quot;SW&quot;;IF([.G74]&lt;202.5;&quot;S&quot;;IF([.G74]&lt;247.5;&quot;SE&quot;;IF([.G74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7M51S" calcext:value-type="time">
            <text:p>12:57:51</text:p>
          </table:table-cell>
          <table:table-cell table:style-name="ce1" office:value-type="float" office:value="-11.5" calcext:value-type="float">
            <text:p>-11.5</text:p>
          </table:table-cell>
          <table:table-cell table:style-name="ce1" office:value-type="float" office:value="45.8" calcext:value-type="float">
            <text:p>45.8</text:p>
          </table:table-cell>
          <table:table-cell table:style-name="ce1" office:value-type="float" office:value="-12.3" calcext:value-type="float">
            <text:p>-12.3</text:p>
          </table:table-cell>
          <table:table-cell table:style-name="ce1" office:value-type="float" office:value="866.8" calcext:value-type="float">
            <text:p>866.8</text:p>
          </table:table-cell>
          <table:table-cell table:style-name="ce1" office:value-type="float" office:value="43.3" calcext:value-type="float">
            <text:p>43.3</text:p>
          </table:table-cell>
          <table:table-cell table:style-name="ce1" table:formula="of:=IF(OR([.G75]&gt;=337.5;[.G75]&lt;22.5);&quot;N&quot;;IF([.G75]&lt;67.5;&quot;NW&quot;;IF([.G75]&lt;112.5;&quot;W&quot;;IF([.G75]&lt;157.5;&quot;SW&quot;;IF([.G75]&lt;202.5;&quot;S&quot;;IF([.G75]&lt;247.5;&quot;SE&quot;;IF([.G75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7M56S" calcext:value-type="time">
            <text:p>12:57:56</text:p>
          </table:table-cell>
          <table:table-cell table:style-name="ce1" office:value-type="float" office:value="-11.4" calcext:value-type="float">
            <text:p>-11.4</text:p>
          </table:table-cell>
          <table:table-cell table:style-name="ce1" office:value-type="float" office:value="45.9" calcext:value-type="float">
            <text:p>45.9</text:p>
          </table:table-cell>
          <table:table-cell table:style-name="ce1" office:value-type="float" office:value="-12.3" calcext:value-type="float">
            <text:p>-12.3</text:p>
          </table:table-cell>
          <table:table-cell table:style-name="ce1" office:value-type="float" office:value="866.8" calcext:value-type="float">
            <text:p>866.8</text:p>
          </table:table-cell>
          <table:table-cell table:style-name="ce1" office:value-type="float" office:value="54.8" calcext:value-type="float">
            <text:p>54.8</text:p>
          </table:table-cell>
          <table:table-cell table:style-name="ce1" table:formula="of:=IF(OR([.G76]&gt;=337.5;[.G76]&lt;22.5);&quot;N&quot;;IF([.G76]&lt;67.5;&quot;NW&quot;;IF([.G76]&lt;112.5;&quot;W&quot;;IF([.G76]&lt;157.5;&quot;SW&quot;;IF([.G76]&lt;202.5;&quot;S&quot;;IF([.G76]&lt;247.5;&quot;SE&quot;;IF([.G76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8M01S" calcext:value-type="time">
            <text:p>12:58:01</text:p>
          </table:table-cell>
          <table:table-cell table:style-name="ce1" office:value-type="float" office:value="-11.5" calcext:value-type="float">
            <text:p>-11.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-12.4" calcext:value-type="float">
            <text:p>-12.4</text:p>
          </table:table-cell>
          <table:table-cell table:style-name="ce1" office:value-type="float" office:value="866.8" calcext:value-type="float">
            <text:p>866.8</text:p>
          </table:table-cell>
          <table:table-cell table:style-name="ce1" office:value-type="float" office:value="96.8" calcext:value-type="float">
            <text:p>96.8</text:p>
          </table:table-cell>
          <table:table-cell table:style-name="ce1" table:formula="of:=IF(OR([.G77]&gt;=337.5;[.G77]&lt;22.5);&quot;N&quot;;IF([.G77]&lt;67.5;&quot;NW&quot;;IF([.G77]&lt;112.5;&quot;W&quot;;IF([.G77]&lt;157.5;&quot;SW&quot;;IF([.G77]&lt;202.5;&quot;S&quot;;IF([.G77]&lt;247.5;&quot;SE&quot;;IF([.G77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3.12" calcext:value-type="float">
            <text:p>3.1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8M06S" calcext:value-type="time">
            <text:p>12:58:06</text:p>
          </table:table-cell>
          <table:table-cell table:style-name="ce1" office:value-type="float" office:value="-11.5" calcext:value-type="float">
            <text:p>-11.5</text:p>
          </table:table-cell>
          <table:table-cell table:style-name="ce1" office:value-type="float" office:value="46.1" calcext:value-type="float">
            <text:p>46.1</text:p>
          </table:table-cell>
          <table:table-cell table:style-name="ce1" office:value-type="float" office:value="-12.6" calcext:value-type="float">
            <text:p>-12.6</text:p>
          </table:table-cell>
          <table:table-cell table:style-name="ce1" office:value-type="float" office:value="866.8" calcext:value-type="float">
            <text:p>866.8</text:p>
          </table:table-cell>
          <table:table-cell table:style-name="ce1" office:value-type="float" office:value="57.8" calcext:value-type="float">
            <text:p>57.8</text:p>
          </table:table-cell>
          <table:table-cell table:style-name="ce1" table:formula="of:=IF(OR([.G78]&gt;=337.5;[.G78]&lt;22.5);&quot;N&quot;;IF([.G78]&lt;67.5;&quot;NW&quot;;IF([.G78]&lt;112.5;&quot;W&quot;;IF([.G78]&lt;157.5;&quot;SW&quot;;IF([.G78]&lt;202.5;&quot;S&quot;;IF([.G78]&lt;247.5;&quot;SE&quot;;IF([.G78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8M11S" calcext:value-type="time">
            <text:p>12:58:11</text:p>
          </table:table-cell>
          <table:table-cell table:style-name="ce1" office:value-type="float" office:value="-11.5" calcext:value-type="float">
            <text:p>-11.5</text:p>
          </table:table-cell>
          <table:table-cell table:style-name="ce1" office:value-type="float" office:value="46.2" calcext:value-type="float">
            <text:p>46.2</text:p>
          </table:table-cell>
          <table:table-cell table:style-name="ce1" office:value-type="float" office:value="-12.7" calcext:value-type="float">
            <text:p>-12.7</text:p>
          </table:table-cell>
          <table:table-cell table:style-name="ce1" office:value-type="float" office:value="866.8" calcext:value-type="float">
            <text:p>866.8</text:p>
          </table:table-cell>
          <table:table-cell table:style-name="ce1" office:value-type="float" office:value="61.8" calcext:value-type="float">
            <text:p>61.8</text:p>
          </table:table-cell>
          <table:table-cell table:style-name="ce1" table:formula="of:=IF(OR([.G79]&gt;=337.5;[.G79]&lt;22.5);&quot;N&quot;;IF([.G79]&lt;67.5;&quot;NW&quot;;IF([.G79]&lt;112.5;&quot;W&quot;;IF([.G79]&lt;157.5;&quot;SW&quot;;IF([.G79]&lt;202.5;&quot;S&quot;;IF([.G79]&lt;247.5;&quot;SE&quot;;IF([.G79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8M16S" calcext:value-type="time">
            <text:p>12:58:16</text:p>
          </table:table-cell>
          <table:table-cell table:style-name="ce1" office:value-type="float" office:value="-11.5" calcext:value-type="float">
            <text:p>-11.5</text:p>
          </table:table-cell>
          <table:table-cell table:style-name="ce1" office:value-type="float" office:value="46.4" calcext:value-type="float">
            <text:p>46.4</text:p>
          </table:table-cell>
          <table:table-cell table:style-name="ce1" office:value-type="float" office:value="-12.9" calcext:value-type="float">
            <text:p>-12.9</text:p>
          </table:table-cell>
          <table:table-cell table:style-name="ce1" office:value-type="float" office:value="866.8" calcext:value-type="float">
            <text:p>866.8</text:p>
          </table:table-cell>
          <table:table-cell table:style-name="ce1" office:value-type="float" office:value="67.3" calcext:value-type="float">
            <text:p>67.3</text:p>
          </table:table-cell>
          <table:table-cell table:style-name="ce1" table:formula="of:=IF(OR([.G80]&gt;=337.5;[.G80]&lt;22.5);&quot;N&quot;;IF([.G80]&lt;67.5;&quot;NW&quot;;IF([.G80]&lt;112.5;&quot;W&quot;;IF([.G80]&lt;157.5;&quot;SW&quot;;IF([.G80]&lt;202.5;&quot;S&quot;;IF([.G80]&lt;247.5;&quot;SE&quot;;IF([.G80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8M21S" calcext:value-type="time">
            <text:p>12:58:21</text:p>
          </table:table-cell>
          <table:table-cell table:style-name="ce1" office:value-type="float" office:value="-11.5" calcext:value-type="float">
            <text:p>-11.5</text:p>
          </table:table-cell>
          <table:table-cell table:style-name="ce1" office:value-type="float" office:value="46.3" calcext:value-type="float">
            <text:p>46.3</text:p>
          </table:table-cell>
          <table:table-cell table:style-name="ce1" office:value-type="float" office:value="-12.8" calcext:value-type="float">
            <text:p>-12.8</text:p>
          </table:table-cell>
          <table:table-cell table:style-name="ce1" office:value-type="float" office:value="866.8" calcext:value-type="float">
            <text:p>866.8</text:p>
          </table:table-cell>
          <table:table-cell table:style-name="ce1" office:value-type="float" office:value="49.5" calcext:value-type="float">
            <text:p>49.5</text:p>
          </table:table-cell>
          <table:table-cell table:style-name="ce1" table:formula="of:=IF(OR([.G81]&gt;=337.5;[.G81]&lt;22.5);&quot;N&quot;;IF([.G81]&lt;67.5;&quot;NW&quot;;IF([.G81]&lt;112.5;&quot;W&quot;;IF([.G81]&lt;157.5;&quot;SW&quot;;IF([.G81]&lt;202.5;&quot;S&quot;;IF([.G81]&lt;247.5;&quot;SE&quot;;IF([.G81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8M26S" calcext:value-type="time">
            <text:p>12:58:26</text:p>
          </table:table-cell>
          <table:table-cell table:style-name="ce1" office:value-type="float" office:value="-11.5" calcext:value-type="float">
            <text:p>-11.5</text:p>
          </table:table-cell>
          <table:table-cell table:style-name="ce1" office:value-type="float" office:value="46.3" calcext:value-type="float">
            <text:p>46.3</text:p>
          </table:table-cell>
          <table:table-cell table:style-name="ce1" office:value-type="float" office:value="-12.7" calcext:value-type="float">
            <text:p>-12.7</text:p>
          </table:table-cell>
          <table:table-cell table:style-name="ce1" office:value-type="float" office:value="866.8" calcext:value-type="float">
            <text:p>866.8</text:p>
          </table:table-cell>
          <table:table-cell table:style-name="ce1" office:value-type="float" office:value="49.9" calcext:value-type="float">
            <text:p>49.9</text:p>
          </table:table-cell>
          <table:table-cell table:style-name="ce1" table:formula="of:=IF(OR([.G82]&gt;=337.5;[.G82]&lt;22.5);&quot;N&quot;;IF([.G82]&lt;67.5;&quot;NW&quot;;IF([.G82]&lt;112.5;&quot;W&quot;;IF([.G82]&lt;157.5;&quot;SW&quot;;IF([.G82]&lt;202.5;&quot;S&quot;;IF([.G82]&lt;247.5;&quot;SE&quot;;IF([.G82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8M31S" calcext:value-type="time">
            <text:p>12:58:31</text:p>
          </table:table-cell>
          <table:table-cell table:style-name="ce1" office:value-type="float" office:value="-11.5" calcext:value-type="float">
            <text:p>-11.5</text:p>
          </table:table-cell>
          <table:table-cell table:style-name="ce1" office:value-type="float" office:value="46.3" calcext:value-type="float">
            <text:p>46.3</text:p>
          </table:table-cell>
          <table:table-cell table:style-name="ce1" office:value-type="float" office:value="-12.5" calcext:value-type="float">
            <text:p>-12.5</text:p>
          </table:table-cell>
          <table:table-cell table:style-name="ce1" office:value-type="float" office:value="866.8" calcext:value-type="float">
            <text:p>866.8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table:formula="of:=IF(OR([.G83]&gt;=337.5;[.G83]&lt;22.5);&quot;N&quot;;IF([.G83]&lt;67.5;&quot;NW&quot;;IF([.G83]&lt;112.5;&quot;W&quot;;IF([.G83]&lt;157.5;&quot;SW&quot;;IF([.G83]&lt;202.5;&quot;S&quot;;IF([.G83]&lt;247.5;&quot;SE&quot;;IF([.G83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8M36S" calcext:value-type="time">
            <text:p>12:58:36</text:p>
          </table:table-cell>
          <table:table-cell table:style-name="ce1" office:value-type="float" office:value="-11.4" calcext:value-type="float">
            <text:p>-11.4</text:p>
          </table:table-cell>
          <table:table-cell table:style-name="ce1" office:value-type="float" office:value="46.3" calcext:value-type="float">
            <text:p>46.3</text:p>
          </table:table-cell>
          <table:table-cell table:style-name="ce1" office:value-type="float" office:value="-12.6" calcext:value-type="float">
            <text:p>-12.6</text:p>
          </table:table-cell>
          <table:table-cell table:style-name="ce1" office:value-type="float" office:value="866.8" calcext:value-type="float">
            <text:p>866.8</text:p>
          </table:table-cell>
          <table:table-cell table:style-name="ce1" office:value-type="float" office:value="57.4" calcext:value-type="float">
            <text:p>57.4</text:p>
          </table:table-cell>
          <table:table-cell table:style-name="ce1" table:formula="of:=IF(OR([.G84]&gt;=337.5;[.G84]&lt;22.5);&quot;N&quot;;IF([.G84]&lt;67.5;&quot;NW&quot;;IF([.G84]&lt;112.5;&quot;W&quot;;IF([.G84]&lt;157.5;&quot;SW&quot;;IF([.G84]&lt;202.5;&quot;S&quot;;IF([.G84]&lt;247.5;&quot;SE&quot;;IF([.G84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8M41S" calcext:value-type="time">
            <text:p>12:58:41</text:p>
          </table:table-cell>
          <table:table-cell table:style-name="ce1" office:value-type="float" office:value="-11.5" calcext:value-type="float">
            <text:p>-11.5</text:p>
          </table:table-cell>
          <table:table-cell table:style-name="ce1" office:value-type="float" office:value="46.3" calcext:value-type="float">
            <text:p>46.3</text:p>
          </table:table-cell>
          <table:table-cell table:style-name="ce1" office:value-type="float" office:value="-12.6" calcext:value-type="float">
            <text:p>-12.6</text:p>
          </table:table-cell>
          <table:table-cell table:style-name="ce1" office:value-type="float" office:value="866.8" calcext:value-type="float">
            <text:p>866.8</text:p>
          </table:table-cell>
          <table:table-cell table:style-name="ce1" office:value-type="float" office:value="77.2" calcext:value-type="float">
            <text:p>77.2</text:p>
          </table:table-cell>
          <table:table-cell table:style-name="ce1" table:formula="of:=IF(OR([.G85]&gt;=337.5;[.G85]&lt;22.5);&quot;N&quot;;IF([.G85]&lt;67.5;&quot;NW&quot;;IF([.G85]&lt;112.5;&quot;W&quot;;IF([.G85]&lt;157.5;&quot;SW&quot;;IF([.G85]&lt;202.5;&quot;S&quot;;IF([.G85]&lt;247.5;&quot;SE&quot;;IF([.G85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8M46S" calcext:value-type="time">
            <text:p>12:58:46</text:p>
          </table:table-cell>
          <table:table-cell table:style-name="ce1" office:value-type="float" office:value="-11.3" calcext:value-type="float">
            <text:p>-11.3</text:p>
          </table:table-cell>
          <table:table-cell table:style-name="ce1" office:value-type="float" office:value="46.5" calcext:value-type="float">
            <text:p>46.5</text:p>
          </table:table-cell>
          <table:table-cell table:style-name="ce1" office:value-type="float" office:value="-12.5" calcext:value-type="float">
            <text:p>-12.5</text:p>
          </table:table-cell>
          <table:table-cell table:style-name="ce1" office:value-type="float" office:value="866.8" calcext:value-type="float">
            <text:p>866.8</text:p>
          </table:table-cell>
          <table:table-cell table:style-name="ce1" office:value-type="float" office:value="67.2" calcext:value-type="float">
            <text:p>67.2</text:p>
          </table:table-cell>
          <table:table-cell table:style-name="ce1" table:formula="of:=IF(OR([.G86]&gt;=337.5;[.G86]&lt;22.5);&quot;N&quot;;IF([.G86]&lt;67.5;&quot;NW&quot;;IF([.G86]&lt;112.5;&quot;W&quot;;IF([.G86]&lt;157.5;&quot;SW&quot;;IF([.G86]&lt;202.5;&quot;S&quot;;IF([.G86]&lt;247.5;&quot;SE&quot;;IF([.G86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8M51S" calcext:value-type="time">
            <text:p>12:58:51</text:p>
          </table:table-cell>
          <table:table-cell table:style-name="ce1" office:value-type="float" office:value="-11.3" calcext:value-type="float">
            <text:p>-11.3</text:p>
          </table:table-cell>
          <table:table-cell table:style-name="ce1" office:value-type="float" office:value="46.6" calcext:value-type="float">
            <text:p>46.6</text:p>
          </table:table-cell>
          <table:table-cell table:style-name="ce1" office:value-type="float" office:value="-12.5" calcext:value-type="float">
            <text:p>-12.5</text:p>
          </table:table-cell>
          <table:table-cell table:style-name="ce1" office:value-type="float" office:value="866.8" calcext:value-type="float">
            <text:p>866.8</text:p>
          </table:table-cell>
          <table:table-cell table:style-name="ce1" office:value-type="float" office:value="67.3" calcext:value-type="float">
            <text:p>67.3</text:p>
          </table:table-cell>
          <table:table-cell table:style-name="ce1" table:formula="of:=IF(OR([.G87]&gt;=337.5;[.G87]&lt;22.5);&quot;N&quot;;IF([.G87]&lt;67.5;&quot;NW&quot;;IF([.G87]&lt;112.5;&quot;W&quot;;IF([.G87]&lt;157.5;&quot;SW&quot;;IF([.G87]&lt;202.5;&quot;S&quot;;IF([.G87]&lt;247.5;&quot;SE&quot;;IF([.G87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3.12" calcext:value-type="float">
            <text:p>3.1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8M56S" calcext:value-type="time">
            <text:p>12:58:56</text:p>
          </table:table-cell>
          <table:table-cell table:style-name="ce1" office:value-type="float" office:value="-11.3" calcext:value-type="float">
            <text:p>-11.3</text:p>
          </table:table-cell>
          <table:table-cell table:style-name="ce1" office:value-type="float" office:value="46.6" calcext:value-type="float">
            <text:p>46.6</text:p>
          </table:table-cell>
          <table:table-cell table:style-name="ce1" office:value-type="float" office:value="-12.6" calcext:value-type="float">
            <text:p>-12.6</text:p>
          </table:table-cell>
          <table:table-cell table:style-name="ce1" office:value-type="float" office:value="866.7" calcext:value-type="float">
            <text:p>866.7</text:p>
          </table:table-cell>
          <table:table-cell table:style-name="ce1" office:value-type="float" office:value="72.2" calcext:value-type="float">
            <text:p>72.2</text:p>
          </table:table-cell>
          <table:table-cell table:style-name="ce1" table:formula="of:=IF(OR([.G88]&gt;=337.5;[.G88]&lt;22.5);&quot;N&quot;;IF([.G88]&lt;67.5;&quot;NW&quot;;IF([.G88]&lt;112.5;&quot;W&quot;;IF([.G88]&lt;157.5;&quot;SW&quot;;IF([.G88]&lt;202.5;&quot;S&quot;;IF([.G88]&lt;247.5;&quot;SE&quot;;IF([.G88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9M01S" calcext:value-type="time">
            <text:p>12:59:01</text:p>
          </table:table-cell>
          <table:table-cell table:style-name="ce1" office:value-type="float" office:value="-11.3" calcext:value-type="float">
            <text:p>-11.3</text:p>
          </table:table-cell>
          <table:table-cell table:style-name="ce1" office:value-type="float" office:value="46.6" calcext:value-type="float">
            <text:p>46.6</text:p>
          </table:table-cell>
          <table:table-cell table:style-name="ce1" office:value-type="float" office:value="-12.5" calcext:value-type="float">
            <text:p>-12.5</text:p>
          </table:table-cell>
          <table:table-cell table:style-name="ce1" office:value-type="float" office:value="866.7" calcext:value-type="float">
            <text:p>866.7</text:p>
          </table:table-cell>
          <table:table-cell table:style-name="ce1" office:value-type="float" office:value="73.9" calcext:value-type="float">
            <text:p>73.9</text:p>
          </table:table-cell>
          <table:table-cell table:style-name="ce1" table:formula="of:=IF(OR([.G89]&gt;=337.5;[.G89]&lt;22.5);&quot;N&quot;;IF([.G89]&lt;67.5;&quot;NW&quot;;IF([.G89]&lt;112.5;&quot;W&quot;;IF([.G89]&lt;157.5;&quot;SW&quot;;IF([.G89]&lt;202.5;&quot;S&quot;;IF([.G89]&lt;247.5;&quot;SE&quot;;IF([.G89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9M06S" calcext:value-type="time">
            <text:p>12:59:06</text:p>
          </table:table-cell>
          <table:table-cell table:style-name="ce1" office:value-type="float" office:value="-11.1" calcext:value-type="float">
            <text:p>-11.1</text:p>
          </table:table-cell>
          <table:table-cell table:style-name="ce1" office:value-type="float" office:value="46.6" calcext:value-type="float">
            <text:p>46.6</text:p>
          </table:table-cell>
          <table:table-cell table:style-name="ce1" office:value-type="float" office:value="-12.4" calcext:value-type="float">
            <text:p>-12.4</text:p>
          </table:table-cell>
          <table:table-cell table:style-name="ce1" office:value-type="float" office:value="866.8" calcext:value-type="float">
            <text:p>866.8</text:p>
          </table:table-cell>
          <table:table-cell table:style-name="ce1" office:value-type="float" office:value="71.8" calcext:value-type="float">
            <text:p>71.8</text:p>
          </table:table-cell>
          <table:table-cell table:style-name="ce1" table:formula="of:=IF(OR([.G90]&gt;=337.5;[.G90]&lt;22.5);&quot;N&quot;;IF([.G90]&lt;67.5;&quot;NW&quot;;IF([.G90]&lt;112.5;&quot;W&quot;;IF([.G90]&lt;157.5;&quot;SW&quot;;IF([.G90]&lt;202.5;&quot;S&quot;;IF([.G90]&lt;247.5;&quot;SE&quot;;IF([.G90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9M11S" calcext:value-type="time">
            <text:p>12:59:11</text:p>
          </table:table-cell>
          <table:table-cell table:style-name="ce1" office:value-type="float" office:value="-11.1" calcext:value-type="float">
            <text:p>-11.1</text:p>
          </table:table-cell>
          <table:table-cell table:style-name="ce1" office:value-type="float" office:value="46.7" calcext:value-type="float">
            <text:p>46.7</text:p>
          </table:table-cell>
          <table:table-cell table:style-name="ce1" office:value-type="float" office:value="-12.4" calcext:value-type="float">
            <text:p>-12.4</text:p>
          </table:table-cell>
          <table:table-cell table:style-name="ce1" office:value-type="float" office:value="866.8" calcext:value-type="float">
            <text:p>866.8</text:p>
          </table:table-cell>
          <table:table-cell table:style-name="ce1" office:value-type="float" office:value="60.1" calcext:value-type="float">
            <text:p>60.1</text:p>
          </table:table-cell>
          <table:table-cell table:style-name="ce1" table:formula="of:=IF(OR([.G91]&gt;=337.5;[.G91]&lt;22.5);&quot;N&quot;;IF([.G91]&lt;67.5;&quot;NW&quot;;IF([.G91]&lt;112.5;&quot;W&quot;;IF([.G91]&lt;157.5;&quot;SW&quot;;IF([.G91]&lt;202.5;&quot;S&quot;;IF([.G91]&lt;247.5;&quot;SE&quot;;IF([.G91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10.93" calcext:value-type="float">
            <text:p>10.9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9M16S" calcext:value-type="time">
            <text:p>12:59:16</text:p>
          </table:table-cell>
          <table:table-cell table:style-name="ce1" office:value-type="float" office:value="-11.1" calcext:value-type="float">
            <text:p>-11.1</text:p>
          </table:table-cell>
          <table:table-cell table:style-name="ce1" office:value-type="float" office:value="46.7" calcext:value-type="float">
            <text:p>46.7</text:p>
          </table:table-cell>
          <table:table-cell table:style-name="ce1" office:value-type="float" office:value="-12.4" calcext:value-type="float">
            <text:p>-12.4</text:p>
          </table:table-cell>
          <table:table-cell table:style-name="ce1" office:value-type="float" office:value="866.7" calcext:value-type="float">
            <text:p>866.7</text:p>
          </table:table-cell>
          <table:table-cell table:style-name="ce1" office:value-type="float" office:value="46.8" calcext:value-type="float">
            <text:p>46.8</text:p>
          </table:table-cell>
          <table:table-cell table:style-name="ce1" table:formula="of:=IF(OR([.G92]&gt;=337.5;[.G92]&lt;22.5);&quot;N&quot;;IF([.G92]&lt;67.5;&quot;NW&quot;;IF([.G92]&lt;112.5;&quot;W&quot;;IF([.G92]&lt;157.5;&quot;SW&quot;;IF([.G92]&lt;202.5;&quot;S&quot;;IF([.G92]&lt;247.5;&quot;SE&quot;;IF([.G92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3.12" calcext:value-type="float">
            <text:p>3.1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9M21S" calcext:value-type="time">
            <text:p>12:59:21</text:p>
          </table:table-cell>
          <table:table-cell table:style-name="ce1" office:value-type="float" office:value="-11.2" calcext:value-type="float">
            <text:p>-11.2</text:p>
          </table:table-cell>
          <table:table-cell table:style-name="ce1" office:value-type="float" office:value="46.6" calcext:value-type="float">
            <text:p>46.6</text:p>
          </table:table-cell>
          <table:table-cell table:style-name="ce1" office:value-type="float" office:value="-12.5" calcext:value-type="float">
            <text:p>-12.5</text:p>
          </table:table-cell>
          <table:table-cell table:style-name="ce1" office:value-type="float" office:value="866.8" calcext:value-type="float">
            <text:p>866.8</text:p>
          </table:table-cell>
          <table:table-cell table:style-name="ce1" office:value-type="float" office:value="64.6" calcext:value-type="float">
            <text:p>64.6</text:p>
          </table:table-cell>
          <table:table-cell table:style-name="ce1" table:formula="of:=IF(OR([.G93]&gt;=337.5;[.G93]&lt;22.5);&quot;N&quot;;IF([.G93]&lt;67.5;&quot;NW&quot;;IF([.G93]&lt;112.5;&quot;W&quot;;IF([.G93]&lt;157.5;&quot;SW&quot;;IF([.G93]&lt;202.5;&quot;S&quot;;IF([.G93]&lt;247.5;&quot;SE&quot;;IF([.G93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9M26S" calcext:value-type="time">
            <text:p>12:59:26</text:p>
          </table:table-cell>
          <table:table-cell table:style-name="ce1" office:value-type="float" office:value="-11.2" calcext:value-type="float">
            <text:p>-11.2</text:p>
          </table:table-cell>
          <table:table-cell table:style-name="ce1" office:value-type="float" office:value="46.5" calcext:value-type="float">
            <text:p>46.5</text:p>
          </table:table-cell>
          <table:table-cell table:style-name="ce1" office:value-type="float" office:value="-12.5" calcext:value-type="float">
            <text:p>-12.5</text:p>
          </table:table-cell>
          <table:table-cell table:style-name="ce1" office:value-type="float" office:value="866.8" calcext:value-type="float">
            <text:p>866.8</text:p>
          </table:table-cell>
          <table:table-cell table:style-name="ce1" office:value-type="float" office:value="55.2" calcext:value-type="float">
            <text:p>55.2</text:p>
          </table:table-cell>
          <table:table-cell table:style-name="ce1" table:formula="of:=IF(OR([.G94]&gt;=337.5;[.G94]&lt;22.5);&quot;N&quot;;IF([.G94]&lt;67.5;&quot;NW&quot;;IF([.G94]&lt;112.5;&quot;W&quot;;IF([.G94]&lt;157.5;&quot;SW&quot;;IF([.G94]&lt;202.5;&quot;S&quot;;IF([.G94]&lt;247.5;&quot;SE&quot;;IF([.G94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9M31S" calcext:value-type="time">
            <text:p>12:59:31</text:p>
          </table:table-cell>
          <table:table-cell table:style-name="ce1" office:value-type="float" office:value="-11.2" calcext:value-type="float">
            <text:p>-11.2</text:p>
          </table:table-cell>
          <table:table-cell table:style-name="ce1" office:value-type="float" office:value="46.5" calcext:value-type="float">
            <text:p>46.5</text:p>
          </table:table-cell>
          <table:table-cell table:style-name="ce1" office:value-type="float" office:value="-12.6" calcext:value-type="float">
            <text:p>-12.6</text:p>
          </table:table-cell>
          <table:table-cell table:style-name="ce1" office:value-type="float" office:value="866.7" calcext:value-type="float">
            <text:p>866.7</text:p>
          </table:table-cell>
          <table:table-cell table:style-name="ce1" office:value-type="float" office:value="65.9" calcext:value-type="float">
            <text:p>65.9</text:p>
          </table:table-cell>
          <table:table-cell table:style-name="ce1" table:formula="of:=IF(OR([.G95]&gt;=337.5;[.G95]&lt;22.5);&quot;N&quot;;IF([.G95]&lt;67.5;&quot;NW&quot;;IF([.G95]&lt;112.5;&quot;W&quot;;IF([.G95]&lt;157.5;&quot;SW&quot;;IF([.G95]&lt;202.5;&quot;S&quot;;IF([.G95]&lt;247.5;&quot;SE&quot;;IF([.G95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9M36S" calcext:value-type="time">
            <text:p>12:59:36</text:p>
          </table:table-cell>
          <table:table-cell table:style-name="ce1" office:value-type="float" office:value="-11.2" calcext:value-type="float">
            <text:p>-11.2</text:p>
          </table:table-cell>
          <table:table-cell table:style-name="ce1" office:value-type="float" office:value="46.8" calcext:value-type="float">
            <text:p>46.8</text:p>
          </table:table-cell>
          <table:table-cell table:style-name="ce1" office:value-type="float" office:value="-12.4" calcext:value-type="float">
            <text:p>-12.4</text:p>
          </table:table-cell>
          <table:table-cell table:style-name="ce1" office:value-type="float" office:value="866.7" calcext:value-type="float">
            <text:p>866.7</text:p>
          </table:table-cell>
          <table:table-cell table:style-name="ce1" office:value-type="float" office:value="40.8" calcext:value-type="float">
            <text:p>40.8</text:p>
          </table:table-cell>
          <table:table-cell table:style-name="ce1" table:formula="of:=IF(OR([.G96]&gt;=337.5;[.G96]&lt;22.5);&quot;N&quot;;IF([.G96]&lt;67.5;&quot;NW&quot;;IF([.G96]&lt;112.5;&quot;W&quot;;IF([.G96]&lt;157.5;&quot;SW&quot;;IF([.G96]&lt;202.5;&quot;S&quot;;IF([.G96]&lt;247.5;&quot;SE&quot;;IF([.G96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9M41S" calcext:value-type="time">
            <text:p>12:59:41</text:p>
          </table:table-cell>
          <table:table-cell table:style-name="ce1" office:value-type="float" office:value="-11.2" calcext:value-type="float">
            <text:p>-11.2</text:p>
          </table:table-cell>
          <table:table-cell table:style-name="ce1" office:value-type="float" office:value="46.8" calcext:value-type="float">
            <text:p>46.8</text:p>
          </table:table-cell>
          <table:table-cell table:style-name="ce1" office:value-type="float" office:value="-12.3" calcext:value-type="float">
            <text:p>-12.3</text:p>
          </table:table-cell>
          <table:table-cell table:style-name="ce1" office:value-type="float" office:value="866.7" calcext:value-type="float">
            <text:p>866.7</text:p>
          </table:table-cell>
          <table:table-cell table:style-name="ce1" office:value-type="float" office:value="50.1" calcext:value-type="float">
            <text:p>50.1</text:p>
          </table:table-cell>
          <table:table-cell table:style-name="ce1" table:formula="of:=IF(OR([.G97]&gt;=337.5;[.G97]&lt;22.5);&quot;N&quot;;IF([.G97]&lt;67.5;&quot;NW&quot;;IF([.G97]&lt;112.5;&quot;W&quot;;IF([.G97]&lt;157.5;&quot;SW&quot;;IF([.G97]&lt;202.5;&quot;S&quot;;IF([.G97]&lt;247.5;&quot;SE&quot;;IF([.G97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9M46S" calcext:value-type="time">
            <text:p>12:59:46</text:p>
          </table:table-cell>
          <table:table-cell table:style-name="ce1" office:value-type="float" office:value="-11.2" calcext:value-type="float">
            <text:p>-11.2</text:p>
          </table:table-cell>
          <table:table-cell table:style-name="ce1" office:value-type="float" office:value="46.9" calcext:value-type="float">
            <text:p>46.9</text:p>
          </table:table-cell>
          <table:table-cell table:style-name="ce1" office:value-type="float" office:value="-12.2" calcext:value-type="float">
            <text:p>-12.2</text:p>
          </table:table-cell>
          <table:table-cell table:style-name="ce1" office:value-type="float" office:value="866.7" calcext:value-type="float">
            <text:p>866.7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formula="of:=IF(OR([.G98]&gt;=337.5;[.G98]&lt;22.5);&quot;N&quot;;IF([.G98]&lt;67.5;&quot;NW&quot;;IF([.G98]&lt;112.5;&quot;W&quot;;IF([.G98]&lt;157.5;&quot;SW&quot;;IF([.G98]&lt;202.5;&quot;S&quot;;IF([.G98]&lt;247.5;&quot;SE&quot;;IF([.G98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9M51S" calcext:value-type="time">
            <text:p>12:59:51</text:p>
          </table:table-cell>
          <table:table-cell table:style-name="ce1" office:value-type="float" office:value="-11.2" calcext:value-type="float">
            <text:p>-11.2</text:p>
          </table:table-cell>
          <table:table-cell table:style-name="ce1" office:value-type="float" office:value="46.8" calcext:value-type="float">
            <text:p>46.8</text:p>
          </table:table-cell>
          <table:table-cell table:style-name="ce1" office:value-type="float" office:value="-12.3" calcext:value-type="float">
            <text:p>-12.3</text:p>
          </table:table-cell>
          <table:table-cell table:style-name="ce1" office:value-type="float" office:value="866.7" calcext:value-type="float">
            <text:p>866.7</text:p>
          </table:table-cell>
          <table:table-cell table:style-name="ce1" office:value-type="float" office:value="55.9" calcext:value-type="float">
            <text:p>55.9</text:p>
          </table:table-cell>
          <table:table-cell table:style-name="ce1" table:formula="of:=IF(OR([.G99]&gt;=337.5;[.G99]&lt;22.5);&quot;N&quot;;IF([.G99]&lt;67.5;&quot;NW&quot;;IF([.G99]&lt;112.5;&quot;W&quot;;IF([.G99]&lt;157.5;&quot;SW&quot;;IF([.G99]&lt;202.5;&quot;S&quot;;IF([.G99]&lt;247.5;&quot;SE&quot;;IF([.G99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2H59M56S" calcext:value-type="time">
            <text:p>12:59:56</text:p>
          </table:table-cell>
          <table:table-cell table:style-name="ce1" office:value-type="float" office:value="-11.3" calcext:value-type="float">
            <text:p>-11.3</text:p>
          </table:table-cell>
          <table:table-cell table:style-name="ce1" office:value-type="float" office:value="46.5" calcext:value-type="float">
            <text:p>46.5</text:p>
          </table:table-cell>
          <table:table-cell table:style-name="ce1" office:value-type="float" office:value="-12.4" calcext:value-type="float">
            <text:p>-12.4</text:p>
          </table:table-cell>
          <table:table-cell table:style-name="ce1" office:value-type="float" office:value="866.7" calcext:value-type="float">
            <text:p>866.7</text:p>
          </table:table-cell>
          <table:table-cell table:style-name="ce1" office:value-type="float" office:value="43.1" calcext:value-type="float">
            <text:p>43.1</text:p>
          </table:table-cell>
          <table:table-cell table:style-name="ce1" table:formula="of:=IF(OR([.G100]&gt;=337.5;[.G100]&lt;22.5);&quot;N&quot;;IF([.G100]&lt;67.5;&quot;NW&quot;;IF([.G100]&lt;112.5;&quot;W&quot;;IF([.G100]&lt;157.5;&quot;SW&quot;;IF([.G100]&lt;202.5;&quot;S&quot;;IF([.G100]&lt;247.5;&quot;SE&quot;;IF([.G100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0M01S" calcext:value-type="time">
            <text:p>13:00:01</text:p>
          </table:table-cell>
          <table:table-cell table:style-name="ce1" office:value-type="float" office:value="-11.4" calcext:value-type="float">
            <text:p>-11.4</text:p>
          </table:table-cell>
          <table:table-cell table:style-name="ce1" office:value-type="float" office:value="46.3" calcext:value-type="float">
            <text:p>46.3</text:p>
          </table:table-cell>
          <table:table-cell table:style-name="ce1" office:value-type="float" office:value="-12.4" calcext:value-type="float">
            <text:p>-12.4</text:p>
          </table:table-cell>
          <table:table-cell table:style-name="ce1" office:value-type="float" office:value="866.8" calcext:value-type="float">
            <text:p>866.8</text:p>
          </table:table-cell>
          <table:table-cell table:style-name="ce1" office:value-type="float" office:value="38.5" calcext:value-type="float">
            <text:p>38.5</text:p>
          </table:table-cell>
          <table:table-cell table:style-name="ce1" table:formula="of:=IF(OR([.G101]&gt;=337.5;[.G101]&lt;22.5);&quot;N&quot;;IF([.G101]&lt;67.5;&quot;NW&quot;;IF([.G101]&lt;112.5;&quot;W&quot;;IF([.G101]&lt;157.5;&quot;SW&quot;;IF([.G101]&lt;202.5;&quot;S&quot;;IF([.G101]&lt;247.5;&quot;SE&quot;;IF([.G101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0M06S" calcext:value-type="time">
            <text:p>13:00:06</text:p>
          </table:table-cell>
          <table:table-cell table:style-name="ce1" office:value-type="float" office:value="-11.3" calcext:value-type="float">
            <text:p>-11.3</text:p>
          </table:table-cell>
          <table:table-cell table:style-name="ce1" office:value-type="float" office:value="46.1" calcext:value-type="float">
            <text:p>46.1</text:p>
          </table:table-cell>
          <table:table-cell table:style-name="ce1" office:value-type="float" office:value="-12.2" calcext:value-type="float">
            <text:p>-12.2</text:p>
          </table:table-cell>
          <table:table-cell table:style-name="ce1" office:value-type="float" office:value="866.8" calcext:value-type="float">
            <text:p>866.8</text:p>
          </table:table-cell>
          <table:table-cell table:style-name="ce1" office:value-type="float" office:value="1.5" calcext:value-type="float">
            <text:p>1.5</text:p>
          </table:table-cell>
          <table:table-cell table:style-name="ce1" table:formula="of:=IF(OR([.G102]&gt;=337.5;[.G102]&lt;22.5);&quot;N&quot;;IF([.G102]&lt;67.5;&quot;NW&quot;;IF([.G102]&lt;112.5;&quot;W&quot;;IF([.G102]&lt;157.5;&quot;SW&quot;;IF([.G102]&lt;202.5;&quot;S&quot;;IF([.G102]&lt;247.5;&quot;SE&quot;;IF([.G102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0M11S" calcext:value-type="time">
            <text:p>13:00:11</text:p>
          </table:table-cell>
          <table:table-cell table:style-name="ce1" office:value-type="float" office:value="-11.3" calcext:value-type="float">
            <text:p>-11.3</text:p>
          </table:table-cell>
          <table:table-cell table:style-name="ce1" office:value-type="float" office:value="45.9" calcext:value-type="float">
            <text:p>45.9</text:p>
          </table:table-cell>
          <table:table-cell table:style-name="ce1" office:value-type="float" office:value="-12.2" calcext:value-type="float">
            <text:p>-12.2</text:p>
          </table:table-cell>
          <table:table-cell table:style-name="ce1" office:value-type="float" office:value="866.7" calcext:value-type="float">
            <text:p>866.7</text:p>
          </table:table-cell>
          <table:table-cell table:style-name="ce1" office:value-type="float" office:value="71.9" calcext:value-type="float">
            <text:p>71.9</text:p>
          </table:table-cell>
          <table:table-cell table:style-name="ce1" table:formula="of:=IF(OR([.G103]&gt;=337.5;[.G103]&lt;22.5);&quot;N&quot;;IF([.G103]&lt;67.5;&quot;NW&quot;;IF([.G103]&lt;112.5;&quot;W&quot;;IF([.G103]&lt;157.5;&quot;SW&quot;;IF([.G103]&lt;202.5;&quot;S&quot;;IF([.G103]&lt;247.5;&quot;SE&quot;;IF([.G103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0M16S" calcext:value-type="time">
            <text:p>13:00:16</text:p>
          </table:table-cell>
          <table:table-cell table:style-name="ce1" office:value-type="float" office:value="-11.2" calcext:value-type="float">
            <text:p>-11.2</text:p>
          </table:table-cell>
          <table:table-cell table:style-name="ce1" office:value-type="float" office:value="45.8" calcext:value-type="float">
            <text:p>45.8</text:p>
          </table:table-cell>
          <table:table-cell table:style-name="ce1" office:value-type="float" office:value="-12.2" calcext:value-type="float">
            <text:p>-12.2</text:p>
          </table:table-cell>
          <table:table-cell table:style-name="ce1" office:value-type="float" office:value="866.7" calcext:value-type="float">
            <text:p>866.7</text:p>
          </table:table-cell>
          <table:table-cell table:style-name="ce1" office:value-type="float" office:value="52.4" calcext:value-type="float">
            <text:p>52.4</text:p>
          </table:table-cell>
          <table:table-cell table:style-name="ce1" table:formula="of:=IF(OR([.G104]&gt;=337.5;[.G104]&lt;22.5);&quot;N&quot;;IF([.G104]&lt;67.5;&quot;NW&quot;;IF([.G104]&lt;112.5;&quot;W&quot;;IF([.G104]&lt;157.5;&quot;SW&quot;;IF([.G104]&lt;202.5;&quot;S&quot;;IF([.G104]&lt;247.5;&quot;SE&quot;;IF([.G104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0M21S" calcext:value-type="time">
            <text:p>13:00:21</text:p>
          </table:table-cell>
          <table:table-cell table:style-name="ce1" office:value-type="float" office:value="-11" calcext:value-type="float">
            <text:p>-11</text:p>
          </table:table-cell>
          <table:table-cell table:style-name="ce1" office:value-type="float" office:value="45.8" calcext:value-type="float">
            <text:p>45.8</text:p>
          </table:table-cell>
          <table:table-cell table:style-name="ce1" office:value-type="float" office:value="-11.9" calcext:value-type="float">
            <text:p>-11.9</text:p>
          </table:table-cell>
          <table:table-cell table:style-name="ce1" office:value-type="float" office:value="866.7" calcext:value-type="float">
            <text:p>866.7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formula="of:=IF(OR([.G105]&gt;=337.5;[.G105]&lt;22.5);&quot;N&quot;;IF([.G105]&lt;67.5;&quot;NW&quot;;IF([.G105]&lt;112.5;&quot;W&quot;;IF([.G105]&lt;157.5;&quot;SW&quot;;IF([.G105]&lt;202.5;&quot;S&quot;;IF([.G105]&lt;247.5;&quot;SE&quot;;IF([.G105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0M26S" calcext:value-type="time">
            <text:p>13:00:26</text:p>
          </table:table-cell>
          <table:table-cell table:style-name="ce1" office:value-type="float" office:value="-10.9" calcext:value-type="float">
            <text:p>-10.9</text:p>
          </table:table-cell>
          <table:table-cell table:style-name="ce1" office:value-type="float" office:value="45.7" calcext:value-type="float">
            <text:p>45.7</text:p>
          </table:table-cell>
          <table:table-cell table:style-name="ce1" office:value-type="float" office:value="-11.8" calcext:value-type="float">
            <text:p>-11.8</text:p>
          </table:table-cell>
          <table:table-cell table:style-name="ce1" office:value-type="float" office:value="866.8" calcext:value-type="float">
            <text:p>866.8</text:p>
          </table:table-cell>
          <table:table-cell table:style-name="ce1" office:value-type="float" office:value="45.9" calcext:value-type="float">
            <text:p>45.9</text:p>
          </table:table-cell>
          <table:table-cell table:style-name="ce1" table:formula="of:=IF(OR([.G106]&gt;=337.5;[.G106]&lt;22.5);&quot;N&quot;;IF([.G106]&lt;67.5;&quot;NW&quot;;IF([.G106]&lt;112.5;&quot;W&quot;;IF([.G106]&lt;157.5;&quot;SW&quot;;IF([.G106]&lt;202.5;&quot;S&quot;;IF([.G106]&lt;247.5;&quot;SE&quot;;IF([.G106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0M31S" calcext:value-type="time">
            <text:p>13:00:31</text:p>
          </table:table-cell>
          <table:table-cell table:style-name="ce1" office:value-type="float" office:value="-10.8" calcext:value-type="float">
            <text:p>-10.8</text:p>
          </table:table-cell>
          <table:table-cell table:style-name="ce1" office:value-type="float" office:value="45.8" calcext:value-type="float">
            <text:p>45.8</text:p>
          </table:table-cell>
          <table:table-cell table:style-name="ce1" office:value-type="float" office:value="-11.8" calcext:value-type="float">
            <text:p>-11.8</text:p>
          </table:table-cell>
          <table:table-cell table:style-name="ce1" office:value-type="float" office:value="866.7" calcext:value-type="float">
            <text:p>866.7</text:p>
          </table:table-cell>
          <table:table-cell table:style-name="ce1" office:value-type="float" office:value="65.3" calcext:value-type="float">
            <text:p>65.3</text:p>
          </table:table-cell>
          <table:table-cell table:style-name="ce1" table:formula="of:=IF(OR([.G107]&gt;=337.5;[.G107]&lt;22.5);&quot;N&quot;;IF([.G107]&lt;67.5;&quot;NW&quot;;IF([.G107]&lt;112.5;&quot;W&quot;;IF([.G107]&lt;157.5;&quot;SW&quot;;IF([.G107]&lt;202.5;&quot;S&quot;;IF([.G107]&lt;247.5;&quot;SE&quot;;IF([.G107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0M36S" calcext:value-type="time">
            <text:p>13:00:36</text:p>
          </table:table-cell>
          <table:table-cell table:style-name="ce1" office:value-type="float" office:value="-10.8" calcext:value-type="float">
            <text:p>-10.8</text:p>
          </table:table-cell>
          <table:table-cell table:style-name="ce1" office:value-type="float" office:value="45.7" calcext:value-type="float">
            <text:p>45.7</text:p>
          </table:table-cell>
          <table:table-cell table:style-name="ce1" office:value-type="float" office:value="-11.9" calcext:value-type="float">
            <text:p>-11.9</text:p>
          </table:table-cell>
          <table:table-cell table:style-name="ce1" office:value-type="float" office:value="866.7" calcext:value-type="float">
            <text:p>866.7</text:p>
          </table:table-cell>
          <table:table-cell table:style-name="ce1" office:value-type="float" office:value="121.4" calcext:value-type="float">
            <text:p>121.4</text:p>
          </table:table-cell>
          <table:table-cell table:style-name="ce1" table:formula="of:=IF(OR([.G108]&gt;=337.5;[.G108]&lt;22.5);&quot;N&quot;;IF([.G108]&lt;67.5;&quot;NW&quot;;IF([.G108]&lt;112.5;&quot;W&quot;;IF([.G108]&lt;157.5;&quot;SW&quot;;IF([.G108]&lt;202.5;&quot;S&quot;;IF([.G108]&lt;247.5;&quot;SE&quot;;IF([.G108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0M42S" calcext:value-type="time">
            <text:p>13:00:42</text:p>
          </table:table-cell>
          <table:table-cell table:style-name="ce1" office:value-type="float" office:value="-10.8" calcext:value-type="float">
            <text:p>-10.8</text:p>
          </table:table-cell>
          <table:table-cell table:style-name="ce1" office:value-type="float" office:value="45.8" calcext:value-type="float">
            <text:p>45.8</text:p>
          </table:table-cell>
          <table:table-cell table:style-name="ce1" office:value-type="float" office:value="-11.8" calcext:value-type="float">
            <text:p>-11.8</text:p>
          </table:table-cell>
          <table:table-cell table:style-name="ce1" office:value-type="float" office:value="866.7" calcext:value-type="float">
            <text:p>866.7</text:p>
          </table:table-cell>
          <table:table-cell table:style-name="ce1" office:value-type="float" office:value="228.6" calcext:value-type="float">
            <text:p>228.6</text:p>
          </table:table-cell>
          <table:table-cell table:style-name="ce1" table:formula="of:=IF(OR([.G109]&gt;=337.5;[.G109]&lt;22.5);&quot;N&quot;;IF([.G109]&lt;67.5;&quot;NW&quot;;IF([.G109]&lt;112.5;&quot;W&quot;;IF([.G109]&lt;157.5;&quot;SW&quot;;IF([.G109]&lt;202.5;&quot;S&quot;;IF([.G109]&lt;247.5;&quot;SE&quot;;IF([.G109]&lt;292.5;&quot;E&quot;;&quot;NE&quot;)))))))" office:value-type="string" office:string-value="SE" calcext:value-type="string">
            <text:p>SE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0M47S" calcext:value-type="time">
            <text:p>13:00:47</text:p>
          </table:table-cell>
          <table:table-cell table:style-name="ce1" office:value-type="float" office:value="-10.8" calcext:value-type="float">
            <text:p>-10.8</text:p>
          </table:table-cell>
          <table:table-cell table:style-name="ce1" office:value-type="float" office:value="45.9" calcext:value-type="float">
            <text:p>45.9</text:p>
          </table:table-cell>
          <table:table-cell table:style-name="ce1" office:value-type="float" office:value="-11.8" calcext:value-type="float">
            <text:p>-11.8</text:p>
          </table:table-cell>
          <table:table-cell table:style-name="ce1" office:value-type="float" office:value="866.7" calcext:value-type="float">
            <text:p>866.7</text:p>
          </table:table-cell>
          <table:table-cell table:style-name="ce1" office:value-type="float" office:value="250.5" calcext:value-type="float">
            <text:p>250.5</text:p>
          </table:table-cell>
          <table:table-cell table:style-name="ce1" table:formula="of:=IF(OR([.G110]&gt;=337.5;[.G110]&lt;22.5);&quot;N&quot;;IF([.G110]&lt;67.5;&quot;NW&quot;;IF([.G110]&lt;112.5;&quot;W&quot;;IF([.G110]&lt;157.5;&quot;SW&quot;;IF([.G110]&lt;202.5;&quot;S&quot;;IF([.G110]&lt;247.5;&quot;SE&quot;;IF([.G110]&lt;292.5;&quot;E&quot;;&quot;NE&quot;)))))))" office:value-type="string" office:string-value="E" calcext:value-type="string">
            <text:p>E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0M52S" calcext:value-type="time">
            <text:p>13:00:52</text:p>
          </table:table-cell>
          <table:table-cell table:style-name="ce1" office:value-type="float" office:value="-10.8" calcext:value-type="float">
            <text:p>-10.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-11.7" calcext:value-type="float">
            <text:p>-11.7</text:p>
          </table:table-cell>
          <table:table-cell table:style-name="ce1" office:value-type="float" office:value="866.7" calcext:value-type="float">
            <text:p>866.7</text:p>
          </table:table-cell>
          <table:table-cell table:style-name="ce1" office:value-type="float" office:value="269.5" calcext:value-type="float">
            <text:p>269.5</text:p>
          </table:table-cell>
          <table:table-cell table:style-name="ce1" table:formula="of:=IF(OR([.G111]&gt;=337.5;[.G111]&lt;22.5);&quot;N&quot;;IF([.G111]&lt;67.5;&quot;NW&quot;;IF([.G111]&lt;112.5;&quot;W&quot;;IF([.G111]&lt;157.5;&quot;SW&quot;;IF([.G111]&lt;202.5;&quot;S&quot;;IF([.G111]&lt;247.5;&quot;SE&quot;;IF([.G111]&lt;292.5;&quot;E&quot;;&quot;NE&quot;)))))))" office:value-type="string" office:string-value="E" calcext:value-type="string">
            <text:p>E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0M57S" calcext:value-type="time">
            <text:p>13:00:57</text:p>
          </table:table-cell>
          <table:table-cell table:style-name="ce1" office:value-type="float" office:value="-10.9" calcext:value-type="float">
            <text:p>-10.9</text:p>
          </table:table-cell>
          <table:table-cell table:style-name="ce1" office:value-type="float" office:value="46.2" calcext:value-type="float">
            <text:p>46.2</text:p>
          </table:table-cell>
          <table:table-cell table:style-name="ce1" office:value-type="float" office:value="-11.6" calcext:value-type="float">
            <text:p>-11.6</text:p>
          </table:table-cell>
          <table:table-cell table:style-name="ce1" office:value-type="float" office:value="866.7" calcext:value-type="float">
            <text:p>866.7</text:p>
          </table:table-cell>
          <table:table-cell table:style-name="ce1" office:value-type="float" office:value="276.6" calcext:value-type="float">
            <text:p>276.6</text:p>
          </table:table-cell>
          <table:table-cell table:style-name="ce1" table:formula="of:=IF(OR([.G112]&gt;=337.5;[.G112]&lt;22.5);&quot;N&quot;;IF([.G112]&lt;67.5;&quot;NW&quot;;IF([.G112]&lt;112.5;&quot;W&quot;;IF([.G112]&lt;157.5;&quot;SW&quot;;IF([.G112]&lt;202.5;&quot;S&quot;;IF([.G112]&lt;247.5;&quot;SE&quot;;IF([.G112]&lt;292.5;&quot;E&quot;;&quot;NE&quot;)))))))" office:value-type="string" office:string-value="E" calcext:value-type="string">
            <text:p>E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1M02S" calcext:value-type="time">
            <text:p>13:01:02</text:p>
          </table:table-cell>
          <table:table-cell table:style-name="ce1" office:value-type="float" office:value="-10.8" calcext:value-type="float">
            <text:p>-10.8</text:p>
          </table:table-cell>
          <table:table-cell table:style-name="ce1" office:value-type="float" office:value="46.2" calcext:value-type="float">
            <text:p>46.2</text:p>
          </table:table-cell>
          <table:table-cell table:style-name="ce1" office:value-type="float" office:value="-11.4" calcext:value-type="float">
            <text:p>-11.4</text:p>
          </table:table-cell>
          <table:table-cell table:style-name="ce1" office:value-type="float" office:value="866.8" calcext:value-type="float">
            <text:p>866.8</text:p>
          </table:table-cell>
          <table:table-cell table:style-name="ce1" office:value-type="float" office:value="12.3" calcext:value-type="float">
            <text:p>12.3</text:p>
          </table:table-cell>
          <table:table-cell table:style-name="ce1" table:formula="of:=IF(OR([.G113]&gt;=337.5;[.G113]&lt;22.5);&quot;N&quot;;IF([.G113]&lt;67.5;&quot;NW&quot;;IF([.G113]&lt;112.5;&quot;W&quot;;IF([.G113]&lt;157.5;&quot;SW&quot;;IF([.G113]&lt;202.5;&quot;S&quot;;IF([.G113]&lt;247.5;&quot;SE&quot;;IF([.G113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1M07S" calcext:value-type="time">
            <text:p>13:01:07</text:p>
          </table:table-cell>
          <table:table-cell table:style-name="ce1" office:value-type="float" office:value="-10.8" calcext:value-type="float">
            <text:p>-10.8</text:p>
          </table:table-cell>
          <table:table-cell table:style-name="ce1" office:value-type="float" office:value="46.2" calcext:value-type="float">
            <text:p>46.2</text:p>
          </table:table-cell>
          <table:table-cell table:style-name="ce1" office:value-type="float" office:value="-11.4" calcext:value-type="float">
            <text:p>-11.4</text:p>
          </table:table-cell>
          <table:table-cell table:style-name="ce1" office:value-type="float" office:value="866.7" calcext:value-type="float">
            <text:p>866.7</text:p>
          </table:table-cell>
          <table:table-cell table:style-name="ce1" office:value-type="float" office:value="7.6" calcext:value-type="float">
            <text:p>7.6</text:p>
          </table:table-cell>
          <table:table-cell table:style-name="ce1" table:formula="of:=IF(OR([.G114]&gt;=337.5;[.G114]&lt;22.5);&quot;N&quot;;IF([.G114]&lt;67.5;&quot;NW&quot;;IF([.G114]&lt;112.5;&quot;W&quot;;IF([.G114]&lt;157.5;&quot;SW&quot;;IF([.G114]&lt;202.5;&quot;S&quot;;IF([.G114]&lt;247.5;&quot;SE&quot;;IF([.G114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1M12S" calcext:value-type="time">
            <text:p>13:01:12</text:p>
          </table:table-cell>
          <table:table-cell table:style-name="ce1" office:value-type="float" office:value="-10.7" calcext:value-type="float">
            <text:p>-10.7</text:p>
          </table:table-cell>
          <table:table-cell table:style-name="ce1" office:value-type="float" office:value="46.2" calcext:value-type="float">
            <text:p>46.2</text:p>
          </table:table-cell>
          <table:table-cell table:style-name="ce1" office:value-type="float" office:value="-11.2" calcext:value-type="float">
            <text:p>-11.2</text:p>
          </table:table-cell>
          <table:table-cell table:style-name="ce1" office:value-type="float" office:value="866.7" calcext:value-type="float">
            <text:p>866.7</text:p>
          </table:table-cell>
          <table:table-cell table:style-name="ce1" office:value-type="float" office:value="330.6" calcext:value-type="float">
            <text:p>330.6</text:p>
          </table:table-cell>
          <table:table-cell table:style-name="ce1" table:formula="of:=IF(OR([.G115]&gt;=337.5;[.G115]&lt;22.5);&quot;N&quot;;IF([.G115]&lt;67.5;&quot;NW&quot;;IF([.G115]&lt;112.5;&quot;W&quot;;IF([.G115]&lt;157.5;&quot;SW&quot;;IF([.G115]&lt;202.5;&quot;S&quot;;IF([.G115]&lt;247.5;&quot;SE&quot;;IF([.G115]&lt;292.5;&quot;E&quot;;&quot;NE&quot;)))))))" office:value-type="string" office:string-value="NE" calcext:value-type="string">
            <text:p>NE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1M17S" calcext:value-type="time">
            <text:p>13:01:17</text:p>
          </table:table-cell>
          <table:table-cell table:style-name="ce1" office:value-type="float" office:value="-10.5" calcext:value-type="float">
            <text:p>-10.5</text:p>
          </table:table-cell>
          <table:table-cell table:style-name="ce1" office:value-type="float" office:value="46.2" calcext:value-type="float">
            <text:p>46.2</text:p>
          </table:table-cell>
          <table:table-cell table:style-name="ce1" office:value-type="float" office:value="-11" calcext:value-type="float">
            <text:p>-11</text:p>
          </table:table-cell>
          <table:table-cell table:style-name="ce1" office:value-type="float" office:value="866.7" calcext:value-type="float">
            <text:p>866.7</text:p>
          </table:table-cell>
          <table:table-cell table:style-name="ce1" office:value-type="float" office:value="320.1" calcext:value-type="float">
            <text:p>320.1</text:p>
          </table:table-cell>
          <table:table-cell table:style-name="ce1" table:formula="of:=IF(OR([.G116]&gt;=337.5;[.G116]&lt;22.5);&quot;N&quot;;IF([.G116]&lt;67.5;&quot;NW&quot;;IF([.G116]&lt;112.5;&quot;W&quot;;IF([.G116]&lt;157.5;&quot;SW&quot;;IF([.G116]&lt;202.5;&quot;S&quot;;IF([.G116]&lt;247.5;&quot;SE&quot;;IF([.G116]&lt;292.5;&quot;E&quot;;&quot;NE&quot;)))))))" office:value-type="string" office:string-value="NE" calcext:value-type="string">
            <text:p>N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1M22S" calcext:value-type="time">
            <text:p>13:01:22</text:p>
          </table:table-cell>
          <table:table-cell table:style-name="ce1" office:value-type="float" office:value="-10.4" calcext:value-type="float">
            <text:p>-10.4</text:p>
          </table:table-cell>
          <table:table-cell table:style-name="ce1" office:value-type="float" office:value="46.2" calcext:value-type="float">
            <text:p>46.2</text:p>
          </table:table-cell>
          <table:table-cell table:style-name="ce1" office:value-type="float" office:value="-10.9" calcext:value-type="float">
            <text:p>-10.9</text:p>
          </table:table-cell>
          <table:table-cell table:style-name="ce1" office:value-type="float" office:value="866.7" calcext:value-type="float">
            <text:p>866.7</text:p>
          </table:table-cell>
          <table:table-cell table:style-name="ce1" office:value-type="float" office:value="268.2" calcext:value-type="float">
            <text:p>268.2</text:p>
          </table:table-cell>
          <table:table-cell table:style-name="ce1" table:formula="of:=IF(OR([.G117]&gt;=337.5;[.G117]&lt;22.5);&quot;N&quot;;IF([.G117]&lt;67.5;&quot;NW&quot;;IF([.G117]&lt;112.5;&quot;W&quot;;IF([.G117]&lt;157.5;&quot;SW&quot;;IF([.G117]&lt;202.5;&quot;S&quot;;IF([.G117]&lt;247.5;&quot;SE&quot;;IF([.G117]&lt;292.5;&quot;E&quot;;&quot;NE&quot;)))))))" office:value-type="string" office:string-value="E" calcext:value-type="string">
            <text:p>E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1M27S" calcext:value-type="time">
            <text:p>13:01:27</text:p>
          </table:table-cell>
          <table:table-cell table:style-name="ce1" office:value-type="float" office:value="-10.3" calcext:value-type="float">
            <text:p>-10.3</text:p>
          </table:table-cell>
          <table:table-cell table:style-name="ce1" office:value-type="float" office:value="46.1" calcext:value-type="float">
            <text:p>46.1</text:p>
          </table:table-cell>
          <table:table-cell table:style-name="ce1" office:value-type="float" office:value="-10.9" calcext:value-type="float">
            <text:p>-10.9</text:p>
          </table:table-cell>
          <table:table-cell table:style-name="ce1" office:value-type="float" office:value="866.7" calcext:value-type="float">
            <text:p>866.7</text:p>
          </table:table-cell>
          <table:table-cell table:style-name="ce1" office:value-type="float" office:value="256" calcext:value-type="float">
            <text:p>256</text:p>
          </table:table-cell>
          <table:table-cell table:style-name="ce1" table:formula="of:=IF(OR([.G118]&gt;=337.5;[.G118]&lt;22.5);&quot;N&quot;;IF([.G118]&lt;67.5;&quot;NW&quot;;IF([.G118]&lt;112.5;&quot;W&quot;;IF([.G118]&lt;157.5;&quot;SW&quot;;IF([.G118]&lt;202.5;&quot;S&quot;;IF([.G118]&lt;247.5;&quot;SE&quot;;IF([.G118]&lt;292.5;&quot;E&quot;;&quot;NE&quot;)))))))" office:value-type="string" office:string-value="E" calcext:value-type="string">
            <text:p>E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1M32S" calcext:value-type="time">
            <text:p>13:01:32</text:p>
          </table:table-cell>
          <table:table-cell table:style-name="ce1" office:value-type="float" office:value="-10.2" calcext:value-type="float">
            <text:p>-10.2</text:p>
          </table:table-cell>
          <table:table-cell table:style-name="ce1" office:value-type="float" office:value="46.1" calcext:value-type="float">
            <text:p>46.1</text:p>
          </table:table-cell>
          <table:table-cell table:style-name="ce1" office:value-type="float" office:value="-10.7" calcext:value-type="float">
            <text:p>-10.7</text:p>
          </table:table-cell>
          <table:table-cell table:style-name="ce1" office:value-type="float" office:value="866.7" calcext:value-type="float">
            <text:p>866.7</text:p>
          </table:table-cell>
          <table:table-cell table:style-name="ce1" office:value-type="float" office:value="249.5" calcext:value-type="float">
            <text:p>249.5</text:p>
          </table:table-cell>
          <table:table-cell table:style-name="ce1" table:formula="of:=IF(OR([.G119]&gt;=337.5;[.G119]&lt;22.5);&quot;N&quot;;IF([.G119]&lt;67.5;&quot;NW&quot;;IF([.G119]&lt;112.5;&quot;W&quot;;IF([.G119]&lt;157.5;&quot;SW&quot;;IF([.G119]&lt;202.5;&quot;S&quot;;IF([.G119]&lt;247.5;&quot;SE&quot;;IF([.G119]&lt;292.5;&quot;E&quot;;&quot;NE&quot;)))))))" office:value-type="string" office:string-value="E" calcext:value-type="string">
            <text:p>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1M37S" calcext:value-type="time">
            <text:p>13:01:37</text:p>
          </table:table-cell>
          <table:table-cell table:style-name="ce1" office:value-type="float" office:value="-10.1" calcext:value-type="float">
            <text:p>-10.1</text:p>
          </table:table-cell>
          <table:table-cell table:style-name="ce1" office:value-type="float" office:value="46.2" calcext:value-type="float">
            <text:p>46.2</text:p>
          </table:table-cell>
          <table:table-cell table:style-name="ce1" office:value-type="float" office:value="-10.5" calcext:value-type="float">
            <text:p>-10.5</text:p>
          </table:table-cell>
          <table:table-cell table:style-name="ce1" office:value-type="float" office:value="866.7" calcext:value-type="float">
            <text:p>866.7</text:p>
          </table:table-cell>
          <table:table-cell table:style-name="ce1" office:value-type="float" office:value="259.5" calcext:value-type="float">
            <text:p>259.5</text:p>
          </table:table-cell>
          <table:table-cell table:style-name="ce1" table:formula="of:=IF(OR([.G120]&gt;=337.5;[.G120]&lt;22.5);&quot;N&quot;;IF([.G120]&lt;67.5;&quot;NW&quot;;IF([.G120]&lt;112.5;&quot;W&quot;;IF([.G120]&lt;157.5;&quot;SW&quot;;IF([.G120]&lt;202.5;&quot;S&quot;;IF([.G120]&lt;247.5;&quot;SE&quot;;IF([.G120]&lt;292.5;&quot;E&quot;;&quot;NE&quot;)))))))" office:value-type="string" office:string-value="E" calcext:value-type="string">
            <text:p>E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1M42S" calcext:value-type="time">
            <text:p>13:01:42</text:p>
          </table:table-cell>
          <table:table-cell table:style-name="ce1" office:value-type="float" office:value="-9.9" calcext:value-type="float">
            <text:p>-9.9</text:p>
          </table:table-cell>
          <table:table-cell table:style-name="ce1" office:value-type="float" office:value="46.2" calcext:value-type="float">
            <text:p>46.2</text:p>
          </table:table-cell>
          <table:table-cell table:style-name="ce1" office:value-type="float" office:value="-10.3" calcext:value-type="float">
            <text:p>-10.3</text:p>
          </table:table-cell>
          <table:table-cell table:style-name="ce1" office:value-type="float" office:value="866.7" calcext:value-type="float">
            <text:p>866.7</text:p>
          </table:table-cell>
          <table:table-cell table:style-name="ce1" office:value-type="float" office:value="265.1" calcext:value-type="float">
            <text:p>265.1</text:p>
          </table:table-cell>
          <table:table-cell table:style-name="ce1" table:formula="of:=IF(OR([.G121]&gt;=337.5;[.G121]&lt;22.5);&quot;N&quot;;IF([.G121]&lt;67.5;&quot;NW&quot;;IF([.G121]&lt;112.5;&quot;W&quot;;IF([.G121]&lt;157.5;&quot;SW&quot;;IF([.G121]&lt;202.5;&quot;S&quot;;IF([.G121]&lt;247.5;&quot;SE&quot;;IF([.G121]&lt;292.5;&quot;E&quot;;&quot;NE&quot;)))))))" office:value-type="string" office:string-value="E" calcext:value-type="string">
            <text:p>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1M47S" calcext:value-type="time">
            <text:p>13:01:47</text:p>
          </table:table-cell>
          <table:table-cell table:style-name="ce1" office:value-type="float" office:value="-9.8" calcext:value-type="float">
            <text:p>-9.8</text:p>
          </table:table-cell>
          <table:table-cell table:style-name="ce1" office:value-type="float" office:value="46.1" calcext:value-type="float">
            <text:p>46.1</text:p>
          </table:table-cell>
          <table:table-cell table:style-name="ce1" office:value-type="float" office:value="-10.1" calcext:value-type="float">
            <text:p>-10.1</text:p>
          </table:table-cell>
          <table:table-cell table:style-name="ce1" office:value-type="float" office:value="866.6" calcext:value-type="float">
            <text:p>866.6</text:p>
          </table:table-cell>
          <table:table-cell table:style-name="ce1" office:value-type="float" office:value="282.8" calcext:value-type="float">
            <text:p>282.8</text:p>
          </table:table-cell>
          <table:table-cell table:style-name="ce1" table:formula="of:=IF(OR([.G122]&gt;=337.5;[.G122]&lt;22.5);&quot;N&quot;;IF([.G122]&lt;67.5;&quot;NW&quot;;IF([.G122]&lt;112.5;&quot;W&quot;;IF([.G122]&lt;157.5;&quot;SW&quot;;IF([.G122]&lt;202.5;&quot;S&quot;;IF([.G122]&lt;247.5;&quot;SE&quot;;IF([.G122]&lt;292.5;&quot;E&quot;;&quot;NE&quot;)))))))" office:value-type="string" office:string-value="E" calcext:value-type="string">
            <text:p>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1M52S" calcext:value-type="time">
            <text:p>13:01:52</text:p>
          </table:table-cell>
          <table:table-cell table:style-name="ce1" office:value-type="float" office:value="-9.6" calcext:value-type="float">
            <text:p>-9.6</text:p>
          </table:table-cell>
          <table:table-cell table:style-name="ce1" office:value-type="float" office:value="45.9" calcext:value-type="float">
            <text:p>45.9</text:p>
          </table:table-cell>
          <table:table-cell table:style-name="ce1" office:value-type="float" office:value="-9.9" calcext:value-type="float">
            <text:p>-9.9</text:p>
          </table:table-cell>
          <table:table-cell table:style-name="ce1" office:value-type="float" office:value="866.7" calcext:value-type="float">
            <text:p>866.7</text:p>
          </table:table-cell>
          <table:table-cell table:style-name="ce1" office:value-type="float" office:value="289.2" calcext:value-type="float">
            <text:p>289.2</text:p>
          </table:table-cell>
          <table:table-cell table:style-name="ce1" table:formula="of:=IF(OR([.G123]&gt;=337.5;[.G123]&lt;22.5);&quot;N&quot;;IF([.G123]&lt;67.5;&quot;NW&quot;;IF([.G123]&lt;112.5;&quot;W&quot;;IF([.G123]&lt;157.5;&quot;SW&quot;;IF([.G123]&lt;202.5;&quot;S&quot;;IF([.G123]&lt;247.5;&quot;SE&quot;;IF([.G123]&lt;292.5;&quot;E&quot;;&quot;NE&quot;)))))))" office:value-type="string" office:string-value="E" calcext:value-type="string">
            <text:p>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1M57S" calcext:value-type="time">
            <text:p>13:01:57</text:p>
          </table:table-cell>
          <table:table-cell table:style-name="ce1" office:value-type="float" office:value="-9.5" calcext:value-type="float">
            <text:p>-9.5</text:p>
          </table:table-cell>
          <table:table-cell table:style-name="ce1" office:value-type="float" office:value="45.6" calcext:value-type="float">
            <text:p>45.6</text:p>
          </table:table-cell>
          <table:table-cell table:style-name="ce1" office:value-type="float" office:value="-9.7" calcext:value-type="float">
            <text:p>-9.7</text:p>
          </table:table-cell>
          <table:table-cell table:style-name="ce1" office:value-type="float" office:value="866.7" calcext:value-type="float">
            <text:p>866.7</text:p>
          </table:table-cell>
          <table:table-cell table:style-name="ce1" office:value-type="float" office:value="291.8" calcext:value-type="float">
            <text:p>291.8</text:p>
          </table:table-cell>
          <table:table-cell table:style-name="ce1" table:formula="of:=IF(OR([.G124]&gt;=337.5;[.G124]&lt;22.5);&quot;N&quot;;IF([.G124]&lt;67.5;&quot;NW&quot;;IF([.G124]&lt;112.5;&quot;W&quot;;IF([.G124]&lt;157.5;&quot;SW&quot;;IF([.G124]&lt;202.5;&quot;S&quot;;IF([.G124]&lt;247.5;&quot;SE&quot;;IF([.G124]&lt;292.5;&quot;E&quot;;&quot;NE&quot;)))))))" office:value-type="string" office:string-value="E" calcext:value-type="string">
            <text:p>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2M02S" calcext:value-type="time">
            <text:p>13:02:02</text:p>
          </table:table-cell>
          <table:table-cell table:style-name="ce1" office:value-type="float" office:value="-9.3" calcext:value-type="float">
            <text:p>-9.3</text:p>
          </table:table-cell>
          <table:table-cell table:style-name="ce1" office:value-type="float" office:value="45.4" calcext:value-type="float">
            <text:p>45.4</text:p>
          </table:table-cell>
          <table:table-cell table:style-name="ce1" office:value-type="float" office:value="-9.5" calcext:value-type="float">
            <text:p>-9.5</text:p>
          </table:table-cell>
          <table:table-cell table:style-name="ce1" office:value-type="float" office:value="866.7" calcext:value-type="float">
            <text:p>866.7</text:p>
          </table:table-cell>
          <table:table-cell table:style-name="ce1" office:value-type="float" office:value="291.7" calcext:value-type="float">
            <text:p>291.7</text:p>
          </table:table-cell>
          <table:table-cell table:style-name="ce1" table:formula="of:=IF(OR([.G125]&gt;=337.5;[.G125]&lt;22.5);&quot;N&quot;;IF([.G125]&lt;67.5;&quot;NW&quot;;IF([.G125]&lt;112.5;&quot;W&quot;;IF([.G125]&lt;157.5;&quot;SW&quot;;IF([.G125]&lt;202.5;&quot;S&quot;;IF([.G125]&lt;247.5;&quot;SE&quot;;IF([.G125]&lt;292.5;&quot;E&quot;;&quot;NE&quot;)))))))" office:value-type="string" office:string-value="E" calcext:value-type="string">
            <text:p>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2M07S" calcext:value-type="time">
            <text:p>13:02:07</text:p>
          </table:table-cell>
          <table:table-cell table:style-name="ce1" office:value-type="float" office:value="-9.1" calcext:value-type="float">
            <text:p>-9.1</text:p>
          </table:table-cell>
          <table:table-cell table:style-name="ce1" office:value-type="float" office:value="45.1" calcext:value-type="float">
            <text:p>45.1</text:p>
          </table:table-cell>
          <table:table-cell table:style-name="ce1" office:value-type="float" office:value="-9.4" calcext:value-type="float">
            <text:p>-9.4</text:p>
          </table:table-cell>
          <table:table-cell table:style-name="ce1" office:value-type="float" office:value="866.7" calcext:value-type="float">
            <text:p>866.7</text:p>
          </table:table-cell>
          <table:table-cell table:style-name="ce1" office:value-type="float" office:value="295.8" calcext:value-type="float">
            <text:p>295.8</text:p>
          </table:table-cell>
          <table:table-cell table:style-name="ce1" table:formula="of:=IF(OR([.G126]&gt;=337.5;[.G126]&lt;22.5);&quot;N&quot;;IF([.G126]&lt;67.5;&quot;NW&quot;;IF([.G126]&lt;112.5;&quot;W&quot;;IF([.G126]&lt;157.5;&quot;SW&quot;;IF([.G126]&lt;202.5;&quot;S&quot;;IF([.G126]&lt;247.5;&quot;SE&quot;;IF([.G126]&lt;292.5;&quot;E&quot;;&quot;NE&quot;)))))))" office:value-type="string" office:string-value="NE" calcext:value-type="string">
            <text:p>N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2M12S" calcext:value-type="time">
            <text:p>13:02:12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44.9" calcext:value-type="float">
            <text:p>44.9</text:p>
          </table:table-cell>
          <table:table-cell table:style-name="ce1" office:value-type="float" office:value="-9.5" calcext:value-type="float">
            <text:p>-9.5</text:p>
          </table:table-cell>
          <table:table-cell table:style-name="ce1" office:value-type="float" office:value="866.7" calcext:value-type="float">
            <text:p>866.7</text:p>
          </table:table-cell>
          <table:table-cell table:style-name="ce1" office:value-type="float" office:value="303.1" calcext:value-type="float">
            <text:p>303.1</text:p>
          </table:table-cell>
          <table:table-cell table:style-name="ce1" table:formula="of:=IF(OR([.G127]&gt;=337.5;[.G127]&lt;22.5);&quot;N&quot;;IF([.G127]&lt;67.5;&quot;NW&quot;;IF([.G127]&lt;112.5;&quot;W&quot;;IF([.G127]&lt;157.5;&quot;SW&quot;;IF([.G127]&lt;202.5;&quot;S&quot;;IF([.G127]&lt;247.5;&quot;SE&quot;;IF([.G127]&lt;292.5;&quot;E&quot;;&quot;NE&quot;)))))))" office:value-type="string" office:string-value="NE" calcext:value-type="string">
            <text:p>N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2M17S" calcext:value-type="time">
            <text:p>13:02:17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44.6" calcext:value-type="float">
            <text:p>44.6</text:p>
          </table:table-cell>
          <table:table-cell table:style-name="ce1" office:value-type="float" office:value="-9.6" calcext:value-type="float">
            <text:p>-9.6</text:p>
          </table:table-cell>
          <table:table-cell table:style-name="ce1" office:value-type="float" office:value="866.7" calcext:value-type="float">
            <text:p>866.7</text:p>
          </table:table-cell>
          <table:table-cell table:style-name="ce1" office:value-type="float" office:value="284.8" calcext:value-type="float">
            <text:p>284.8</text:p>
          </table:table-cell>
          <table:table-cell table:style-name="ce1" table:formula="of:=IF(OR([.G128]&gt;=337.5;[.G128]&lt;22.5);&quot;N&quot;;IF([.G128]&lt;67.5;&quot;NW&quot;;IF([.G128]&lt;112.5;&quot;W&quot;;IF([.G128]&lt;157.5;&quot;SW&quot;;IF([.G128]&lt;202.5;&quot;S&quot;;IF([.G128]&lt;247.5;&quot;SE&quot;;IF([.G128]&lt;292.5;&quot;E&quot;;&quot;NE&quot;)))))))" office:value-type="string" office:string-value="E" calcext:value-type="string">
            <text:p>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2M22S" calcext:value-type="time">
            <text:p>13:02:22</text:p>
          </table:table-cell>
          <table:table-cell table:style-name="ce1" office:value-type="float" office:value="-9.1" calcext:value-type="float">
            <text:p>-9.1</text:p>
          </table:table-cell>
          <table:table-cell table:style-name="ce1" office:value-type="float" office:value="44.5" calcext:value-type="float">
            <text:p>44.5</text:p>
          </table:table-cell>
          <table:table-cell table:style-name="ce1" office:value-type="float" office:value="-9.7" calcext:value-type="float">
            <text:p>-9.7</text:p>
          </table:table-cell>
          <table:table-cell table:style-name="ce1" office:value-type="float" office:value="866.7" calcext:value-type="float">
            <text:p>866.7</text:p>
          </table:table-cell>
          <table:table-cell table:style-name="ce1" office:value-type="float" office:value="231.4" calcext:value-type="float">
            <text:p>231.4</text:p>
          </table:table-cell>
          <table:table-cell table:style-name="ce1" table:formula="of:=IF(OR([.G129]&gt;=337.5;[.G129]&lt;22.5);&quot;N&quot;;IF([.G129]&lt;67.5;&quot;NW&quot;;IF([.G129]&lt;112.5;&quot;W&quot;;IF([.G129]&lt;157.5;&quot;SW&quot;;IF([.G129]&lt;202.5;&quot;S&quot;;IF([.G129]&lt;247.5;&quot;SE&quot;;IF([.G129]&lt;292.5;&quot;E&quot;;&quot;NE&quot;)))))))" office:value-type="string" office:string-value="SE" calcext:value-type="string">
            <text:p>S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2M27S" calcext:value-type="time">
            <text:p>13:02:27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44.1" calcext:value-type="float">
            <text:p>44.1</text:p>
          </table:table-cell>
          <table:table-cell table:style-name="ce1" office:value-type="float" office:value="-9.8" calcext:value-type="float">
            <text:p>-9.8</text:p>
          </table:table-cell>
          <table:table-cell table:style-name="ce1" office:value-type="float" office:value="866.7" calcext:value-type="float">
            <text:p>866.7</text:p>
          </table:table-cell>
          <table:table-cell table:style-name="ce1" office:value-type="float" office:value="186.3" calcext:value-type="float">
            <text:p>186.3</text:p>
          </table:table-cell>
          <table:table-cell table:style-name="ce1" table:formula="of:=IF(OR([.G130]&gt;=337.5;[.G130]&lt;22.5);&quot;N&quot;;IF([.G130]&lt;67.5;&quot;NW&quot;;IF([.G130]&lt;112.5;&quot;W&quot;;IF([.G130]&lt;157.5;&quot;SW&quot;;IF([.G130]&lt;202.5;&quot;S&quot;;IF([.G130]&lt;247.5;&quot;SE&quot;;IF([.G130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2M32S" calcext:value-type="time">
            <text:p>13:02:32</text:p>
          </table:table-cell>
          <table:table-cell table:style-name="ce1" office:value-type="float" office:value="-8.9" calcext:value-type="float">
            <text:p>-8.9</text:p>
          </table:table-cell>
          <table:table-cell table:style-name="ce1" office:value-type="float" office:value="43.9" calcext:value-type="float">
            <text:p>43.9</text:p>
          </table:table-cell>
          <table:table-cell table:style-name="ce1" office:value-type="float" office:value="-9.7" calcext:value-type="float">
            <text:p>-9.7</text:p>
          </table:table-cell>
          <table:table-cell table:style-name="ce1" office:value-type="float" office:value="866.7" calcext:value-type="float">
            <text:p>866.7</text:p>
          </table:table-cell>
          <table:table-cell table:style-name="ce1" office:value-type="float" office:value="171" calcext:value-type="float">
            <text:p>171</text:p>
          </table:table-cell>
          <table:table-cell table:style-name="ce1" table:formula="of:=IF(OR([.G131]&gt;=337.5;[.G131]&lt;22.5);&quot;N&quot;;IF([.G131]&lt;67.5;&quot;NW&quot;;IF([.G131]&lt;112.5;&quot;W&quot;;IF([.G131]&lt;157.5;&quot;SW&quot;;IF([.G131]&lt;202.5;&quot;S&quot;;IF([.G131]&lt;247.5;&quot;SE&quot;;IF([.G131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2M37S" calcext:value-type="time">
            <text:p>13:02:37</text:p>
          </table:table-cell>
          <table:table-cell table:style-name="ce1" office:value-type="float" office:value="-8.9" calcext:value-type="float">
            <text:p>-8.9</text:p>
          </table:table-cell>
          <table:table-cell table:style-name="ce1" office:value-type="float" office:value="43.6" calcext:value-type="float">
            <text:p>43.6</text:p>
          </table:table-cell>
          <table:table-cell table:style-name="ce1" office:value-type="float" office:value="-9.8" calcext:value-type="float">
            <text:p>-9.8</text:p>
          </table:table-cell>
          <table:table-cell table:style-name="ce1" office:value-type="float" office:value="866.6" calcext:value-type="float">
            <text:p>866.6</text:p>
          </table:table-cell>
          <table:table-cell table:style-name="ce1" office:value-type="float" office:value="137.8" calcext:value-type="float">
            <text:p>137.8</text:p>
          </table:table-cell>
          <table:table-cell table:style-name="ce1" table:formula="of:=IF(OR([.G132]&gt;=337.5;[.G132]&lt;22.5);&quot;N&quot;;IF([.G132]&lt;67.5;&quot;NW&quot;;IF([.G132]&lt;112.5;&quot;W&quot;;IF([.G132]&lt;157.5;&quot;SW&quot;;IF([.G132]&lt;202.5;&quot;S&quot;;IF([.G132]&lt;247.5;&quot;SE&quot;;IF([.G132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2M42S" calcext:value-type="time">
            <text:p>13:02:42</text:p>
          </table:table-cell>
          <table:table-cell table:style-name="ce1" office:value-type="float" office:value="-8.9" calcext:value-type="float">
            <text:p>-8.9</text:p>
          </table:table-cell>
          <table:table-cell table:style-name="ce1" office:value-type="float" office:value="43.3" calcext:value-type="float">
            <text:p>43.3</text:p>
          </table:table-cell>
          <table:table-cell table:style-name="ce1" office:value-type="float" office:value="-9.9" calcext:value-type="float">
            <text:p>-9.9</text:p>
          </table:table-cell>
          <table:table-cell table:style-name="ce1" office:value-type="float" office:value="866.7" calcext:value-type="float">
            <text:p>866.7</text:p>
          </table:table-cell>
          <table:table-cell table:style-name="ce1" office:value-type="float" office:value="114.4" calcext:value-type="float">
            <text:p>114.4</text:p>
          </table:table-cell>
          <table:table-cell table:style-name="ce1" table:formula="of:=IF(OR([.G133]&gt;=337.5;[.G133]&lt;22.5);&quot;N&quot;;IF([.G133]&lt;67.5;&quot;NW&quot;;IF([.G133]&lt;112.5;&quot;W&quot;;IF([.G133]&lt;157.5;&quot;SW&quot;;IF([.G133]&lt;202.5;&quot;S&quot;;IF([.G133]&lt;247.5;&quot;SE&quot;;IF([.G133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2M47S" calcext:value-type="time">
            <text:p>13:02:47</text:p>
          </table:table-cell>
          <table:table-cell table:style-name="ce1" office:value-type="float" office:value="-8.9" calcext:value-type="float">
            <text:p>-8.9</text:p>
          </table:table-cell>
          <table:table-cell table:style-name="ce1" office:value-type="float" office:value="43.1" calcext:value-type="float">
            <text:p>43.1</text:p>
          </table:table-cell>
          <table:table-cell table:style-name="ce1" office:value-type="float" office:value="-10.1" calcext:value-type="float">
            <text:p>-10.1</text:p>
          </table:table-cell>
          <table:table-cell table:style-name="ce1" office:value-type="float" office:value="866.6" calcext:value-type="float">
            <text:p>866.6</text:p>
          </table:table-cell>
          <table:table-cell table:style-name="ce1" office:value-type="float" office:value="87.6" calcext:value-type="float">
            <text:p>87.6</text:p>
          </table:table-cell>
          <table:table-cell table:style-name="ce1" table:formula="of:=IF(OR([.G134]&gt;=337.5;[.G134]&lt;22.5);&quot;N&quot;;IF([.G134]&lt;67.5;&quot;NW&quot;;IF([.G134]&lt;112.5;&quot;W&quot;;IF([.G134]&lt;157.5;&quot;SW&quot;;IF([.G134]&lt;202.5;&quot;S&quot;;IF([.G134]&lt;247.5;&quot;SE&quot;;IF([.G134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2M52S" calcext:value-type="time">
            <text:p>13:02:52</text:p>
          </table:table-cell>
          <table:table-cell table:style-name="ce1" office:value-type="float" office:value="-8.9" calcext:value-type="float">
            <text:p>-8.9</text:p>
          </table:table-cell>
          <table:table-cell table:style-name="ce1" office:value-type="float" office:value="42.9" calcext:value-type="float">
            <text:p>42.9</text:p>
          </table:table-cell>
          <table:table-cell table:style-name="ce1" office:value-type="float" office:value="-10.1" calcext:value-type="float">
            <text:p>-10.1</text:p>
          </table:table-cell>
          <table:table-cell table:style-name="ce1" office:value-type="float" office:value="866.6" calcext:value-type="float">
            <text:p>866.6</text:p>
          </table:table-cell>
          <table:table-cell table:style-name="ce1" office:value-type="float" office:value="78.3" calcext:value-type="float">
            <text:p>78.3</text:p>
          </table:table-cell>
          <table:table-cell table:style-name="ce1" table:formula="of:=IF(OR([.G135]&gt;=337.5;[.G135]&lt;22.5);&quot;N&quot;;IF([.G135]&lt;67.5;&quot;NW&quot;;IF([.G135]&lt;112.5;&quot;W&quot;;IF([.G135]&lt;157.5;&quot;SW&quot;;IF([.G135]&lt;202.5;&quot;S&quot;;IF([.G135]&lt;247.5;&quot;SE&quot;;IF([.G135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2M57S" calcext:value-type="time">
            <text:p>13:02:57</text:p>
          </table:table-cell>
          <table:table-cell table:style-name="ce1" office:value-type="float" office:value="-8.8" calcext:value-type="float">
            <text:p>-8.8</text:p>
          </table:table-cell>
          <table:table-cell table:style-name="ce1" office:value-type="float" office:value="42.9" calcext:value-type="float">
            <text:p>42.9</text:p>
          </table:table-cell>
          <table:table-cell table:style-name="ce1" office:value-type="float" office:value="-9.9" calcext:value-type="float">
            <text:p>-9.9</text:p>
          </table:table-cell>
          <table:table-cell table:style-name="ce1" office:value-type="float" office:value="866.6" calcext:value-type="float">
            <text:p>866.6</text:p>
          </table:table-cell>
          <table:table-cell table:style-name="ce1" office:value-type="float" office:value="78.7" calcext:value-type="float">
            <text:p>78.7</text:p>
          </table:table-cell>
          <table:table-cell table:style-name="ce1" table:formula="of:=IF(OR([.G136]&gt;=337.5;[.G136]&lt;22.5);&quot;N&quot;;IF([.G136]&lt;67.5;&quot;NW&quot;;IF([.G136]&lt;112.5;&quot;W&quot;;IF([.G136]&lt;157.5;&quot;SW&quot;;IF([.G136]&lt;202.5;&quot;S&quot;;IF([.G136]&lt;247.5;&quot;SE&quot;;IF([.G136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3M02S" calcext:value-type="time">
            <text:p>13:03:02</text:p>
          </table:table-cell>
          <table:table-cell table:style-name="ce1" office:value-type="float" office:value="-8.6" calcext:value-type="float">
            <text:p>-8.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-9.7" calcext:value-type="float">
            <text:p>-9.7</text:p>
          </table:table-cell>
          <table:table-cell table:style-name="ce1" office:value-type="float" office:value="866.6" calcext:value-type="float">
            <text:p>866.6</text:p>
          </table:table-cell>
          <table:table-cell table:style-name="ce1" office:value-type="float" office:value="80.1" calcext:value-type="float">
            <text:p>80.1</text:p>
          </table:table-cell>
          <table:table-cell table:style-name="ce1" table:formula="of:=IF(OR([.G137]&gt;=337.5;[.G137]&lt;22.5);&quot;N&quot;;IF([.G137]&lt;67.5;&quot;NW&quot;;IF([.G137]&lt;112.5;&quot;W&quot;;IF([.G137]&lt;157.5;&quot;SW&quot;;IF([.G137]&lt;202.5;&quot;S&quot;;IF([.G137]&lt;247.5;&quot;SE&quot;;IF([.G137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12.5" calcext:value-type="float">
            <text:p>12.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3M07S" calcext:value-type="time">
            <text:p>13:03:07</text:p>
          </table:table-cell>
          <table:table-cell table:style-name="ce1" office:value-type="float" office:value="-8.6" calcext:value-type="float">
            <text:p>-8.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-9.5" calcext:value-type="float">
            <text:p>-9.5</text:p>
          </table:table-cell>
          <table:table-cell table:style-name="ce1" office:value-type="float" office:value="866.6" calcext:value-type="float">
            <text:p>866.6</text:p>
          </table:table-cell>
          <table:table-cell table:style-name="ce1" office:value-type="float" office:value="90.6" calcext:value-type="float">
            <text:p>90.6</text:p>
          </table:table-cell>
          <table:table-cell table:style-name="ce1" table:formula="of:=IF(OR([.G138]&gt;=337.5;[.G138]&lt;22.5);&quot;N&quot;;IF([.G138]&lt;67.5;&quot;NW&quot;;IF([.G138]&lt;112.5;&quot;W&quot;;IF([.G138]&lt;157.5;&quot;SW&quot;;IF([.G138]&lt;202.5;&quot;S&quot;;IF([.G138]&lt;247.5;&quot;SE&quot;;IF([.G138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3M12S" calcext:value-type="time">
            <text:p>13:03:12</text:p>
          </table:table-cell>
          <table:table-cell table:style-name="ce1" office:value-type="float" office:value="-8.5" calcext:value-type="float">
            <text:p>-8.5</text:p>
          </table:table-cell>
          <table:table-cell table:style-name="ce1" office:value-type="float" office:value="42.9" calcext:value-type="float">
            <text:p>42.9</text:p>
          </table:table-cell>
          <table:table-cell table:style-name="ce1" office:value-type="float" office:value="-9.4" calcext:value-type="float">
            <text:p>-9.4</text:p>
          </table:table-cell>
          <table:table-cell table:style-name="ce1" office:value-type="float" office:value="866.6" calcext:value-type="float">
            <text:p>866.6</text:p>
          </table:table-cell>
          <table:table-cell table:style-name="ce1" office:value-type="float" office:value="196.4" calcext:value-type="float">
            <text:p>196.4</text:p>
          </table:table-cell>
          <table:table-cell table:style-name="ce1" table:formula="of:=IF(OR([.G139]&gt;=337.5;[.G139]&lt;22.5);&quot;N&quot;;IF([.G139]&lt;67.5;&quot;NW&quot;;IF([.G139]&lt;112.5;&quot;W&quot;;IF([.G139]&lt;157.5;&quot;SW&quot;;IF([.G139]&lt;202.5;&quot;S&quot;;IF([.G139]&lt;247.5;&quot;SE&quot;;IF([.G139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3M17S" calcext:value-type="time">
            <text:p>13:03:17</text:p>
          </table:table-cell>
          <table:table-cell table:style-name="ce1" office:value-type="float" office:value="-8.6" calcext:value-type="float">
            <text:p>-8.6</text:p>
          </table:table-cell>
          <table:table-cell table:style-name="ce1" office:value-type="float" office:value="42.9" calcext:value-type="float">
            <text:p>42.9</text:p>
          </table:table-cell>
          <table:table-cell table:style-name="ce1" office:value-type="float" office:value="-9.4" calcext:value-type="float">
            <text:p>-9.4</text:p>
          </table:table-cell>
          <table:table-cell table:style-name="ce1" office:value-type="float" office:value="866.7" calcext:value-type="float">
            <text:p>866.7</text:p>
          </table:table-cell>
          <table:table-cell table:style-name="ce1" office:value-type="float" office:value="257.1" calcext:value-type="float">
            <text:p>257.1</text:p>
          </table:table-cell>
          <table:table-cell table:style-name="ce1" table:formula="of:=IF(OR([.G140]&gt;=337.5;[.G140]&lt;22.5);&quot;N&quot;;IF([.G140]&lt;67.5;&quot;NW&quot;;IF([.G140]&lt;112.5;&quot;W&quot;;IF([.G140]&lt;157.5;&quot;SW&quot;;IF([.G140]&lt;202.5;&quot;S&quot;;IF([.G140]&lt;247.5;&quot;SE&quot;;IF([.G140]&lt;292.5;&quot;E&quot;;&quot;NE&quot;)))))))" office:value-type="string" office:string-value="E" calcext:value-type="string">
            <text:p>E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3M22S" calcext:value-type="time">
            <text:p>13:03:22</text:p>
          </table:table-cell>
          <table:table-cell table:style-name="ce1" office:value-type="float" office:value="-8.6" calcext:value-type="float">
            <text:p>-8.6</text:p>
          </table:table-cell>
          <table:table-cell table:style-name="ce1" office:value-type="float" office:value="42.8" calcext:value-type="float">
            <text:p>42.8</text:p>
          </table:table-cell>
          <table:table-cell table:style-name="ce1" office:value-type="float" office:value="-9.4" calcext:value-type="float">
            <text:p>-9.4</text:p>
          </table:table-cell>
          <table:table-cell table:style-name="ce1" office:value-type="float" office:value="866.7" calcext:value-type="float">
            <text:p>866.7</text:p>
          </table:table-cell>
          <table:table-cell table:style-name="ce1" office:value-type="float" office:value="270.1" calcext:value-type="float">
            <text:p>270.1</text:p>
          </table:table-cell>
          <table:table-cell table:style-name="ce1" table:formula="of:=IF(OR([.G141]&gt;=337.5;[.G141]&lt;22.5);&quot;N&quot;;IF([.G141]&lt;67.5;&quot;NW&quot;;IF([.G141]&lt;112.5;&quot;W&quot;;IF([.G141]&lt;157.5;&quot;SW&quot;;IF([.G141]&lt;202.5;&quot;S&quot;;IF([.G141]&lt;247.5;&quot;SE&quot;;IF([.G141]&lt;292.5;&quot;E&quot;;&quot;NE&quot;)))))))" office:value-type="string" office:string-value="E" calcext:value-type="string">
            <text:p>E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3M27S" calcext:value-type="time">
            <text:p>13:03:27</text:p>
          </table:table-cell>
          <table:table-cell table:style-name="ce1" office:value-type="float" office:value="-8.5" calcext:value-type="float">
            <text:p>-8.5</text:p>
          </table:table-cell>
          <table:table-cell table:style-name="ce1" office:value-type="float" office:value="42.8" calcext:value-type="float">
            <text:p>42.8</text:p>
          </table:table-cell>
          <table:table-cell table:style-name="ce1" office:value-type="float" office:value="-9.3" calcext:value-type="float">
            <text:p>-9.3</text:p>
          </table:table-cell>
          <table:table-cell table:style-name="ce1" office:value-type="float" office:value="866.7" calcext:value-type="float">
            <text:p>866.7</text:p>
          </table:table-cell>
          <table:table-cell table:style-name="ce1" office:value-type="float" office:value="270.9" calcext:value-type="float">
            <text:p>270.9</text:p>
          </table:table-cell>
          <table:table-cell table:style-name="ce1" table:formula="of:=IF(OR([.G142]&gt;=337.5;[.G142]&lt;22.5);&quot;N&quot;;IF([.G142]&lt;67.5;&quot;NW&quot;;IF([.G142]&lt;112.5;&quot;W&quot;;IF([.G142]&lt;157.5;&quot;SW&quot;;IF([.G142]&lt;202.5;&quot;S&quot;;IF([.G142]&lt;247.5;&quot;SE&quot;;IF([.G142]&lt;292.5;&quot;E&quot;;&quot;NE&quot;)))))))" office:value-type="string" office:string-value="E" calcext:value-type="string">
            <text:p>E</text:p>
          </table:table-cell>
          <table:table-cell table:style-name="ce1" office:value-type="float" office:value="1.56" calcext:value-type="float">
            <text:p>1.5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3M32S" calcext:value-type="time">
            <text:p>13:03:32</text:p>
          </table:table-cell>
          <table:table-cell table:style-name="ce1" office:value-type="float" office:value="-8.5" calcext:value-type="float">
            <text:p>-8.5</text:p>
          </table:table-cell>
          <table:table-cell table:style-name="ce1" office:value-type="float" office:value="42.9" calcext:value-type="float">
            <text:p>42.9</text:p>
          </table:table-cell>
          <table:table-cell table:style-name="ce1" office:value-type="float" office:value="-9.2" calcext:value-type="float">
            <text:p>-9.2</text:p>
          </table:table-cell>
          <table:table-cell table:style-name="ce1" office:value-type="float" office:value="866.7" calcext:value-type="float">
            <text:p>866.7</text:p>
          </table:table-cell>
          <table:table-cell table:style-name="ce1" office:value-type="float" office:value="256.3" calcext:value-type="float">
            <text:p>256.3</text:p>
          </table:table-cell>
          <table:table-cell table:style-name="ce1" table:formula="of:=IF(OR([.G143]&gt;=337.5;[.G143]&lt;22.5);&quot;N&quot;;IF([.G143]&lt;67.5;&quot;NW&quot;;IF([.G143]&lt;112.5;&quot;W&quot;;IF([.G143]&lt;157.5;&quot;SW&quot;;IF([.G143]&lt;202.5;&quot;S&quot;;IF([.G143]&lt;247.5;&quot;SE&quot;;IF([.G143]&lt;292.5;&quot;E&quot;;&quot;NE&quot;)))))))" office:value-type="string" office:string-value="E" calcext:value-type="string">
            <text:p>E</text:p>
          </table:table-cell>
          <table:table-cell table:style-name="ce1" office:value-type="float" office:value="17.18" calcext:value-type="float">
            <text:p>17.1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3M37S" calcext:value-type="time">
            <text:p>13:03:37</text:p>
          </table:table-cell>
          <table:table-cell table:style-name="ce1" office:value-type="float" office:value="-8.4" calcext:value-type="float">
            <text:p>-8.4</text:p>
          </table:table-cell>
          <table:table-cell table:style-name="ce1" office:value-type="float" office:value="42.9" calcext:value-type="float">
            <text:p>42.9</text:p>
          </table:table-cell>
          <table:table-cell table:style-name="ce1" office:value-type="float" office:value="-9.1" calcext:value-type="float">
            <text:p>-9.1</text:p>
          </table:table-cell>
          <table:table-cell table:style-name="ce1" office:value-type="float" office:value="866.7" calcext:value-type="float">
            <text:p>866.7</text:p>
          </table:table-cell>
          <table:table-cell table:style-name="ce1" office:value-type="float" office:value="249.8" calcext:value-type="float">
            <text:p>249.8</text:p>
          </table:table-cell>
          <table:table-cell table:style-name="ce1" table:formula="of:=IF(OR([.G144]&gt;=337.5;[.G144]&lt;22.5);&quot;N&quot;;IF([.G144]&lt;67.5;&quot;NW&quot;;IF([.G144]&lt;112.5;&quot;W&quot;;IF([.G144]&lt;157.5;&quot;SW&quot;;IF([.G144]&lt;202.5;&quot;S&quot;;IF([.G144]&lt;247.5;&quot;SE&quot;;IF([.G144]&lt;292.5;&quot;E&quot;;&quot;NE&quot;)))))))" office:value-type="string" office:string-value="E" calcext:value-type="string">
            <text:p>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3M42S" calcext:value-type="time">
            <text:p>13:03:42</text:p>
          </table:table-cell>
          <table:table-cell table:style-name="ce1" office:value-type="float" office:value="-8.3" calcext:value-type="float">
            <text:p>-8.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866.7" calcext:value-type="float">
            <text:p>866.7</text:p>
          </table:table-cell>
          <table:table-cell table:style-name="ce1" office:value-type="float" office:value="237" calcext:value-type="float">
            <text:p>237</text:p>
          </table:table-cell>
          <table:table-cell table:style-name="ce1" table:formula="of:=IF(OR([.G145]&gt;=337.5;[.G145]&lt;22.5);&quot;N&quot;;IF([.G145]&lt;67.5;&quot;NW&quot;;IF([.G145]&lt;112.5;&quot;W&quot;;IF([.G145]&lt;157.5;&quot;SW&quot;;IF([.G145]&lt;202.5;&quot;S&quot;;IF([.G145]&lt;247.5;&quot;SE&quot;;IF([.G145]&lt;292.5;&quot;E&quot;;&quot;NE&quot;)))))))" office:value-type="string" office:string-value="SE" calcext:value-type="string">
            <text:p>S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3M47S" calcext:value-type="time">
            <text:p>13:03:47</text:p>
          </table:table-cell>
          <table:table-cell table:style-name="ce1" office:value-type="float" office:value="-8.5" calcext:value-type="float">
            <text:p>-8.5</text:p>
          </table:table-cell>
          <table:table-cell table:style-name="ce1" office:value-type="float" office:value="42.9" calcext:value-type="float">
            <text:p>42.9</text:p>
          </table:table-cell>
          <table:table-cell table:style-name="ce1" office:value-type="float" office:value="-9.3" calcext:value-type="float">
            <text:p>-9.3</text:p>
          </table:table-cell>
          <table:table-cell table:style-name="ce1" office:value-type="float" office:value="866.6" calcext:value-type="float">
            <text:p>866.6</text:p>
          </table:table-cell>
          <table:table-cell table:style-name="ce1" office:value-type="float" office:value="137.7" calcext:value-type="float">
            <text:p>137.7</text:p>
          </table:table-cell>
          <table:table-cell table:style-name="ce1" table:formula="of:=IF(OR([.G146]&gt;=337.5;[.G146]&lt;22.5);&quot;N&quot;;IF([.G146]&lt;67.5;&quot;NW&quot;;IF([.G146]&lt;112.5;&quot;W&quot;;IF([.G146]&lt;157.5;&quot;SW&quot;;IF([.G146]&lt;202.5;&quot;S&quot;;IF([.G146]&lt;247.5;&quot;SE&quot;;IF([.G146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3M52S" calcext:value-type="time">
            <text:p>13:03:52</text:p>
          </table:table-cell>
          <table:table-cell table:style-name="ce1" office:value-type="float" office:value="-8.4" calcext:value-type="float">
            <text:p>-8.4</text:p>
          </table:table-cell>
          <table:table-cell table:style-name="ce1" office:value-type="float" office:value="42.9" calcext:value-type="float">
            <text:p>42.9</text:p>
          </table:table-cell>
          <table:table-cell table:style-name="ce1" office:value-type="float" office:value="-9.3" calcext:value-type="float">
            <text:p>-9.3</text:p>
          </table:table-cell>
          <table:table-cell table:style-name="ce1" office:value-type="float" office:value="866.6" calcext:value-type="float">
            <text:p>866.6</text:p>
          </table:table-cell>
          <table:table-cell table:style-name="ce1" office:value-type="float" office:value="72.9" calcext:value-type="float">
            <text:p>72.9</text:p>
          </table:table-cell>
          <table:table-cell table:style-name="ce1" table:formula="of:=IF(OR([.G147]&gt;=337.5;[.G147]&lt;22.5);&quot;N&quot;;IF([.G147]&lt;67.5;&quot;NW&quot;;IF([.G147]&lt;112.5;&quot;W&quot;;IF([.G147]&lt;157.5;&quot;SW&quot;;IF([.G147]&lt;202.5;&quot;S&quot;;IF([.G147]&lt;247.5;&quot;SE&quot;;IF([.G147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3M57S" calcext:value-type="time">
            <text:p>13:03:57</text:p>
          </table:table-cell>
          <table:table-cell table:style-name="ce1" office:value-type="float" office:value="-8.6" calcext:value-type="float">
            <text:p>-8.6</text:p>
          </table:table-cell>
          <table:table-cell table:style-name="ce1" office:value-type="float" office:value="42.8" calcext:value-type="float">
            <text:p>42.8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866.7" calcext:value-type="float">
            <text:p>866.7</text:p>
          </table:table-cell>
          <table:table-cell table:style-name="ce1" office:value-type="float" office:value="65.1" calcext:value-type="float">
            <text:p>65.1</text:p>
          </table:table-cell>
          <table:table-cell table:style-name="ce1" table:formula="of:=IF(OR([.G148]&gt;=337.5;[.G148]&lt;22.5);&quot;N&quot;;IF([.G148]&lt;67.5;&quot;NW&quot;;IF([.G148]&lt;112.5;&quot;W&quot;;IF([.G148]&lt;157.5;&quot;SW&quot;;IF([.G148]&lt;202.5;&quot;S&quot;;IF([.G148]&lt;247.5;&quot;SE&quot;;IF([.G148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4M02S" calcext:value-type="time">
            <text:p>13:04:02</text:p>
          </table:table-cell>
          <table:table-cell table:style-name="ce1" office:value-type="float" office:value="-8.9" calcext:value-type="float">
            <text:p>-8.9</text:p>
          </table:table-cell>
          <table:table-cell table:style-name="ce1" office:value-type="float" office:value="42.2" calcext:value-type="float">
            <text:p>42.2</text:p>
          </table:table-cell>
          <table:table-cell table:style-name="ce1" office:value-type="float" office:value="-10.4" calcext:value-type="float">
            <text:p>-10.4</text:p>
          </table:table-cell>
          <table:table-cell table:style-name="ce1" office:value-type="float" office:value="866.6" calcext:value-type="float">
            <text:p>866.6</text:p>
          </table:table-cell>
          <table:table-cell table:style-name="ce1" office:value-type="float" office:value="55.4" calcext:value-type="float">
            <text:p>55.4</text:p>
          </table:table-cell>
          <table:table-cell table:style-name="ce1" table:formula="of:=IF(OR([.G149]&gt;=337.5;[.G149]&lt;22.5);&quot;N&quot;;IF([.G149]&lt;67.5;&quot;NW&quot;;IF([.G149]&lt;112.5;&quot;W&quot;;IF([.G149]&lt;157.5;&quot;SW&quot;;IF([.G149]&lt;202.5;&quot;S&quot;;IF([.G149]&lt;247.5;&quot;SE&quot;;IF([.G149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3.12" calcext:value-type="float">
            <text:p>3.1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4M07S" calcext:value-type="time">
            <text:p>13:04:07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41.8" calcext:value-type="float">
            <text:p>41.8</text:p>
          </table:table-cell>
          <table:table-cell table:style-name="ce1" office:value-type="float" office:value="-10.5" calcext:value-type="float">
            <text:p>-10.5</text:p>
          </table:table-cell>
          <table:table-cell table:style-name="ce1" office:value-type="float" office:value="866.5" calcext:value-type="float">
            <text:p>866.5</text:p>
          </table:table-cell>
          <table:table-cell table:style-name="ce1" office:value-type="float" office:value="53.2" calcext:value-type="float">
            <text:p>53.2</text:p>
          </table:table-cell>
          <table:table-cell table:style-name="ce1" table:formula="of:=IF(OR([.G150]&gt;=337.5;[.G150]&lt;22.5);&quot;N&quot;;IF([.G150]&lt;67.5;&quot;NW&quot;;IF([.G150]&lt;112.5;&quot;W&quot;;IF([.G150]&lt;157.5;&quot;SW&quot;;IF([.G150]&lt;202.5;&quot;S&quot;;IF([.G150]&lt;247.5;&quot;SE&quot;;IF([.G150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3.12" calcext:value-type="float">
            <text:p>3.1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4M12S" calcext:value-type="time">
            <text:p>13:04:12</text:p>
          </table:table-cell>
          <table:table-cell table:style-name="ce1" office:value-type="float" office:value="-9.1" calcext:value-type="float">
            <text:p>-9.1</text:p>
          </table:table-cell>
          <table:table-cell table:style-name="ce1" office:value-type="float" office:value="41.6" calcext:value-type="float">
            <text:p>41.6</text:p>
          </table:table-cell>
          <table:table-cell table:style-name="ce1" office:value-type="float" office:value="-10.3" calcext:value-type="float">
            <text:p>-10.3</text:p>
          </table:table-cell>
          <table:table-cell table:style-name="ce1" office:value-type="float" office:value="866.6" calcext:value-type="float">
            <text:p>866.6</text:p>
          </table:table-cell>
          <table:table-cell table:style-name="ce1" office:value-type="float" office:value="7.2" calcext:value-type="float">
            <text:p>7.2</text:p>
          </table:table-cell>
          <table:table-cell table:style-name="ce1" table:formula="of:=IF(OR([.G151]&gt;=337.5;[.G151]&lt;22.5);&quot;N&quot;;IF([.G151]&lt;67.5;&quot;NW&quot;;IF([.G151]&lt;112.5;&quot;W&quot;;IF([.G151]&lt;157.5;&quot;SW&quot;;IF([.G151]&lt;202.5;&quot;S&quot;;IF([.G151]&lt;247.5;&quot;SE&quot;;IF([.G151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4M17S" calcext:value-type="time">
            <text:p>13:04:17</text:p>
          </table:table-cell>
          <table:table-cell table:style-name="ce1" office:value-type="float" office:value="-9.1" calcext:value-type="float">
            <text:p>-9.1</text:p>
          </table:table-cell>
          <table:table-cell table:style-name="ce1" office:value-type="float" office:value="41.5" calcext:value-type="float">
            <text:p>41.5</text:p>
          </table:table-cell>
          <table:table-cell table:style-name="ce1" office:value-type="float" office:value="-10.2" calcext:value-type="float">
            <text:p>-10.2</text:p>
          </table:table-cell>
          <table:table-cell table:style-name="ce1" office:value-type="float" office:value="866.6" calcext:value-type="float">
            <text:p>866.6</text:p>
          </table:table-cell>
          <table:table-cell table:style-name="ce1" office:value-type="float" office:value="337.3" calcext:value-type="float">
            <text:p>337.3</text:p>
          </table:table-cell>
          <table:table-cell table:style-name="ce1" table:formula="of:=IF(OR([.G152]&gt;=337.5;[.G152]&lt;22.5);&quot;N&quot;;IF([.G152]&lt;67.5;&quot;NW&quot;;IF([.G152]&lt;112.5;&quot;W&quot;;IF([.G152]&lt;157.5;&quot;SW&quot;;IF([.G152]&lt;202.5;&quot;S&quot;;IF([.G152]&lt;247.5;&quot;SE&quot;;IF([.G152]&lt;292.5;&quot;E&quot;;&quot;NE&quot;)))))))" office:value-type="string" office:string-value="NE" calcext:value-type="string">
            <text:p>NE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4M22S" calcext:value-type="time">
            <text:p>13:04:22</text:p>
          </table:table-cell>
          <table:table-cell table:style-name="ce1" office:value-type="float" office:value="-9.2" calcext:value-type="float">
            <text:p>-9.2</text:p>
          </table:table-cell>
          <table:table-cell table:style-name="ce1" office:value-type="float" office:value="41.3" calcext:value-type="float">
            <text:p>41.3</text:p>
          </table:table-cell>
          <table:table-cell table:style-name="ce1" office:value-type="float" office:value="-10.3" calcext:value-type="float">
            <text:p>-10.3</text:p>
          </table:table-cell>
          <table:table-cell table:style-name="ce1" office:value-type="float" office:value="866.6" calcext:value-type="float">
            <text:p>866.6</text:p>
          </table:table-cell>
          <table:table-cell table:style-name="ce1" office:value-type="float" office:value="221.6" calcext:value-type="float">
            <text:p>221.6</text:p>
          </table:table-cell>
          <table:table-cell table:style-name="ce1" table:formula="of:=IF(OR([.G153]&gt;=337.5;[.G153]&lt;22.5);&quot;N&quot;;IF([.G153]&lt;67.5;&quot;NW&quot;;IF([.G153]&lt;112.5;&quot;W&quot;;IF([.G153]&lt;157.5;&quot;SW&quot;;IF([.G153]&lt;202.5;&quot;S&quot;;IF([.G153]&lt;247.5;&quot;SE&quot;;IF([.G153]&lt;292.5;&quot;E&quot;;&quot;NE&quot;)))))))" office:value-type="string" office:string-value="SE" calcext:value-type="string">
            <text:p>SE</text:p>
          </table:table-cell>
          <table:table-cell table:style-name="ce1" office:value-type="float" office:value="3.12" calcext:value-type="float">
            <text:p>3.1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4M27S" calcext:value-type="time">
            <text:p>13:04:27</text:p>
          </table:table-cell>
          <table:table-cell table:style-name="ce1" office:value-type="float" office:value="-9.2" calcext:value-type="float">
            <text:p>-9.2</text:p>
          </table:table-cell>
          <table:table-cell table:style-name="ce1" office:value-type="float" office:value="41.4" calcext:value-type="float">
            <text:p>41.4</text:p>
          </table:table-cell>
          <table:table-cell table:style-name="ce1" office:value-type="float" office:value="-10.3" calcext:value-type="float">
            <text:p>-10.3</text:p>
          </table:table-cell>
          <table:table-cell table:style-name="ce1" office:value-type="float" office:value="866.6" calcext:value-type="float">
            <text:p>866.6</text:p>
          </table:table-cell>
          <table:table-cell table:style-name="ce1" office:value-type="float" office:value="197.6" calcext:value-type="float">
            <text:p>197.6</text:p>
          </table:table-cell>
          <table:table-cell table:style-name="ce1" table:formula="of:=IF(OR([.G154]&gt;=337.5;[.G154]&lt;22.5);&quot;N&quot;;IF([.G154]&lt;67.5;&quot;NW&quot;;IF([.G154]&lt;112.5;&quot;W&quot;;IF([.G154]&lt;157.5;&quot;SW&quot;;IF([.G154]&lt;202.5;&quot;S&quot;;IF([.G154]&lt;247.5;&quot;SE&quot;;IF([.G154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4M32S" calcext:value-type="time">
            <text:p>13:04:32</text:p>
          </table:table-cell>
          <table:table-cell table:style-name="ce1" office:value-type="float" office:value="-9.1" calcext:value-type="float">
            <text:p>-9.1</text:p>
          </table:table-cell>
          <table:table-cell table:style-name="ce1" office:value-type="float" office:value="41.5" calcext:value-type="float">
            <text:p>41.5</text:p>
          </table:table-cell>
          <table:table-cell table:style-name="ce1" office:value-type="float" office:value="-10.1" calcext:value-type="float">
            <text:p>-10.1</text:p>
          </table:table-cell>
          <table:table-cell table:style-name="ce1" office:value-type="float" office:value="866.6" calcext:value-type="float">
            <text:p>866.6</text:p>
          </table:table-cell>
          <table:table-cell table:style-name="ce1" office:value-type="float" office:value="189.7" calcext:value-type="float">
            <text:p>189.7</text:p>
          </table:table-cell>
          <table:table-cell table:style-name="ce1" table:formula="of:=IF(OR([.G155]&gt;=337.5;[.G155]&lt;22.5);&quot;N&quot;;IF([.G155]&lt;67.5;&quot;NW&quot;;IF([.G155]&lt;112.5;&quot;W&quot;;IF([.G155]&lt;157.5;&quot;SW&quot;;IF([.G155]&lt;202.5;&quot;S&quot;;IF([.G155]&lt;247.5;&quot;SE&quot;;IF([.G155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4M37S" calcext:value-type="time">
            <text:p>13:04:37</text:p>
          </table:table-cell>
          <table:table-cell table:style-name="ce1" office:value-type="float" office:value="-9.2" calcext:value-type="float">
            <text:p>-9.2</text:p>
          </table:table-cell>
          <table:table-cell table:style-name="ce1" office:value-type="float" office:value="41.6" calcext:value-type="float">
            <text:p>41.6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866.6" calcext:value-type="float">
            <text:p>866.6</text:p>
          </table:table-cell>
          <table:table-cell table:style-name="ce1" office:value-type="float" office:value="147.1" calcext:value-type="float">
            <text:p>147.1</text:p>
          </table:table-cell>
          <table:table-cell table:style-name="ce1" table:formula="of:=IF(OR([.G156]&gt;=337.5;[.G156]&lt;22.5);&quot;N&quot;;IF([.G156]&lt;67.5;&quot;NW&quot;;IF([.G156]&lt;112.5;&quot;W&quot;;IF([.G156]&lt;157.5;&quot;SW&quot;;IF([.G156]&lt;202.5;&quot;S&quot;;IF([.G156]&lt;247.5;&quot;SE&quot;;IF([.G156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18.74" calcext:value-type="float">
            <text:p>18.7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4M42S" calcext:value-type="time">
            <text:p>13:04:42</text:p>
          </table:table-cell>
          <table:table-cell table:style-name="ce1" office:value-type="float" office:value="-9.3" calcext:value-type="float">
            <text:p>-9.3</text:p>
          </table:table-cell>
          <table:table-cell table:style-name="ce1" office:value-type="float" office:value="41.8" calcext:value-type="float">
            <text:p>41.8</text:p>
          </table:table-cell>
          <table:table-cell table:style-name="ce1" office:value-type="float" office:value="-10.2" calcext:value-type="float">
            <text:p>-10.2</text:p>
          </table:table-cell>
          <table:table-cell table:style-name="ce1" office:value-type="float" office:value="866.6" calcext:value-type="float">
            <text:p>866.6</text:p>
          </table:table-cell>
          <table:table-cell table:style-name="ce1" office:value-type="float" office:value="105.4" calcext:value-type="float">
            <text:p>105.4</text:p>
          </table:table-cell>
          <table:table-cell table:style-name="ce1" table:formula="of:=IF(OR([.G157]&gt;=337.5;[.G157]&lt;22.5);&quot;N&quot;;IF([.G157]&lt;67.5;&quot;NW&quot;;IF([.G157]&lt;112.5;&quot;W&quot;;IF([.G157]&lt;157.5;&quot;SW&quot;;IF([.G157]&lt;202.5;&quot;S&quot;;IF([.G157]&lt;247.5;&quot;SE&quot;;IF([.G157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4M47S" calcext:value-type="time">
            <text:p>13:04:47</text:p>
          </table:table-cell>
          <table:table-cell table:style-name="ce1" office:value-type="float" office:value="-9.2" calcext:value-type="float">
            <text:p>-9.2</text:p>
          </table:table-cell>
          <table:table-cell table:style-name="ce1" office:value-type="float" office:value="42.2" calcext:value-type="float">
            <text:p>42.2</text:p>
          </table:table-cell>
          <table:table-cell table:style-name="ce1" office:value-type="float" office:value="-10.4" calcext:value-type="float">
            <text:p>-10.4</text:p>
          </table:table-cell>
          <table:table-cell table:style-name="ce1" office:value-type="float" office:value="866.5" calcext:value-type="float">
            <text:p>866.5</text:p>
          </table:table-cell>
          <table:table-cell table:style-name="ce1" office:value-type="float" office:value="84.3" calcext:value-type="float">
            <text:p>84.3</text:p>
          </table:table-cell>
          <table:table-cell table:style-name="ce1" table:formula="of:=IF(OR([.G158]&gt;=337.5;[.G158]&lt;22.5);&quot;N&quot;;IF([.G158]&lt;67.5;&quot;NW&quot;;IF([.G158]&lt;112.5;&quot;W&quot;;IF([.G158]&lt;157.5;&quot;SW&quot;;IF([.G158]&lt;202.5;&quot;S&quot;;IF([.G158]&lt;247.5;&quot;SE&quot;;IF([.G158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4M52S" calcext:value-type="time">
            <text:p>13:04:52</text:p>
          </table:table-cell>
          <table:table-cell table:style-name="ce1" office:value-type="float" office:value="-9.2" calcext:value-type="float">
            <text:p>-9.2</text:p>
          </table:table-cell>
          <table:table-cell table:style-name="ce1" office:value-type="float" office:value="42.6" calcext:value-type="float">
            <text:p>42.6</text:p>
          </table:table-cell>
          <table:table-cell table:style-name="ce1" office:value-type="float" office:value="-10.5" calcext:value-type="float">
            <text:p>-10.5</text:p>
          </table:table-cell>
          <table:table-cell table:style-name="ce1" office:value-type="float" office:value="866.6" calcext:value-type="float">
            <text:p>866.6</text:p>
          </table:table-cell>
          <table:table-cell table:style-name="ce1" office:value-type="float" office:value="60.2" calcext:value-type="float">
            <text:p>60.2</text:p>
          </table:table-cell>
          <table:table-cell table:style-name="ce1" table:formula="of:=IF(OR([.G159]&gt;=337.5;[.G159]&lt;22.5);&quot;N&quot;;IF([.G159]&lt;67.5;&quot;NW&quot;;IF([.G159]&lt;112.5;&quot;W&quot;;IF([.G159]&lt;157.5;&quot;SW&quot;;IF([.G159]&lt;202.5;&quot;S&quot;;IF([.G159]&lt;247.5;&quot;SE&quot;;IF([.G159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4M57S" calcext:value-type="time">
            <text:p>13:04:57</text:p>
          </table:table-cell>
          <table:table-cell table:style-name="ce1" office:value-type="float" office:value="-9.4" calcext:value-type="float">
            <text:p>-9.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-10.6" calcext:value-type="float">
            <text:p>-10.6</text:p>
          </table:table-cell>
          <table:table-cell table:style-name="ce1" office:value-type="float" office:value="866.6" calcext:value-type="float">
            <text:p>866.6</text:p>
          </table:table-cell>
          <table:table-cell table:style-name="ce1" office:value-type="float" office:value="109.4" calcext:value-type="float">
            <text:p>109.4</text:p>
          </table:table-cell>
          <table:table-cell table:style-name="ce1" table:formula="of:=IF(OR([.G160]&gt;=337.5;[.G160]&lt;22.5);&quot;N&quot;;IF([.G160]&lt;67.5;&quot;NW&quot;;IF([.G160]&lt;112.5;&quot;W&quot;;IF([.G160]&lt;157.5;&quot;SW&quot;;IF([.G160]&lt;202.5;&quot;S&quot;;IF([.G160]&lt;247.5;&quot;SE&quot;;IF([.G160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5M02S" calcext:value-type="time">
            <text:p>13:05:02</text:p>
          </table:table-cell>
          <table:table-cell table:style-name="ce1" office:value-type="float" office:value="-9.4" calcext:value-type="float">
            <text:p>-9.4</text:p>
          </table:table-cell>
          <table:table-cell table:style-name="ce1" office:value-type="float" office:value="43.4" calcext:value-type="float">
            <text:p>43.4</text:p>
          </table:table-cell>
          <table:table-cell table:style-name="ce1" office:value-type="float" office:value="-10.6" calcext:value-type="float">
            <text:p>-10.6</text:p>
          </table:table-cell>
          <table:table-cell table:style-name="ce1" office:value-type="float" office:value="866.6" calcext:value-type="float">
            <text:p>866.6</text:p>
          </table:table-cell>
          <table:table-cell table:style-name="ce1" office:value-type="float" office:value="129.9" calcext:value-type="float">
            <text:p>129.9</text:p>
          </table:table-cell>
          <table:table-cell table:style-name="ce1" table:formula="of:=IF(OR([.G161]&gt;=337.5;[.G161]&lt;22.5);&quot;N&quot;;IF([.G161]&lt;67.5;&quot;NW&quot;;IF([.G161]&lt;112.5;&quot;W&quot;;IF([.G161]&lt;157.5;&quot;SW&quot;;IF([.G161]&lt;202.5;&quot;S&quot;;IF([.G161]&lt;247.5;&quot;SE&quot;;IF([.G161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3.12" calcext:value-type="float">
            <text:p>3.1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5M07S" calcext:value-type="time">
            <text:p>13:05:07</text:p>
          </table:table-cell>
          <table:table-cell table:style-name="ce1" office:value-type="float" office:value="-9.4" calcext:value-type="float">
            <text:p>-9.4</text:p>
          </table:table-cell>
          <table:table-cell table:style-name="ce1" office:value-type="float" office:value="43.8" calcext:value-type="float">
            <text:p>43.8</text:p>
          </table:table-cell>
          <table:table-cell table:style-name="ce1" office:value-type="float" office:value="-10.5" calcext:value-type="float">
            <text:p>-10.5</text:p>
          </table:table-cell>
          <table:table-cell table:style-name="ce1" office:value-type="float" office:value="866.6" calcext:value-type="float">
            <text:p>866.6</text:p>
          </table:table-cell>
          <table:table-cell table:style-name="ce1" office:value-type="float" office:value="284.6" calcext:value-type="float">
            <text:p>284.6</text:p>
          </table:table-cell>
          <table:table-cell table:style-name="ce1" table:formula="of:=IF(OR([.G162]&gt;=337.5;[.G162]&lt;22.5);&quot;N&quot;;IF([.G162]&lt;67.5;&quot;NW&quot;;IF([.G162]&lt;112.5;&quot;W&quot;;IF([.G162]&lt;157.5;&quot;SW&quot;;IF([.G162]&lt;202.5;&quot;S&quot;;IF([.G162]&lt;247.5;&quot;SE&quot;;IF([.G162]&lt;292.5;&quot;E&quot;;&quot;NE&quot;)))))))" office:value-type="string" office:string-value="E" calcext:value-type="string">
            <text:p>E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5M12S" calcext:value-type="time">
            <text:p>13:05:12</text:p>
          </table:table-cell>
          <table:table-cell table:style-name="ce1" office:value-type="float" office:value="-9.4" calcext:value-type="float">
            <text:p>-9.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-10.4" calcext:value-type="float">
            <text:p>-10.4</text:p>
          </table:table-cell>
          <table:table-cell table:style-name="ce1" office:value-type="float" office:value="866.6" calcext:value-type="float">
            <text:p>866.6</text:p>
          </table:table-cell>
          <table:table-cell table:style-name="ce1" office:value-type="float" office:value="281.5" calcext:value-type="float">
            <text:p>281.5</text:p>
          </table:table-cell>
          <table:table-cell table:style-name="ce1" table:formula="of:=IF(OR([.G163]&gt;=337.5;[.G163]&lt;22.5);&quot;N&quot;;IF([.G163]&lt;67.5;&quot;NW&quot;;IF([.G163]&lt;112.5;&quot;W&quot;;IF([.G163]&lt;157.5;&quot;SW&quot;;IF([.G163]&lt;202.5;&quot;S&quot;;IF([.G163]&lt;247.5;&quot;SE&quot;;IF([.G163]&lt;292.5;&quot;E&quot;;&quot;NE&quot;)))))))" office:value-type="string" office:string-value="E" calcext:value-type="string">
            <text:p>E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5M17S" calcext:value-type="time">
            <text:p>13:05:17</text:p>
          </table:table-cell>
          <table:table-cell table:style-name="ce1" office:value-type="float" office:value="-9.4" calcext:value-type="float">
            <text:p>-9.4</text:p>
          </table:table-cell>
          <table:table-cell table:style-name="ce1" office:value-type="float" office:value="44.1" calcext:value-type="float">
            <text:p>44.1</text:p>
          </table:table-cell>
          <table:table-cell table:style-name="ce1" office:value-type="float" office:value="-10.2" calcext:value-type="float">
            <text:p>-10.2</text:p>
          </table:table-cell>
          <table:table-cell table:style-name="ce1" office:value-type="float" office:value="866.6" calcext:value-type="float">
            <text:p>866.6</text:p>
          </table:table-cell>
          <table:table-cell table:style-name="ce1" office:value-type="float" office:value="288.7" calcext:value-type="float">
            <text:p>288.7</text:p>
          </table:table-cell>
          <table:table-cell table:style-name="ce1" table:formula="of:=IF(OR([.G164]&gt;=337.5;[.G164]&lt;22.5);&quot;N&quot;;IF([.G164]&lt;67.5;&quot;NW&quot;;IF([.G164]&lt;112.5;&quot;W&quot;;IF([.G164]&lt;157.5;&quot;SW&quot;;IF([.G164]&lt;202.5;&quot;S&quot;;IF([.G164]&lt;247.5;&quot;SE&quot;;IF([.G164]&lt;292.5;&quot;E&quot;;&quot;NE&quot;)))))))" office:value-type="string" office:string-value="E" calcext:value-type="string">
            <text:p>E</text:p>
          </table:table-cell>
          <table:table-cell table:style-name="ce1" office:value-type="float" office:value="3.12" calcext:value-type="float">
            <text:p>3.1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5M22S" calcext:value-type="time">
            <text:p>13:05:22</text:p>
          </table:table-cell>
          <table:table-cell table:style-name="ce1" office:value-type="float" office:value="-9.4" calcext:value-type="float">
            <text:p>-9.4</text:p>
          </table:table-cell>
          <table:table-cell table:style-name="ce1" office:value-type="float" office:value="44.2" calcext:value-type="float">
            <text:p>44.2</text:p>
          </table:table-cell>
          <table:table-cell table:style-name="ce1" office:value-type="float" office:value="-10.1" calcext:value-type="float">
            <text:p>-10.1</text:p>
          </table:table-cell>
          <table:table-cell table:style-name="ce1" office:value-type="float" office:value="866.5" calcext:value-type="float">
            <text:p>866.5</text:p>
          </table:table-cell>
          <table:table-cell table:style-name="ce1" office:value-type="float" office:value="275.2" calcext:value-type="float">
            <text:p>275.2</text:p>
          </table:table-cell>
          <table:table-cell table:style-name="ce1" table:formula="of:=IF(OR([.G165]&gt;=337.5;[.G165]&lt;22.5);&quot;N&quot;;IF([.G165]&lt;67.5;&quot;NW&quot;;IF([.G165]&lt;112.5;&quot;W&quot;;IF([.G165]&lt;157.5;&quot;SW&quot;;IF([.G165]&lt;202.5;&quot;S&quot;;IF([.G165]&lt;247.5;&quot;SE&quot;;IF([.G165]&lt;292.5;&quot;E&quot;;&quot;NE&quot;)))))))" office:value-type="string" office:string-value="E" calcext:value-type="string">
            <text:p>E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5M27S" calcext:value-type="time">
            <text:p>13:05:27</text:p>
          </table:table-cell>
          <table:table-cell table:style-name="ce1" office:value-type="float" office:value="-9.4" calcext:value-type="float">
            <text:p>-9.4</text:p>
          </table:table-cell>
          <table:table-cell table:style-name="ce1" office:value-type="float" office:value="44.3" calcext:value-type="float">
            <text:p>44.3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866.5" calcext:value-type="float">
            <text:p>866.5</text:p>
          </table:table-cell>
          <table:table-cell table:style-name="ce1" office:value-type="float" office:value="272.6" calcext:value-type="float">
            <text:p>272.6</text:p>
          </table:table-cell>
          <table:table-cell table:style-name="ce1" table:formula="of:=IF(OR([.G166]&gt;=337.5;[.G166]&lt;22.5);&quot;N&quot;;IF([.G166]&lt;67.5;&quot;NW&quot;;IF([.G166]&lt;112.5;&quot;W&quot;;IF([.G166]&lt;157.5;&quot;SW&quot;;IF([.G166]&lt;202.5;&quot;S&quot;;IF([.G166]&lt;247.5;&quot;SE&quot;;IF([.G166]&lt;292.5;&quot;E&quot;;&quot;NE&quot;)))))))" office:value-type="string" office:string-value="E" calcext:value-type="string">
            <text:p>E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5M32S" calcext:value-type="time">
            <text:p>13:05:32</text:p>
          </table:table-cell>
          <table:table-cell table:style-name="ce1" office:value-type="float" office:value="-9.4" calcext:value-type="float">
            <text:p>-9.4</text:p>
          </table:table-cell>
          <table:table-cell table:style-name="ce1" office:value-type="float" office:value="44.3" calcext:value-type="float">
            <text:p>44.3</text:p>
          </table:table-cell>
          <table:table-cell table:style-name="ce1" office:value-type="float" office:value="-10.1" calcext:value-type="float">
            <text:p>-10.1</text:p>
          </table:table-cell>
          <table:table-cell table:style-name="ce1" office:value-type="float" office:value="866.6" calcext:value-type="float">
            <text:p>866.6</text:p>
          </table:table-cell>
          <table:table-cell table:style-name="ce1" office:value-type="float" office:value="266.7" calcext:value-type="float">
            <text:p>266.7</text:p>
          </table:table-cell>
          <table:table-cell table:style-name="ce1" table:formula="of:=IF(OR([.G167]&gt;=337.5;[.G167]&lt;22.5);&quot;N&quot;;IF([.G167]&lt;67.5;&quot;NW&quot;;IF([.G167]&lt;112.5;&quot;W&quot;;IF([.G167]&lt;157.5;&quot;SW&quot;;IF([.G167]&lt;202.5;&quot;S&quot;;IF([.G167]&lt;247.5;&quot;SE&quot;;IF([.G167]&lt;292.5;&quot;E&quot;;&quot;NE&quot;)))))))" office:value-type="string" office:string-value="E" calcext:value-type="string">
            <text:p>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5M37S" calcext:value-type="time">
            <text:p>13:05:37</text:p>
          </table:table-cell>
          <table:table-cell table:style-name="ce1" office:value-type="float" office:value="-9.4" calcext:value-type="float">
            <text:p>-9.4</text:p>
          </table:table-cell>
          <table:table-cell table:style-name="ce1" office:value-type="float" office:value="44.4" calcext:value-type="float">
            <text:p>44.4</text:p>
          </table:table-cell>
          <table:table-cell table:style-name="ce1" office:value-type="float" office:value="-10.2" calcext:value-type="float">
            <text:p>-10.2</text:p>
          </table:table-cell>
          <table:table-cell table:style-name="ce1" office:value-type="float" office:value="866.5" calcext:value-type="float">
            <text:p>866.5</text:p>
          </table:table-cell>
          <table:table-cell table:style-name="ce1" office:value-type="float" office:value="256.4" calcext:value-type="float">
            <text:p>256.4</text:p>
          </table:table-cell>
          <table:table-cell table:style-name="ce1" table:formula="of:=IF(OR([.G168]&gt;=337.5;[.G168]&lt;22.5);&quot;N&quot;;IF([.G168]&lt;67.5;&quot;NW&quot;;IF([.G168]&lt;112.5;&quot;W&quot;;IF([.G168]&lt;157.5;&quot;SW&quot;;IF([.G168]&lt;202.5;&quot;S&quot;;IF([.G168]&lt;247.5;&quot;SE&quot;;IF([.G168]&lt;292.5;&quot;E&quot;;&quot;NE&quot;)))))))" office:value-type="string" office:string-value="E" calcext:value-type="string">
            <text:p>E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5M42S" calcext:value-type="time">
            <text:p>13:05:42</text:p>
          </table:table-cell>
          <table:table-cell table:style-name="ce1" office:value-type="float" office:value="-9.5" calcext:value-type="float">
            <text:p>-9.5</text:p>
          </table:table-cell>
          <table:table-cell table:style-name="ce1" office:value-type="float" office:value="44.3" calcext:value-type="float">
            <text:p>44.3</text:p>
          </table:table-cell>
          <table:table-cell table:style-name="ce1" office:value-type="float" office:value="-10.3" calcext:value-type="float">
            <text:p>-10.3</text:p>
          </table:table-cell>
          <table:table-cell table:style-name="ce1" office:value-type="float" office:value="866.6" calcext:value-type="float">
            <text:p>866.6</text:p>
          </table:table-cell>
          <table:table-cell table:style-name="ce1" office:value-type="float" office:value="256.2" calcext:value-type="float">
            <text:p>256.2</text:p>
          </table:table-cell>
          <table:table-cell table:style-name="ce1" table:formula="of:=IF(OR([.G169]&gt;=337.5;[.G169]&lt;22.5);&quot;N&quot;;IF([.G169]&lt;67.5;&quot;NW&quot;;IF([.G169]&lt;112.5;&quot;W&quot;;IF([.G169]&lt;157.5;&quot;SW&quot;;IF([.G169]&lt;202.5;&quot;S&quot;;IF([.G169]&lt;247.5;&quot;SE&quot;;IF([.G169]&lt;292.5;&quot;E&quot;;&quot;NE&quot;)))))))" office:value-type="string" office:string-value="E" calcext:value-type="string">
            <text:p>E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5M47S" calcext:value-type="time">
            <text:p>13:05:47</text:p>
          </table:table-cell>
          <table:table-cell table:style-name="ce1" office:value-type="float" office:value="-9.5" calcext:value-type="float">
            <text:p>-9.5</text:p>
          </table:table-cell>
          <table:table-cell table:style-name="ce1" office:value-type="float" office:value="44.2" calcext:value-type="float">
            <text:p>44.2</text:p>
          </table:table-cell>
          <table:table-cell table:style-name="ce1" office:value-type="float" office:value="-10.3" calcext:value-type="float">
            <text:p>-10.3</text:p>
          </table:table-cell>
          <table:table-cell table:style-name="ce1" office:value-type="float" office:value="866.5" calcext:value-type="float">
            <text:p>866.5</text:p>
          </table:table-cell>
          <table:table-cell table:style-name="ce1" office:value-type="float" office:value="246.3" calcext:value-type="float">
            <text:p>246.3</text:p>
          </table:table-cell>
          <table:table-cell table:style-name="ce1" table:formula="of:=IF(OR([.G170]&gt;=337.5;[.G170]&lt;22.5);&quot;N&quot;;IF([.G170]&lt;67.5;&quot;NW&quot;;IF([.G170]&lt;112.5;&quot;W&quot;;IF([.G170]&lt;157.5;&quot;SW&quot;;IF([.G170]&lt;202.5;&quot;S&quot;;IF([.G170]&lt;247.5;&quot;SE&quot;;IF([.G170]&lt;292.5;&quot;E&quot;;&quot;NE&quot;)))))))" office:value-type="string" office:string-value="SE" calcext:value-type="string">
            <text:p>SE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5M52S" calcext:value-type="time">
            <text:p>13:05:52</text:p>
          </table:table-cell>
          <table:table-cell table:style-name="ce1" office:value-type="float" office:value="-9.3" calcext:value-type="float">
            <text:p>-9.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-10.1" calcext:value-type="float">
            <text:p>-10.1</text:p>
          </table:table-cell>
          <table:table-cell table:style-name="ce1" office:value-type="float" office:value="866.5" calcext:value-type="float">
            <text:p>866.5</text:p>
          </table:table-cell>
          <table:table-cell table:style-name="ce1" office:value-type="float" office:value="250" calcext:value-type="float">
            <text:p>250</text:p>
          </table:table-cell>
          <table:table-cell table:style-name="ce1" table:formula="of:=IF(OR([.G171]&gt;=337.5;[.G171]&lt;22.5);&quot;N&quot;;IF([.G171]&lt;67.5;&quot;NW&quot;;IF([.G171]&lt;112.5;&quot;W&quot;;IF([.G171]&lt;157.5;&quot;SW&quot;;IF([.G171]&lt;202.5;&quot;S&quot;;IF([.G171]&lt;247.5;&quot;SE&quot;;IF([.G171]&lt;292.5;&quot;E&quot;;&quot;NE&quot;)))))))" office:value-type="string" office:string-value="E" calcext:value-type="string">
            <text:p>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5M57S" calcext:value-type="time">
            <text:p>13:05:57</text:p>
          </table:table-cell>
          <table:table-cell table:style-name="ce1" office:value-type="float" office:value="-9.3" calcext:value-type="float">
            <text:p>-9.3</text:p>
          </table:table-cell>
          <table:table-cell table:style-name="ce1" office:value-type="float" office:value="43.7" calcext:value-type="float">
            <text:p>43.7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866.6" calcext:value-type="float">
            <text:p>866.6</text:p>
          </table:table-cell>
          <table:table-cell table:style-name="ce1" office:value-type="float" office:value="208.3" calcext:value-type="float">
            <text:p>208.3</text:p>
          </table:table-cell>
          <table:table-cell table:style-name="ce1" table:formula="of:=IF(OR([.G172]&gt;=337.5;[.G172]&lt;22.5);&quot;N&quot;;IF([.G172]&lt;67.5;&quot;NW&quot;;IF([.G172]&lt;112.5;&quot;W&quot;;IF([.G172]&lt;157.5;&quot;SW&quot;;IF([.G172]&lt;202.5;&quot;S&quot;;IF([.G172]&lt;247.5;&quot;SE&quot;;IF([.G172]&lt;292.5;&quot;E&quot;;&quot;NE&quot;)))))))" office:value-type="string" office:string-value="SE" calcext:value-type="string">
            <text:p>S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6M02S" calcext:value-type="time">
            <text:p>13:06:02</text:p>
          </table:table-cell>
          <table:table-cell table:style-name="ce1" office:value-type="float" office:value="-9.2" calcext:value-type="float">
            <text:p>-9.2</text:p>
          </table:table-cell>
          <table:table-cell table:style-name="ce1" office:value-type="float" office:value="43.5" calcext:value-type="float">
            <text:p>43.5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866.6" calcext:value-type="float">
            <text:p>866.6</text:p>
          </table:table-cell>
          <table:table-cell table:style-name="ce1" office:value-type="float" office:value="169.1" calcext:value-type="float">
            <text:p>169.1</text:p>
          </table:table-cell>
          <table:table-cell table:style-name="ce1" table:formula="of:=IF(OR([.G173]&gt;=337.5;[.G173]&lt;22.5);&quot;N&quot;;IF([.G173]&lt;67.5;&quot;NW&quot;;IF([.G173]&lt;112.5;&quot;W&quot;;IF([.G173]&lt;157.5;&quot;SW&quot;;IF([.G173]&lt;202.5;&quot;S&quot;;IF([.G173]&lt;247.5;&quot;SE&quot;;IF([.G173]&lt;292.5;&quot;E&quot;;&quot;NE&quot;)))))))" office:value-type="string" office:string-value="S" calcext:value-type="string">
            <text:p>S</text:p>
          </table:table-cell>
          <table:table-cell table:style-name="ce1" office:value-type="float" office:value="14.06" calcext:value-type="float">
            <text:p>14.0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6M07S" calcext:value-type="time">
            <text:p>13:06:07</text:p>
          </table:table-cell>
          <table:table-cell table:style-name="ce1" office:value-type="float" office:value="-9.2" calcext:value-type="float">
            <text:p>-9.2</text:p>
          </table:table-cell>
          <table:table-cell table:style-name="ce1" office:value-type="float" office:value="43.4" calcext:value-type="float">
            <text:p>43.4</text:p>
          </table:table-cell>
          <table:table-cell table:style-name="ce1" office:value-type="float" office:value="-10.1" calcext:value-type="float">
            <text:p>-10.1</text:p>
          </table:table-cell>
          <table:table-cell table:style-name="ce1" office:value-type="float" office:value="866.6" calcext:value-type="float">
            <text:p>866.6</text:p>
          </table:table-cell>
          <table:table-cell table:style-name="ce1" office:value-type="float" office:value="94" calcext:value-type="float">
            <text:p>94</text:p>
          </table:table-cell>
          <table:table-cell table:style-name="ce1" table:formula="of:=IF(OR([.G174]&gt;=337.5;[.G174]&lt;22.5);&quot;N&quot;;IF([.G174]&lt;67.5;&quot;NW&quot;;IF([.G174]&lt;112.5;&quot;W&quot;;IF([.G174]&lt;157.5;&quot;SW&quot;;IF([.G174]&lt;202.5;&quot;S&quot;;IF([.G174]&lt;247.5;&quot;SE&quot;;IF([.G174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3.12" calcext:value-type="float">
            <text:p>3.1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6M12S" calcext:value-type="time">
            <text:p>13:06:12</text:p>
          </table:table-cell>
          <table:table-cell table:style-name="ce1" office:value-type="float" office:value="-9.4" calcext:value-type="float">
            <text:p>-9.4</text:p>
          </table:table-cell>
          <table:table-cell table:style-name="ce1" office:value-type="float" office:value="43.6" calcext:value-type="float">
            <text:p>43.6</text:p>
          </table:table-cell>
          <table:table-cell table:style-name="ce1" office:value-type="float" office:value="-10.3" calcext:value-type="float">
            <text:p>-10.3</text:p>
          </table:table-cell>
          <table:table-cell table:style-name="ce1" office:value-type="float" office:value="866.6" calcext:value-type="float">
            <text:p>866.6</text:p>
          </table:table-cell>
          <table:table-cell table:style-name="ce1" office:value-type="float" office:value="99.7" calcext:value-type="float">
            <text:p>99.7</text:p>
          </table:table-cell>
          <table:table-cell table:style-name="ce1" table:formula="of:=IF(OR([.G175]&gt;=337.5;[.G175]&lt;22.5);&quot;N&quot;;IF([.G175]&lt;67.5;&quot;NW&quot;;IF([.G175]&lt;112.5;&quot;W&quot;;IF([.G175]&lt;157.5;&quot;SW&quot;;IF([.G175]&lt;202.5;&quot;S&quot;;IF([.G175]&lt;247.5;&quot;SE&quot;;IF([.G175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6M17S" calcext:value-type="time">
            <text:p>13:06:17</text:p>
          </table:table-cell>
          <table:table-cell table:style-name="ce1" office:value-type="float" office:value="-9.4" calcext:value-type="float">
            <text:p>-9.4</text:p>
          </table:table-cell>
          <table:table-cell table:style-name="ce1" office:value-type="float" office:value="43.6" calcext:value-type="float">
            <text:p>43.6</text:p>
          </table:table-cell>
          <table:table-cell table:style-name="ce1" office:value-type="float" office:value="-10.5" calcext:value-type="float">
            <text:p>-10.5</text:p>
          </table:table-cell>
          <table:table-cell table:style-name="ce1" office:value-type="float" office:value="866.6" calcext:value-type="float">
            <text:p>866.6</text:p>
          </table:table-cell>
          <table:table-cell table:style-name="ce1" office:value-type="float" office:value="100.9" calcext:value-type="float">
            <text:p>100.9</text:p>
          </table:table-cell>
          <table:table-cell table:style-name="ce1" table:formula="of:=IF(OR([.G176]&gt;=337.5;[.G176]&lt;22.5);&quot;N&quot;;IF([.G176]&lt;67.5;&quot;NW&quot;;IF([.G176]&lt;112.5;&quot;W&quot;;IF([.G176]&lt;157.5;&quot;SW&quot;;IF([.G176]&lt;202.5;&quot;S&quot;;IF([.G176]&lt;247.5;&quot;SE&quot;;IF([.G176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6M22S" calcext:value-type="time">
            <text:p>13:06:22</text:p>
          </table:table-cell>
          <table:table-cell table:style-name="ce1" office:value-type="float" office:value="-9.2" calcext:value-type="float">
            <text:p>-9.2</text:p>
          </table:table-cell>
          <table:table-cell table:style-name="ce1" office:value-type="float" office:value="43.5" calcext:value-type="float">
            <text:p>43.5</text:p>
          </table:table-cell>
          <table:table-cell table:style-name="ce1" office:value-type="float" office:value="-10.3" calcext:value-type="float">
            <text:p>-10.3</text:p>
          </table:table-cell>
          <table:table-cell table:style-name="ce1" office:value-type="float" office:value="866.5" calcext:value-type="float">
            <text:p>866.5</text:p>
          </table:table-cell>
          <table:table-cell table:style-name="ce1" office:value-type="float" office:value="114.4" calcext:value-type="float">
            <text:p>114.4</text:p>
          </table:table-cell>
          <table:table-cell table:style-name="ce1" table:formula="of:=IF(OR([.G177]&gt;=337.5;[.G177]&lt;22.5);&quot;N&quot;;IF([.G177]&lt;67.5;&quot;NW&quot;;IF([.G177]&lt;112.5;&quot;W&quot;;IF([.G177]&lt;157.5;&quot;SW&quot;;IF([.G177]&lt;202.5;&quot;S&quot;;IF([.G177]&lt;247.5;&quot;SE&quot;;IF([.G177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6M27S" calcext:value-type="time">
            <text:p>13:06:27</text:p>
          </table:table-cell>
          <table:table-cell table:style-name="ce1" office:value-type="float" office:value="-9.1" calcext:value-type="float">
            <text:p>-9.1</text:p>
          </table:table-cell>
          <table:table-cell table:style-name="ce1" office:value-type="float" office:value="43.3" calcext:value-type="float">
            <text:p>43.3</text:p>
          </table:table-cell>
          <table:table-cell table:style-name="ce1" office:value-type="float" office:value="-10.1" calcext:value-type="float">
            <text:p>-10.1</text:p>
          </table:table-cell>
          <table:table-cell table:style-name="ce1" office:value-type="float" office:value="866.5" calcext:value-type="float">
            <text:p>866.5</text:p>
          </table:table-cell>
          <table:table-cell table:style-name="ce1" office:value-type="float" office:value="115.4" calcext:value-type="float">
            <text:p>115.4</text:p>
          </table:table-cell>
          <table:table-cell table:style-name="ce1" table:formula="of:=IF(OR([.G178]&gt;=337.5;[.G178]&lt;22.5);&quot;N&quot;;IF([.G178]&lt;67.5;&quot;NW&quot;;IF([.G178]&lt;112.5;&quot;W&quot;;IF([.G178]&lt;157.5;&quot;SW&quot;;IF([.G178]&lt;202.5;&quot;S&quot;;IF([.G178]&lt;247.5;&quot;SE&quot;;IF([.G178]&lt;292.5;&quot;E&quot;;&quot;NE&quot;)))))))" office:value-type="string" office:string-value="SW" calcext:value-type="string">
            <text:p>SW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6M32S" calcext:value-type="time">
            <text:p>13:06:32</text:p>
          </table:table-cell>
          <table:table-cell table:style-name="ce1" office:value-type="float" office:value="-9.1" calcext:value-type="float">
            <text:p>-9.1</text:p>
          </table:table-cell>
          <table:table-cell table:style-name="ce1" office:value-type="float" office:value="43.1" calcext:value-type="float">
            <text:p>43.1</text:p>
          </table:table-cell>
          <table:table-cell table:style-name="ce1" office:value-type="float" office:value="-10.1" calcext:value-type="float">
            <text:p>-10.1</text:p>
          </table:table-cell>
          <table:table-cell table:style-name="ce1" office:value-type="float" office:value="866.6" calcext:value-type="float">
            <text:p>866.6</text:p>
          </table:table-cell>
          <table:table-cell table:style-name="ce1" office:value-type="float" office:value="39.4" calcext:value-type="float">
            <text:p>39.4</text:p>
          </table:table-cell>
          <table:table-cell table:style-name="ce1" table:formula="of:=IF(OR([.G179]&gt;=337.5;[.G179]&lt;22.5);&quot;N&quot;;IF([.G179]&lt;67.5;&quot;NW&quot;;IF([.G179]&lt;112.5;&quot;W&quot;;IF([.G179]&lt;157.5;&quot;SW&quot;;IF([.G179]&lt;202.5;&quot;S&quot;;IF([.G179]&lt;247.5;&quot;SE&quot;;IF([.G179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3.12" calcext:value-type="float">
            <text:p>3.1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6M37S" calcext:value-type="time">
            <text:p>13:06:37</text:p>
          </table:table-cell>
          <table:table-cell table:style-name="ce1" office:value-type="float" office:value="-9.3" calcext:value-type="float">
            <text:p>-9.3</text:p>
          </table:table-cell>
          <table:table-cell table:style-name="ce1" office:value-type="float" office:value="42.9" calcext:value-type="float">
            <text:p>42.9</text:p>
          </table:table-cell>
          <table:table-cell table:style-name="ce1" office:value-type="float" office:value="-10.1" calcext:value-type="float">
            <text:p>-10.1</text:p>
          </table:table-cell>
          <table:table-cell table:style-name="ce1" office:value-type="float" office:value="866.6" calcext:value-type="float">
            <text:p>866.6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formula="of:=IF(OR([.G180]&gt;=337.5;[.G180]&lt;22.5);&quot;N&quot;;IF([.G180]&lt;67.5;&quot;NW&quot;;IF([.G180]&lt;112.5;&quot;W&quot;;IF([.G180]&lt;157.5;&quot;SW&quot;;IF([.G180]&lt;202.5;&quot;S&quot;;IF([.G180]&lt;247.5;&quot;SE&quot;;IF([.G180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3.12" calcext:value-type="float">
            <text:p>3.1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6M42S" calcext:value-type="time">
            <text:p>13:06:42</text:p>
          </table:table-cell>
          <table:table-cell table:style-name="ce1" office:value-type="float" office:value="-9.4" calcext:value-type="float">
            <text:p>-9.4</text:p>
          </table:table-cell>
          <table:table-cell table:style-name="ce1" office:value-type="float" office:value="42.7" calcext:value-type="float">
            <text:p>42.7</text:p>
          </table:table-cell>
          <table:table-cell table:style-name="ce1" office:value-type="float" office:value="-10.2" calcext:value-type="float">
            <text:p>-10.2</text:p>
          </table:table-cell>
          <table:table-cell table:style-name="ce1" office:value-type="float" office:value="866.6" calcext:value-type="float">
            <text:p>866.6</text:p>
          </table:table-cell>
          <table:table-cell table:style-name="ce1" office:value-type="float" office:value="13.9" calcext:value-type="float">
            <text:p>13.9</text:p>
          </table:table-cell>
          <table:table-cell table:style-name="ce1" table:formula="of:=IF(OR([.G181]&gt;=337.5;[.G181]&lt;22.5);&quot;N&quot;;IF([.G181]&lt;67.5;&quot;NW&quot;;IF([.G181]&lt;112.5;&quot;W&quot;;IF([.G181]&lt;157.5;&quot;SW&quot;;IF([.G181]&lt;202.5;&quot;S&quot;;IF([.G181]&lt;247.5;&quot;SE&quot;;IF([.G181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6M47S" calcext:value-type="time">
            <text:p>13:06:47</text:p>
          </table:table-cell>
          <table:table-cell table:style-name="ce1" office:value-type="float" office:value="-9.3" calcext:value-type="float">
            <text:p>-9.3</text:p>
          </table:table-cell>
          <table:table-cell table:style-name="ce1" office:value-type="float" office:value="42.5" calcext:value-type="float">
            <text:p>42.5</text:p>
          </table:table-cell>
          <table:table-cell table:style-name="ce1" office:value-type="float" office:value="-10.3" calcext:value-type="float">
            <text:p>-10.3</text:p>
          </table:table-cell>
          <table:table-cell table:style-name="ce1" office:value-type="float" office:value="866.6" calcext:value-type="float">
            <text:p>866.6</text:p>
          </table:table-cell>
          <table:table-cell table:style-name="ce1" office:value-type="float" office:value="58.4" calcext:value-type="float">
            <text:p>58.4</text:p>
          </table:table-cell>
          <table:table-cell table:style-name="ce1" table:formula="of:=IF(OR([.G182]&gt;=337.5;[.G182]&lt;22.5);&quot;N&quot;;IF([.G182]&lt;67.5;&quot;NW&quot;;IF([.G182]&lt;112.5;&quot;W&quot;;IF([.G182]&lt;157.5;&quot;SW&quot;;IF([.G182]&lt;202.5;&quot;S&quot;;IF([.G182]&lt;247.5;&quot;SE&quot;;IF([.G182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3.12" calcext:value-type="float">
            <text:p>3.1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6M52S" calcext:value-type="time">
            <text:p>13:06:52</text:p>
          </table:table-cell>
          <table:table-cell table:style-name="ce1" office:value-type="float" office:value="-9.5" calcext:value-type="float">
            <text:p>-9.5</text:p>
          </table:table-cell>
          <table:table-cell table:style-name="ce1" office:value-type="float" office:value="42.4" calcext:value-type="float">
            <text:p>42.4</text:p>
          </table:table-cell>
          <table:table-cell table:style-name="ce1" office:value-type="float" office:value="-10.4" calcext:value-type="float">
            <text:p>-10.4</text:p>
          </table:table-cell>
          <table:table-cell table:style-name="ce1" office:value-type="float" office:value="866.5" calcext:value-type="float">
            <text:p>866.5</text:p>
          </table:table-cell>
          <table:table-cell table:style-name="ce1" office:value-type="float" office:value="95.8" calcext:value-type="float">
            <text:p>95.8</text:p>
          </table:table-cell>
          <table:table-cell table:style-name="ce1" table:formula="of:=IF(OR([.G183]&gt;=337.5;[.G183]&lt;22.5);&quot;N&quot;;IF([.G183]&lt;67.5;&quot;NW&quot;;IF([.G183]&lt;112.5;&quot;W&quot;;IF([.G183]&lt;157.5;&quot;SW&quot;;IF([.G183]&lt;202.5;&quot;S&quot;;IF([.G183]&lt;247.5;&quot;SE&quot;;IF([.G183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6M57S" calcext:value-type="time">
            <text:p>13:06:57</text:p>
          </table:table-cell>
          <table:table-cell table:style-name="ce1" office:value-type="float" office:value="-9.4" calcext:value-type="float">
            <text:p>-9.4</text:p>
          </table:table-cell>
          <table:table-cell table:style-name="ce1" office:value-type="float" office:value="42.5" calcext:value-type="float">
            <text:p>42.5</text:p>
          </table:table-cell>
          <table:table-cell table:style-name="ce1" office:value-type="float" office:value="-10.5" calcext:value-type="float">
            <text:p>-10.5</text:p>
          </table:table-cell>
          <table:table-cell table:style-name="ce1" office:value-type="float" office:value="866.5" calcext:value-type="float">
            <text:p>866.5</text:p>
          </table:table-cell>
          <table:table-cell table:style-name="ce1" office:value-type="float" office:value="90.5" calcext:value-type="float">
            <text:p>90.5</text:p>
          </table:table-cell>
          <table:table-cell table:style-name="ce1" table:formula="of:=IF(OR([.G184]&gt;=337.5;[.G184]&lt;22.5);&quot;N&quot;;IF([.G184]&lt;67.5;&quot;NW&quot;;IF([.G184]&lt;112.5;&quot;W&quot;;IF([.G184]&lt;157.5;&quot;SW&quot;;IF([.G184]&lt;202.5;&quot;S&quot;;IF([.G184]&lt;247.5;&quot;SE&quot;;IF([.G184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7M02S" calcext:value-type="time">
            <text:p>13:07:02</text:p>
          </table:table-cell>
          <table:table-cell table:style-name="ce1" office:value-type="float" office:value="-9.4" calcext:value-type="float">
            <text:p>-9.4</text:p>
          </table:table-cell>
          <table:table-cell table:style-name="ce1" office:value-type="float" office:value="42.7" calcext:value-type="float">
            <text:p>42.7</text:p>
          </table:table-cell>
          <table:table-cell table:style-name="ce1" office:value-type="float" office:value="-10.4" calcext:value-type="float">
            <text:p>-10.4</text:p>
          </table:table-cell>
          <table:table-cell table:style-name="ce1" office:value-type="float" office:value="866.5" calcext:value-type="float">
            <text:p>866.5</text:p>
          </table:table-cell>
          <table:table-cell table:style-name="ce1" office:value-type="float" office:value="61.8" calcext:value-type="float">
            <text:p>61.8</text:p>
          </table:table-cell>
          <table:table-cell table:style-name="ce1" table:formula="of:=IF(OR([.G185]&gt;=337.5;[.G185]&lt;22.5);&quot;N&quot;;IF([.G185]&lt;67.5;&quot;NW&quot;;IF([.G185]&lt;112.5;&quot;W&quot;;IF([.G185]&lt;157.5;&quot;SW&quot;;IF([.G185]&lt;202.5;&quot;S&quot;;IF([.G185]&lt;247.5;&quot;SE&quot;;IF([.G185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3.12" calcext:value-type="float">
            <text:p>3.1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7M07S" calcext:value-type="time">
            <text:p>13:07:07</text:p>
          </table:table-cell>
          <table:table-cell table:style-name="ce1" office:value-type="float" office:value="-9.5" calcext:value-type="float">
            <text:p>-9.5</text:p>
          </table:table-cell>
          <table:table-cell table:style-name="ce1" office:value-type="float" office:value="42.8" calcext:value-type="float">
            <text:p>42.8</text:p>
          </table:table-cell>
          <table:table-cell table:style-name="ce1" office:value-type="float" office:value="-10.5" calcext:value-type="float">
            <text:p>-10.5</text:p>
          </table:table-cell>
          <table:table-cell table:style-name="ce1" office:value-type="float" office:value="866.5" calcext:value-type="float">
            <text:p>866.5</text:p>
          </table:table-cell>
          <table:table-cell table:style-name="ce1" office:value-type="float" office:value="86.1" calcext:value-type="float">
            <text:p>86.1</text:p>
          </table:table-cell>
          <table:table-cell table:style-name="ce1" table:formula="of:=IF(OR([.G186]&gt;=337.5;[.G186]&lt;22.5);&quot;N&quot;;IF([.G186]&lt;67.5;&quot;NW&quot;;IF([.G186]&lt;112.5;&quot;W&quot;;IF([.G186]&lt;157.5;&quot;SW&quot;;IF([.G186]&lt;202.5;&quot;S&quot;;IF([.G186]&lt;247.5;&quot;SE&quot;;IF([.G186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7M12S" calcext:value-type="time">
            <text:p>13:07:12</text:p>
          </table:table-cell>
          <table:table-cell table:style-name="ce1" office:value-type="float" office:value="-9.3" calcext:value-type="float">
            <text:p>-9.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-10.4" calcext:value-type="float">
            <text:p>-10.4</text:p>
          </table:table-cell>
          <table:table-cell table:style-name="ce1" office:value-type="float" office:value="866.5" calcext:value-type="float">
            <text:p>866.5</text:p>
          </table:table-cell>
          <table:table-cell table:style-name="ce1" office:value-type="float" office:value="91.3" calcext:value-type="float">
            <text:p>91.3</text:p>
          </table:table-cell>
          <table:table-cell table:style-name="ce1" table:formula="of:=IF(OR([.G187]&gt;=337.5;[.G187]&lt;22.5);&quot;N&quot;;IF([.G187]&lt;67.5;&quot;NW&quot;;IF([.G187]&lt;112.5;&quot;W&quot;;IF([.G187]&lt;157.5;&quot;SW&quot;;IF([.G187]&lt;202.5;&quot;S&quot;;IF([.G187]&lt;247.5;&quot;SE&quot;;IF([.G187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10.93" calcext:value-type="float">
            <text:p>10.9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7M17S" calcext:value-type="time">
            <text:p>13:07:17</text:p>
          </table:table-cell>
          <table:table-cell table:style-name="ce1" office:value-type="float" office:value="-9.3" calcext:value-type="float">
            <text:p>-9.3</text:p>
          </table:table-cell>
          <table:table-cell table:style-name="ce1" office:value-type="float" office:value="43.1" calcext:value-type="float">
            <text:p>43.1</text:p>
          </table:table-cell>
          <table:table-cell table:style-name="ce1" office:value-type="float" office:value="-10.3" calcext:value-type="float">
            <text:p>-10.3</text:p>
          </table:table-cell>
          <table:table-cell table:style-name="ce1" office:value-type="float" office:value="866.5" calcext:value-type="float">
            <text:p>866.5</text:p>
          </table:table-cell>
          <table:table-cell table:style-name="ce1" office:value-type="float" office:value="98.2" calcext:value-type="float">
            <text:p>98.2</text:p>
          </table:table-cell>
          <table:table-cell table:style-name="ce1" table:formula="of:=IF(OR([.G188]&gt;=337.5;[.G188]&lt;22.5);&quot;N&quot;;IF([.G188]&lt;67.5;&quot;NW&quot;;IF([.G188]&lt;112.5;&quot;W&quot;;IF([.G188]&lt;157.5;&quot;SW&quot;;IF([.G188]&lt;202.5;&quot;S&quot;;IF([.G188]&lt;247.5;&quot;SE&quot;;IF([.G188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7M22S" calcext:value-type="time">
            <text:p>13:07:22</text:p>
          </table:table-cell>
          <table:table-cell table:style-name="ce1" office:value-type="float" office:value="-9.2" calcext:value-type="float">
            <text:p>-9.2</text:p>
          </table:table-cell>
          <table:table-cell table:style-name="ce1" office:value-type="float" office:value="43.1" calcext:value-type="float">
            <text:p>43.1</text:p>
          </table:table-cell>
          <table:table-cell table:style-name="ce1" office:value-type="float" office:value="-10.2" calcext:value-type="float">
            <text:p>-10.2</text:p>
          </table:table-cell>
          <table:table-cell table:style-name="ce1" office:value-type="float" office:value="866.5" calcext:value-type="float">
            <text:p>866.5</text:p>
          </table:table-cell>
          <table:table-cell table:style-name="ce1" office:value-type="float" office:value="96.9" calcext:value-type="float">
            <text:p>96.9</text:p>
          </table:table-cell>
          <table:table-cell table:style-name="ce1" table:formula="of:=IF(OR([.G189]&gt;=337.5;[.G189]&lt;22.5);&quot;N&quot;;IF([.G189]&lt;67.5;&quot;NW&quot;;IF([.G189]&lt;112.5;&quot;W&quot;;IF([.G189]&lt;157.5;&quot;SW&quot;;IF([.G189]&lt;202.5;&quot;S&quot;;IF([.G189]&lt;247.5;&quot;SE&quot;;IF([.G189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7M27S" calcext:value-type="time">
            <text:p>13:07:27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43.2" calcext:value-type="float">
            <text:p>43.2</text:p>
          </table:table-cell>
          <table:table-cell table:style-name="ce1" office:value-type="float" office:value="-10.1" calcext:value-type="float">
            <text:p>-10.1</text:p>
          </table:table-cell>
          <table:table-cell table:style-name="ce1" office:value-type="float" office:value="866.5" calcext:value-type="float">
            <text:p>866.5</text:p>
          </table:table-cell>
          <table:table-cell table:style-name="ce1" office:value-type="float" office:value="97.6" calcext:value-type="float">
            <text:p>97.6</text:p>
          </table:table-cell>
          <table:table-cell table:style-name="ce1" table:formula="of:=IF(OR([.G190]&gt;=337.5;[.G190]&lt;22.5);&quot;N&quot;;IF([.G190]&lt;67.5;&quot;NW&quot;;IF([.G190]&lt;112.5;&quot;W&quot;;IF([.G190]&lt;157.5;&quot;SW&quot;;IF([.G190]&lt;202.5;&quot;S&quot;;IF([.G190]&lt;247.5;&quot;SE&quot;;IF([.G190]&lt;292.5;&quot;E&quot;;&quot;NE&quot;)))))))" office:value-type="string" office:string-value="W" calcext:value-type="string">
            <text:p>W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7M32S" calcext:value-type="time">
            <text:p>13:07:32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43.2" calcext:value-type="float">
            <text:p>43.2</text:p>
          </table:table-cell>
          <table:table-cell table:style-name="ce1" office:value-type="float" office:value="-10.1" calcext:value-type="float">
            <text:p>-10.1</text:p>
          </table:table-cell>
          <table:table-cell table:style-name="ce1" office:value-type="float" office:value="866.5" calcext:value-type="float">
            <text:p>866.5</text:p>
          </table:table-cell>
          <table:table-cell table:style-name="ce1" office:value-type="float" office:value="52.7" calcext:value-type="float">
            <text:p>52.7</text:p>
          </table:table-cell>
          <table:table-cell table:style-name="ce1" table:formula="of:=IF(OR([.G191]&gt;=337.5;[.G191]&lt;22.5);&quot;N&quot;;IF([.G191]&lt;67.5;&quot;NW&quot;;IF([.G191]&lt;112.5;&quot;W&quot;;IF([.G191]&lt;157.5;&quot;SW&quot;;IF([.G191]&lt;202.5;&quot;S&quot;;IF([.G191]&lt;247.5;&quot;SE&quot;;IF([.G191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7M37S" calcext:value-type="time">
            <text:p>13:07:37</text:p>
          </table:table-cell>
          <table:table-cell table:style-name="ce1" office:value-type="float" office:value="-9.1" calcext:value-type="float">
            <text:p>-9.1</text:p>
          </table:table-cell>
          <table:table-cell table:style-name="ce1" office:value-type="float" office:value="43.3" calcext:value-type="float">
            <text:p>43.3</text:p>
          </table:table-cell>
          <table:table-cell table:style-name="ce1" office:value-type="float" office:value="-10.3" calcext:value-type="float">
            <text:p>-10.3</text:p>
          </table:table-cell>
          <table:table-cell table:style-name="ce1" office:value-type="float" office:value="866.5" calcext:value-type="float">
            <text:p>866.5</text:p>
          </table:table-cell>
          <table:table-cell table:style-name="ce1" office:value-type="float" office:value="53.2" calcext:value-type="float">
            <text:p>53.2</text:p>
          </table:table-cell>
          <table:table-cell table:style-name="ce1" table:formula="of:=IF(OR([.G192]&gt;=337.5;[.G192]&lt;22.5);&quot;N&quot;;IF([.G192]&lt;67.5;&quot;NW&quot;;IF([.G192]&lt;112.5;&quot;W&quot;;IF([.G192]&lt;157.5;&quot;SW&quot;;IF([.G192]&lt;202.5;&quot;S&quot;;IF([.G192]&lt;247.5;&quot;SE&quot;;IF([.G192]&lt;292.5;&quot;E&quot;;&quot;NE&quot;)))))))" office:value-type="string" office:string-value="NW" calcext:value-type="string">
            <text:p>NW</text:p>
          </table:table-cell>
          <table:table-cell table:style-name="ce1" office:value-type="float" office:value="1.56" calcext:value-type="float">
            <text:p>1.5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7M42S" calcext:value-type="time">
            <text:p>13:07:42</text:p>
          </table:table-cell>
          <table:table-cell table:style-name="ce1" office:value-type="float" office:value="-9.1" calcext:value-type="float">
            <text:p>-9.1</text:p>
          </table:table-cell>
          <table:table-cell table:style-name="ce1" office:value-type="float" office:value="43.4" calcext:value-type="float">
            <text:p>43.4</text:p>
          </table:table-cell>
          <table:table-cell table:style-name="ce1" office:value-type="float" office:value="-10.2" calcext:value-type="float">
            <text:p>-10.2</text:p>
          </table:table-cell>
          <table:table-cell table:style-name="ce1" office:value-type="float" office:value="866.6" calcext:value-type="float">
            <text:p>866.6</text:p>
          </table:table-cell>
          <table:table-cell table:style-name="ce1" office:value-type="float" office:value="21.6" calcext:value-type="float">
            <text:p>21.6</text:p>
          </table:table-cell>
          <table:table-cell table:style-name="ce1" table:formula="of:=IF(OR([.G193]&gt;=337.5;[.G193]&lt;22.5);&quot;N&quot;;IF([.G193]&lt;67.5;&quot;NW&quot;;IF([.G193]&lt;112.5;&quot;W&quot;;IF([.G193]&lt;157.5;&quot;SW&quot;;IF([.G193]&lt;202.5;&quot;S&quot;;IF([.G193]&lt;247.5;&quot;SE&quot;;IF([.G193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3.12" calcext:value-type="float">
            <text:p>3.1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7M47S" calcext:value-type="time">
            <text:p>13:07:47</text:p>
          </table:table-cell>
          <table:table-cell table:style-name="ce1" office:value-type="float" office:value="-9.2" calcext:value-type="float">
            <text:p>-9.2</text:p>
          </table:table-cell>
          <table:table-cell table:style-name="ce1" office:value-type="float" office:value="43.4" calcext:value-type="float">
            <text:p>43.4</text:p>
          </table:table-cell>
          <table:table-cell table:style-name="ce1" office:value-type="float" office:value="-10.3" calcext:value-type="float">
            <text:p>-10.3</text:p>
          </table:table-cell>
          <table:table-cell table:style-name="ce1" office:value-type="float" office:value="866.5" calcext:value-type="float">
            <text:p>866.5</text:p>
          </table:table-cell>
          <table:table-cell table:style-name="ce1" office:value-type="float" office:value="345.8" calcext:value-type="float">
            <text:p>345.8</text:p>
          </table:table-cell>
          <table:table-cell table:style-name="ce1" table:formula="of:=IF(OR([.G194]&gt;=337.5;[.G194]&lt;22.5);&quot;N&quot;;IF([.G194]&lt;67.5;&quot;NW&quot;;IF([.G194]&lt;112.5;&quot;W&quot;;IF([.G194]&lt;157.5;&quot;SW&quot;;IF([.G194]&lt;202.5;&quot;S&quot;;IF([.G194]&lt;247.5;&quot;SE&quot;;IF([.G194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4.69" calcext:value-type="float">
            <text:p>4.69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7M52S" calcext:value-type="time">
            <text:p>13:07:52</text:p>
          </table:table-cell>
          <table:table-cell table:style-name="ce1" office:value-type="float" office:value="-9.3" calcext:value-type="float">
            <text:p>-9.3</text:p>
          </table:table-cell>
          <table:table-cell table:style-name="ce1" office:value-type="float" office:value="43.3" calcext:value-type="float">
            <text:p>43.3</text:p>
          </table:table-cell>
          <table:table-cell table:style-name="ce1" office:value-type="float" office:value="-10.4" calcext:value-type="float">
            <text:p>-10.4</text:p>
          </table:table-cell>
          <table:table-cell table:style-name="ce1" office:value-type="float" office:value="866.5" calcext:value-type="float">
            <text:p>866.5</text:p>
          </table:table-cell>
          <table:table-cell table:style-name="ce1" office:value-type="float" office:value="16.3" calcext:value-type="float">
            <text:p>16.3</text:p>
          </table:table-cell>
          <table:table-cell table:style-name="ce1" table:formula="of:=IF(OR([.G195]&gt;=337.5;[.G195]&lt;22.5);&quot;N&quot;;IF([.G195]&lt;67.5;&quot;NW&quot;;IF([.G195]&lt;112.5;&quot;W&quot;;IF([.G195]&lt;157.5;&quot;SW&quot;;IF([.G195]&lt;202.5;&quot;S&quot;;IF([.G195]&lt;247.5;&quot;SE&quot;;IF([.G195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7M57S" calcext:value-type="time">
            <text:p>13:07:57</text:p>
          </table:table-cell>
          <table:table-cell table:style-name="ce1" office:value-type="float" office:value="-9.7" calcext:value-type="float">
            <text:p>-9.7</text:p>
          </table:table-cell>
          <table:table-cell table:style-name="ce1" office:value-type="float" office:value="43.1" calcext:value-type="float">
            <text:p>43.1</text:p>
          </table:table-cell>
          <table:table-cell table:style-name="ce1" office:value-type="float" office:value="-10.6" calcext:value-type="float">
            <text:p>-10.6</text:p>
          </table:table-cell>
          <table:table-cell table:style-name="ce1" office:value-type="float" office:value="866.6" calcext:value-type="float">
            <text:p>866.6</text:p>
          </table:table-cell>
          <table:table-cell table:style-name="ce1" office:value-type="float" office:value="11.1" calcext:value-type="float">
            <text:p>11.1</text:p>
          </table:table-cell>
          <table:table-cell table:style-name="ce1" table:formula="of:=IF(OR([.G196]&gt;=337.5;[.G196]&lt;22.5);&quot;N&quot;;IF([.G196]&lt;67.5;&quot;NW&quot;;IF([.G196]&lt;112.5;&quot;W&quot;;IF([.G196]&lt;157.5;&quot;SW&quot;;IF([.G196]&lt;202.5;&quot;S&quot;;IF([.G196]&lt;247.5;&quot;SE&quot;;IF([.G196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8M03S" calcext:value-type="time">
            <text:p>13:08:03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42.9" calcext:value-type="float">
            <text:p>42.9</text:p>
          </table:table-cell>
          <table:table-cell table:style-name="ce1" office:value-type="float" office:value="-10.7" calcext:value-type="float">
            <text:p>-10.7</text:p>
          </table:table-cell>
          <table:table-cell table:style-name="ce1" office:value-type="float" office:value="866.6" calcext:value-type="float">
            <text:p>866.6</text:p>
          </table:table-cell>
          <table:table-cell table:style-name="ce1" office:value-type="float" office:value="9.4" calcext:value-type="float">
            <text:p>9.4</text:p>
          </table:table-cell>
          <table:table-cell table:style-name="ce1" table:formula="of:=IF(OR([.G197]&gt;=337.5;[.G197]&lt;22.5);&quot;N&quot;;IF([.G197]&lt;67.5;&quot;NW&quot;;IF([.G197]&lt;112.5;&quot;W&quot;;IF([.G197]&lt;157.5;&quot;SW&quot;;IF([.G197]&lt;202.5;&quot;S&quot;;IF([.G197]&lt;247.5;&quot;SE&quot;;IF([.G197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9.37" calcext:value-type="float">
            <text:p>9.3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8M08S" calcext:value-type="time">
            <text:p>13:08:08</text:p>
          </table:table-cell>
          <table:table-cell table:style-name="ce1" office:value-type="float" office:value="-10.4" calcext:value-type="float">
            <text:p>-10.4</text:p>
          </table:table-cell>
          <table:table-cell table:style-name="ce1" office:value-type="float" office:value="42.8" calcext:value-type="float">
            <text:p>42.8</text:p>
          </table:table-cell>
          <table:table-cell table:style-name="ce1" office:value-type="float" office:value="-10.8" calcext:value-type="float">
            <text:p>-10.8</text:p>
          </table:table-cell>
          <table:table-cell table:style-name="ce1" office:value-type="float" office:value="866.6" calcext:value-type="float">
            <text:p>866.6</text:p>
          </table:table-cell>
          <table:table-cell table:style-name="ce1" office:value-type="float" office:value="12.9" calcext:value-type="float">
            <text:p>12.9</text:p>
          </table:table-cell>
          <table:table-cell table:style-name="ce1" table:formula="of:=IF(OR([.G198]&gt;=337.5;[.G198]&lt;22.5);&quot;N&quot;;IF([.G198]&lt;67.5;&quot;NW&quot;;IF([.G198]&lt;112.5;&quot;W&quot;;IF([.G198]&lt;157.5;&quot;SW&quot;;IF([.G198]&lt;202.5;&quot;S&quot;;IF([.G198]&lt;247.5;&quot;SE&quot;;IF([.G198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8M13S" calcext:value-type="time">
            <text:p>13:08:13</text:p>
          </table:table-cell>
          <table:table-cell table:style-name="ce1" office:value-type="float" office:value="-10.3" calcext:value-type="float">
            <text:p>-10.3</text:p>
          </table:table-cell>
          <table:table-cell table:style-name="ce1" office:value-type="float" office:value="42.6" calcext:value-type="float">
            <text:p>42.6</text:p>
          </table:table-cell>
          <table:table-cell table:style-name="ce1" office:value-type="float" office:value="-10.7" calcext:value-type="float">
            <text:p>-10.7</text:p>
          </table:table-cell>
          <table:table-cell table:style-name="ce1" office:value-type="float" office:value="866.5" calcext:value-type="float">
            <text:p>866.5</text:p>
          </table:table-cell>
          <table:table-cell table:style-name="ce1" office:value-type="float" office:value="343.6" calcext:value-type="float">
            <text:p>343.6</text:p>
          </table:table-cell>
          <table:table-cell table:style-name="ce1" table:formula="of:=IF(OR([.G199]&gt;=337.5;[.G199]&lt;22.5);&quot;N&quot;;IF([.G199]&lt;67.5;&quot;NW&quot;;IF([.G199]&lt;112.5;&quot;W&quot;;IF([.G199]&lt;157.5;&quot;SW&quot;;IF([.G199]&lt;202.5;&quot;S&quot;;IF([.G199]&lt;247.5;&quot;SE&quot;;IF([.G199]&lt;292.5;&quot;E&quot;;&quot;NE&quot;)))))))" office:value-type="string" office:string-value="N" calcext:value-type="string">
            <text:p>N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26-02-08" calcext:value-type="date">
            <text:p>2026-2-8</text:p>
          </table:table-cell>
          <table:table-cell table:style-name="ce3" office:value-type="time" office:time-value="PT13H08M18S" calcext:value-type="time">
            <text:p>13:08:18</text:p>
          </table:table-cell>
          <table:table-cell table:style-name="ce1" office:value-type="float" office:value="-10.3" calcext:value-type="float">
            <text:p>-10.3</text:p>
          </table:table-cell>
          <table:table-cell table:style-name="ce1" office:value-type="float" office:value="42.6" calcext:value-type="float">
            <text:p>42.6</text:p>
          </table:table-cell>
          <table:table-cell table:style-name="ce1" office:value-type="float" office:value="-10.7" calcext:value-type="float">
            <text:p>-10.7</text:p>
          </table:table-cell>
          <table:table-cell table:style-name="ce1" office:value-type="float" office:value="866.5" calcext:value-type="float">
            <text:p>866.5</text:p>
          </table:table-cell>
          <table:table-cell table:style-name="ce1" office:value-type="float" office:value="333.8" calcext:value-type="float">
            <text:p>333.8</text:p>
          </table:table-cell>
          <table:table-cell table:style-name="ce1" table:formula="of:=IF(OR([.G200]&gt;=337.5;[.G200]&lt;22.5);&quot;N&quot;;IF([.G200]&lt;67.5;&quot;NW&quot;;IF([.G200]&lt;112.5;&quot;W&quot;;IF([.G200]&lt;157.5;&quot;SW&quot;;IF([.G200]&lt;202.5;&quot;S&quot;;IF([.G200]&lt;247.5;&quot;SE&quot;;IF([.G200]&lt;292.5;&quot;E&quot;;&quot;NE&quot;)))))))" office:value-type="string" office:string-value="NE" calcext:value-type="string">
            <text:p>NE</text:p>
          </table:table-cell>
          <table:table-cell table:style-name="ce1" office:value-type="float" office:value="7.81" calcext:value-type="float">
            <text:p>7.81</text:p>
          </table:table-cell>
          <table:table-cell table:number-columns-repeated="1015"/>
        </table:table-row>
        <table:table-row table:style-name="ro2" table:number-rows-repeated="10483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Ground.A1:Ground.I218"/>
        <table:database-range table:name="Table_2" table:target-range-address="Rooftop.A1:Rooftop.I20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/>
      <number:text>-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ound" style:display-name="PageStyle_Gro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oftop" style:display-name="PageStyle_Roofto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762" meta:object-count="0"/>
    <meta:generator>LibreOfficeDev/6.0.5.2$Linux_X86_64 LibreOffice_project/</meta:generator>
  </office:meta>
</office:document-meta>
</file>